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9pt"/>
    </style:style>
    <style:style style:name="co2" style:family="table-column">
      <style:table-column-properties fo:break-before="auto" style:column-width="6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2.6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326.49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78.69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56pt" fo:break-before="auto" style:use-optimal-row-height="false"/>
    </style:style>
    <style:style style:name="ro5" style:family="table-row">
      <style:table-row-properties style:row-height="27.84pt" fo:break-before="auto" style:use-optimal-row-height="false"/>
    </style:style>
    <style:style style:name="ro6" style:family="table-row">
      <style:table-row-properties style:row-height="13.21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3.95pt" fo:break-before="auto" style:use-optimal-row-height="true"/>
    </style:style>
    <style:style style:name="ro12" style:family="table-row">
      <style:table-row-properties style:row-height="1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 fo:border="0.06pt solid #000000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133">
      <style:table-cell-properties fo:border="0.06pt solid #000000"/>
    </style:style>
    <style:style style:name="ce9" style:family="table-cell" style:parent-style-name="Default" style:data-style-name="N133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33">
      <style:table-cell-properties fo:background-color="#eeeeee" fo:border="0.06pt solid #000000"/>
    </style:style>
    <style:style style:name="ce11" style:family="table-cell" style:parent-style-name="Default" style:data-style-name="N133"/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erif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ext-properties style:font-name="Liberation Serif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erif" fo:font-weight="normal" style:font-weight-asian="normal" style:font-weight-complex="normal"/>
    </style:style>
    <style:style style:name="ce18" style:family="table-cell" style:parent-style-name="Default">
      <style:text-properties fo:color="#ff3333" fo:font-weight="bold" style:font-weight-asian="bold" style:font-weight-complex="bold"/>
    </style:style>
    <style:style style:name="ce19" style:family="table-cell" style:parent-style-name="Default" style:data-style-name="N133">
      <style:table-cell-properties fo:background-color="#eeeeee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 style:data-style-name="N4">
      <style:table-cell-properties fo:border="0.06pt solid #000000"/>
    </style:style>
    <style:style style:name="ce23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eeeeee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fo:background-color="#eeeeee" fo:border="0.06pt solid #000000"/>
    </style:style>
    <style:style style:name="ce26" style:family="table-cell" style:parent-style-name="Default" style:data-style-name="N4">
      <style:table-cell-properties fo:background-color="#eeeeee" fo:border="0.06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T1" style:family="text">
      <style:text-properties fo:color="#ff3333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.ALL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8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1">
          <table:table-cell/>
          <table:table-cell table:style-name="ce7" office:value-type="string" calcext:value-type="string">
            <text:p>ARTICLE 23, 11 &amp;  1  – <text:span text:style-name="T1">AVERAGE SCORES (among 3 articles – 7 annotators)</text:span></text:p>
          </table:table-cell>
          <table:table-cell table:style-name="Default"/>
          <table:table-cell table:number-columns-repeated="2"/>
          <table:table-cell table:style-name="ce18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formula="of:=AVERAGE(['Result.Art23.ALLann'.B5];['Result.Art11.ALLann'.B5];['Result.Art1.ALLann'.B5])" office:value-type="float" office:value="0.0614878629673337" calcext:value-type="float">
            <text:p>0.0615</text:p>
          </table:table-cell>
          <table:table-cell table:formula="of:=AVERAGE(['Result.Art23.ALLann'.C5];['Result.Art11.ALLann'.C5];['Result.Art1.ALLann'.C5])" office:value-type="float" office:value="0.0628364858307297" calcext:value-type="float">
            <text:p>0.0628</text:p>
          </table:table-cell>
          <table:table-cell table:style-name="ce8" table:formula="of:=AVERAGE(['Result.Art23.ALLann'.D5];['Result.Art11.ALLann'.D5];['Result.Art1.ALLann'.D5])" office:value-type="float" office:value="0.409015289614819" calcext:value-type="float">
            <text:p>0.4090</text:p>
          </table:table-cell>
          <table:table-cell table:style-name="ce8" table:formula="of:=AVERAGE(['Result.Art23.ALLann'.E5];['Result.Art11.ALLann'.E5];['Result.Art1.ALLann'.E5])" office:value-type="float" office:value="0.0600765731613718" calcext:value-type="float">
            <text:p>0.0601</text:p>
          </table:table-cell>
          <table:table-cell table:style-name="ce9" table:formula="of:=AVERAGE(['Result.Art23.ALLann'.F5];['Result.Art11.ALLann'.F5];['Result.Art1.ALLann'.F5])" office:value-type="float" office:value="0.4259166942311" calcext:value-type="float">
            <text:p>0.4259</text:p>
          </table:table-cell>
          <table:table-cell table:style-name="ce8" table:formula="of:=AVERAGE(['Result.Art23.ALLann'.G5];['Result.Art11.ALLann'.G5];['Result.Art1.ALLann'.G5])" office:value-type="float" office:value="0.414055396492399" calcext:value-type="float">
            <text:p>0.4141</text:p>
          </table:table-cell>
          <table:table-cell table:style-name="ce8" table:formula="of:=AVERAGE(['Result.Art23.ALLann'.H5];['Result.Art11.ALLann'.H5];['Result.Art1.ALLann'.H5])" office:value-type="float" office:value="0.0628364858307297" calcext:value-type="float">
            <text:p>0.0628</text:p>
          </table:table-cell>
          <table:table-cell table:style-name="ce8" table:formula="of:=AVERAGE(['Result.Art23.ALLann'.I5];['Result.Art11.ALLann'.I5];['Result.Art1.ALLann'.I5])" office:value-type="float" office:value="0.392909946236559" calcext:value-type="float">
            <text:p>0.3929</text:p>
          </table:table-cell>
          <table:table-cell table:style-name="ce8" table:formula="of:=AVERAGE(['Result.Art23.ALLann'.J5];['Result.Art11.ALLann'.J5];['Result.Art1.ALLann'.J5])" office:value-type="float" office:value="0.392909946236559" calcext:value-type="float">
            <text:p>0.3929</text:p>
          </table:table-cell>
          <table:table-cell table:style-name="ce8" table:formula="of:=AVERAGE(['Result.Art23.ALLann'.K5];['Result.Art11.ALLann'.K5];['Result.Art1.ALLann'.K5])" office:value-type="float" office:value="0.414281155018869" calcext:value-type="float">
            <text:p>0.4143</text:p>
          </table:table-cell>
          <table:table-cell table:style-name="ce8" table:formula="of:=AVERAGE(['Result.Art23.ALLann'.L5];['Result.Art11.ALLann'.L5];['Result.Art1.ALLann'.L5])" office:value-type="float" office:value="0.392909946236559" calcext:value-type="float">
            <text:p>0.3929</text:p>
          </table:table-cell>
          <table:table-cell table:style-name="ce8" table:formula="of:=AVERAGE(['Result.Art23.ALLann'.M5];['Result.Art11.ALLann'.M5];['Result.Art1.ALLann'.M5])" office:value-type="float" office:value="0.392909946236559" calcext:value-type="float">
            <text:p>0.3929</text:p>
          </table:table-cell>
          <table:table-cell table:style-name="ce8" table:formula="of:=AVERAGE(['Result.Art23.ALLann'.N5];['Result.Art11.ALLann'.N5];['Result.Art1.ALLann'.N5])" office:value-type="float" office:value="0.363347763347763" calcext:value-type="float">
            <text:p>0.3633</text:p>
          </table:table-cell>
          <table:table-cell table:style-name="ce8" table:formula="of:=AVERAGE(['Result.Art23.ALLann'.O5];['Result.Art11.ALLann'.O5];['Result.Art1.ALLann'.O5])" office:value-type="float" office:value="0.275991442046547" calcext:value-type="float">
            <text:p>0.2760</text:p>
          </table:table-cell>
          <table:table-cell table:style-name="ce8" table:formula="of:=AVERAGE(['Result.Art23.ALLann'.P5];['Result.Art11.ALLann'.P5];['Result.Art1.ALLann'.P5])" office:value-type="float" office:value="0.262281966770603" calcext:value-type="float">
            <text:p>0.2623</text:p>
          </table:table-cell>
          <table:table-cell table:style-name="ce8" table:formula="of:=AVERAGE(['Result.Art23.ALLann'.Q5];['Result.Art11.ALLann'.Q5];['Result.Art1.ALLann'.Q5])" office:value-type="float" office:value="0.541460143363705" calcext:value-type="float">
            <text:p>0.5415</text:p>
          </table:table-cell>
          <table:table-cell table:style-name="ce8" table:formula="of:=AVERAGE(['Result.Art23.ALLann'.R5];['Result.Art11.ALLann'.R5];['Result.Art1.ALLann'.R5])" office:value-type="float" office:value="0.392909946236559" calcext:value-type="float">
            <text:p>0.3929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formula="of:=AVERAGE(['Result.Art23.ALLann'.B6];['Result.Art11.ALLann'.B6];['Result.Art1.ALLann'.B6])" office:value-type="float" office:value="0.0503746927036119" calcext:value-type="float">
            <text:p>0.0504</text:p>
          </table:table-cell>
          <table:table-cell table:formula="of:=AVERAGE(['Result.Art23.ALLann'.C6];['Result.Art11.ALLann'.C6];['Result.Art1.ALLann'.C6])" office:value-type="float" office:value="0.0503746927036119" calcext:value-type="float">
            <text:p>0.0504</text:p>
          </table:table-cell>
          <table:table-cell table:style-name="ce8" table:formula="of:=AVERAGE(['Result.Art23.ALLann'.D6];['Result.Art11.ALLann'.D6];['Result.Art1.ALLann'.D6])" office:value-type="float" office:value="0.393943524170992" calcext:value-type="float">
            <text:p>0.3939</text:p>
          </table:table-cell>
          <table:table-cell table:style-name="ce8" table:formula="of:=AVERAGE(['Result.Art23.ALLann'.E6];['Result.Art11.ALLann'.E6];['Result.Art1.ALLann'.E6])" office:value-type="float" office:value="0.0445439328837407" calcext:value-type="float">
            <text:p>0.0445</text:p>
          </table:table-cell>
          <table:table-cell table:style-name="ce8" table:formula="of:=AVERAGE(['Result.Art23.ALLann'.F6];['Result.Art11.ALLann'.F6];['Result.Art1.ALLann'.F6])" office:value-type="float" office:value="0.404843043158658" calcext:value-type="float">
            <text:p>0.4048</text:p>
          </table:table-cell>
          <table:table-cell table:style-name="ce8" table:formula="of:=AVERAGE(['Result.Art23.ALLann'.G6];['Result.Art11.ALLann'.G6];['Result.Art1.ALLann'.G6])" office:value-type="float" office:value="0.397564166142312" calcext:value-type="float">
            <text:p>0.3976</text:p>
          </table:table-cell>
          <table:table-cell table:style-name="ce8" table:formula="of:=AVERAGE(['Result.Art23.ALLann'.H6];['Result.Art11.ALLann'.H6];['Result.Art1.ALLann'.H6])" office:value-type="float" office:value="0.0503746927036119" calcext:value-type="float">
            <text:p>0.0504</text:p>
          </table:table-cell>
          <table:table-cell table:style-name="ce8" table:formula="of:=AVERAGE(['Result.Art23.ALLann'.I6];['Result.Art11.ALLann'.I6];['Result.Art1.ALLann'.I6])" office:value-type="float" office:value="0.398812724014337" calcext:value-type="float">
            <text:p>0.3988</text:p>
          </table:table-cell>
          <table:table-cell table:style-name="ce8" table:formula="of:=AVERAGE(['Result.Art23.ALLann'.J6];['Result.Art11.ALLann'.J6];['Result.Art1.ALLann'.J6])" office:value-type="float" office:value="0.398812724014337" calcext:value-type="float">
            <text:p>0.3988</text:p>
          </table:table-cell>
          <table:table-cell table:style-name="ce8" table:formula="of:=AVERAGE(['Result.Art23.ALLann'.K6];['Result.Art11.ALLann'.K6];['Result.Art1.ALLann'.K6])" office:value-type="float" office:value="0.399999119877471" calcext:value-type="float">
            <text:p>0.4000</text:p>
          </table:table-cell>
          <table:table-cell table:style-name="ce8" table:formula="of:=AVERAGE(['Result.Art23.ALLann'.L6];['Result.Art11.ALLann'.L6];['Result.Art1.ALLann'.L6])" office:value-type="float" office:value="0.398812724014337" calcext:value-type="float">
            <text:p>0.3988</text:p>
          </table:table-cell>
          <table:table-cell table:style-name="ce8" table:formula="of:=AVERAGE(['Result.Art23.ALLann'.M6];['Result.Art11.ALLann'.M6];['Result.Art1.ALLann'.M6])" office:value-type="float" office:value="0.398812724014337" calcext:value-type="float">
            <text:p>0.3988</text:p>
          </table:table-cell>
          <table:table-cell table:style-name="ce8" table:formula="of:=AVERAGE(['Result.Art23.ALLann'.N6];['Result.Art11.ALLann'.N6];['Result.Art1.ALLann'.N6])" office:value-type="float" office:value="0.327320127146516" calcext:value-type="float">
            <text:p>0.3273</text:p>
          </table:table-cell>
          <table:table-cell table:style-name="ce8" table:formula="of:=AVERAGE(['Result.Art23.ALLann'.O6];['Result.Art11.ALLann'.O6];['Result.Art1.ALLann'.O6])" office:value-type="float" office:value="0.284910697869361" calcext:value-type="float">
            <text:p>0.2849</text:p>
          </table:table-cell>
          <table:table-cell table:style-name="ce8" table:formula="of:=AVERAGE(['Result.Art23.ALLann'.P6];['Result.Art11.ALLann'.P6];['Result.Art1.ALLann'.P6])" office:value-type="float" office:value="0.304886407316963" calcext:value-type="float">
            <text:p>0.3049</text:p>
          </table:table-cell>
          <table:table-cell table:style-name="ce8" table:formula="of:=AVERAGE(['Result.Art23.ALLann'.Q6];['Result.Art11.ALLann'.Q6];['Result.Art1.ALLann'.Q6])" office:value-type="float" office:value="0.474306657848324" calcext:value-type="float">
            <text:p>0.4743</text:p>
          </table:table-cell>
          <table:table-cell table:style-name="ce8" table:formula="of:=AVERAGE(['Result.Art23.ALLann'.R6];['Result.Art11.ALLann'.R6];['Result.Art1.ALLann'.R6])" office:value-type="float" office:value="0.398812724014337" calcext:value-type="float">
            <text:p>0.398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formula="of:=AVERAGE(['Result.Art23.ALLann'.B7];['Result.Art11.ALLann'.B7];['Result.Art1.ALLann'.B7])" office:value-type="float" office:value="0.0512880818170089" calcext:value-type="float">
            <text:p>0.0513</text:p>
          </table:table-cell>
          <table:table-cell table:formula="of:=AVERAGE(['Result.Art23.ALLann'.C7];['Result.Art11.ALLann'.C7];['Result.Art1.ALLann'.C7])" office:value-type="float" office:value="0.0512880818170089" calcext:value-type="float">
            <text:p>0.0513</text:p>
          </table:table-cell>
          <table:table-cell table:style-name="ce8" table:formula="of:=AVERAGE(['Result.Art23.ALLann'.D7];['Result.Art11.ALLann'.D7];['Result.Art1.ALLann'.D7])" office:value-type="float" office:value="0.400990151131513" calcext:value-type="float">
            <text:p>0.4010</text:p>
          </table:table-cell>
          <table:table-cell table:style-name="ce8" table:formula="of:=AVERAGE(['Result.Art23.ALLann'.E7];['Result.Art11.ALLann'.E7];['Result.Art1.ALLann'.E7])" office:value-type="float" office:value="0.0441333340884336" calcext:value-type="float">
            <text:p>0.0441</text:p>
          </table:table-cell>
          <table:table-cell table:style-name="ce8" table:formula="of:=AVERAGE(['Result.Art23.ALLann'.F7];['Result.Art11.ALLann'.F7];['Result.Art1.ALLann'.F7])" office:value-type="float" office:value="0.416861666507185" calcext:value-type="float">
            <text:p>0.4169</text:p>
          </table:table-cell>
          <table:table-cell table:style-name="ce8" table:formula="of:=AVERAGE(['Result.Art23.ALLann'.G7];['Result.Art11.ALLann'.G7];['Result.Art1.ALLann'.G7])" office:value-type="float" office:value="0.404430615499543" calcext:value-type="float">
            <text:p>0.4044</text:p>
          </table:table-cell>
          <table:table-cell table:style-name="ce8" table:formula="of:=AVERAGE(['Result.Art23.ALLann'.H7];['Result.Art11.ALLann'.H7];['Result.Art1.ALLann'.H7])" office:value-type="float" office:value="0.0512880818170089" calcext:value-type="float">
            <text:p>0.0513</text:p>
          </table:table-cell>
          <table:table-cell table:style-name="ce8" table:formula="of:=AVERAGE(['Result.Art23.ALLann'.I7];['Result.Art11.ALLann'.I7];['Result.Art1.ALLann'.I7])" office:value-type="float" office:value="0.403685035842294" calcext:value-type="float">
            <text:p>0.4037</text:p>
          </table:table-cell>
          <table:table-cell table:style-name="ce8" table:formula="of:=AVERAGE(['Result.Art23.ALLann'.J7];['Result.Art11.ALLann'.J7];['Result.Art1.ALLann'.J7])" office:value-type="float" office:value="0.403685035842294" calcext:value-type="float">
            <text:p>0.4037</text:p>
          </table:table-cell>
          <table:table-cell table:style-name="ce8" table:formula="of:=AVERAGE(['Result.Art23.ALLann'.K7];['Result.Art11.ALLann'.K7];['Result.Art1.ALLann'.K7])" office:value-type="float" office:value="0.416504247266166" calcext:value-type="float">
            <text:p>0.4165</text:p>
          </table:table-cell>
          <table:table-cell table:style-name="ce8" table:formula="of:=AVERAGE(['Result.Art23.ALLann'.L7];['Result.Art11.ALLann'.L7];['Result.Art1.ALLann'.L7])" office:value-type="float" office:value="0.403685035842294" calcext:value-type="float">
            <text:p>0.4037</text:p>
          </table:table-cell>
          <table:table-cell table:style-name="ce8" table:formula="of:=AVERAGE(['Result.Art23.ALLann'.M7];['Result.Art11.ALLann'.M7];['Result.Art1.ALLann'.M7])" office:value-type="float" office:value="0.403685035842294" calcext:value-type="float">
            <text:p>0.4037</text:p>
          </table:table-cell>
          <table:table-cell table:style-name="ce8" table:formula="of:=AVERAGE(['Result.Art23.ALLann'.N7];['Result.Art11.ALLann'.N7];['Result.Art1.ALLann'.N7])" office:value-type="float" office:value="0.351702627178818" calcext:value-type="float">
            <text:p>0.3517</text:p>
          </table:table-cell>
          <table:table-cell table:style-name="ce8" table:formula="of:=AVERAGE(['Result.Art23.ALLann'.O7];['Result.Art11.ALLann'.O7];['Result.Art1.ALLann'.O7])" office:value-type="float" office:value="0.2778742220297" calcext:value-type="float">
            <text:p>0.2779</text:p>
          </table:table-cell>
          <table:table-cell table:style-name="ce8" table:formula="of:=AVERAGE(['Result.Art23.ALLann'.P7];['Result.Art11.ALLann'.P7];['Result.Art1.ALLann'.P7])" office:value-type="float" office:value="0.273381645611083" calcext:value-type="float">
            <text:p>0.2734</text:p>
          </table:table-cell>
          <table:table-cell table:style-name="ce8" table:formula="of:=AVERAGE(['Result.Art23.ALLann'.Q7];['Result.Art11.ALLann'.Q7];['Result.Art1.ALLann'.Q7])" office:value-type="float" office:value="0.528450395184266" calcext:value-type="float">
            <text:p>0.5285</text:p>
          </table:table-cell>
          <table:table-cell table:style-name="ce8" table:formula="of:=AVERAGE(['Result.Art23.ALLann'.R7];['Result.Art11.ALLann'.R7];['Result.Art1.ALLann'.R7])" office:value-type="float" office:value="0.403685035842294" calcext:value-type="float">
            <text:p>0.403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formula="of:=AVERAGE(['Result.Art23.ALLann'.B8];['Result.Art11.ALLann'.B8];['Result.Art1.ALLann'.B8])" office:value-type="float" office:value="0.0202865403798238" calcext:value-type="float">
            <text:p>0.0203</text:p>
          </table:table-cell>
          <table:table-cell table:formula="of:=AVERAGE(['Result.Art23.ALLann'.C8];['Result.Art11.ALLann'.C8];['Result.Art1.ALLann'.C8])" office:value-type="float" office:value="0.0202865403798238" calcext:value-type="float">
            <text:p>0.0203</text:p>
          </table:table-cell>
          <table:table-cell table:style-name="ce8" table:formula="of:=AVERAGE(['Result.Art23.ALLann'.D8];['Result.Art11.ALLann'.D8];['Result.Art1.ALLann'.D8])" office:value-type="float" office:value="0.341252159908143" calcext:value-type="float">
            <text:p>0.3413</text:p>
          </table:table-cell>
          <table:table-cell table:style-name="ce8" table:formula="of:=AVERAGE(['Result.Art23.ALLann'.E8];['Result.Art11.ALLann'.E8];['Result.Art1.ALLann'.E8])" office:value-type="float" office:value="0.00565043437133408" calcext:value-type="float">
            <text:p>0.0057</text:p>
          </table:table-cell>
          <table:table-cell table:style-name="ce8" table:formula="of:=AVERAGE(['Result.Art23.ALLann'.F8];['Result.Art11.ALLann'.F8];['Result.Art1.ALLann'.F8])" office:value-type="float" office:value="0.306567991598822" calcext:value-type="float">
            <text:p>0.3066</text:p>
          </table:table-cell>
          <table:table-cell table:style-name="ce8" table:formula="of:=AVERAGE(['Result.Art23.ALLann'.G8];['Result.Art11.ALLann'.G8];['Result.Art1.ALLann'.G8])" office:value-type="float" office:value="0.318086909471398" calcext:value-type="float">
            <text:p>0.3181</text:p>
          </table:table-cell>
          <table:table-cell table:style-name="ce8" table:formula="of:=AVERAGE(['Result.Art23.ALLann'.H8];['Result.Art11.ALLann'.H8];['Result.Art1.ALLann'.H8])" office:value-type="float" office:value="0.0202865403798238" calcext:value-type="float">
            <text:p>0.0203</text:p>
          </table:table-cell>
          <table:table-cell table:style-name="ce8" table:formula="of:=AVERAGE(['Result.Art23.ALLann'.I8];['Result.Art11.ALLann'.I8];['Result.Art1.ALLann'.I8])" office:value-type="float" office:value="0.367700866188769" calcext:value-type="float">
            <text:p>0.3677</text:p>
          </table:table-cell>
          <table:table-cell table:style-name="ce8" table:formula="of:=AVERAGE(['Result.Art23.ALLann'.J8];['Result.Art11.ALLann'.J8];['Result.Art1.ALLann'.J8])" office:value-type="float" office:value="0.367700866188769" calcext:value-type="float">
            <text:p>0.3677</text:p>
          </table:table-cell>
          <table:table-cell table:style-name="ce8" table:formula="of:=AVERAGE(['Result.Art23.ALLann'.K8];['Result.Art11.ALLann'.K8];['Result.Art1.ALLann'.K8])" office:value-type="float" office:value="0.356607989711657" calcext:value-type="float">
            <text:p>0.3566</text:p>
          </table:table-cell>
          <table:table-cell table:style-name="ce8" table:formula="of:=AVERAGE(['Result.Art23.ALLann'.L8];['Result.Art11.ALLann'.L8];['Result.Art1.ALLann'.L8])" office:value-type="float" office:value="0.367700866188769" calcext:value-type="float">
            <text:p>0.3677</text:p>
          </table:table-cell>
          <table:table-cell table:style-name="ce8" table:formula="of:=AVERAGE(['Result.Art23.ALLann'.M8];['Result.Art11.ALLann'.M8];['Result.Art1.ALLann'.M8])" office:value-type="float" office:value="0.367700866188769" calcext:value-type="float">
            <text:p>0.3677</text:p>
          </table:table-cell>
          <table:table-cell table:style-name="ce8" table:formula="of:=AVERAGE(['Result.Art23.ALLann'.N8];['Result.Art11.ALLann'.N8];['Result.Art1.ALLann'.N8])" office:value-type="float" office:value="0.329476112511827" calcext:value-type="float">
            <text:p>0.3295</text:p>
          </table:table-cell>
          <table:table-cell table:style-name="ce8" table:formula="of:=AVERAGE(['Result.Art23.ALLann'.O8];['Result.Art11.ALLann'.O8];['Result.Art1.ALLann'.O8])" office:value-type="float" office:value="0.259791915257935" calcext:value-type="float">
            <text:p>0.2598</text:p>
          </table:table-cell>
          <table:table-cell table:style-name="ce8" table:formula="of:=AVERAGE(['Result.Art23.ALLann'.P8];['Result.Art11.ALLann'.P8];['Result.Art1.ALLann'.P8])" office:value-type="float" office:value="0.288795089390327" calcext:value-type="float">
            <text:p>0.2888</text:p>
          </table:table-cell>
          <table:table-cell table:style-name="ce8" table:formula="of:=AVERAGE(['Result.Art23.ALLann'.Q8];['Result.Art11.ALLann'.Q8];['Result.Art1.ALLann'.Q8])" office:value-type="float" office:value="0.455966657421631" calcext:value-type="float">
            <text:p>0.4560</text:p>
          </table:table-cell>
          <table:table-cell table:style-name="ce8" table:formula="of:=AVERAGE(['Result.Art23.ALLann'.R8];['Result.Art11.ALLann'.R8];['Result.Art1.ALLann'.R8])" office:value-type="float" office:value="0.367700866188769" calcext:value-type="float">
            <text:p>0.367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formula="of:=AVERAGE(['Result.Art23.ALLann'.B9];['Result.Art11.ALLann'.B9];['Result.Art1.ALLann'.B9])" office:value-type="float" office:value="0.0630224826143718" calcext:value-type="float">
            <text:p>0.0630</text:p>
          </table:table-cell>
          <table:table-cell table:formula="of:=AVERAGE(['Result.Art23.ALLann'.C9];['Result.Art11.ALLann'.C9];['Result.Art1.ALLann'.C9])" office:value-type="float" office:value="0.0630224826143718" calcext:value-type="float">
            <text:p>0.0630</text:p>
          </table:table-cell>
          <table:table-cell table:style-name="ce8" table:formula="of:=AVERAGE(['Result.Art23.ALLann'.D9];['Result.Art11.ALLann'.D9];['Result.Art1.ALLann'.D9])" office:value-type="float" office:value="0.398378598484173" calcext:value-type="float">
            <text:p>0.3984</text:p>
          </table:table-cell>
          <table:table-cell table:style-name="ce8" table:formula="of:=AVERAGE(['Result.Art23.ALLann'.E9];['Result.Art11.ALLann'.E9];['Result.Art1.ALLann'.E9])" office:value-type="float" office:value="0.0574981333219796" calcext:value-type="float">
            <text:p>0.0575</text:p>
          </table:table-cell>
          <table:table-cell table:style-name="ce8" table:formula="of:=AVERAGE(['Result.Art23.ALLann'.F9];['Result.Art11.ALLann'.F9];['Result.Art1.ALLann'.F9])" office:value-type="float" office:value="0.385784562276379" calcext:value-type="float">
            <text:p>0.3858</text:p>
          </table:table-cell>
          <table:table-cell table:style-name="ce8" table:formula="of:=AVERAGE(['Result.Art23.ALLann'.G9];['Result.Art11.ALLann'.G9];['Result.Art1.ALLann'.G9])" office:value-type="float" office:value="0.390436204569163" calcext:value-type="float">
            <text:p>0.3904</text:p>
          </table:table-cell>
          <table:table-cell table:style-name="ce8" table:formula="of:=AVERAGE(['Result.Art23.ALLann'.H9];['Result.Art11.ALLann'.H9];['Result.Art1.ALLann'.H9])" office:value-type="float" office:value="0.0630224826143718" calcext:value-type="float">
            <text:p>0.0630</text:p>
          </table:table-cell>
          <table:table-cell table:style-name="ce8" table:formula="of:=AVERAGE(['Result.Art23.ALLann'.I9];['Result.Art11.ALLann'.I9];['Result.Art1.ALLann'.I9])" office:value-type="float" office:value="0.41107004181601" calcext:value-type="float">
            <text:p>0.4111</text:p>
          </table:table-cell>
          <table:table-cell table:style-name="ce8" table:formula="of:=AVERAGE(['Result.Art23.ALLann'.J9];['Result.Art11.ALLann'.J9];['Result.Art1.ALLann'.J9])" office:value-type="float" office:value="0.41107004181601" calcext:value-type="float">
            <text:p>0.4111</text:p>
          </table:table-cell>
          <table:table-cell table:style-name="ce8" table:formula="of:=AVERAGE(['Result.Art23.ALLann'.K9];['Result.Art11.ALLann'.K9];['Result.Art1.ALLann'.K9])" office:value-type="float" office:value="0.405441559145282" calcext:value-type="float">
            <text:p>0.4054</text:p>
          </table:table-cell>
          <table:table-cell table:style-name="ce8" table:formula="of:=AVERAGE(['Result.Art23.ALLann'.L9];['Result.Art11.ALLann'.L9];['Result.Art1.ALLann'.L9])" office:value-type="float" office:value="0.41107004181601" calcext:value-type="float">
            <text:p>0.4111</text:p>
          </table:table-cell>
          <table:table-cell table:style-name="ce8" table:formula="of:=AVERAGE(['Result.Art23.ALLann'.M9];['Result.Art11.ALLann'.M9];['Result.Art1.ALLann'.M9])" office:value-type="float" office:value="0.41107004181601" calcext:value-type="float">
            <text:p>0.4111</text:p>
          </table:table-cell>
          <table:table-cell table:style-name="ce8" table:formula="of:=AVERAGE(['Result.Art23.ALLann'.N9];['Result.Art11.ALLann'.N9];['Result.Art1.ALLann'.N9])" office:value-type="float" office:value="0.341588446275946" calcext:value-type="float">
            <text:p>0.3416</text:p>
          </table:table-cell>
          <table:table-cell table:style-name="ce9" table:formula="of:=AVERAGE(['Result.Art23.ALLann'.O9];['Result.Art11.ALLann'.O9];['Result.Art1.ALLann'.O9])" office:value-type="float" office:value="0.293597038997992" calcext:value-type="float">
            <text:p>0.2936</text:p>
          </table:table-cell>
          <table:table-cell table:style-name="ce9" table:formula="of:=AVERAGE(['Result.Art23.ALLann'.P9];['Result.Art11.ALLann'.P9];['Result.Art1.ALLann'.P9])" office:value-type="float" office:value="0.308149512524513" calcext:value-type="float">
            <text:p>0.3081</text:p>
          </table:table-cell>
          <table:table-cell table:style-name="ce8" table:formula="of:=AVERAGE(['Result.Art23.ALLann'.Q9];['Result.Art11.ALLann'.Q9];['Result.Art1.ALLann'.Q9])" office:value-type="float" office:value="0.475691999843545" calcext:value-type="float">
            <text:p>0.4757</text:p>
          </table:table-cell>
          <table:table-cell table:style-name="ce8" table:formula="of:=AVERAGE(['Result.Art23.ALLann'.R9];['Result.Art11.ALLann'.R9];['Result.Art1.ALLann'.R9])" office:value-type="float" office:value="0.41107004181601" calcext:value-type="float">
            <text:p>0.411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formula="of:=AVERAGE(['Result.Art23.ALLann'.B10];['Result.Art11.ALLann'.B10];['Result.Art1.ALLann'.B10])" office:value-type="float" office:value="0.0484756206300179" calcext:value-type="float">
            <text:p>0.0485</text:p>
          </table:table-cell>
          <table:table-cell table:formula="of:=AVERAGE(['Result.Art23.ALLann'.C10];['Result.Art11.ALLann'.C10];['Result.Art1.ALLann'.C10])" office:value-type="float" office:value="0.0484756206300179" calcext:value-type="float">
            <text:p>0.0485</text:p>
          </table:table-cell>
          <table:table-cell table:style-name="ce8" table:formula="of:=AVERAGE(['Result.Art23.ALLann'.D10];['Result.Art11.ALLann'.D10];['Result.Art1.ALLann'.D10])" office:value-type="float" office:value="0.384954529583606" calcext:value-type="float">
            <text:p>0.3850</text:p>
          </table:table-cell>
          <table:table-cell table:style-name="ce8" table:formula="of:=AVERAGE(['Result.Art23.ALLann'.E10];['Result.Art11.ALLann'.E10];['Result.Art1.ALLann'.E10])" office:value-type="float" office:value="0.0375269871852046" calcext:value-type="float">
            <text:p>0.0375</text:p>
          </table:table-cell>
          <table:table-cell table:style-name="ce8" table:formula="of:=AVERAGE(['Result.Art23.ALLann'.F10];['Result.Art11.ALLann'.F10];['Result.Art1.ALLann'.F10])" office:value-type="float" office:value="0.398122407151779" calcext:value-type="float">
            <text:p>0.3981</text:p>
          </table:table-cell>
          <table:table-cell table:style-name="ce8" table:formula="of:=AVERAGE(['Result.Art23.ALLann'.G10];['Result.Art11.ALLann'.G10];['Result.Art1.ALLann'.G10])" office:value-type="float" office:value="0.389065614163411" calcext:value-type="float">
            <text:p>0.3891</text:p>
          </table:table-cell>
          <table:table-cell table:style-name="ce8" table:formula="of:=AVERAGE(['Result.Art23.ALLann'.H10];['Result.Art11.ALLann'.H10];['Result.Art1.ALLann'.H10])" office:value-type="float" office:value="0.0484756206300179" calcext:value-type="float">
            <text:p>0.0485</text:p>
          </table:table-cell>
          <table:table-cell table:style-name="ce8" table:formula="of:=AVERAGE(['Result.Art23.ALLann'.I10];['Result.Art11.ALLann'.I10];['Result.Art1.ALLann'.I10])" office:value-type="float" office:value="0.383661887694146" calcext:value-type="float">
            <text:p>0.3837</text:p>
          </table:table-cell>
          <table:table-cell table:style-name="ce8" table:formula="of:=AVERAGE(['Result.Art23.ALLann'.J10];['Result.Art11.ALLann'.J10];['Result.Art1.ALLann'.J10])" office:value-type="float" office:value="0.383661887694146" calcext:value-type="float">
            <text:p>0.3837</text:p>
          </table:table-cell>
          <table:table-cell table:style-name="ce8" table:formula="of:=AVERAGE(['Result.Art23.ALLann'.K10];['Result.Art11.ALLann'.K10];['Result.Art1.ALLann'.K10])" office:value-type="float" office:value="0.38932245146904" calcext:value-type="float">
            <text:p>0.3893</text:p>
          </table:table-cell>
          <table:table-cell table:style-name="ce8" table:formula="of:=AVERAGE(['Result.Art23.ALLann'.L10];['Result.Art11.ALLann'.L10];['Result.Art1.ALLann'.L10])" office:value-type="float" office:value="0.383661887694146" calcext:value-type="float">
            <text:p>0.3837</text:p>
          </table:table-cell>
          <table:table-cell table:style-name="ce8" table:formula="of:=AVERAGE(['Result.Art23.ALLann'.M10];['Result.Art11.ALLann'.M10];['Result.Art1.ALLann'.M10])" office:value-type="float" office:value="0.383661887694146" calcext:value-type="float">
            <text:p>0.3837</text:p>
          </table:table-cell>
          <table:table-cell table:style-name="ce8" table:formula="of:=AVERAGE(['Result.Art23.ALLann'.N10];['Result.Art11.ALLann'.N10];['Result.Art1.ALLann'.N10])" office:value-type="float" office:value="0.312887382679049" calcext:value-type="float">
            <text:p>0.3129</text:p>
          </table:table-cell>
          <table:table-cell table:style-name="ce8" table:formula="of:=AVERAGE(['Result.Art23.ALLann'.O10];['Result.Art11.ALLann'.O10];['Result.Art1.ALLann'.O10])" office:value-type="float" office:value="0.261976600717926" calcext:value-type="float">
            <text:p>0.2620</text:p>
          </table:table-cell>
          <table:table-cell table:style-name="ce8" table:formula="of:=AVERAGE(['Result.Art23.ALLann'.P10];['Result.Art11.ALLann'.P10];['Result.Art1.ALLann'.P10])" office:value-type="float" office:value="0.26827655369322" calcext:value-type="float">
            <text:p>0.2683</text:p>
          </table:table-cell>
          <table:table-cell table:style-name="ce8" table:formula="of:=AVERAGE(['Result.Art23.ALLann'.Q10];['Result.Art11.ALLann'.Q10];['Result.Art1.ALLann'.Q10])" office:value-type="float" office:value="0.466077836254248" calcext:value-type="float">
            <text:p>0.4661</text:p>
          </table:table-cell>
          <table:table-cell table:style-name="ce8" table:formula="of:=AVERAGE(['Result.Art23.ALLann'.R10];['Result.Art11.ALLann'.R10];['Result.Art1.ALLann'.R10])" office:value-type="float" office:value="0.383661887694146" calcext:value-type="float">
            <text:p>0.383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style-name="ce9" table:formula="of:=AVERAGE(['Result.Art23.ALLann'.B11];['Result.Art11.ALLann'.B11];['Result.Art1.ALLann'.B11])" office:value-type="float" office:value="0.0768246505713939" calcext:value-type="float">
            <text:p>0.0768</text:p>
          </table:table-cell>
          <table:table-cell table:style-name="ce9" table:formula="of:=AVERAGE(['Result.Art23.ALLann'.C11];['Result.Art11.ALLann'.C11];['Result.Art1.ALLann'.C11])" office:value-type="float" office:value="0.0768246505713939" calcext:value-type="float">
            <text:p>0.0768</text:p>
          </table:table-cell>
          <table:table-cell table:style-name="ce9" table:formula="of:=AVERAGE(['Result.Art23.ALLann'.D11];['Result.Art11.ALLann'.D11];['Result.Art1.ALLann'.D11])" office:value-type="float" office:value="0.419327409394705" calcext:value-type="float">
            <text:p>0.4193</text:p>
          </table:table-cell>
          <table:table-cell table:style-name="ce9" table:formula="of:=AVERAGE(['Result.Art23.ALLann'.E11];['Result.Art11.ALLann'.E11];['Result.Art1.ALLann'.E11])" office:value-type="float" office:value="0.0710325972116273" calcext:value-type="float">
            <text:p>0.0710</text:p>
          </table:table-cell>
          <table:table-cell table:style-name="ce8" table:formula="of:=AVERAGE(['Result.Art23.ALLann'.F11];['Result.Art11.ALLann'.F11];['Result.Art1.ALLann'.F11])" office:value-type="float" office:value="0.429342622706239" calcext:value-type="float">
            <text:p>0.4293</text:p>
          </table:table-cell>
          <table:table-cell table:style-name="ce8" table:formula="of:=AVERAGE(['Result.Art23.ALLann'.G11];['Result.Art11.ALLann'.G11];['Result.Art1.ALLann'.G11])" office:value-type="float" office:value="0.416558023153537" calcext:value-type="float">
            <text:p>0.4166</text:p>
          </table:table-cell>
          <table:table-cell table:style-name="ce9" table:formula="of:=AVERAGE(['Result.Art23.ALLann'.H11];['Result.Art11.ALLann'.H11];['Result.Art1.ALLann'.H11])" office:value-type="float" office:value="0.0768246505713939" calcext:value-type="float">
            <text:p>0.0768</text:p>
          </table:table-cell>
          <table:table-cell table:style-name="ce9" table:formula="of:=AVERAGE(['Result.Art23.ALLann'.I11];['Result.Art11.ALLann'.I11];['Result.Art1.ALLann'.I11])" office:value-type="float" office:value="0.412048237753883" calcext:value-type="float">
            <text:p>0.4120</text:p>
          </table:table-cell>
          <table:table-cell table:style-name="ce9" table:formula="of:=AVERAGE(['Result.Art23.ALLann'.J11];['Result.Art11.ALLann'.J11];['Result.Art1.ALLann'.J11])" office:value-type="float" office:value="0.412048237753883" calcext:value-type="float">
            <text:p>0.4120</text:p>
          </table:table-cell>
          <table:table-cell table:style-name="ce9" table:formula="of:=AVERAGE(['Result.Art23.ALLann'.K11];['Result.Art11.ALLann'.K11];['Result.Art1.ALLann'.K11])" office:value-type="float" office:value="0.42498246757287" calcext:value-type="float">
            <text:p>0.4250</text:p>
          </table:table-cell>
          <table:table-cell table:style-name="ce9" table:formula="of:=AVERAGE(['Result.Art23.ALLann'.L11];['Result.Art11.ALLann'.L11];['Result.Art1.ALLann'.L11])" office:value-type="float" office:value="0.412048237753883" calcext:value-type="float">
            <text:p>0.4120</text:p>
          </table:table-cell>
          <table:table-cell table:style-name="ce9" table:formula="of:=AVERAGE(['Result.Art23.ALLann'.M11];['Result.Art11.ALLann'.M11];['Result.Art1.ALLann'.M11])" office:value-type="float" office:value="0.412048237753883" calcext:value-type="float">
            <text:p>0.4120</text:p>
          </table:table-cell>
          <table:table-cell table:style-name="ce8" table:formula="of:=AVERAGE(['Result.Art23.ALLann'.N11];['Result.Art11.ALLann'.N11];['Result.Art1.ALLann'.N11])" office:value-type="float" office:value="0.354346896748858" calcext:value-type="float">
            <text:p>0.3543</text:p>
          </table:table-cell>
          <table:table-cell table:style-name="ce8" table:formula="of:=AVERAGE(['Result.Art23.ALLann'.O11];['Result.Art11.ALLann'.O11];['Result.Art1.ALLann'.O11])" office:value-type="float" office:value="0.286015815394772" calcext:value-type="float">
            <text:p>0.2860</text:p>
          </table:table-cell>
          <table:table-cell table:style-name="ce8" table:formula="of:=AVERAGE(['Result.Art23.ALLann'.P11];['Result.Art11.ALLann'.P11];['Result.Art1.ALLann'.P11])" office:value-type="float" office:value="0.29682486825344" calcext:value-type="float">
            <text:p>0.2968</text:p>
          </table:table-cell>
          <table:table-cell table:style-name="ce8" table:formula="of:=AVERAGE(['Result.Art23.ALLann'.Q11];['Result.Art11.ALLann'.Q11];['Result.Art1.ALLann'.Q11])" office:value-type="float" office:value="0.549824682877241" calcext:value-type="float">
            <text:p>0.5498</text:p>
          </table:table-cell>
          <table:table-cell table:style-name="ce9" table:formula="of:=AVERAGE(['Result.Art23.ALLann'.R11];['Result.Art11.ALLann'.R11];['Result.Art1.ALLann'.R11])" office:value-type="float" office:value="0.412048237753883" calcext:value-type="float">
            <text:p>0.412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formula="of:=AVERAGE(['Result.Art23.ALLann'.B12];['Result.Art11.ALLann'.B12];['Result.Art1.ALLann'.B12])" office:value-type="float" office:value="0.0323162256398164" calcext:value-type="float">
            <text:p>0.0323</text:p>
          </table:table-cell>
          <table:table-cell table:formula="of:=AVERAGE(['Result.Art23.ALLann'.C12];['Result.Art11.ALLann'.C12];['Result.Art1.ALLann'.C12])" office:value-type="float" office:value="0.0323162256398164" calcext:value-type="float">
            <text:p>0.0323</text:p>
          </table:table-cell>
          <table:table-cell table:style-name="ce8" table:formula="of:=AVERAGE(['Result.Art23.ALLann'.D12];['Result.Art11.ALLann'.D12];['Result.Art1.ALLann'.D12])" office:value-type="float" office:value="0.333377337059675" calcext:value-type="float">
            <text:p>0.3334</text:p>
          </table:table-cell>
          <table:table-cell table:style-name="ce8" table:formula="of:=AVERAGE(['Result.Art23.ALLann'.E12];['Result.Art11.ALLann'.E12];['Result.Art1.ALLann'.E12])" office:value-type="float" office:value="0.014970107868504" calcext:value-type="float">
            <text:p>0.0150</text:p>
          </table:table-cell>
          <table:table-cell table:style-name="ce8" table:formula="of:=AVERAGE(['Result.Art23.ALLann'.F12];['Result.Art11.ALLann'.F12];['Result.Art1.ALLann'.F12])" office:value-type="float" office:value="0.314099818210454" calcext:value-type="float">
            <text:p>0.3141</text:p>
          </table:table-cell>
          <table:table-cell table:style-name="ce8" table:formula="of:=AVERAGE(['Result.Art23.ALLann'.G12];['Result.Art11.ALLann'.G12];['Result.Art1.ALLann'.G12])" office:value-type="float" office:value="0.31759248985525" calcext:value-type="float">
            <text:p>0.3176</text:p>
          </table:table-cell>
          <table:table-cell table:style-name="ce8" table:formula="of:=AVERAGE(['Result.Art23.ALLann'.H12];['Result.Art11.ALLann'.H12];['Result.Art1.ALLann'.H12])" office:value-type="float" office:value="0.0323162256398164" calcext:value-type="float">
            <text:p>0.0323</text:p>
          </table:table-cell>
          <table:table-cell table:style-name="ce8" table:formula="of:=AVERAGE(['Result.Art23.ALLann'.I12];['Result.Art11.ALLann'.I12];['Result.Art1.ALLann'.I12])" office:value-type="float" office:value="0.383661887694146" calcext:value-type="float">
            <text:p>0.3837</text:p>
          </table:table-cell>
          <table:table-cell table:style-name="ce8" table:formula="of:=AVERAGE(['Result.Art23.ALLann'.J12];['Result.Art11.ALLann'.J12];['Result.Art1.ALLann'.J12])" office:value-type="float" office:value="0.383661887694146" calcext:value-type="float">
            <text:p>0.3837</text:p>
          </table:table-cell>
          <table:table-cell table:style-name="ce8" table:formula="of:=AVERAGE(['Result.Art23.ALLann'.K12];['Result.Art11.ALLann'.K12];['Result.Art1.ALLann'.K12])" office:value-type="float" office:value="0.359195643201118" calcext:value-type="float">
            <text:p>0.3592</text:p>
          </table:table-cell>
          <table:table-cell table:style-name="ce8" table:formula="of:=AVERAGE(['Result.Art23.ALLann'.L12];['Result.Art11.ALLann'.L12];['Result.Art1.ALLann'.L12])" office:value-type="float" office:value="0.383661887694146" calcext:value-type="float">
            <text:p>0.3837</text:p>
          </table:table-cell>
          <table:table-cell table:style-name="ce8" table:formula="of:=AVERAGE(['Result.Art23.ALLann'.M12];['Result.Art11.ALLann'.M12];['Result.Art1.ALLann'.M12])" office:value-type="float" office:value="0.383661887694146" calcext:value-type="float">
            <text:p>0.3837</text:p>
          </table:table-cell>
          <table:table-cell table:style-name="ce8" table:formula="of:=AVERAGE(['Result.Art23.ALLann'.N12];['Result.Art11.ALLann'.N12];['Result.Art1.ALLann'.N12])" office:value-type="float" office:value="0.262650764329778" calcext:value-type="float">
            <text:p>0.2627</text:p>
          </table:table-cell>
          <table:table-cell table:style-name="ce8" table:formula="of:=AVERAGE(['Result.Art23.ALLann'.O12];['Result.Art11.ALLann'.O12];['Result.Art1.ALLann'.O12])" office:value-type="float" office:value="0.237339288085293" calcext:value-type="float">
            <text:p>0.2373</text:p>
          </table:table-cell>
          <table:table-cell table:style-name="ce8" table:formula="of:=AVERAGE(['Result.Art23.ALLann'.P12];['Result.Art11.ALLann'.P12];['Result.Art1.ALLann'.P12])" office:value-type="float" office:value="0.268989525385629" calcext:value-type="float">
            <text:p>0.2690</text:p>
          </table:table-cell>
          <table:table-cell table:style-name="ce8" table:formula="of:=AVERAGE(['Result.Art23.ALLann'.Q12];['Result.Art11.ALLann'.Q12];['Result.Art1.ALLann'.Q12])" office:value-type="float" office:value="0.426764683204603" calcext:value-type="float">
            <text:p>0.4268</text:p>
          </table:table-cell>
          <table:table-cell table:style-name="ce8" table:formula="of:=AVERAGE(['Result.Art23.ALLann'.R12];['Result.Art11.ALLann'.R12];['Result.Art1.ALLann'.R12])" office:value-type="float" office:value="0.383661887694146" calcext:value-type="float">
            <text:p>0.3837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style-name="ce10" table:formula="of:=AVERAGE(['Result.Art23.ALLann'.B13];['Result.Art11.ALLann'.B13];['Result.Art1.ALLann'.B13])" office:value-type="float" office:value="0.031510649317015" calcext:value-type="float">
            <text:p>0.0315</text:p>
          </table:table-cell>
          <table:table-cell table:style-name="ce10" table:formula="of:=AVERAGE(['Result.Art23.ALLann'.C13];['Result.Art11.ALLann'.C13];['Result.Art1.ALLann'.C13])" office:value-type="float" office:value="0.031510649317015" calcext:value-type="float">
            <text:p>0.0315</text:p>
          </table:table-cell>
          <table:table-cell table:style-name="ce10" table:formula="of:=AVERAGE(['Result.Art23.ALLann'.D13];['Result.Art11.ALLann'.D13];['Result.Art1.ALLann'.D13])" office:value-type="float" office:value="0.397460848138973" calcext:value-type="float">
            <text:p>0.3975</text:p>
          </table:table-cell>
          <table:table-cell table:style-name="ce10" table:formula="of:=AVERAGE(['Result.Art23.ALLann'.E13];['Result.Art11.ALLann'.E13];['Result.Art1.ALLann'.E13])" office:value-type="float" office:value="0.0516379530538053" calcext:value-type="float">
            <text:p>0.0516</text:p>
          </table:table-cell>
          <table:table-cell table:style-name="ce10" table:formula="of:=AVERAGE(['Result.Art23.ALLann'.F13];['Result.Art11.ALLann'.F13];['Result.Art1.ALLann'.F13])" office:value-type="float" office:value="0.450646551516031" calcext:value-type="float">
            <text:p>0.4506</text:p>
          </table:table-cell>
          <table:table-cell table:style-name="ce19" table:formula="of:=AVERAGE(['Result.Art23.ALLann'.G13];['Result.Art11.ALLann'.G13];['Result.Art1.ALLann'.G13])" office:value-type="float" office:value="0.419335497188254" calcext:value-type="float">
            <text:p>0.4193</text:p>
          </table:table-cell>
          <table:table-cell table:style-name="ce10" table:formula="of:=AVERAGE(['Result.Art23.ALLann'.H13];['Result.Art11.ALLann'.H13];['Result.Art1.ALLann'.H13])" office:value-type="float" office:value="0.031510649317015" calcext:value-type="float">
            <text:p>0.0315</text:p>
          </table:table-cell>
          <table:table-cell table:style-name="ce10" table:formula="of:=AVERAGE(['Result.Art23.ALLann'.I13];['Result.Art11.ALLann'.I13];['Result.Art1.ALLann'.I13])" office:value-type="float" office:value="0.366532258064516" calcext:value-type="float">
            <text:p>0.3665</text:p>
          </table:table-cell>
          <table:table-cell table:style-name="ce10" table:formula="of:=AVERAGE(['Result.Art23.ALLann'.J13];['Result.Art11.ALLann'.J13];['Result.Art1.ALLann'.J13])" office:value-type="float" office:value="0.366532258064516" calcext:value-type="float">
            <text:p>0.3665</text:p>
          </table:table-cell>
          <table:table-cell table:style-name="ce10" table:formula="of:=AVERAGE(['Result.Art23.ALLann'.K13];['Result.Art11.ALLann'.K13];['Result.Art1.ALLann'.K13])" office:value-type="float" office:value="0.391762978409484" calcext:value-type="float">
            <text:p>0.3918</text:p>
          </table:table-cell>
          <table:table-cell table:style-name="ce10" table:formula="of:=AVERAGE(['Result.Art23.ALLann'.L13];['Result.Art11.ALLann'.L13];['Result.Art1.ALLann'.L13])" office:value-type="float" office:value="0.366532258064516" calcext:value-type="float">
            <text:p>0.3665</text:p>
          </table:table-cell>
          <table:table-cell table:style-name="ce10" table:formula="of:=AVERAGE(['Result.Art23.ALLann'.M13];['Result.Art11.ALLann'.M13];['Result.Art1.ALLann'.M13])" office:value-type="float" office:value="0.366532258064516" calcext:value-type="float">
            <text:p>0.3665</text:p>
          </table:table-cell>
          <table:table-cell table:style-name="ce10" table:formula="of:=AVERAGE(['Result.Art23.ALLann'.N13];['Result.Art11.ALLann'.N13];['Result.Art1.ALLann'.N13])" office:value-type="float" office:value="0.364778657858723" calcext:value-type="float">
            <text:p>0.3648</text:p>
          </table:table-cell>
          <table:table-cell table:style-name="ce10" table:formula="of:=AVERAGE(['Result.Art23.ALLann'.O13];['Result.Art11.ALLann'.O13];['Result.Art1.ALLann'.O13])" office:value-type="float" office:value="0.288068065826002" calcext:value-type="float">
            <text:p>0.2881</text:p>
          </table:table-cell>
          <table:table-cell table:style-name="ce10" table:formula="of:=AVERAGE(['Result.Art23.ALLann'.P13];['Result.Art11.ALLann'.P13];['Result.Art1.ALLann'.P13])" office:value-type="float" office:value="0.299808489570394" calcext:value-type="float">
            <text:p>0.2998</text:p>
          </table:table-cell>
          <table:table-cell table:style-name="ce19" table:formula="of:=AVERAGE(['Result.Art23.ALLann'.Q13];['Result.Art11.ALLann'.Q13];['Result.Art1.ALLann'.Q13])" office:value-type="float" office:value="0.571780176850708" calcext:value-type="float">
            <text:p>0.5718</text:p>
          </table:table-cell>
          <table:table-cell table:style-name="ce10" table:formula="of:=AVERAGE(['Result.Art23.ALLann'.R13];['Result.Art11.ALLann'.R13];['Result.Art1.ALLann'.R13])" office:value-type="float" office:value="0.366532258064516" calcext:value-type="float">
            <text:p>0.3665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style-name="ce10" table:formula="of:=AVERAGE(['Result.Art23.ALLann'.B14];['Result.Art11.ALLann'.B14];['Result.Art1.ALLann'.B14])" office:value-type="float" office:value="0.00491346514635564" calcext:value-type="float">
            <text:p>0.0049</text:p>
          </table:table-cell>
          <table:table-cell table:style-name="ce10" table:formula="of:=AVERAGE(['Result.Art23.ALLann'.C14];['Result.Art11.ALLann'.C14];['Result.Art1.ALLann'.C14])" office:value-type="float" office:value="0.00491346514635564" calcext:value-type="float">
            <text:p>0.0049</text:p>
          </table:table-cell>
          <table:table-cell table:style-name="ce10" table:formula="of:=AVERAGE(['Result.Art23.ALLann'.D14];['Result.Art11.ALLann'.D14];['Result.Art1.ALLann'.D14])" office:value-type="float" office:value="0.36908652990335" calcext:value-type="float">
            <text:p>0.3691</text:p>
          </table:table-cell>
          <table:table-cell table:style-name="ce10" table:formula="of:=AVERAGE(['Result.Art23.ALLann'.E14];['Result.Art11.ALLann'.E14];['Result.Art1.ALLann'.E14])" office:value-type="float" office:value="0.0176539194116781" calcext:value-type="float">
            <text:p>0.0177</text:p>
          </table:table-cell>
          <table:table-cell table:style-name="ce10" table:formula="of:=AVERAGE(['Result.Art23.ALLann'.F14];['Result.Art11.ALLann'.F14];['Result.Art1.ALLann'.F14])" office:value-type="float" office:value="0.402984546449528" calcext:value-type="float">
            <text:p>0.4030</text:p>
          </table:table-cell>
          <table:table-cell table:style-name="ce10" table:formula="of:=AVERAGE(['Result.Art23.ALLann'.G14];['Result.Art11.ALLann'.G14];['Result.Art1.ALLann'.G14])" office:value-type="float" office:value="0.381947607110702" calcext:value-type="float">
            <text:p>0.3819</text:p>
          </table:table-cell>
          <table:table-cell table:style-name="ce10" table:formula="of:=AVERAGE(['Result.Art23.ALLann'.H14];['Result.Art11.ALLann'.H14];['Result.Art1.ALLann'.H14])" office:value-type="float" office:value="0.00491346514635564" calcext:value-type="float">
            <text:p>0.0049</text:p>
          </table:table-cell>
          <table:table-cell table:style-name="ce10" table:formula="of:=AVERAGE(['Result.Art23.ALLann'.I14];['Result.Art11.ALLann'.I14];['Result.Art1.ALLann'.I14])" office:value-type="float" office:value="0.353748506571087" calcext:value-type="float">
            <text:p>0.3537</text:p>
          </table:table-cell>
          <table:table-cell table:style-name="ce10" table:formula="of:=AVERAGE(['Result.Art23.ALLann'.J14];['Result.Art11.ALLann'.J14];['Result.Art1.ALLann'.J14])" office:value-type="float" office:value="0.353748506571087" calcext:value-type="float">
            <text:p>0.3537</text:p>
          </table:table-cell>
          <table:table-cell table:style-name="ce10" table:formula="of:=AVERAGE(['Result.Art23.ALLann'.K14];['Result.Art11.ALLann'.K14];['Result.Art1.ALLann'.K14])" office:value-type="float" office:value="0.360298214736367" calcext:value-type="float">
            <text:p>0.3603</text:p>
          </table:table-cell>
          <table:table-cell table:style-name="ce10" table:formula="of:=AVERAGE(['Result.Art23.ALLann'.L14];['Result.Art11.ALLann'.L14];['Result.Art1.ALLann'.L14])" office:value-type="float" office:value="0.353748506571087" calcext:value-type="float">
            <text:p>0.3537</text:p>
          </table:table-cell>
          <table:table-cell table:style-name="ce10" table:formula="of:=AVERAGE(['Result.Art23.ALLann'.M14];['Result.Art11.ALLann'.M14];['Result.Art1.ALLann'.M14])" office:value-type="float" office:value="0.353748506571087" calcext:value-type="float">
            <text:p>0.3537</text:p>
          </table:table-cell>
          <table:table-cell table:style-name="ce10" table:formula="of:=AVERAGE(['Result.Art23.ALLann'.N14];['Result.Art11.ALLann'.N14];['Result.Art1.ALLann'.N14])" office:value-type="float" office:value="0.335078925703926" calcext:value-type="float">
            <text:p>0.3351</text:p>
          </table:table-cell>
          <table:table-cell table:style-name="ce10" table:formula="of:=AVERAGE(['Result.Art23.ALLann'.O14];['Result.Art11.ALLann'.O14];['Result.Art1.ALLann'.O14])" office:value-type="float" office:value="0.269030125647773" calcext:value-type="float">
            <text:p>0.2690</text:p>
          </table:table-cell>
          <table:table-cell table:style-name="ce10" table:formula="of:=AVERAGE(['Result.Art23.ALLann'.P14];['Result.Art11.ALLann'.P14];['Result.Art1.ALLann'.P14])" office:value-type="float" office:value="0.287264664347998" calcext:value-type="float">
            <text:p>0.2873</text:p>
          </table:table-cell>
          <table:table-cell table:style-name="ce10" table:formula="of:=AVERAGE(['Result.Art23.ALLann'.Q14];['Result.Art11.ALLann'.Q14];['Result.Art1.ALLann'.Q14])" office:value-type="float" office:value="0.491474947729988" calcext:value-type="float">
            <text:p>0.4915</text:p>
          </table:table-cell>
          <table:table-cell table:style-name="ce10" table:formula="of:=AVERAGE(['Result.Art23.ALLann'.R14];['Result.Art11.ALLann'.R14];['Result.Art1.ALLann'.R14])" office:value-type="float" office:value="0.353748506571087" calcext:value-type="float">
            <text:p>0.3537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style-name="ce10" table:formula="of:=AVERAGE(['Result.Art23.ALLann'.B15];['Result.Art11.ALLann'.B15];['Result.Art1.ALLann'.B15])" office:value-type="float" office:value="0.0192204268483627" calcext:value-type="float">
            <text:p>0.0192</text:p>
          </table:table-cell>
          <table:table-cell table:style-name="ce10" table:formula="of:=AVERAGE(['Result.Art23.ALLann'.C15];['Result.Art11.ALLann'.C15];['Result.Art1.ALLann'.C15])" office:value-type="float" office:value="0.0192204268483627" calcext:value-type="float">
            <text:p>0.0192</text:p>
          </table:table-cell>
          <table:table-cell table:style-name="ce10" table:formula="of:=AVERAGE(['Result.Art23.ALLann'.D15];['Result.Art11.ALLann'.D15];['Result.Art1.ALLann'.D15])" office:value-type="float" office:value="0.396076351033583" calcext:value-type="float">
            <text:p>0.3961</text:p>
          </table:table-cell>
          <table:table-cell table:style-name="ce10" table:formula="of:=AVERAGE(['Result.Art23.ALLann'.E15];['Result.Art11.ALLann'.E15];['Result.Art1.ALLann'.E15])" office:value-type="float" office:value="0.0255964601065094" calcext:value-type="float">
            <text:p>0.0256</text:p>
          </table:table-cell>
          <table:table-cell table:style-name="ce10" table:formula="of:=AVERAGE(['Result.Art23.ALLann'.F15];['Result.Art11.ALLann'.F15];['Result.Art1.ALLann'.F15])" office:value-type="float" office:value="0.318560094408236" calcext:value-type="float">
            <text:p>0.3186</text:p>
          </table:table-cell>
          <table:table-cell table:style-name="ce10" table:formula="of:=AVERAGE(['Result.Art23.ALLann'.G15];['Result.Art11.ALLann'.G15];['Result.Art1.ALLann'.G15])" office:value-type="float" office:value="0.341480067913205" calcext:value-type="float">
            <text:p>0.3415</text:p>
          </table:table-cell>
          <table:table-cell table:style-name="ce10" table:formula="of:=AVERAGE(['Result.Art23.ALLann'.H15];['Result.Art11.ALLann'.H15];['Result.Art1.ALLann'.H15])" office:value-type="float" office:value="0.0192204268483627" calcext:value-type="float">
            <text:p>0.0192</text:p>
          </table:table-cell>
          <table:table-cell table:style-name="ce10" table:formula="of:=AVERAGE(['Result.Art23.ALLann'.I15];['Result.Art11.ALLann'.I15];['Result.Art1.ALLann'.I15])" office:value-type="float" office:value="0.356589755077658" calcext:value-type="float">
            <text:p>0.3566</text:p>
          </table:table-cell>
          <table:table-cell table:style-name="ce10" table:formula="of:=AVERAGE(['Result.Art23.ALLann'.J15];['Result.Art11.ALLann'.J15];['Result.Art1.ALLann'.J15])" office:value-type="float" office:value="0.356589755077658" calcext:value-type="float">
            <text:p>0.3566</text:p>
          </table:table-cell>
          <table:table-cell table:style-name="ce10" table:formula="of:=AVERAGE(['Result.Art23.ALLann'.K15];['Result.Art11.ALLann'.K15];['Result.Art1.ALLann'.K15])" office:value-type="float" office:value="0.345568030428022" calcext:value-type="float">
            <text:p>0.3456</text:p>
          </table:table-cell>
          <table:table-cell table:style-name="ce10" table:formula="of:=AVERAGE(['Result.Art23.ALLann'.L15];['Result.Art11.ALLann'.L15];['Result.Art1.ALLann'.L15])" office:value-type="float" office:value="0.356589755077658" calcext:value-type="float">
            <text:p>0.3566</text:p>
          </table:table-cell>
          <table:table-cell table:style-name="ce10" table:formula="of:=AVERAGE(['Result.Art23.ALLann'.M15];['Result.Art11.ALLann'.M15];['Result.Art1.ALLann'.M15])" office:value-type="float" office:value="0.356589755077658" calcext:value-type="float">
            <text:p>0.3566</text:p>
          </table:table-cell>
          <table:table-cell table:style-name="ce19" table:formula="of:=AVERAGE(['Result.Art23.ALLann'.N15];['Result.Art11.ALLann'.N15];['Result.Art1.ALLann'.N15])" office:value-type="float" office:value="0.370890440577941" calcext:value-type="float">
            <text:p>0.3709</text:p>
          </table:table-cell>
          <table:table-cell table:style-name="ce10" table:formula="of:=AVERAGE(['Result.Art23.ALLann'.O15];['Result.Art11.ALLann'.O15];['Result.Art1.ALLann'.O15])" office:value-type="float" office:value="0.25599301315968" calcext:value-type="float">
            <text:p>0.2560</text:p>
          </table:table-cell>
          <table:table-cell table:style-name="ce10" table:formula="of:=AVERAGE(['Result.Art23.ALLann'.P15];['Result.Art11.ALLann'.P15];['Result.Art1.ALLann'.P15])" office:value-type="float" office:value="0.255474379016046" calcext:value-type="float">
            <text:p>0.2555</text:p>
          </table:table-cell>
          <table:table-cell table:style-name="ce10" table:formula="of:=AVERAGE(['Result.Art23.ALLann'.Q15];['Result.Art11.ALLann'.Q15];['Result.Art1.ALLann'.Q15])" office:value-type="float" office:value="0.47759079623831" calcext:value-type="float">
            <text:p>0.4776</text:p>
          </table:table-cell>
          <table:table-cell table:style-name="ce10" table:formula="of:=AVERAGE(['Result.Art23.ALLann'.R15];['Result.Art11.ALLann'.R15];['Result.Art1.ALLann'.R15])" office:value-type="float" office:value="0.356589755077658" calcext:value-type="float">
            <text:p>0.3566</text:p>
          </table:table-cell>
          <table:table-cell table:number-columns-repeated="1005"/>
        </table:table-row>
        <table:table-row table:style-name="ro2">
          <table:table-cell/>
          <table:table-cell table:style-name="ce11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23.ALLan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8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1">
          <table:table-cell/>
          <table:table-cell table:style-name="ce7" office:value-type="string" calcext:value-type="string">
            <text:p>ARTICLE 23 – <text:span text:style-name="T1">AVERAGE SCORES (among 3 annotators)</text:span></text:p>
          </table:table-cell>
          <table:table-cell table:style-name="Default"/>
          <table:table-cell table:number-columns-repeated="2"/>
          <table:table-cell table:style-name="ce18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formula="of:=AVERAGE(['Result.Art23.ann8'.B5];['Result.Art23.ann9'.B5];['Result.Art23.ann11'.B5])" office:value-type="float" office:value="0.0453046024936793" calcext:value-type="float">
            <text:p>0.0453</text:p>
          </table:table-cell>
          <table:table-cell table:formula="of:=AVERAGE(['Result.Art23.ann8'.C5];['Result.Art23.ann9'.C5];['Result.Art23.ann11'.C5])" office:value-type="float" office:value="0.0453046024936793" calcext:value-type="float">
            <text:p>0.0453</text:p>
          </table:table-cell>
          <table:table-cell table:style-name="ce8" table:formula="of:=AVERAGE(['Result.Art23.ann8'.D5];['Result.Art23.ann9'.D5];['Result.Art23.ann11'.D5])" office:value-type="float" office:value="0.414423389284441" calcext:value-type="float">
            <text:p>0.4144</text:p>
          </table:table-cell>
          <table:table-cell table:style-name="ce8" table:formula="of:=AVERAGE(['Result.Art23.ann8'.E5];['Result.Art23.ann9'.E5];['Result.Art23.ann11'.E5])" office:value-type="float" office:value="0.0421209246376447" calcext:value-type="float">
            <text:p>0.0421</text:p>
          </table:table-cell>
          <table:table-cell table:style-name="ce8" table:formula="of:=AVERAGE(['Result.Art23.ann8'.F5];['Result.Art23.ann9'.F5];['Result.Art23.ann11'.F5])" office:value-type="float" office:value="0.338680627002615" calcext:value-type="float">
            <text:p>0.3387</text:p>
          </table:table-cell>
          <table:table-cell table:style-name="ce8" table:formula="of:=AVERAGE(['Result.Art23.ann8'.G5];['Result.Art23.ann9'.G5];['Result.Art23.ann11'.G5])" office:value-type="float" office:value="0.370953413747259" calcext:value-type="float">
            <text:p>0.3710</text:p>
          </table:table-cell>
          <table:table-cell table:style-name="ce8" table:formula="of:=AVERAGE(['Result.Art23.ann8'.H5];['Result.Art23.ann9'.H5];['Result.Art23.ann11'.H5])" office:value-type="float" office:value="0.0453046024936793" calcext:value-type="float">
            <text:p>0.0453</text:p>
          </table:table-cell>
          <table:table-cell table:style-name="ce8" table:formula="of:=AVERAGE(['Result.Art23.ann8'.I5];['Result.Art23.ann9'.I5];['Result.Art23.ann11'.I5])" office:value-type="float" office:value="0.4" calcext:value-type="float">
            <text:p>0.4000</text:p>
          </table:table-cell>
          <table:table-cell table:style-name="ce8" table:formula="of:=AVERAGE(['Result.Art23.ann8'.J5];['Result.Art23.ann9'.J5];['Result.Art23.ann11'.J5])" office:value-type="float" office:value="0.4" calcext:value-type="float">
            <text:p>0.4000</text:p>
          </table:table-cell>
          <table:table-cell table:style-name="ce8" table:formula="of:=AVERAGE(['Result.Art23.ann8'.K5];['Result.Art23.ann9'.K5];['Result.Art23.ann11'.K5])" office:value-type="float" office:value="0.376182336182336" calcext:value-type="float">
            <text:p>0.3762</text:p>
          </table:table-cell>
          <table:table-cell table:style-name="ce8" table:formula="of:=AVERAGE(['Result.Art23.ann8'.L5];['Result.Art23.ann9'.L5];['Result.Art23.ann11'.L5])" office:value-type="float" office:value="0.4" calcext:value-type="float">
            <text:p>0.4000</text:p>
          </table:table-cell>
          <table:table-cell table:style-name="ce8" table:formula="of:=AVERAGE(['Result.Art23.ann8'.M5];['Result.Art23.ann9'.M5];['Result.Art23.ann11'.M5])" office:value-type="float" office:value="0.4" calcext:value-type="float">
            <text:p>0.4000</text:p>
          </table:table-cell>
          <table:table-cell table:style-name="ce8" table:formula="of:=AVERAGE(['Result.Art23.ann8'.N5];['Result.Art23.ann9'.N5];['Result.Art23.ann11'.N5])" office:value-type="float" office:value="0.346336996336996" calcext:value-type="float">
            <text:p>0.3463</text:p>
          </table:table-cell>
          <table:table-cell table:style-name="ce8" table:formula="of:=AVERAGE(['Result.Art23.ann8'.O5];['Result.Art23.ann9'.O5];['Result.Art23.ann11'.O5])" office:value-type="float" office:value="0.309947293447293" calcext:value-type="float">
            <text:p>0.3099</text:p>
          </table:table-cell>
          <table:table-cell table:style-name="ce8" table:formula="of:=AVERAGE(['Result.Art23.ann8'.P5];['Result.Art23.ann9'.P5];['Result.Art23.ann11'.P5])" office:value-type="float" office:value="0.323496087246087" calcext:value-type="float">
            <text:p>0.3235</text:p>
          </table:table-cell>
          <table:table-cell table:style-name="ce8" table:formula="of:=AVERAGE(['Result.Art23.ann8'.Q5];['Result.Art23.ann9'.Q5];['Result.Art23.ann11'.Q5])" office:value-type="float" office:value="0.42973544973545" calcext:value-type="float">
            <text:p>0.4297</text:p>
          </table:table-cell>
          <table:table-cell table:style-name="ce8" table:formula="of:=AVERAGE(['Result.Art23.ann8'.R5];['Result.Art23.ann9'.R5];['Result.Art23.ann11'.R5])" office:value-type="float" office:value="0.4" calcext:value-type="float">
            <text:p>0.40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formula="of:=AVERAGE(['Result.Art23.ann8'.B6];['Result.Art23.ann9'.B6];['Result.Art23.ann11'.B6])" office:value-type="float" office:value="0.0462134460256591" calcext:value-type="float">
            <text:p>0.0462</text:p>
          </table:table-cell>
          <table:table-cell table:formula="of:=AVERAGE(['Result.Art23.ann8'.C6];['Result.Art23.ann9'.C6];['Result.Art23.ann11'.C6])" office:value-type="float" office:value="0.0462134460256591" calcext:value-type="float">
            <text:p>0.0462</text:p>
          </table:table-cell>
          <table:table-cell table:style-name="ce8" table:formula="of:=AVERAGE(['Result.Art23.ann8'.D6];['Result.Art23.ann9'.D6];['Result.Art23.ann11'.D6])" office:value-type="float" office:value="0.419240600304981" calcext:value-type="float">
            <text:p>0.4192</text:p>
          </table:table-cell>
          <table:table-cell table:style-name="ce8" table:formula="of:=AVERAGE(['Result.Art23.ann8'.E6];['Result.Art23.ann9'.E6];['Result.Art23.ann11'.E6])" office:value-type="float" office:value="0.0383127035762903" calcext:value-type="float">
            <text:p>0.0383</text:p>
          </table:table-cell>
          <table:table-cell table:style-name="ce8" table:formula="of:=AVERAGE(['Result.Art23.ann8'.F6];['Result.Art23.ann9'.F6];['Result.Art23.ann11'.F6])" office:value-type="float" office:value="0.390791095168662" calcext:value-type="float">
            <text:p>0.3908</text:p>
          </table:table-cell>
          <table:table-cell table:style-name="ce8" table:formula="of:=AVERAGE(['Result.Art23.ann8'.G6];['Result.Art23.ann9'.G6];['Result.Art23.ann11'.G6])" office:value-type="float" office:value="0.402948902976159" calcext:value-type="float">
            <text:p>0.4029</text:p>
          </table:table-cell>
          <table:table-cell table:style-name="ce8" table:formula="of:=AVERAGE(['Result.Art23.ann8'.H6];['Result.Art23.ann9'.H6];['Result.Art23.ann11'.H6])" office:value-type="float" office:value="0.0462134460256591" calcext:value-type="float">
            <text:p>0.0462</text:p>
          </table:table-cell>
          <table:table-cell table:style-name="ce9" table:formula="of:=AVERAGE(['Result.Art23.ann8'.I6];['Result.Art23.ann9'.I6];['Result.Art23.ann11'.I6])" office:value-type="float" office:value="0.433333333333334" calcext:value-type="float">
            <text:p>0.4333</text:p>
          </table:table-cell>
          <table:table-cell table:style-name="ce9" table:formula="of:=AVERAGE(['Result.Art23.ann8'.J6];['Result.Art23.ann9'.J6];['Result.Art23.ann11'.J6])" office:value-type="float" office:value="0.433333333333334" calcext:value-type="float">
            <text:p>0.4333</text:p>
          </table:table-cell>
          <table:table-cell table:style-name="ce9" table:formula="of:=AVERAGE(['Result.Art23.ann8'.K6];['Result.Art23.ann9'.K6];['Result.Art23.ann11'.K6])" office:value-type="float" office:value="0.434912115175273" calcext:value-type="float">
            <text:p>0.4349</text:p>
          </table:table-cell>
          <table:table-cell table:style-name="ce9" table:formula="of:=AVERAGE(['Result.Art23.ann8'.L6];['Result.Art23.ann9'.L6];['Result.Art23.ann11'.L6])" office:value-type="float" office:value="0.433333333333334" calcext:value-type="float">
            <text:p>0.4333</text:p>
          </table:table-cell>
          <table:table-cell table:style-name="ce9" table:formula="of:=AVERAGE(['Result.Art23.ann8'.M6];['Result.Art23.ann9'.M6];['Result.Art23.ann11'.M6])" office:value-type="float" office:value="0.433333333333334" calcext:value-type="float">
            <text:p>0.4333</text:p>
          </table:table-cell>
          <table:table-cell table:style-name="ce9" table:formula="of:=AVERAGE(['Result.Art23.ann8'.N6];['Result.Art23.ann9'.N6];['Result.Art23.ann11'.N6])" office:value-type="float" office:value="0.408123049789717" calcext:value-type="float">
            <text:p>0.4081</text:p>
          </table:table-cell>
          <table:table-cell table:style-name="ce9" table:formula="of:=AVERAGE(['Result.Art23.ann8'.O6];['Result.Art23.ann9'.O6];['Result.Art23.ann11'.O6])" office:value-type="float" office:value="0.345854302725648" calcext:value-type="float">
            <text:p>0.3459</text:p>
          </table:table-cell>
          <table:table-cell table:style-name="ce9" table:formula="of:=AVERAGE(['Result.Art23.ann8'.P6];['Result.Art23.ann9'.P6];['Result.Art23.ann11'.P6])" office:value-type="float" office:value="0.363184654851321" calcext:value-type="float">
            <text:p>0.3632</text:p>
          </table:table-cell>
          <table:table-cell table:style-name="ce8" table:formula="of:=AVERAGE(['Result.Art23.ann8'.Q6];['Result.Art23.ann9'.Q6];['Result.Art23.ann11'.Q6])" office:value-type="float" office:value="0.541322751322751" calcext:value-type="float">
            <text:p>0.5413</text:p>
          </table:table-cell>
          <table:table-cell table:style-name="ce9" table:formula="of:=AVERAGE(['Result.Art23.ann8'.R6];['Result.Art23.ann9'.R6];['Result.Art23.ann11'.R6])" office:value-type="float" office:value="0.433333333333334" calcext:value-type="float">
            <text:p>0.433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style-name="ce9" table:formula="of:=AVERAGE(['Result.Art23.ann8'.B7];['Result.Art23.ann9'.B7];['Result.Art23.ann11'.B7])" office:value-type="float" office:value="0.0540203629193356" calcext:value-type="float">
            <text:p>0.0540</text:p>
          </table:table-cell>
          <table:table-cell table:style-name="ce9" table:formula="of:=AVERAGE(['Result.Art23.ann8'.C7];['Result.Art23.ann9'.C7];['Result.Art23.ann11'.C7])" office:value-type="float" office:value="0.0540203629193356" calcext:value-type="float">
            <text:p>0.0540</text:p>
          </table:table-cell>
          <table:table-cell table:style-name="ce9" table:formula="of:=AVERAGE(['Result.Art23.ann8'.D7];['Result.Art23.ann9'.D7];['Result.Art23.ann11'.D7])" office:value-type="float" office:value="0.424051135208973" calcext:value-type="float">
            <text:p>0.4241</text:p>
          </table:table-cell>
          <table:table-cell table:style-name="ce8" table:formula="of:=AVERAGE(['Result.Art23.ann8'.E7];['Result.Art23.ann9'.E7];['Result.Art23.ann11'.E7])" office:value-type="float" office:value="0.0531882082414218" calcext:value-type="float">
            <text:p>0.0532</text:p>
          </table:table-cell>
          <table:table-cell table:style-name="ce8" table:formula="of:=AVERAGE(['Result.Art23.ann8'.F7];['Result.Art23.ann9'.F7];['Result.Art23.ann11'.F7])" office:value-type="float" office:value="0.343319076292123" calcext:value-type="float">
            <text:p>0.3433</text:p>
          </table:table-cell>
          <table:table-cell table:style-name="ce8" table:formula="of:=AVERAGE(['Result.Art23.ann8'.G7];['Result.Art23.ann9'.G7];['Result.Art23.ann11'.G7])" office:value-type="float" office:value="0.375928586745033" calcext:value-type="float">
            <text:p>0.3759</text:p>
          </table:table-cell>
          <table:table-cell table:style-name="ce9" table:formula="of:=AVERAGE(['Result.Art23.ann8'.H7];['Result.Art23.ann9'.H7];['Result.Art23.ann11'.H7])" office:value-type="float" office:value="0.0540203629193356" calcext:value-type="float">
            <text:p>0.0540</text:p>
          </table:table-cell>
          <table:table-cell table:style-name="ce9" table:formula="of:=AVERAGE(['Result.Art23.ann8'.I7];['Result.Art23.ann9'.I7];['Result.Art23.ann11'.I7])" office:value-type="float" office:value="0.433333333333333" calcext:value-type="float">
            <text:p>0.4333</text:p>
          </table:table-cell>
          <table:table-cell table:style-name="ce9" table:formula="of:=AVERAGE(['Result.Art23.ann8'.J7];['Result.Art23.ann9'.J7];['Result.Art23.ann11'.J7])" office:value-type="float" office:value="0.433333333333333" calcext:value-type="float">
            <text:p>0.4333</text:p>
          </table:table-cell>
          <table:table-cell table:style-name="ce8" table:formula="of:=AVERAGE(['Result.Art23.ann8'.K7];['Result.Art23.ann9'.K7];['Result.Art23.ann11'.K7])" office:value-type="float" office:value="0.42402667889768" calcext:value-type="float">
            <text:p>0.4240</text:p>
          </table:table-cell>
          <table:table-cell table:style-name="ce8" table:formula="of:=AVERAGE(['Result.Art23.ann8'.L7];['Result.Art23.ann9'.L7];['Result.Art23.ann11'.L7])" office:value-type="float" office:value="0.433333333333333" calcext:value-type="float">
            <text:p>0.4333</text:p>
          </table:table-cell>
          <table:table-cell table:style-name="ce9" table:formula="of:=AVERAGE(['Result.Art23.ann8'.M7];['Result.Art23.ann9'.M7];['Result.Art23.ann11'.M7])" office:value-type="float" office:value="0.433333333333333" calcext:value-type="float">
            <text:p>0.4333</text:p>
          </table:table-cell>
          <table:table-cell table:style-name="ce8" table:formula="of:=AVERAGE(['Result.Art23.ann8'.N7];['Result.Art23.ann9'.N7];['Result.Art23.ann11'.N7])" office:value-type="float" office:value="0.387788534217106" calcext:value-type="float">
            <text:p>0.3878</text:p>
          </table:table-cell>
          <table:table-cell table:style-name="ce8" table:formula="of:=AVERAGE(['Result.Art23.ann8'.O7];['Result.Art23.ann9'.O7];['Result.Art23.ann11'.O7])" office:value-type="float" office:value="0.321280360997301" calcext:value-type="float">
            <text:p>0.3213</text:p>
          </table:table-cell>
          <table:table-cell table:style-name="ce8" table:formula="of:=AVERAGE(['Result.Art23.ann8'.P7];['Result.Art23.ann9'.P7];['Result.Art23.ann11'.P7])" office:value-type="float" office:value="0.320127227270084" calcext:value-type="float">
            <text:p>0.3201</text:p>
          </table:table-cell>
          <table:table-cell table:style-name="ce8" table:formula="of:=AVERAGE(['Result.Art23.ann8'.Q7];['Result.Art23.ann9'.Q7];['Result.Art23.ann11'.Q7])" office:value-type="float" office:value="0.502777777777778" calcext:value-type="float">
            <text:p>0.5028</text:p>
          </table:table-cell>
          <table:table-cell table:style-name="ce9" table:formula="of:=AVERAGE(['Result.Art23.ann8'.R7];['Result.Art23.ann9'.R7];['Result.Art23.ann11'.R7])" office:value-type="float" office:value="0.433333333333333" calcext:value-type="float">
            <text:p>0.433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formula="of:=AVERAGE(['Result.Art23.ann8'.B8];['Result.Art23.ann9'.B8];['Result.Art23.ann11'.B8])" office:value-type="float" office:value="0.0353360604109587" calcext:value-type="float">
            <text:p>0.0353</text:p>
          </table:table-cell>
          <table:table-cell table:formula="of:=AVERAGE(['Result.Art23.ann8'.C8];['Result.Art23.ann9'.C8];['Result.Art23.ann11'.C8])" office:value-type="float" office:value="0.0353360604109587" calcext:value-type="float">
            <text:p>0.0353</text:p>
          </table:table-cell>
          <table:table-cell table:style-name="ce8" table:formula="of:=AVERAGE(['Result.Art23.ann8'.D8];['Result.Art23.ann9'.D8];['Result.Art23.ann11'.D8])" office:value-type="float" office:value="0.345442543290294" calcext:value-type="float">
            <text:p>0.3454</text:p>
          </table:table-cell>
          <table:table-cell table:style-name="ce8" table:formula="of:=AVERAGE(['Result.Art23.ann8'.E8];['Result.Art23.ann9'.E8];['Result.Art23.ann11'.E8])" office:value-type="float" office:value="0.0112234624999635" calcext:value-type="float">
            <text:p>0.0112</text:p>
          </table:table-cell>
          <table:table-cell table:style-name="ce8" table:formula="of:=AVERAGE(['Result.Art23.ann8'.F8];['Result.Art23.ann9'.F8];['Result.Art23.ann11'.F8])" office:value-type="float" office:value="0.233109435290377" calcext:value-type="float">
            <text:p>0.2331</text:p>
          </table:table-cell>
          <table:table-cell table:style-name="ce8" table:formula="of:=AVERAGE(['Result.Art23.ann8'.G8];['Result.Art23.ann9'.G8];['Result.Art23.ann11'.G8])" office:value-type="float" office:value="0.274096095118197" calcext:value-type="float">
            <text:p>0.2741</text:p>
          </table:table-cell>
          <table:table-cell table:style-name="ce8" table:formula="of:=AVERAGE(['Result.Art23.ann8'.H8];['Result.Art23.ann9'.H8];['Result.Art23.ann11'.H8])" office:value-type="float" office:value="0.0353360604109587" calcext:value-type="float">
            <text:p>0.0353</text:p>
          </table:table-cell>
          <table:table-cell table:style-name="ce8" table:formula="of:=AVERAGE(['Result.Art23.ann8'.I8];['Result.Art23.ann9'.I8];['Result.Art23.ann11'.I8])" office:value-type="float" office:value="0.388888888888889" calcext:value-type="float">
            <text:p>0.3889</text:p>
          </table:table-cell>
          <table:table-cell table:style-name="ce8" table:formula="of:=AVERAGE(['Result.Art23.ann8'.J8];['Result.Art23.ann9'.J8];['Result.Art23.ann11'.J8])" office:value-type="float" office:value="0.388888888888889" calcext:value-type="float">
            <text:p>0.3889</text:p>
          </table:table-cell>
          <table:table-cell table:style-name="ce8" table:formula="of:=AVERAGE(['Result.Art23.ann8'.K8];['Result.Art23.ann9'.K8];['Result.Art23.ann11'.K8])" office:value-type="float" office:value="0.353178530371513" calcext:value-type="float">
            <text:p>0.3532</text:p>
          </table:table-cell>
          <table:table-cell table:style-name="ce8" table:formula="of:=AVERAGE(['Result.Art23.ann8'.L8];['Result.Art23.ann9'.L8];['Result.Art23.ann11'.L8])" office:value-type="float" office:value="0.388888888888889" calcext:value-type="float">
            <text:p>0.3889</text:p>
          </table:table-cell>
          <table:table-cell table:style-name="ce8" table:formula="of:=AVERAGE(['Result.Art23.ann8'.M8];['Result.Art23.ann9'.M8];['Result.Art23.ann11'.M8])" office:value-type="float" office:value="0.388888888888889" calcext:value-type="float">
            <text:p>0.3889</text:p>
          </table:table-cell>
          <table:table-cell table:style-name="ce8" table:formula="of:=AVERAGE(['Result.Art23.ann8'.N8];['Result.Art23.ann9'.N8];['Result.Art23.ann11'.N8])" office:value-type="float" office:value="0.265467865467865" calcext:value-type="float">
            <text:p>0.2655</text:p>
          </table:table-cell>
          <table:table-cell table:style-name="ce8" table:formula="of:=AVERAGE(['Result.Art23.ann8'.O8];['Result.Art23.ann9'.O8];['Result.Art23.ann11'.O8])" office:value-type="float" office:value="0.264039218926437" calcext:value-type="float">
            <text:p>0.2640</text:p>
          </table:table-cell>
          <table:table-cell table:style-name="ce8" table:formula="of:=AVERAGE(['Result.Art23.ann8'.P8];['Result.Art23.ann9'.P8];['Result.Art23.ann11'.P8])" office:value-type="float" office:value="0.317848024990882" calcext:value-type="float">
            <text:p>0.3178</text:p>
          </table:table-cell>
          <table:table-cell table:style-name="ce8" table:formula="of:=AVERAGE(['Result.Art23.ann8'.Q8];['Result.Art23.ann9'.Q8];['Result.Art23.ann11'.Q8])" office:value-type="float" office:value="0.370161135161135" calcext:value-type="float">
            <text:p>0.3702</text:p>
          </table:table-cell>
          <table:table-cell table:style-name="ce8" table:formula="of:=AVERAGE(['Result.Art23.ann8'.R8];['Result.Art23.ann9'.R8];['Result.Art23.ann11'.R8])" office:value-type="float" office:value="0.388888888888889" calcext:value-type="float">
            <text:p>0.388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formula="of:=AVERAGE(['Result.Art23.ann8'.B9];['Result.Art23.ann9'.B9];['Result.Art23.ann11'.B9])" office:value-type="float" office:value="0.0448724566267203" calcext:value-type="float">
            <text:p>0.0449</text:p>
          </table:table-cell>
          <table:table-cell table:formula="of:=AVERAGE(['Result.Art23.ann8'.C9];['Result.Art23.ann9'.C9];['Result.Art23.ann11'.C9])" office:value-type="float" office:value="0.0448724566267203" calcext:value-type="float">
            <text:p>0.0449</text:p>
          </table:table-cell>
          <table:table-cell table:style-name="ce8" table:formula="of:=AVERAGE(['Result.Art23.ann8'.D9];['Result.Art23.ann9'.D9];['Result.Art23.ann11'.D9])" office:value-type="float" office:value="0.410294909977089" calcext:value-type="float">
            <text:p>0.4103</text:p>
          </table:table-cell>
          <table:table-cell table:style-name="ce8" table:formula="of:=AVERAGE(['Result.Art23.ann8'.E9];['Result.Art23.ann9'.E9];['Result.Art23.ann11'.E9])" office:value-type="float" office:value="0.0469738016114216" calcext:value-type="float">
            <text:p>0.0470</text:p>
          </table:table-cell>
          <table:table-cell table:style-name="ce8" table:formula="of:=AVERAGE(['Result.Art23.ann8'.F9];['Result.Art23.ann9'.F9];['Result.Art23.ann11'.F9])" office:value-type="float" office:value="0.356184081582862" calcext:value-type="float">
            <text:p>0.3562</text:p>
          </table:table-cell>
          <table:table-cell table:style-name="ce8" table:formula="of:=AVERAGE(['Result.Art23.ann8'.G9];['Result.Art23.ann9'.G9];['Result.Art23.ann11'.G9])" office:value-type="float" office:value="0.380029683869863" calcext:value-type="float">
            <text:p>0.3800</text:p>
          </table:table-cell>
          <table:table-cell table:style-name="ce8" table:formula="of:=AVERAGE(['Result.Art23.ann8'.H9];['Result.Art23.ann9'.H9];['Result.Art23.ann11'.H9])" office:value-type="float" office:value="0.0448724566267203" calcext:value-type="float">
            <text:p>0.0449</text:p>
          </table:table-cell>
          <table:table-cell table:style-name="ce8" table:formula="of:=AVERAGE(['Result.Art23.ann8'.I9];['Result.Art23.ann9'.I9];['Result.Art23.ann11'.I9])" office:value-type="float" office:value="0.422222222222222" calcext:value-type="float">
            <text:p>0.4222</text:p>
          </table:table-cell>
          <table:table-cell table:style-name="ce8" table:formula="of:=AVERAGE(['Result.Art23.ann8'.J9];['Result.Art23.ann9'.J9];['Result.Art23.ann11'.J9])" office:value-type="float" office:value="0.422222222222222" calcext:value-type="float">
            <text:p>0.4222</text:p>
          </table:table-cell>
          <table:table-cell table:style-name="ce8" table:formula="of:=AVERAGE(['Result.Art23.ann8'.K9];['Result.Art23.ann9'.K9];['Result.Art23.ann11'.K9])" office:value-type="float" office:value="0.400314675577833" calcext:value-type="float">
            <text:p>0.4003</text:p>
          </table:table-cell>
          <table:table-cell table:style-name="ce8" table:formula="of:=AVERAGE(['Result.Art23.ann8'.L9];['Result.Art23.ann9'.L9];['Result.Art23.ann11'.L9])" office:value-type="float" office:value="0.422222222222222" calcext:value-type="float">
            <text:p>0.4222</text:p>
          </table:table-cell>
          <table:table-cell table:style-name="ce8" table:formula="of:=AVERAGE(['Result.Art23.ann8'.M9];['Result.Art23.ann9'.M9];['Result.Art23.ann11'.M9])" office:value-type="float" office:value="0.422222222222222" calcext:value-type="float">
            <text:p>0.4222</text:p>
          </table:table-cell>
          <table:table-cell table:style-name="ce8" table:formula="of:=AVERAGE(['Result.Art23.ann8'.N9];['Result.Art23.ann9'.N9];['Result.Art23.ann11'.N9])" office:value-type="float" office:value="0.355494505494505" calcext:value-type="float">
            <text:p>0.3555</text:p>
          </table:table-cell>
          <table:table-cell table:style-name="ce8" table:formula="of:=AVERAGE(['Result.Art23.ann8'.O9];['Result.Art23.ann9'.O9];['Result.Art23.ann11'.O9])" office:value-type="float" office:value="0.325727111582375" calcext:value-type="float">
            <text:p>0.3257</text:p>
          </table:table-cell>
          <table:table-cell table:style-name="ce8" table:formula="of:=AVERAGE(['Result.Art23.ann8'.P9];['Result.Art23.ann9'.P9];['Result.Art23.ann11'.P9])" office:value-type="float" office:value="0.347825160950161" calcext:value-type="float">
            <text:p>0.3478</text:p>
          </table:table-cell>
          <table:table-cell table:style-name="ce8" table:formula="of:=AVERAGE(['Result.Art23.ann8'.Q9];['Result.Art23.ann9'.Q9];['Result.Art23.ann11'.Q9])" office:value-type="float" office:value="0.445767195767196" calcext:value-type="float">
            <text:p>0.4458</text:p>
          </table:table-cell>
          <table:table-cell table:style-name="ce8" table:formula="of:=AVERAGE(['Result.Art23.ann8'.R9];['Result.Art23.ann9'.R9];['Result.Art23.ann11'.R9])" office:value-type="float" office:value="0.422222222222222" calcext:value-type="float">
            <text:p>0.422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formula="of:=AVERAGE(['Result.Art23.ann8'.B10];['Result.Art23.ann9'.B10];['Result.Art23.ann11'.B10])" office:value-type="float" office:value="0.0286611317662077" calcext:value-type="float">
            <text:p>0.0287</text:p>
          </table:table-cell>
          <table:table-cell table:formula="of:=AVERAGE(['Result.Art23.ann8'.C10];['Result.Art23.ann9'.C10];['Result.Art23.ann11'.C10])" office:value-type="float" office:value="0.0286611317662077" calcext:value-type="float">
            <text:p>0.0287</text:p>
          </table:table-cell>
          <table:table-cell table:style-name="ce8" table:formula="of:=AVERAGE(['Result.Art23.ann8'.D10];['Result.Art23.ann9'.D10];['Result.Art23.ann11'.D10])" office:value-type="float" office:value="0.387430112733896" calcext:value-type="float">
            <text:p>0.3874</text:p>
          </table:table-cell>
          <table:table-cell table:style-name="ce8" table:formula="of:=AVERAGE(['Result.Art23.ann8'.E10];['Result.Art23.ann9'.E10];['Result.Art23.ann11'.E10])" office:value-type="float" office:value="0.0171559411426962" calcext:value-type="float">
            <text:p>0.0172</text:p>
          </table:table-cell>
          <table:table-cell table:style-name="ce8" table:formula="of:=AVERAGE(['Result.Art23.ann8'.F10];['Result.Art23.ann9'.F10];['Result.Art23.ann11'.F10])" office:value-type="float" office:value="0.331266368865161" calcext:value-type="float">
            <text:p>0.3313</text:p>
          </table:table-cell>
          <table:table-cell table:style-name="ce8" table:formula="of:=AVERAGE(['Result.Art23.ann8'.G10];['Result.Art23.ann9'.G10];['Result.Art23.ann11'.G10])" office:value-type="float" office:value="0.355717646153881" calcext:value-type="float">
            <text:p>0.3557</text:p>
          </table:table-cell>
          <table:table-cell table:style-name="ce8" table:formula="of:=AVERAGE(['Result.Art23.ann8'.H10];['Result.Art23.ann9'.H10];['Result.Art23.ann11'.H10])" office:value-type="float" office:value="0.0286611317662077" calcext:value-type="float">
            <text:p>0.0287</text:p>
          </table:table-cell>
          <table:table-cell table:style-name="ce8" table:formula="of:=AVERAGE(['Result.Art23.ann8'.I10];['Result.Art23.ann9'.I10];['Result.Art23.ann11'.I10])" office:value-type="float" office:value="0.388888888888889" calcext:value-type="float">
            <text:p>0.3889</text:p>
          </table:table-cell>
          <table:table-cell table:style-name="ce8" table:formula="of:=AVERAGE(['Result.Art23.ann8'.J10];['Result.Art23.ann9'.J10];['Result.Art23.ann11'.J10])" office:value-type="float" office:value="0.388888888888889" calcext:value-type="float">
            <text:p>0.3889</text:p>
          </table:table-cell>
          <table:table-cell table:style-name="ce8" table:formula="of:=AVERAGE(['Result.Art23.ann8'.K10];['Result.Art23.ann9'.K10];['Result.Art23.ann11'.K10])" office:value-type="float" office:value="0.362362134291959" calcext:value-type="float">
            <text:p>0.3624</text:p>
          </table:table-cell>
          <table:table-cell table:style-name="ce8" table:formula="of:=AVERAGE(['Result.Art23.ann8'.L10];['Result.Art23.ann9'.L10];['Result.Art23.ann11'.L10])" office:value-type="float" office:value="0.388888888888889" calcext:value-type="float">
            <text:p>0.3889</text:p>
          </table:table-cell>
          <table:table-cell table:style-name="ce8" table:formula="of:=AVERAGE(['Result.Art23.ann8'.M10];['Result.Art23.ann9'.M10];['Result.Art23.ann11'.M10])" office:value-type="float" office:value="0.388888888888889" calcext:value-type="float">
            <text:p>0.3889</text:p>
          </table:table-cell>
          <table:table-cell table:style-name="ce8" table:formula="of:=AVERAGE(['Result.Art23.ann8'.N10];['Result.Art23.ann9'.N10];['Result.Art23.ann11'.N10])" office:value-type="float" office:value="0.262118437118437" calcext:value-type="float">
            <text:p>0.2621</text:p>
          </table:table-cell>
          <table:table-cell table:style-name="ce8" table:formula="of:=AVERAGE(['Result.Art23.ann8'.O10];['Result.Art23.ann9'.O10];['Result.Art23.ann11'.O10])" office:value-type="float" office:value="0.25508594719121" calcext:value-type="float">
            <text:p>0.2551</text:p>
          </table:table-cell>
          <table:table-cell table:style-name="ce8" table:formula="of:=AVERAGE(['Result.Art23.ann8'.P10];['Result.Art23.ann9'.P10];['Result.Art23.ann11'.P10])" office:value-type="float" office:value="0.290399947274947" calcext:value-type="float">
            <text:p>0.2904</text:p>
          </table:table-cell>
          <table:table-cell table:style-name="ce8" table:formula="of:=AVERAGE(['Result.Art23.ann8'.Q10];['Result.Art23.ann9'.Q10];['Result.Art23.ann11'.Q10])" office:value-type="float" office:value="0.390396825396826" calcext:value-type="float">
            <text:p>0.3904</text:p>
          </table:table-cell>
          <table:table-cell table:style-name="ce8" table:formula="of:=AVERAGE(['Result.Art23.ann8'.R10];['Result.Art23.ann9'.R10];['Result.Art23.ann11'.R10])" office:value-type="float" office:value="0.388888888888889" calcext:value-type="float">
            <text:p>0.388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formula="of:=AVERAGE(['Result.Art23.ann8'.B11];['Result.Art23.ann9'.B11];['Result.Art23.ann11'.B11])" office:value-type="float" office:value="0.0185501852224892" calcext:value-type="float">
            <text:p>0.0186</text:p>
          </table:table-cell>
          <table:table-cell table:formula="of:=AVERAGE(['Result.Art23.ann8'.C11];['Result.Art23.ann9'.C11];['Result.Art23.ann11'.C11])" office:value-type="float" office:value="0.0185501852224892" calcext:value-type="float">
            <text:p>0.0186</text:p>
          </table:table-cell>
          <table:table-cell table:style-name="ce8" table:formula="of:=AVERAGE(['Result.Art23.ann8'.D11];['Result.Art23.ann9'.D11];['Result.Art23.ann11'.D11])" office:value-type="float" office:value="0.395080743884917" calcext:value-type="float">
            <text:p>0.3951</text:p>
          </table:table-cell>
          <table:table-cell table:style-name="ce8" table:formula="of:=AVERAGE(['Result.Art23.ann8'.E11];['Result.Art23.ann9'.E11];['Result.Art23.ann11'.E11])" office:value-type="float" office:value="0.0120416206470185" calcext:value-type="float">
            <text:p>0.0120</text:p>
          </table:table-cell>
          <table:table-cell table:style-name="ce8" table:formula="of:=AVERAGE(['Result.Art23.ann8'.F11];['Result.Art23.ann9'.F11];['Result.Art23.ann11'.F11])" office:value-type="float" office:value="0.277465466449011" calcext:value-type="float">
            <text:p>0.2775</text:p>
          </table:table-cell>
          <table:table-cell table:style-name="ce8" table:formula="of:=AVERAGE(['Result.Art23.ann8'.G11];['Result.Art23.ann9'.G11];['Result.Art23.ann11'.G11])" office:value-type="float" office:value="0.320648576193307" calcext:value-type="float">
            <text:p>0.3206</text:p>
          </table:table-cell>
          <table:table-cell table:style-name="ce8" table:formula="of:=AVERAGE(['Result.Art23.ann8'.H11];['Result.Art23.ann9'.H11];['Result.Art23.ann11'.H11])" office:value-type="float" office:value="0.0185501852224892" calcext:value-type="float">
            <text:p>0.0186</text:p>
          </table:table-cell>
          <table:table-cell table:style-name="ce8" table:formula="of:=AVERAGE(['Result.Art23.ann8'.I11];['Result.Art23.ann9'.I11];['Result.Art23.ann11'.I11])" office:value-type="float" office:value="0.377777777777778" calcext:value-type="float">
            <text:p>0.3778</text:p>
          </table:table-cell>
          <table:table-cell table:style-name="ce8" table:formula="of:=AVERAGE(['Result.Art23.ann8'.J11];['Result.Art23.ann9'.J11];['Result.Art23.ann11'.J11])" office:value-type="float" office:value="0.377777777777778" calcext:value-type="float">
            <text:p>0.3778</text:p>
          </table:table-cell>
          <table:table-cell table:style-name="ce8" table:formula="of:=AVERAGE(['Result.Art23.ann8'.K11];['Result.Art23.ann9'.K11];['Result.Art23.ann11'.K11])" office:value-type="float" office:value="0.343648249227959" calcext:value-type="float">
            <text:p>0.3436</text:p>
          </table:table-cell>
          <table:table-cell table:style-name="ce8" table:formula="of:=AVERAGE(['Result.Art23.ann8'.L11];['Result.Art23.ann9'.L11];['Result.Art23.ann11'.L11])" office:value-type="float" office:value="0.377777777777778" calcext:value-type="float">
            <text:p>0.3778</text:p>
          </table:table-cell>
          <table:table-cell table:style-name="ce8" table:formula="of:=AVERAGE(['Result.Art23.ann8'.M11];['Result.Art23.ann9'.M11];['Result.Art23.ann11'.M11])" office:value-type="float" office:value="0.377777777777778" calcext:value-type="float">
            <text:p>0.3778</text:p>
          </table:table-cell>
          <table:table-cell table:style-name="ce8" table:formula="of:=AVERAGE(['Result.Art23.ann8'.N11];['Result.Art23.ann9'.N11];['Result.Art23.ann11'.N11])" office:value-type="float" office:value="0.314798654504537" calcext:value-type="float">
            <text:p>0.3148</text:p>
          </table:table-cell>
          <table:table-cell table:style-name="ce8" table:formula="of:=AVERAGE(['Result.Art23.ann8'.O11];['Result.Art23.ann9'.O11];['Result.Art23.ann11'.O11])" office:value-type="float" office:value="0.268475298185443" calcext:value-type="float">
            <text:p>0.2685</text:p>
          </table:table-cell>
          <table:table-cell table:style-name="ce8" table:formula="of:=AVERAGE(['Result.Art23.ann8'.P11];['Result.Art23.ann9'.P11];['Result.Art23.ann11'.P11])" office:value-type="float" office:value="0.327102791388505" calcext:value-type="float">
            <text:p>0.3271</text:p>
          </table:table-cell>
          <table:table-cell table:style-name="ce8" table:formula="of:=AVERAGE(['Result.Art23.ann8'.Q11];['Result.Art23.ann9'.Q11];['Result.Art23.ann11'.Q11])" office:value-type="float" office:value="0.448159041394336" calcext:value-type="float">
            <text:p>0.4482</text:p>
          </table:table-cell>
          <table:table-cell table:style-name="ce8" table:formula="of:=AVERAGE(['Result.Art23.ann8'.R11];['Result.Art23.ann9'.R11];['Result.Art23.ann11'.R11])" office:value-type="float" office:value="0.377777777777778" calcext:value-type="float">
            <text:p>0.377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formula="of:=AVERAGE(['Result.Art23.ann8'.B12];['Result.Art23.ann9'.B12];['Result.Art23.ann11'.B12])" office:value-type="float" office:value="0.0265050531903049" calcext:value-type="float">
            <text:p>0.0265</text:p>
          </table:table-cell>
          <table:table-cell table:formula="of:=AVERAGE(['Result.Art23.ann8'.C12];['Result.Art23.ann9'.C12];['Result.Art23.ann11'.C12])" office:value-type="float" office:value="0.0265050531903049" calcext:value-type="float">
            <text:p>0.0265</text:p>
          </table:table-cell>
          <table:table-cell table:style-name="ce8" table:formula="of:=AVERAGE(['Result.Art23.ann8'.D12];['Result.Art23.ann9'.D12];['Result.Art23.ann11'.D12])" office:value-type="float" office:value="0.349165792935167" calcext:value-type="float">
            <text:p>0.3492</text:p>
          </table:table-cell>
          <table:table-cell table:style-name="ce8" table:formula="of:=AVERAGE(['Result.Art23.ann8'.E12];['Result.Art23.ann9'.E12];['Result.Art23.ann11'.E12])" office:value-type="float" office:value="0.0155656081230634" calcext:value-type="float">
            <text:p>0.0156</text:p>
          </table:table-cell>
          <table:table-cell table:style-name="ce8" table:formula="of:=AVERAGE(['Result.Art23.ann8'.F12];['Result.Art23.ann9'.F12];['Result.Art23.ann11'.F12])" office:value-type="float" office:value="0.254372546043178" calcext:value-type="float">
            <text:p>0.2544</text:p>
          </table:table-cell>
          <table:table-cell table:style-name="ce8" table:formula="of:=AVERAGE(['Result.Art23.ann8'.G12];['Result.Art23.ann9'.G12];['Result.Art23.ann11'.G12])" office:value-type="float" office:value="0.293132361251174" calcext:value-type="float">
            <text:p>0.2931</text:p>
          </table:table-cell>
          <table:table-cell table:style-name="ce8" table:formula="of:=AVERAGE(['Result.Art23.ann8'.H12];['Result.Art23.ann9'.H12];['Result.Art23.ann11'.H12])" office:value-type="float" office:value="0.0265050531903049" calcext:value-type="float">
            <text:p>0.0265</text:p>
          </table:table-cell>
          <table:table-cell table:style-name="ce8" table:formula="of:=AVERAGE(['Result.Art23.ann8'.I12];['Result.Art23.ann9'.I12];['Result.Art23.ann11'.I12])" office:value-type="float" office:value="0.388888888888889" calcext:value-type="float">
            <text:p>0.3889</text:p>
          </table:table-cell>
          <table:table-cell table:style-name="ce8" table:formula="of:=AVERAGE(['Result.Art23.ann8'.J12];['Result.Art23.ann9'.J12];['Result.Art23.ann11'.J12])" office:value-type="float" office:value="0.388888888888889" calcext:value-type="float">
            <text:p>0.3889</text:p>
          </table:table-cell>
          <table:table-cell table:style-name="ce8" table:formula="of:=AVERAGE(['Result.Art23.ann8'.K12];['Result.Art23.ann9'.K12];['Result.Art23.ann11'.K12])" office:value-type="float" office:value="0.328405543799421" calcext:value-type="float">
            <text:p>0.3284</text:p>
          </table:table-cell>
          <table:table-cell table:style-name="ce8" table:formula="of:=AVERAGE(['Result.Art23.ann8'.L12];['Result.Art23.ann9'.L12];['Result.Art23.ann11'.L12])" office:value-type="float" office:value="0.388888888888889" calcext:value-type="float">
            <text:p>0.3889</text:p>
          </table:table-cell>
          <table:table-cell table:style-name="ce8" table:formula="of:=AVERAGE(['Result.Art23.ann8'.M12];['Result.Art23.ann9'.M12];['Result.Art23.ann11'.M12])" office:value-type="float" office:value="0.388888888888889" calcext:value-type="float">
            <text:p>0.3889</text:p>
          </table:table-cell>
          <table:table-cell table:style-name="ce8" table:formula="of:=AVERAGE(['Result.Art23.ann8'.N12];['Result.Art23.ann9'.N12];['Result.Art23.ann11'.N12])" office:value-type="float" office:value="0.241893680549143" calcext:value-type="float">
            <text:p>0.2419</text:p>
          </table:table-cell>
          <table:table-cell table:style-name="ce8" table:formula="of:=AVERAGE(['Result.Art23.ann8'.O12];['Result.Art23.ann9'.O12];['Result.Art23.ann11'.O12])" office:value-type="float" office:value="0.250431690008573" calcext:value-type="float">
            <text:p>0.2504</text:p>
          </table:table-cell>
          <table:table-cell table:style-name="ce8" table:formula="of:=AVERAGE(['Result.Art23.ann8'.P12];['Result.Art23.ann9'.P12];['Result.Art23.ann11'.P12])" office:value-type="float" office:value="0.302546104688962" calcext:value-type="float">
            <text:p>0.3025</text:p>
          </table:table-cell>
          <table:table-cell table:style-name="ce8" table:formula="of:=AVERAGE(['Result.Art23.ann8'.Q12];['Result.Art23.ann9'.Q12];['Result.Art23.ann11'.Q12])" office:value-type="float" office:value="0.324905073140367" calcext:value-type="float">
            <text:p>0.3249</text:p>
          </table:table-cell>
          <table:table-cell table:style-name="ce8" table:formula="of:=AVERAGE(['Result.Art23.ann8'.R12];['Result.Art23.ann9'.R12];['Result.Art23.ann11'.R12])" office:value-type="float" office:value="0.388888888888889" calcext:value-type="float">
            <text:p>0.3889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style-name="ce10" table:formula="of:=AVERAGE(['Result.Art23.ann8'.B13];['Result.Art23.ann9'.B13];['Result.Art23.ann11'.B13])" office:value-type="float" office:value="0.0392835029434044" calcext:value-type="float">
            <text:p>0.0393</text:p>
          </table:table-cell>
          <table:table-cell table:style-name="ce10" table:formula="of:=AVERAGE(['Result.Art23.ann8'.C13];['Result.Art23.ann9'.C13];['Result.Art23.ann11'.C13])" office:value-type="float" office:value="0.0392835029434044" calcext:value-type="float">
            <text:p>0.0393</text:p>
          </table:table-cell>
          <table:table-cell table:style-name="ce10" table:formula="of:=AVERAGE(['Result.Art23.ann8'.D13];['Result.Art23.ann9'.D13];['Result.Art23.ann11'.D13])" office:value-type="float" office:value="0.412875311850838" calcext:value-type="float">
            <text:p>0.4129</text:p>
          </table:table-cell>
          <table:table-cell table:style-name="ce19" table:formula="of:=AVERAGE(['Result.Art23.ann8'.E13];['Result.Art23.ann9'.E13];['Result.Art23.ann11'.E13])" office:value-type="float" office:value="0.0645648529871515" calcext:value-type="float">
            <text:p>0.0646</text:p>
          </table:table-cell>
          <table:table-cell table:style-name="ce19" table:formula="of:=AVERAGE(['Result.Art23.ann8'.F13];['Result.Art23.ann9'.F13];['Result.Art23.ann11'.F13])" office:value-type="float" office:value="0.423256514303882" calcext:value-type="float">
            <text:p>0.4233</text:p>
          </table:table-cell>
          <table:table-cell table:style-name="ce10" table:formula="of:=AVERAGE(['Result.Art23.ann8'.G13];['Result.Art23.ann9'.G13];['Result.Art23.ann11'.G13])" office:value-type="float" office:value="0.415273590004494" calcext:value-type="float">
            <text:p>0.4153</text:p>
          </table:table-cell>
          <table:table-cell table:style-name="ce10" table:formula="of:=AVERAGE(['Result.Art23.ann8'.H13];['Result.Art23.ann9'.H13];['Result.Art23.ann11'.H13])" office:value-type="float" office:value="0.0392835029434044" calcext:value-type="float">
            <text:p>0.0393</text:p>
          </table:table-cell>
          <table:table-cell table:style-name="ce10" table:formula="of:=AVERAGE(['Result.Art23.ann8'.I13];['Result.Art23.ann9'.I13];['Result.Art23.ann11'.I13])" office:value-type="float" office:value="0.4" calcext:value-type="float">
            <text:p>0.4000</text:p>
          </table:table-cell>
          <table:table-cell table:style-name="ce10" table:formula="of:=AVERAGE(['Result.Art23.ann8'.J13];['Result.Art23.ann9'.J13];['Result.Art23.ann11'.J13])" office:value-type="float" office:value="0.4" calcext:value-type="float">
            <text:p>0.4000</text:p>
          </table:table-cell>
          <table:table-cell table:style-name="ce10" table:formula="of:=AVERAGE(['Result.Art23.ann8'.K13];['Result.Art23.ann9'.K13];['Result.Art23.ann11'.K13])" office:value-type="float" office:value="0.42039035039035" calcext:value-type="float">
            <text:p>0.4204</text:p>
          </table:table-cell>
          <table:table-cell table:style-name="ce10" table:formula="of:=AVERAGE(['Result.Art23.ann8'.L13];['Result.Art23.ann9'.L13];['Result.Art23.ann11'.L13])" office:value-type="float" office:value="0.4" calcext:value-type="float">
            <text:p>0.4000</text:p>
          </table:table-cell>
          <table:table-cell table:style-name="ce10" table:formula="of:=AVERAGE(['Result.Art23.ann8'.M13];['Result.Art23.ann9'.M13];['Result.Art23.ann11'.M13])" office:value-type="float" office:value="0.4" calcext:value-type="float">
            <text:p>0.4000</text:p>
          </table:table-cell>
          <table:table-cell table:style-name="ce10" table:formula="of:=AVERAGE(['Result.Art23.ann8'.N13];['Result.Art23.ann9'.N13];['Result.Art23.ann11'.N13])" office:value-type="float" office:value="0.363920261836929" calcext:value-type="float">
            <text:p>0.3639</text:p>
          </table:table-cell>
          <table:table-cell table:style-name="ce10" table:formula="of:=AVERAGE(['Result.Art23.ann8'.O13];['Result.Art23.ann9'.O13];['Result.Art23.ann11'.O13])" office:value-type="float" office:value="0.323808984225651" calcext:value-type="float">
            <text:p>0.3238</text:p>
          </table:table-cell>
          <table:table-cell table:style-name="ce10" table:formula="of:=AVERAGE(['Result.Art23.ann8'.P13];['Result.Art23.ann9'.P13];['Result.Art23.ann11'.P13])" office:value-type="float" office:value="0.362774262774263" calcext:value-type="float">
            <text:p>0.3628</text:p>
          </table:table-cell>
          <table:table-cell table:style-name="ce19" table:formula="of:=AVERAGE(['Result.Art23.ann8'.Q13];['Result.Art23.ann9'.Q13];['Result.Art23.ann11'.Q13])" office:value-type="float" office:value="0.548130511463845" calcext:value-type="float">
            <text:p>0.5481</text:p>
          </table:table-cell>
          <table:table-cell table:style-name="ce10" table:formula="of:=AVERAGE(['Result.Art23.ann8'.R13];['Result.Art23.ann9'.R13];['Result.Art23.ann11'.R13])" office:value-type="float" office:value="0.4" calcext:value-type="float">
            <text:p>0.4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style-name="ce10" table:formula="of:=AVERAGE(['Result.Art23.ann8'.B14];['Result.Art23.ann9'.B14];['Result.Art23.ann11'.B14])" office:value-type="float" office:value="0.0442234168415233" calcext:value-type="float">
            <text:p>0.0442</text:p>
          </table:table-cell>
          <table:table-cell table:style-name="ce10" table:formula="of:=AVERAGE(['Result.Art23.ann8'.C14];['Result.Art23.ann9'.C14];['Result.Art23.ann11'.C14])" office:value-type="float" office:value="0.0442234168415233" calcext:value-type="float">
            <text:p>0.0442</text:p>
          </table:table-cell>
          <table:table-cell table:style-name="ce10" table:formula="of:=AVERAGE(['Result.Art23.ann8'.D14];['Result.Art23.ann9'.D14];['Result.Art23.ann11'.D14])" office:value-type="float" office:value="0.41761300947416" calcext:value-type="float">
            <text:p>0.4176</text:p>
          </table:table-cell>
          <table:table-cell table:style-name="ce10" table:formula="of:=AVERAGE(['Result.Art23.ann8'.E14];['Result.Art23.ann9'.E14];['Result.Art23.ann11'.E14])" office:value-type="float" office:value="0.0524512093350136" calcext:value-type="float">
            <text:p>0.0525</text:p>
          </table:table-cell>
          <table:table-cell table:style-name="ce10" table:formula="of:=AVERAGE(['Result.Art23.ann8'.F14];['Result.Art23.ann9'.F14];['Result.Art23.ann11'.F14])" office:value-type="float" office:value="0.419902123345793" calcext:value-type="float">
            <text:p>0.4199</text:p>
          </table:table-cell>
          <table:table-cell table:style-name="ce19" table:formula="of:=AVERAGE(['Result.Art23.ann8'.G14];['Result.Art23.ann9'.G14];['Result.Art23.ann11'.G14])" office:value-type="float" office:value="0.417196416824033" calcext:value-type="float">
            <text:p>0.4172</text:p>
          </table:table-cell>
          <table:table-cell table:style-name="ce10" table:formula="of:=AVERAGE(['Result.Art23.ann8'.H14];['Result.Art23.ann9'.H14];['Result.Art23.ann11'.H14])" office:value-type="float" office:value="0.0442234168415233" calcext:value-type="float">
            <text:p>0.0442</text:p>
          </table:table-cell>
          <table:table-cell table:style-name="ce10" table:formula="of:=AVERAGE(['Result.Art23.ann8'.I14];['Result.Art23.ann9'.I14];['Result.Art23.ann11'.I14])" office:value-type="float" office:value="0.377777777777778" calcext:value-type="float">
            <text:p>0.3778</text:p>
          </table:table-cell>
          <table:table-cell table:style-name="ce10" table:formula="of:=AVERAGE(['Result.Art23.ann8'.J14];['Result.Art23.ann9'.J14];['Result.Art23.ann11'.J14])" office:value-type="float" office:value="0.377777777777778" calcext:value-type="float">
            <text:p>0.3778</text:p>
          </table:table-cell>
          <table:table-cell table:style-name="ce10" table:formula="of:=AVERAGE(['Result.Art23.ann8'.K14];['Result.Art23.ann9'.K14];['Result.Art23.ann11'.K14])" office:value-type="float" office:value="0.374943879649762" calcext:value-type="float">
            <text:p>0.3749</text:p>
          </table:table-cell>
          <table:table-cell table:style-name="ce10" table:formula="of:=AVERAGE(['Result.Art23.ann8'.L14];['Result.Art23.ann9'.L14];['Result.Art23.ann11'.L14])" office:value-type="float" office:value="0.377777777777778" calcext:value-type="float">
            <text:p>0.3778</text:p>
          </table:table-cell>
          <table:table-cell table:style-name="ce10" table:formula="of:=AVERAGE(['Result.Art23.ann8'.M14];['Result.Art23.ann9'.M14];['Result.Art23.ann11'.M14])" office:value-type="float" office:value="0.377777777777778" calcext:value-type="float">
            <text:p>0.3778</text:p>
          </table:table-cell>
          <table:table-cell table:style-name="ce10" table:formula="of:=AVERAGE(['Result.Art23.ann8'.N14];['Result.Art23.ann9'.N14];['Result.Art23.ann11'.N14])" office:value-type="float" office:value="0.28241631054131" calcext:value-type="float">
            <text:p>0.2824</text:p>
          </table:table-cell>
          <table:table-cell table:style-name="ce10" table:formula="of:=AVERAGE(['Result.Art23.ann8'.O14];['Result.Art23.ann9'.O14];['Result.Art23.ann11'.O14])" office:value-type="float" office:value="0.261908706761648" calcext:value-type="float">
            <text:p>0.2619</text:p>
          </table:table-cell>
          <table:table-cell table:style-name="ce10" table:formula="of:=AVERAGE(['Result.Art23.ann8'.P14];['Result.Art23.ann9'.P14];['Result.Art23.ann11'.P14])" office:value-type="float" office:value="0.274498418248418" calcext:value-type="float">
            <text:p>0.2745</text:p>
          </table:table-cell>
          <table:table-cell table:style-name="ce10" table:formula="of:=AVERAGE(['Result.Art23.ann8'.Q14];['Result.Art23.ann9'.Q14];['Result.Art23.ann11'.Q14])" office:value-type="float" office:value="0.414722222222222" calcext:value-type="float">
            <text:p>0.4147</text:p>
          </table:table-cell>
          <table:table-cell table:style-name="ce10" table:formula="of:=AVERAGE(['Result.Art23.ann8'.R14];['Result.Art23.ann9'.R14];['Result.Art23.ann11'.R14])" office:value-type="float" office:value="0.377777777777778" calcext:value-type="float">
            <text:p>0.3778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style-name="ce10" table:formula="of:=AVERAGE(['Result.Art23.ann8'.B15];['Result.Art23.ann9'.B15];['Result.Art23.ann11'.B15])" office:value-type="float" office:value="0.0378610587934322" calcext:value-type="float">
            <text:p>0.0379</text:p>
          </table:table-cell>
          <table:table-cell table:style-name="ce10" table:formula="of:=AVERAGE(['Result.Art23.ann8'.C15];['Result.Art23.ann9'.C15];['Result.Art23.ann11'.C15])" office:value-type="float" office:value="0.0378610587934322" calcext:value-type="float">
            <text:p>0.0379</text:p>
          </table:table-cell>
          <table:table-cell table:style-name="ce10" table:formula="of:=AVERAGE(['Result.Art23.ann8'.D15];['Result.Art23.ann9'.D15];['Result.Art23.ann11'.D15])" office:value-type="float" office:value="0.416244385624126" calcext:value-type="float">
            <text:p>0.4162</text:p>
          </table:table-cell>
          <table:table-cell table:style-name="ce10" table:formula="of:=AVERAGE(['Result.Art23.ann8'.E15];['Result.Art23.ann9'.E15];['Result.Art23.ann11'.E15])" office:value-type="float" office:value="0.0553112197700661" calcext:value-type="float">
            <text:p>0.0553</text:p>
          </table:table-cell>
          <table:table-cell table:style-name="ce10" table:formula="of:=AVERAGE(['Result.Art23.ann8'.F15];['Result.Art23.ann9'.F15];['Result.Art23.ann11'.F15])" office:value-type="float" office:value="0.372933369091058" calcext:value-type="float">
            <text:p>0.3729</text:p>
          </table:table-cell>
          <table:table-cell table:style-name="ce10" table:formula="of:=AVERAGE(['Result.Art23.ann8'.G15];['Result.Art23.ann9'.G15];['Result.Art23.ann11'.G15])" office:value-type="float" office:value="0.390424971309314" calcext:value-type="float">
            <text:p>0.3904</text:p>
          </table:table-cell>
          <table:table-cell table:style-name="ce10" table:formula="of:=AVERAGE(['Result.Art23.ann8'.H15];['Result.Art23.ann9'.H15];['Result.Art23.ann11'.H15])" office:value-type="float" office:value="0.0378610587934322" calcext:value-type="float">
            <text:p>0.0379</text:p>
          </table:table-cell>
          <table:table-cell table:style-name="ce10" table:formula="of:=AVERAGE(['Result.Art23.ann8'.I15];['Result.Art23.ann9'.I15];['Result.Art23.ann11'.I15])" office:value-type="float" office:value="0.355555555555555" calcext:value-type="float">
            <text:p>0.3556</text:p>
          </table:table-cell>
          <table:table-cell table:style-name="ce10" table:formula="of:=AVERAGE(['Result.Art23.ann8'.J15];['Result.Art23.ann9'.J15];['Result.Art23.ann11'.J15])" office:value-type="float" office:value="0.355555555555555" calcext:value-type="float">
            <text:p>0.3556</text:p>
          </table:table-cell>
          <table:table-cell table:style-name="ce10" table:formula="of:=AVERAGE(['Result.Art23.ann8'.K15];['Result.Art23.ann9'.K15];['Result.Art23.ann11'.K15])" office:value-type="float" office:value="0.345308641975309" calcext:value-type="float">
            <text:p>0.3453</text:p>
          </table:table-cell>
          <table:table-cell table:style-name="ce10" table:formula="of:=AVERAGE(['Result.Art23.ann8'.L15];['Result.Art23.ann9'.L15];['Result.Art23.ann11'.L15])" office:value-type="float" office:value="0.355555555555555" calcext:value-type="float">
            <text:p>0.3556</text:p>
          </table:table-cell>
          <table:table-cell table:style-name="ce10" table:formula="of:=AVERAGE(['Result.Art23.ann8'.M15];['Result.Art23.ann9'.M15];['Result.Art23.ann11'.M15])" office:value-type="float" office:value="0.355555555555555" calcext:value-type="float">
            <text:p>0.3556</text:p>
          </table:table-cell>
          <table:table-cell table:style-name="ce10" table:formula="of:=AVERAGE(['Result.Art23.ann8'.N15];['Result.Art23.ann9'.N15];['Result.Art23.ann11'.N15])" office:value-type="float" office:value="0.329992368742369" calcext:value-type="float">
            <text:p>0.3300</text:p>
          </table:table-cell>
          <table:table-cell table:style-name="ce10" table:formula="of:=AVERAGE(['Result.Art23.ann8'.O15];['Result.Art23.ann9'.O15];['Result.Art23.ann11'.O15])" office:value-type="float" office:value="0.287086182336182" calcext:value-type="float">
            <text:p>0.2871</text:p>
          </table:table-cell>
          <table:table-cell table:style-name="ce10" table:formula="of:=AVERAGE(['Result.Art23.ann8'.P15];['Result.Art23.ann9'.P15];['Result.Art23.ann11'.P15])" office:value-type="float" office:value="0.307565212565213" calcext:value-type="float">
            <text:p>0.3076</text:p>
          </table:table-cell>
          <table:table-cell table:style-name="ce10" table:formula="of:=AVERAGE(['Result.Art23.ann8'.Q15];['Result.Art23.ann9'.Q15];['Result.Art23.ann11'.Q15])" office:value-type="float" office:value="0.396084656084656" calcext:value-type="float">
            <text:p>0.3961</text:p>
          </table:table-cell>
          <table:table-cell table:style-name="ce10" table:formula="of:=AVERAGE(['Result.Art23.ann8'.R15];['Result.Art23.ann9'.R15];['Result.Art23.ann11'.R15])" office:value-type="float" office:value="0.355555555555555" calcext:value-type="float">
            <text:p>0.3556</text:p>
          </table:table-cell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1.ALLann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12" table:default-cell-style-name="Default"/>
        <table:table-column table:style-name="co3" table:number-columns-repeated="1005" table:default-cell-style-name="Default"/>
        <table:table-row table:style-name="ro1">
          <table:table-cell/>
          <table:table-cell table:style-name="ce7" office:value-type="string" calcext:value-type="string">
            <text:p>ARTICLE 11 – <text:span text:style-name="T2">AVERAGE SCORES  (among 2 annotators)</text:span></text:p>
          </table:table-cell>
          <table:table-cell table:style-name="Default"/>
          <table:table-cell table:number-columns-repeated="2"/>
          <table:table-cell table:style-name="ce18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formula="of:=AVERAGE(['Result.Art11.ann3'.B5];['Result.Art11.ann9'.B5])" office:value-type="float" office:value="0.0103521878335112" calcext:value-type="float">
            <text:p>0.01</text:p>
          </table:table-cell>
          <table:table-cell table:formula="of:=AVERAGE(['Result.Art11.ann3'.C5];['Result.Art11.ann9'.C5])" office:value-type="float" office:value="0.0143980564236994" calcext:value-type="float">
            <text:p>0.01</text:p>
          </table:table-cell>
          <table:table-cell table:style-name="ce22" table:formula="of:=AVERAGE(['Result.Art11.ann3'.D5];['Result.Art11.ann9'.D5])" office:value-type="float" office:value="0.373923039590115" calcext:value-type="float">
            <text:p>0.37</text:p>
          </table:table-cell>
          <table:table-cell table:style-name="ce22" table:formula="of:=AVERAGE(['Result.Art11.ann3'.E5];['Result.Art11.ann9'.E5])" office:value-type="float" office:value="0.00336496250148386" calcext:value-type="float">
            <text:p>0.00</text:p>
          </table:table-cell>
          <table:table-cell table:formula="of:=AVERAGE(['Result.Art11.ann3'.F5];['Result.Art11.ann9'.F5])" office:value-type="float" office:value="0.431959790658767" calcext:value-type="float">
            <text:p>0.43</text:p>
          </table:table-cell>
          <table:table-cell table:style-name="ce22" table:formula="of:=AVERAGE(['Result.Art11.ann3'.G5];['Result.Art11.ann9'.G5])" office:value-type="float" office:value="0.400787737667464" calcext:value-type="float">
            <text:p>0.40</text:p>
          </table:table-cell>
          <table:table-cell table:style-name="ce22" table:formula="of:=AVERAGE(['Result.Art11.ann3'.H5];['Result.Art11.ann9'.H5])" office:value-type="float" office:value="0.0143980564236994" calcext:value-type="float">
            <text:p>0.01</text:p>
          </table:table-cell>
          <table:table-cell table:style-name="ce22" table:formula="of:=AVERAGE(['Result.Art11.ann3'.I5];['Result.Art11.ann9'.I5])" office:value-type="float" office:value="0.359375" calcext:value-type="float">
            <text:p>0.36</text:p>
          </table:table-cell>
          <table:table-cell table:style-name="ce22" table:formula="of:=AVERAGE(['Result.Art11.ann3'.J5];['Result.Art11.ann9'.J5])" office:value-type="float" office:value="0.359375" calcext:value-type="float">
            <text:p>0.36</text:p>
          </table:table-cell>
          <table:table-cell table:style-name="ce23" table:formula="of:=AVERAGE(['Result.Art11.ann3'.K5];['Result.Art11.ann9'.K5])" office:value-type="float" office:value="0.408528496168583" calcext:value-type="float">
            <text:p>0.41</text:p>
          </table:table-cell>
          <table:table-cell table:style-name="ce22" table:formula="of:=AVERAGE(['Result.Art11.ann3'.L5];['Result.Art11.ann9'.L5])" office:value-type="float" office:value="0.359375" calcext:value-type="float">
            <text:p>0.36</text:p>
          </table:table-cell>
          <table:table-cell table:style-name="ce22" table:formula="of:=AVERAGE(['Result.Art11.ann3'.M5];['Result.Art11.ann9'.M5])" office:value-type="float" office:value="0.359375" calcext:value-type="float">
            <text:p>0.36</text:p>
          </table:table-cell>
          <table:table-cell table:style-name="ce22" table:formula="of:=AVERAGE(['Result.Art11.ann3'.N5];['Result.Art11.ann9'.N5])" office:value-type="float" office:value="0.380827505827506" calcext:value-type="float">
            <text:p>0.38</text:p>
          </table:table-cell>
          <table:table-cell table:style-name="ce22" table:formula="of:=AVERAGE(['Result.Art11.ann3'.O5];['Result.Art11.ann9'.O5])" office:value-type="float" office:value="0.240226401950539" calcext:value-type="float">
            <text:p>0.24</text:p>
          </table:table-cell>
          <table:table-cell table:style-name="ce22" table:formula="of:=AVERAGE(['Result.Art11.ann3'.P5];['Result.Art11.ann9'.P5])" office:value-type="float" office:value="0.198484848484849" calcext:value-type="float">
            <text:p>0.20</text:p>
          </table:table-cell>
          <table:table-cell table:style-name="ce22" table:formula="of:=AVERAGE(['Result.Art11.ann3'.Q5];['Result.Art11.ann9'.Q5])" office:value-type="float" office:value="0.585236378205128" calcext:value-type="float">
            <text:p>0.59</text:p>
          </table:table-cell>
          <table:table-cell table:style-name="ce22" table:formula="of:=AVERAGE(['Result.Art11.ann3'.R5];['Result.Art11.ann9'.R5])" office:value-type="float" office:value="0.359375" calcext:value-type="float">
            <text:p>0.3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formula="of:=AVERAGE(['Result.Art11.ann3'.B6];['Result.Art11.ann9'.B6])" office:value-type="float" office:value="-0.0039919941679029" calcext:value-type="float">
            <text:p>0.00</text:p>
          </table:table-cell>
          <table:table-cell table:formula="of:=AVERAGE(['Result.Art11.ann3'.C6];['Result.Art11.ann9'.C6])" office:value-type="float" office:value="-0.0039919941679029" calcext:value-type="float">
            <text:p>0.00</text:p>
          </table:table-cell>
          <table:table-cell table:style-name="ce22" table:formula="of:=AVERAGE(['Result.Art11.ann3'.D6];['Result.Art11.ann9'.D6])" office:value-type="float" office:value="0.322390975299523" calcext:value-type="float">
            <text:p>0.32</text:p>
          </table:table-cell>
          <table:table-cell table:style-name="ce22" table:formula="of:=AVERAGE(['Result.Art11.ann3'.E6];['Result.Art11.ann9'.E6])" office:value-type="float" office:value="-0.0543906892052036" calcext:value-type="float">
            <text:p>-0.05</text:p>
          </table:table-cell>
          <table:table-cell table:formula="of:=AVERAGE(['Result.Art11.ann3'.F6];['Result.Art11.ann9'.F6])" office:value-type="float" office:value="0.374876941812997" calcext:value-type="float">
            <text:p>0.37</text:p>
          </table:table-cell>
          <table:table-cell table:style-name="ce22" table:formula="of:=AVERAGE(['Result.Art11.ann3'.G6];['Result.Art11.ann9'.G6])" office:value-type="float" office:value="0.346284350894413" calcext:value-type="float">
            <text:p>0.35</text:p>
          </table:table-cell>
          <table:table-cell table:style-name="ce22" table:formula="of:=AVERAGE(['Result.Art11.ann3'.H6];['Result.Art11.ann9'.H6])" office:value-type="float" office:value="-0.0039919941679029" calcext:value-type="float">
            <text:p>0.00</text:p>
          </table:table-cell>
          <table:table-cell table:style-name="ce22" table:formula="of:=AVERAGE(['Result.Art11.ann3'.I6];['Result.Art11.ann9'.I6])" office:value-type="float" office:value="0.34375" calcext:value-type="float">
            <text:p>0.34</text:p>
          </table:table-cell>
          <table:table-cell table:style-name="ce22" table:formula="of:=AVERAGE(['Result.Art11.ann3'.J6];['Result.Art11.ann9'.J6])" office:value-type="float" office:value="0.34375" calcext:value-type="float">
            <text:p>0.34</text:p>
          </table:table-cell>
          <table:table-cell table:style-name="ce22" table:formula="of:=AVERAGE(['Result.Art11.ann3'.K6];['Result.Art11.ann9'.K6])" office:value-type="float" office:value="0.365736607142857" calcext:value-type="float">
            <text:p>0.37</text:p>
          </table:table-cell>
          <table:table-cell table:style-name="ce22" table:formula="of:=AVERAGE(['Result.Art11.ann3'.L6];['Result.Art11.ann9'.L6])" office:value-type="float" office:value="0.34375" calcext:value-type="float">
            <text:p>0.34</text:p>
          </table:table-cell>
          <table:table-cell table:style-name="ce22" table:formula="of:=AVERAGE(['Result.Art11.ann3'.M6];['Result.Art11.ann9'.M6])" office:value-type="float" office:value="0.34375" calcext:value-type="float">
            <text:p>0.34</text:p>
          </table:table-cell>
          <table:table-cell table:style-name="ce22" table:formula="of:=AVERAGE(['Result.Art11.ann3'.N6];['Result.Art11.ann9'.N6])" office:value-type="float" office:value="0.268686868686868" calcext:value-type="float">
            <text:p>0.27</text:p>
          </table:table-cell>
          <table:table-cell table:style-name="ce22" table:formula="of:=AVERAGE(['Result.Art11.ann3'.O6];['Result.Art11.ann9'.O6])" office:value-type="float" office:value="0.23006253006253" calcext:value-type="float">
            <text:p>0.23</text:p>
          </table:table-cell>
          <table:table-cell table:style-name="ce22" table:formula="of:=AVERAGE(['Result.Art11.ann3'.P6];['Result.Art11.ann9'.P6])" office:value-type="float" office:value="0.225589225589225" calcext:value-type="float">
            <text:p>0.23</text:p>
          </table:table-cell>
          <table:table-cell table:style-name="ce22" table:formula="of:=AVERAGE(['Result.Art11.ann3'.Q6];['Result.Art11.ann9'.Q6])" office:value-type="float" office:value="0.426041666666667" calcext:value-type="float">
            <text:p>0.43</text:p>
          </table:table-cell>
          <table:table-cell table:style-name="ce22" table:formula="of:=AVERAGE(['Result.Art11.ann3'.R6];['Result.Art11.ann9'.R6])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formula="of:=AVERAGE(['Result.Art11.ann3'.B7];['Result.Art11.ann9'.B7])" office:value-type="float" office:value="0.00435532582676844" calcext:value-type="float">
            <text:p>0.00</text:p>
          </table:table-cell>
          <table:table-cell table:formula="of:=AVERAGE(['Result.Art11.ann3'.C7];['Result.Art11.ann9'.C7])" office:value-type="float" office:value="0.00435532582676844" calcext:value-type="float">
            <text:p>0.00</text:p>
          </table:table-cell>
          <table:table-cell table:style-name="ce22" table:formula="of:=AVERAGE(['Result.Art11.ann3'.D7];['Result.Art11.ann9'.D7])" office:value-type="float" office:value="0.353097440586215" calcext:value-type="float">
            <text:p>0.35</text:p>
          </table:table-cell>
          <table:table-cell table:style-name="ce22" table:formula="of:=AVERAGE(['Result.Art11.ann3'.E7];['Result.Art11.ann9'.E7])" office:value-type="float" office:value="-0.011414208719963" calcext:value-type="float">
            <text:p>-0.01</text:p>
          </table:table-cell>
          <table:table-cell table:formula="of:=AVERAGE(['Result.Art11.ann3'.F7];['Result.Art11.ann9'.F7])" office:value-type="float" office:value="0.388622015755269" calcext:value-type="float">
            <text:p>0.39</text:p>
          </table:table-cell>
          <table:table-cell table:style-name="ce22" table:formula="of:=AVERAGE(['Result.Art11.ann3'.G7];['Result.Art11.ann9'.G7])" office:value-type="float" office:value="0.36987987127703" calcext:value-type="float">
            <text:p>0.37</text:p>
          </table:table-cell>
          <table:table-cell table:style-name="ce22" table:formula="of:=AVERAGE(['Result.Art11.ann3'.H7];['Result.Art11.ann9'.H7])" office:value-type="float" office:value="0.00435532582676844" calcext:value-type="float">
            <text:p>0.00</text:p>
          </table:table-cell>
          <table:table-cell table:style-name="ce23" table:formula="of:=AVERAGE(['Result.Art11.ann3'.I7];['Result.Art11.ann9'.I7])" office:value-type="float" office:value="0.390625" calcext:value-type="float">
            <text:p>0.39</text:p>
          </table:table-cell>
          <table:table-cell table:style-name="ce23" table:formula="of:=AVERAGE(['Result.Art11.ann3'.J7];['Result.Art11.ann9'.J7])" office:value-type="float" office:value="0.390625" calcext:value-type="float">
            <text:p>0.39</text:p>
          </table:table-cell>
          <table:table-cell table:style-name="ce22" table:formula="of:=AVERAGE(['Result.Art11.ann3'.K7];['Result.Art11.ann9'.K7])" office:value-type="float" office:value="0.423111829501915" calcext:value-type="float">
            <text:p>0.42</text:p>
          </table:table-cell>
          <table:table-cell table:style-name="ce23" table:formula="of:=AVERAGE(['Result.Art11.ann3'.L7];['Result.Art11.ann9'.L7])" office:value-type="float" office:value="0.390625" calcext:value-type="float">
            <text:p>0.39</text:p>
          </table:table-cell>
          <table:table-cell table:style-name="ce23" table:formula="of:=AVERAGE(['Result.Art11.ann3'.M7];['Result.Art11.ann9'.M7])" office:value-type="float" office:value="0.390625" calcext:value-type="float">
            <text:p>0.39</text:p>
          </table:table-cell>
          <table:table-cell table:style-name="ce22" table:formula="of:=AVERAGE(['Result.Art11.ann3'.N7];['Result.Art11.ann9'.N7])" office:value-type="float" office:value="0.376410256410256" calcext:value-type="float">
            <text:p>0.38</text:p>
          </table:table-cell>
          <table:table-cell table:style-name="ce22" table:formula="of:=AVERAGE(['Result.Art11.ann3'.O7];['Result.Art11.ann9'.O7])" office:value-type="float" office:value="0.264526819923372" calcext:value-type="float">
            <text:p>0.26</text:p>
          </table:table-cell>
          <table:table-cell table:style-name="ce22" table:formula="of:=AVERAGE(['Result.Art11.ann3'.P7];['Result.Art11.ann9'.P7])" office:value-type="float" office:value="0.240833333333333" calcext:value-type="float">
            <text:p>0.24</text:p>
          </table:table-cell>
          <table:table-cell table:style-name="ce22" table:formula="of:=AVERAGE(['Result.Art11.ann3'.Q7];['Result.Art11.ann9'.Q7])" office:value-type="float" office:value="0.559455128205128" calcext:value-type="float">
            <text:p>0.56</text:p>
          </table:table-cell>
          <table:table-cell table:style-name="ce23" table:formula="of:=AVERAGE(['Result.Art11.ann3'.R7];['Result.Art11.ann9'.R7])" office:value-type="float" office:value="0.390625" calcext:value-type="float">
            <text:p>0.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formula="of:=AVERAGE(['Result.Art11.ann3'.B8];['Result.Art11.ann9'.B8])" office:value-type="float" office:value="-0.00760950518001694" calcext:value-type="float">
            <text:p>-0.01</text:p>
          </table:table-cell>
          <table:table-cell table:formula="of:=AVERAGE(['Result.Art11.ann3'.C8];['Result.Art11.ann9'.C8])" office:value-type="float" office:value="-0.00760950518001694" calcext:value-type="float">
            <text:p>-0.01</text:p>
          </table:table-cell>
          <table:table-cell table:style-name="ce22" table:formula="of:=AVERAGE(['Result.Art11.ann3'.D8];['Result.Art11.ann9'.D8])" office:value-type="float" office:value="0.301402025817972" calcext:value-type="float">
            <text:p>0.30</text:p>
          </table:table-cell>
          <table:table-cell table:style-name="ce22" table:formula="of:=AVERAGE(['Result.Art11.ann3'.E8];['Result.Art11.ann9'.E8])" office:value-type="float" office:value="-0.0406125407901193" calcext:value-type="float">
            <text:p>-0.04</text:p>
          </table:table-cell>
          <table:table-cell table:formula="of:=AVERAGE(['Result.Art11.ann3'.F8];['Result.Art11.ann9'.F8])" office:value-type="float" office:value="0.311502789364445" calcext:value-type="float">
            <text:p>0.31</text:p>
          </table:table-cell>
          <table:table-cell table:style-name="ce22" table:formula="of:=AVERAGE(['Result.Art11.ann3'.G8];['Result.Art11.ann9'.G8])" office:value-type="float" office:value="0.305792509002584" calcext:value-type="float">
            <text:p>0.31</text:p>
          </table:table-cell>
          <table:table-cell table:style-name="ce22" table:formula="of:=AVERAGE(['Result.Art11.ann3'.H8];['Result.Art11.ann9'.H8])" office:value-type="float" office:value="-0.00760950518001694" calcext:value-type="float">
            <text:p>-0.01</text:p>
          </table:table-cell>
          <table:table-cell table:style-name="ce22" table:formula="of:=AVERAGE(['Result.Art11.ann3'.I8];['Result.Art11.ann9'.I8])" office:value-type="float" office:value="0.359375" calcext:value-type="float">
            <text:p>0.36</text:p>
          </table:table-cell>
          <table:table-cell table:style-name="ce22" table:formula="of:=AVERAGE(['Result.Art11.ann3'.J8];['Result.Art11.ann9'.J8])" office:value-type="float" office:value="0.359375" calcext:value-type="float">
            <text:p>0.36</text:p>
          </table:table-cell>
          <table:table-cell table:style-name="ce22" table:formula="of:=AVERAGE(['Result.Art11.ann3'.K8];['Result.Art11.ann9'.K8])" office:value-type="float" office:value="0.381531444099379" calcext:value-type="float">
            <text:p>0.38</text:p>
          </table:table-cell>
          <table:table-cell table:style-name="ce22" table:formula="of:=AVERAGE(['Result.Art11.ann3'.L8];['Result.Art11.ann9'.L8])" office:value-type="float" office:value="0.359375" calcext:value-type="float">
            <text:p>0.36</text:p>
          </table:table-cell>
          <table:table-cell table:style-name="ce22" table:formula="of:=AVERAGE(['Result.Art11.ann3'.M8];['Result.Art11.ann9'.M8])" office:value-type="float" office:value="0.359375" calcext:value-type="float">
            <text:p>0.36</text:p>
          </table:table-cell>
          <table:table-cell table:style-name="ce22" table:formula="of:=AVERAGE(['Result.Art11.ann3'.N8];['Result.Art11.ann9'.N8])" office:value-type="float" office:value="0.406421356421357" calcext:value-type="float">
            <text:p>0.41</text:p>
          </table:table-cell>
          <table:table-cell table:style-name="ce23" table:formula="of:=AVERAGE(['Result.Art11.ann3'.O8];['Result.Art11.ann9'.O8])" office:value-type="float" office:value="0.290076352602233" calcext:value-type="float">
            <text:p>0.29</text:p>
          </table:table-cell>
          <table:table-cell table:style-name="ce23" table:formula="of:=AVERAGE(['Result.Art11.ann3'.P8];['Result.Art11.ann9'.P8])" office:value-type="float" office:value="0.302116402116402" calcext:value-type="float">
            <text:p>0.30</text:p>
          </table:table-cell>
          <table:table-cell table:style-name="ce22" table:formula="of:=AVERAGE(['Result.Art11.ann3'.Q8];['Result.Art11.ann9'.Q8])" office:value-type="float" office:value="0.504728084415585" calcext:value-type="float">
            <text:p>0.50</text:p>
          </table:table-cell>
          <table:table-cell table:style-name="ce22" table:formula="of:=AVERAGE(['Result.Art11.ann3'.R8];['Result.Art11.ann9'.R8])" office:value-type="float" office:value="0.359375" calcext:value-type="float">
            <text:p>0.3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formula="of:=AVERAGE(['Result.Art11.ann3'.B9];['Result.Art11.ann9'.B9])" office:value-type="float" office:value="0.022810657325924" calcext:value-type="float">
            <text:p>0.02</text:p>
          </table:table-cell>
          <table:table-cell table:formula="of:=AVERAGE(['Result.Art11.ann3'.C9];['Result.Art11.ann9'.C9])" office:value-type="float" office:value="0.022810657325924" calcext:value-type="float">
            <text:p>0.02</text:p>
          </table:table-cell>
          <table:table-cell table:style-name="ce22" table:formula="of:=AVERAGE(['Result.Art11.ann3'.D9];['Result.Art11.ann9'.D9])" office:value-type="float" office:value="0.362584071664291" calcext:value-type="float">
            <text:p>0.36</text:p>
          </table:table-cell>
          <table:table-cell table:style-name="ce22" table:formula="of:=AVERAGE(['Result.Art11.ann3'.E9];['Result.Art11.ann9'.E9])" office:value-type="float" office:value="-0.00446780639198125" calcext:value-type="float">
            <text:p>0.00</text:p>
          </table:table-cell>
          <table:table-cell table:formula="of:=AVERAGE(['Result.Art11.ann3'.F9];['Result.Art11.ann9'.F9])" office:value-type="float" office:value="0.380226329082725" calcext:value-type="float">
            <text:p>0.38</text:p>
          </table:table-cell>
          <table:table-cell table:style-name="ce22" table:formula="of:=AVERAGE(['Result.Art11.ann3'.G9];['Result.Art11.ann9'.G9])" office:value-type="float" office:value="0.370455205204197" calcext:value-type="float">
            <text:p>0.37</text:p>
          </table:table-cell>
          <table:table-cell table:style-name="ce22" table:formula="of:=AVERAGE(['Result.Art11.ann3'.H9];['Result.Art11.ann9'.H9])" office:value-type="float" office:value="0.022810657325924" calcext:value-type="float">
            <text:p>0.02</text:p>
          </table:table-cell>
          <table:table-cell table:style-name="ce22" table:formula="of:=AVERAGE(['Result.Art11.ann3'.I9];['Result.Art11.ann9'.I9])" office:value-type="float" office:value="0.359375" calcext:value-type="float">
            <text:p>0.36</text:p>
          </table:table-cell>
          <table:table-cell table:style-name="ce22" table:formula="of:=AVERAGE(['Result.Art11.ann3'.J9];['Result.Art11.ann9'.J9])" office:value-type="float" office:value="0.359375" calcext:value-type="float">
            <text:p>0.36</text:p>
          </table:table-cell>
          <table:table-cell table:style-name="ce22" table:formula="of:=AVERAGE(['Result.Art11.ann3'.K9];['Result.Art11.ann9'.K9])" office:value-type="float" office:value="0.37475369458128" calcext:value-type="float">
            <text:p>0.37</text:p>
          </table:table-cell>
          <table:table-cell table:style-name="ce22" table:formula="of:=AVERAGE(['Result.Art11.ann3'.L9];['Result.Art11.ann9'.L9])" office:value-type="float" office:value="0.359375" calcext:value-type="float">
            <text:p>0.36</text:p>
          </table:table-cell>
          <table:table-cell table:style-name="ce22" table:formula="of:=AVERAGE(['Result.Art11.ann3'.M9];['Result.Art11.ann9'.M9])" office:value-type="float" office:value="0.359375" calcext:value-type="float">
            <text:p>0.36</text:p>
          </table:table-cell>
          <table:table-cell table:style-name="ce22" table:formula="of:=AVERAGE(['Result.Art11.ann3'.N9];['Result.Art11.ann9'.N9])" office:value-type="float" office:value="0.313541666666666" calcext:value-type="float">
            <text:p>0.31</text:p>
          </table:table-cell>
          <table:table-cell table:style-name="ce22" table:formula="of:=AVERAGE(['Result.Art11.ann3'.O9];['Result.Art11.ann9'.O9])" office:value-type="float" office:value="0.228423645320197" calcext:value-type="float">
            <text:p>0.23</text:p>
          </table:table-cell>
          <table:table-cell table:style-name="ce22" table:formula="of:=AVERAGE(['Result.Art11.ann3'.P9];['Result.Art11.ann9'.P9])" office:value-type="float" office:value="0.2125" calcext:value-type="float">
            <text:p>0.21</text:p>
          </table:table-cell>
          <table:table-cell table:style-name="ce22" table:formula="of:=AVERAGE(['Result.Art11.ann3'.Q9];['Result.Art11.ann9'.Q9])" office:value-type="float" office:value="0.475260416666667" calcext:value-type="float">
            <text:p>0.48</text:p>
          </table:table-cell>
          <table:table-cell table:style-name="ce22" table:formula="of:=AVERAGE(['Result.Art11.ann3'.R9];['Result.Art11.ann9'.R9])" office:value-type="float" office:value="0.359375" calcext:value-type="float">
            <text:p>0.3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formula="of:=AVERAGE(['Result.Art11.ann3'.B10];['Result.Art11.ann9'.B10])" office:value-type="float" office:value="0.0264616257815451" calcext:value-type="float">
            <text:p>0.03</text:p>
          </table:table-cell>
          <table:table-cell table:formula="of:=AVERAGE(['Result.Art11.ann3'.C10];['Result.Art11.ann9'.C10])" office:value-type="float" office:value="0.0264616257815451" calcext:value-type="float">
            <text:p>0.03</text:p>
          </table:table-cell>
          <table:table-cell table:style-name="ce22" table:formula="of:=AVERAGE(['Result.Art11.ann3'.D10];['Result.Art11.ann9'.D10])" office:value-type="float" office:value="0.346940640204245" calcext:value-type="float">
            <text:p>0.35</text:p>
          </table:table-cell>
          <table:table-cell table:style-name="ce22" table:formula="of:=AVERAGE(['Result.Art11.ann3'.E10];['Result.Art11.ann9'.E10])" office:value-type="float" office:value="-0.0167925994787135" calcext:value-type="float">
            <text:p>-0.02</text:p>
          </table:table-cell>
          <table:table-cell table:formula="of:=AVERAGE(['Result.Art11.ann3'.F10];['Result.Art11.ann9'.F10])" office:value-type="float" office:value="0.414787307311003" calcext:value-type="float">
            <text:p>0.41</text:p>
          </table:table-cell>
          <table:table-cell table:style-name="ce22" table:formula="of:=AVERAGE(['Result.Art11.ann3'.G10];['Result.Art11.ann9'.G10])" office:value-type="float" office:value="0.377541222072029" calcext:value-type="float">
            <text:p>0.38</text:p>
          </table:table-cell>
          <table:table-cell table:style-name="ce22" table:formula="of:=AVERAGE(['Result.Art11.ann3'.H10];['Result.Art11.ann9'.H10])" office:value-type="float" office:value="0.0264616257815451" calcext:value-type="float">
            <text:p>0.03</text:p>
          </table:table-cell>
          <table:table-cell table:style-name="ce22" table:formula="of:=AVERAGE(['Result.Art11.ann3'.I10];['Result.Art11.ann9'.I10])" office:value-type="float" office:value="0.375" calcext:value-type="float">
            <text:p>0.38</text:p>
          </table:table-cell>
          <table:table-cell table:style-name="ce22" table:formula="of:=AVERAGE(['Result.Art11.ann3'.J10];['Result.Art11.ann9'.J10])" office:value-type="float" office:value="0.375" calcext:value-type="float">
            <text:p>0.38</text:p>
          </table:table-cell>
          <table:table-cell table:style-name="ce23" table:formula="of:=AVERAGE(['Result.Art11.ann3'.K10];['Result.Art11.ann9'.K10])" office:value-type="float" office:value="0.410127674258109" calcext:value-type="float">
            <text:p>0.41</text:p>
          </table:table-cell>
          <table:table-cell table:style-name="ce22" table:formula="of:=AVERAGE(['Result.Art11.ann3'.L10];['Result.Art11.ann9'.L10])" office:value-type="float" office:value="0.375" calcext:value-type="float">
            <text:p>0.38</text:p>
          </table:table-cell>
          <table:table-cell table:style-name="ce22" table:formula="of:=AVERAGE(['Result.Art11.ann3'.M10];['Result.Art11.ann9'.M10])" office:value-type="float" office:value="0.375" calcext:value-type="float">
            <text:p>0.38</text:p>
          </table:table-cell>
          <table:table-cell table:style-name="ce22" table:formula="of:=AVERAGE(['Result.Art11.ann3'.N10];['Result.Art11.ann9'.N10])" office:value-type="float" office:value="0.343855218855218" calcext:value-type="float">
            <text:p>0.34</text:p>
          </table:table-cell>
          <table:table-cell table:style-name="ce22" table:formula="of:=AVERAGE(['Result.Art11.ann3'.O10];['Result.Art11.ann9'.O10])" office:value-type="float" office:value="0.282023826951364" calcext:value-type="float">
            <text:p>0.28</text:p>
          </table:table-cell>
          <table:table-cell table:style-name="ce22" table:formula="of:=AVERAGE(['Result.Art11.ann3'.P10];['Result.Art11.ann9'.P10])" office:value-type="float" office:value="0.266835016835017" calcext:value-type="float">
            <text:p>0.27</text:p>
          </table:table-cell>
          <table:table-cell table:style-name="ce22" table:formula="of:=AVERAGE(['Result.Art11.ann3'.Q10];['Result.Art11.ann9'.Q10])" office:value-type="float" office:value="0.502012310606061" calcext:value-type="float">
            <text:p>0.50</text:p>
          </table:table-cell>
          <table:table-cell table:style-name="ce22" table:formula="of:=AVERAGE(['Result.Art11.ann3'.R10];['Result.Art11.ann9'.R10])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style-name="ce23" table:formula="of:=AVERAGE(['Result.Art11.ann3'.B11];['Result.Art11.ann9'.B11])" office:value-type="float" office:value="0.0421363353656701" calcext:value-type="float">
            <text:p>0.04</text:p>
          </table:table-cell>
          <table:table-cell table:style-name="ce23" table:formula="of:=AVERAGE(['Result.Art11.ann3'.C11];['Result.Art11.ann9'.C11])" office:value-type="float" office:value="0.0421363353656701" calcext:value-type="float">
            <text:p>0.04</text:p>
          </table:table-cell>
          <table:table-cell table:style-name="ce22" table:formula="of:=AVERAGE(['Result.Art11.ann3'.D11];['Result.Art11.ann9'.D11])" office:value-type="float" office:value="0.387766950633798" calcext:value-type="float">
            <text:p>0.39</text:p>
          </table:table-cell>
          <table:table-cell table:style-name="ce23" table:formula="of:=AVERAGE(['Result.Art11.ann3'.E11];['Result.Art11.ann9'.E11])" office:value-type="float" office:value="0.0605670768978934" calcext:value-type="float">
            <text:p>0.06</text:p>
          </table:table-cell>
          <table:table-cell table:formula="of:=AVERAGE(['Result.Art11.ann3'.F11];['Result.Art11.ann9'.F11])" office:value-type="float" office:value="0.41301597974003" calcext:value-type="float">
            <text:p>0.41</text:p>
          </table:table-cell>
          <table:table-cell table:style-name="ce22" table:formula="of:=AVERAGE(['Result.Art11.ann3'.G11];['Result.Art11.ann9'.G11])" office:value-type="float" office:value="0.399967785628377" calcext:value-type="float">
            <text:p>0.40</text:p>
          </table:table-cell>
          <table:table-cell table:style-name="ce22" table:formula="of:=AVERAGE(['Result.Art11.ann3'.H11];['Result.Art11.ann9'.H11])" office:value-type="float" office:value="0.0421363353656701" calcext:value-type="float">
            <text:p>0.04</text:p>
          </table:table-cell>
          <table:table-cell table:style-name="ce23" table:formula="of:=AVERAGE(['Result.Art11.ann3'.I11];['Result.Art11.ann9'.I11])" office:value-type="float" office:value="0.390625" calcext:value-type="float">
            <text:p>0.39</text:p>
          </table:table-cell>
          <table:table-cell table:style-name="ce23" table:formula="of:=AVERAGE(['Result.Art11.ann3'.J11];['Result.Art11.ann9'.J11])" office:value-type="float" office:value="0.390625" calcext:value-type="float">
            <text:p>0.39</text:p>
          </table:table-cell>
          <table:table-cell table:style-name="ce23" table:formula="of:=AVERAGE(['Result.Art11.ann3'.K11];['Result.Art11.ann9'.K11])" office:value-type="float" office:value="0.413153992200328" calcext:value-type="float">
            <text:p>0.41</text:p>
          </table:table-cell>
          <table:table-cell table:style-name="ce23" table:formula="of:=AVERAGE(['Result.Art11.ann3'.L11];['Result.Art11.ann9'.L11])" office:value-type="float" office:value="0.390625" calcext:value-type="float">
            <text:p>0.39</text:p>
          </table:table-cell>
          <table:table-cell table:style-name="ce23" table:formula="of:=AVERAGE(['Result.Art11.ann3'.M11];['Result.Art11.ann9'.M11])" office:value-type="float" office:value="0.390625" calcext:value-type="float">
            <text:p>0.39</text:p>
          </table:table-cell>
          <table:table-cell table:style-name="ce22" table:formula="of:=AVERAGE(['Result.Art11.ann3'.N11];['Result.Art11.ann9'.N11])" office:value-type="float" office:value="0.37008547008547" calcext:value-type="float">
            <text:p>0.37</text:p>
          </table:table-cell>
          <table:table-cell table:style-name="ce23" table:formula="of:=AVERAGE(['Result.Art11.ann3'.O11];['Result.Art11.ann9'.O11])" office:value-type="float" office:value="0.286952198503922" calcext:value-type="float">
            <text:p>0.29</text:p>
          </table:table-cell>
          <table:table-cell table:style-name="ce22" table:formula="of:=AVERAGE(['Result.Art11.ann3'.P11];['Result.Art11.ann9'.P11])" office:value-type="float" office:value="0.267592592592592" calcext:value-type="float">
            <text:p>0.27</text:p>
          </table:table-cell>
          <table:table-cell table:style-name="ce22" table:formula="of:=AVERAGE(['Result.Art11.ann3'.Q11];['Result.Art11.ann9'.Q11])" office:value-type="float" office:value="0.503465544871795" calcext:value-type="float">
            <text:p>0.50</text:p>
          </table:table-cell>
          <table:table-cell table:style-name="ce23" table:formula="of:=AVERAGE(['Result.Art11.ann3'.R11];['Result.Art11.ann9'.R11])" office:value-type="float" office:value="0.390625" calcext:value-type="float">
            <text:p>0.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formula="of:=AVERAGE(['Result.Art11.ann3'.B12];['Result.Art11.ann9'.B12])" office:value-type="float" office:value="0.0083157149628299" calcext:value-type="float">
            <text:p>0.01</text:p>
          </table:table-cell>
          <table:table-cell table:formula="of:=AVERAGE(['Result.Art11.ann3'.C12];['Result.Art11.ann9'.C12])" office:value-type="float" office:value="0.0083157149628299" calcext:value-type="float">
            <text:p>0.01</text:p>
          </table:table-cell>
          <table:table-cell table:style-name="ce22" table:formula="of:=AVERAGE(['Result.Art11.ann3'.D12];['Result.Art11.ann9'.D12])" office:value-type="float" office:value="0.24672796574091" calcext:value-type="float">
            <text:p>0.25</text:p>
          </table:table-cell>
          <table:table-cell table:style-name="ce22" table:formula="of:=AVERAGE(['Result.Art11.ann3'.E12];['Result.Art11.ann9'.E12])" office:value-type="float" office:value="-0.0243525427172029" calcext:value-type="float">
            <text:p>-0.02</text:p>
          </table:table-cell>
          <table:table-cell table:formula="of:=AVERAGE(['Result.Art11.ann3'.F12];['Result.Art11.ann9'.F12])" office:value-type="float" office:value="0.215643121359956" calcext:value-type="float">
            <text:p>0.22</text:p>
          </table:table-cell>
          <table:table-cell table:style-name="ce22" table:formula="of:=AVERAGE(['Result.Art11.ann3'.G12];['Result.Art11.ann9'.G12])" office:value-type="float" office:value="0.224064443702262" calcext:value-type="float">
            <text:p>0.22</text:p>
          </table:table-cell>
          <table:table-cell table:style-name="ce22" table:formula="of:=AVERAGE(['Result.Art11.ann3'.H12];['Result.Art11.ann9'.H12])" office:value-type="float" office:value="0.0083157149628299" calcext:value-type="float">
            <text:p>0.01</text:p>
          </table:table-cell>
          <table:table-cell table:style-name="ce22" table:formula="of:=AVERAGE(['Result.Art11.ann3'.I12];['Result.Art11.ann9'.I12])" office:value-type="float" office:value="0.375" calcext:value-type="float">
            <text:p>0.38</text:p>
          </table:table-cell>
          <table:table-cell table:style-name="ce22" table:formula="of:=AVERAGE(['Result.Art11.ann3'.J12];['Result.Art11.ann9'.J12])" office:value-type="float" office:value="0.375" calcext:value-type="float">
            <text:p>0.38</text:p>
          </table:table-cell>
          <table:table-cell table:style-name="ce22" table:formula="of:=AVERAGE(['Result.Art11.ann3'.K12];['Result.Art11.ann9'.K12])" office:value-type="float" office:value="0.354115604575163" calcext:value-type="float">
            <text:p>0.35</text:p>
          </table:table-cell>
          <table:table-cell table:style-name="ce22" table:formula="of:=AVERAGE(['Result.Art11.ann3'.L12];['Result.Art11.ann9'.L12])" office:value-type="float" office:value="0.375" calcext:value-type="float">
            <text:p>0.38</text:p>
          </table:table-cell>
          <table:table-cell table:style-name="ce22" table:formula="of:=AVERAGE(['Result.Art11.ann3'.M12];['Result.Art11.ann9'.M12])" office:value-type="float" office:value="0.375" calcext:value-type="float">
            <text:p>0.38</text:p>
          </table:table-cell>
          <table:table-cell table:style-name="ce22" table:formula="of:=AVERAGE(['Result.Art11.ann3'.N12];['Result.Art11.ann9'.N12])" office:value-type="float" office:value="0.222822681704261" calcext:value-type="float">
            <text:p>0.22</text:p>
          </table:table-cell>
          <table:table-cell table:style-name="ce22" table:formula="of:=AVERAGE(['Result.Art11.ann3'.O12];['Result.Art11.ann9'.O12])" office:value-type="float" office:value="0.216783380018674" calcext:value-type="float">
            <text:p>0.22</text:p>
          </table:table-cell>
          <table:table-cell table:style-name="ce22" table:formula="of:=AVERAGE(['Result.Art11.ann3'.P12];['Result.Art11.ann9'.P12])" office:value-type="float" office:value="0.232738095238095" calcext:value-type="float">
            <text:p>0.23</text:p>
          </table:table-cell>
          <table:table-cell table:style-name="ce22" table:formula="of:=AVERAGE(['Result.Art11.ann3'.Q12];['Result.Art11.ann9'.Q12])" office:value-type="float" office:value="0.355811403508772" calcext:value-type="float">
            <text:p>0.36</text:p>
          </table:table-cell>
          <table:table-cell table:style-name="ce22" table:formula="of:=AVERAGE(['Result.Art11.ann3'.R12];['Result.Art11.ann9'.R12])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style-name="ce24" table:formula="of:=AVERAGE(['Result.Art11.ann3'.B13];['Result.Art11.ann9'.B13])" office:value-type="float" office:value="0.0369002546721379" calcext:value-type="float">
            <text:p>0.04</text:p>
          </table:table-cell>
          <table:table-cell table:style-name="ce24" table:formula="of:=AVERAGE(['Result.Art11.ann3'.C13];['Result.Art11.ann9'.C13])" office:value-type="float" office:value="0.0369002546721379" calcext:value-type="float">
            <text:p>0.04</text:p>
          </table:table-cell>
          <table:table-cell table:style-name="ce24" table:formula="of:=AVERAGE(['Result.Art11.ann3'.D13];['Result.Art11.ann9'.D13])" office:value-type="float" office:value="0.404705358411993" calcext:value-type="float">
            <text:p>0.40</text:p>
          </table:table-cell>
          <table:table-cell table:style-name="ce25" table:formula="of:=AVERAGE(['Result.Art11.ann3'.E13];['Result.Art11.ann9'.E13])" office:value-type="float" office:value="0.0606294807691478" calcext:value-type="float">
            <text:p>0.06</text:p>
          </table:table-cell>
          <table:table-cell table:style-name="ce24" table:formula="of:=AVERAGE(['Result.Art11.ann3'.F13];['Result.Art11.ann9'.F13])" office:value-type="float" office:value="0.537307420657962" calcext:value-type="float">
            <text:p>0.54</text:p>
          </table:table-cell>
          <table:table-cell table:style-name="ce24" table:formula="of:=AVERAGE(['Result.Art11.ann3'.G13];['Result.Art11.ann9'.G13])" office:value-type="float" office:value="0.461367132194274" calcext:value-type="float">
            <text:p>0.46</text:p>
          </table:table-cell>
          <table:table-cell table:style-name="ce24" table:formula="of:=AVERAGE(['Result.Art11.ann3'.H13];['Result.Art11.ann9'.H13])" office:value-type="float" office:value="0.0369002546721379" calcext:value-type="float">
            <text:p>0.04</text:p>
          </table:table-cell>
          <table:table-cell table:style-name="ce25" table:formula="of:=AVERAGE(['Result.Art11.ann3'.I13];['Result.Art11.ann9'.I13])" office:value-type="float" office:value="0.3125" calcext:value-type="float">
            <text:p>0.31</text:p>
          </table:table-cell>
          <table:table-cell table:style-name="ce25" table:formula="of:=AVERAGE(['Result.Art11.ann3'.J13];['Result.Art11.ann9'.J13])" office:value-type="float" office:value="0.3125" calcext:value-type="float">
            <text:p>0.31</text:p>
          </table:table-cell>
          <table:table-cell table:style-name="ce25" table:formula="of:=AVERAGE(['Result.Art11.ann3'.K13];['Result.Art11.ann9'.K13])" office:value-type="float" office:value="0.367410714285714" calcext:value-type="float">
            <text:p>0.37</text:p>
          </table:table-cell>
          <table:table-cell table:style-name="ce25" table:formula="of:=AVERAGE(['Result.Art11.ann3'.L13];['Result.Art11.ann9'.L13])" office:value-type="float" office:value="0.3125" calcext:value-type="float">
            <text:p>0.31</text:p>
          </table:table-cell>
          <table:table-cell table:style-name="ce25" table:formula="of:=AVERAGE(['Result.Art11.ann3'.M13];['Result.Art11.ann9'.M13])" office:value-type="float" office:value="0.3125" calcext:value-type="float">
            <text:p>0.31</text:p>
          </table:table-cell>
          <table:table-cell table:style-name="ce25" table:formula="of:=AVERAGE(['Result.Art11.ann3'.N13];['Result.Art11.ann9'.N13])" office:value-type="float" office:value="0.290205627705628" calcext:value-type="float">
            <text:p>0.29</text:p>
          </table:table-cell>
          <table:table-cell table:style-name="ce25" table:formula="of:=AVERAGE(['Result.Art11.ann3'.O13];['Result.Art11.ann9'.O13])" office:value-type="float" office:value="0.211664261664261" calcext:value-type="float">
            <text:p>0.21</text:p>
          </table:table-cell>
          <table:table-cell table:style-name="ce25" table:formula="of:=AVERAGE(['Result.Art11.ann3'.P13];['Result.Art11.ann9'.P13])" office:value-type="float" office:value="0.196590909090909" calcext:value-type="float">
            <text:p>0.20</text:p>
          </table:table-cell>
          <table:table-cell table:style-name="ce26" table:formula="of:=AVERAGE(['Result.Art11.ann3'.Q13];['Result.Art11.ann9'.Q13])" office:value-type="float" office:value="0.546391369047619" calcext:value-type="float">
            <text:p>0.55</text:p>
          </table:table-cell>
          <table:table-cell table:style-name="ce25" table:formula="of:=AVERAGE(['Result.Art11.ann3'.R13];['Result.Art11.ann9'.R13])" office:value-type="float" office:value="0.3125" calcext:value-type="float">
            <text:p>0.31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style-name="ce25" table:formula="of:=AVERAGE(['Result.Art11.ann3'.B14];['Result.Art11.ann9'.B14])" office:value-type="float" office:value="-0.0252338915345304" calcext:value-type="float">
            <text:p>-0.03</text:p>
          </table:table-cell>
          <table:table-cell table:style-name="ce25" table:formula="of:=AVERAGE(['Result.Art11.ann3'.C14];['Result.Art11.ann9'.C14])" office:value-type="float" office:value="-0.0252338915345304" calcext:value-type="float">
            <text:p>-0.03</text:p>
          </table:table-cell>
          <table:table-cell table:style-name="ce25" table:formula="of:=AVERAGE(['Result.Art11.ann3'.D14];['Result.Art11.ann9'.D14])" office:value-type="float" office:value="0.34172620491772" calcext:value-type="float">
            <text:p>0.34</text:p>
          </table:table-cell>
          <table:table-cell table:style-name="ce25" table:formula="of:=AVERAGE(['Result.Art11.ann3'.E14];['Result.Art11.ann9'.E14])" office:value-type="float" office:value="-0.0332351351652125" calcext:value-type="float">
            <text:p>-0.03</text:p>
          </table:table-cell>
          <table:table-cell table:style-name="ce25" table:formula="of:=AVERAGE(['Result.Art11.ann3'.F14];['Result.Art11.ann9'.F14])" office:value-type="float" office:value="0.46349166526896" calcext:value-type="float">
            <text:p>0.46</text:p>
          </table:table-cell>
          <table:table-cell table:style-name="ce25" table:formula="of:=AVERAGE(['Result.Art11.ann3'.G14];['Result.Art11.ann9'.G14])" office:value-type="float" office:value="0.393021778029016" calcext:value-type="float">
            <text:p>0.39</text:p>
          </table:table-cell>
          <table:table-cell table:style-name="ce25" table:formula="of:=AVERAGE(['Result.Art11.ann3'.H14];['Result.Art11.ann9'.H14])" office:value-type="float" office:value="-0.0252338915345304" calcext:value-type="float">
            <text:p>-0.03</text:p>
          </table:table-cell>
          <table:table-cell table:style-name="ce25" table:formula="of:=AVERAGE(['Result.Art11.ann3'.I14];['Result.Art11.ann9'.I14])" office:value-type="float" office:value="0.3125" calcext:value-type="float">
            <text:p>0.31</text:p>
          </table:table-cell>
          <table:table-cell table:style-name="ce25" table:formula="of:=AVERAGE(['Result.Art11.ann3'.J14];['Result.Art11.ann9'.J14])" office:value-type="float" office:value="0.3125" calcext:value-type="float">
            <text:p>0.31</text:p>
          </table:table-cell>
          <table:table-cell table:style-name="ce25" table:formula="of:=AVERAGE(['Result.Art11.ann3'.K14];['Result.Art11.ann9'.K14])" office:value-type="float" office:value="0.349615575396825" calcext:value-type="float">
            <text:p>0.35</text:p>
          </table:table-cell>
          <table:table-cell table:style-name="ce25" table:formula="of:=AVERAGE(['Result.Art11.ann3'.L14];['Result.Art11.ann9'.L14])" office:value-type="float" office:value="0.3125" calcext:value-type="float">
            <text:p>0.31</text:p>
          </table:table-cell>
          <table:table-cell table:style-name="ce25" table:formula="of:=AVERAGE(['Result.Art11.ann3'.M14];['Result.Art11.ann9'.M14])" office:value-type="float" office:value="0.3125" calcext:value-type="float">
            <text:p>0.31</text:p>
          </table:table-cell>
          <table:table-cell table:style-name="ce25" table:formula="of:=AVERAGE(['Result.Art11.ann3'.N14];['Result.Art11.ann9'.N14])" office:value-type="float" office:value="0.324242424242425" calcext:value-type="float">
            <text:p>0.32</text:p>
          </table:table-cell>
          <table:table-cell table:style-name="ce25" table:formula="of:=AVERAGE(['Result.Art11.ann3'.O14];['Result.Art11.ann9'.O14])" office:value-type="float" office:value="0.245995670995671" calcext:value-type="float">
            <text:p>0.25</text:p>
          </table:table-cell>
          <table:table-cell table:style-name="ce25" table:formula="of:=AVERAGE(['Result.Art11.ann3'.P14];['Result.Art11.ann9'.P14])" office:value-type="float" office:value="0.25530303030303" calcext:value-type="float">
            <text:p>0.26</text:p>
          </table:table-cell>
          <table:table-cell table:style-name="ce24" table:formula="of:=AVERAGE(['Result.Art11.ann3'.Q14];['Result.Art11.ann9'.Q14])" office:value-type="float" office:value="0.570052083333333" calcext:value-type="float">
            <text:p>0.57</text:p>
          </table:table-cell>
          <table:table-cell table:style-name="ce25" table:formula="of:=AVERAGE(['Result.Art11.ann3'.R14];['Result.Art11.ann9'.R14])" office:value-type="float" office:value="0.3125" calcext:value-type="float">
            <text:p>0.31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style-name="ce26" table:formula="of:=AVERAGE(['Result.Art11.ann3'.B15];['Result.Art11.ann9'.B15])" office:value-type="float" office:value="0.0202916353106887" calcext:value-type="float">
            <text:p>0.02</text:p>
          </table:table-cell>
          <table:table-cell table:style-name="ce26" table:formula="of:=AVERAGE(['Result.Art11.ann3'.C15];['Result.Art11.ann9'.C15])" office:value-type="float" office:value="0.0202916353106887" calcext:value-type="float">
            <text:p>0.02</text:p>
          </table:table-cell>
          <table:table-cell table:style-name="ce26" table:formula="of:=AVERAGE(['Result.Art11.ann3'.D15];['Result.Art11.ann9'.D15])" office:value-type="float" office:value="0.364494109161278" calcext:value-type="float">
            <text:p>0.36</text:p>
          </table:table-cell>
          <table:table-cell table:style-name="ce26" table:formula="of:=AVERAGE(['Result.Art11.ann3'.E15];['Result.Art11.ann9'.E15])" office:value-type="float" office:value="0.0204548499174891" calcext:value-type="float">
            <text:p>0.02</text:p>
          </table:table-cell>
          <table:table-cell table:style-name="ce25" table:formula="of:=AVERAGE(['Result.Art11.ann3'.F15];['Result.Art11.ann9'.F15])" office:value-type="float" office:value="0.395027688862891" calcext:value-type="float">
            <text:p>0.40</text:p>
          </table:table-cell>
          <table:table-cell table:style-name="ce25" table:formula="of:=AVERAGE(['Result.Art11.ann3'.G15];['Result.Art11.ann9'.G15])" office:value-type="float" office:value="0.377230314329952" calcext:value-type="float">
            <text:p>0.38</text:p>
          </table:table-cell>
          <table:table-cell table:style-name="ce26" table:formula="of:=AVERAGE(['Result.Art11.ann3'.H15];['Result.Art11.ann9'.H15])" office:value-type="float" office:value="0.0202916353106887" calcext:value-type="float">
            <text:p>0.02</text:p>
          </table:table-cell>
          <table:table-cell table:style-name="ce26" table:formula="of:=AVERAGE(['Result.Art11.ann3'.I15];['Result.Art11.ann9'.I15])" office:value-type="float" office:value="0.359375" calcext:value-type="float">
            <text:p>0.36</text:p>
          </table:table-cell>
          <table:table-cell table:style-name="ce26" table:formula="of:=AVERAGE(['Result.Art11.ann3'.J15];['Result.Art11.ann9'.J15])" office:value-type="float" office:value="0.359375" calcext:value-type="float">
            <text:p>0.36</text:p>
          </table:table-cell>
          <table:table-cell table:style-name="ce26" table:formula="of:=AVERAGE(['Result.Art11.ann3'.K15];['Result.Art11.ann9'.K15])" office:value-type="float" office:value="0.3953125" calcext:value-type="float">
            <text:p>0.40</text:p>
          </table:table-cell>
          <table:table-cell table:style-name="ce26" table:formula="of:=AVERAGE(['Result.Art11.ann3'.L15];['Result.Art11.ann9'.L15])" office:value-type="float" office:value="0.359375" calcext:value-type="float">
            <text:p>0.36</text:p>
          </table:table-cell>
          <table:table-cell table:style-name="ce26" table:formula="of:=AVERAGE(['Result.Art11.ann3'.M15];['Result.Art11.ann9'.M15])" office:value-type="float" office:value="0.359375" calcext:value-type="float">
            <text:p>0.36</text:p>
          </table:table-cell>
          <table:table-cell table:style-name="ce25" table:formula="of:=AVERAGE(['Result.Art11.ann3'.N15];['Result.Art11.ann9'.N15])" office:value-type="float" office:value="0.361805555555555" calcext:value-type="float">
            <text:p>0.36</text:p>
          </table:table-cell>
          <table:table-cell table:style-name="ce25" table:formula="of:=AVERAGE(['Result.Art11.ann3'.O15];['Result.Art11.ann9'.O15])" office:value-type="float" office:value="0.2675" calcext:value-type="float">
            <text:p>0.27</text:p>
          </table:table-cell>
          <table:table-cell table:style-name="ce25" table:formula="of:=AVERAGE(['Result.Art11.ann3'.P15];['Result.Art11.ann9'.P15])" office:value-type="float" office:value="0.238888888888889" calcext:value-type="float">
            <text:p>0.24</text:p>
          </table:table-cell>
          <table:table-cell table:style-name="ce25" table:formula="of:=AVERAGE(['Result.Art11.ann3'.Q15];['Result.Art11.ann9'.Q15])" office:value-type="float" office:value="0.51171875" calcext:value-type="float">
            <text:p>0.51</text:p>
          </table:table-cell>
          <table:table-cell table:style-name="ce26" table:formula="of:=AVERAGE(['Result.Art11.ann3'.R15];['Result.Art11.ann9'.R15])" office:value-type="float" office:value="0.359375" calcext:value-type="float">
            <text:p>0.36</text:p>
          </table:table-cell>
          <table:table-cell table:number-columns-repeated="1005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.ALLann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1">
          <table:table-cell/>
          <table:table-cell table:style-name="ce7" office:value-type="string" calcext:value-type="string">
            <text:p>ARTICLE 1 – <text:span text:style-name="T2">AVERAGE SCORES  (among 2 annotators)</text:span></text:p>
          </table:table-cell>
          <table:table-cell table:style-name="Default"/>
          <table:table-cell table:number-columns-repeated="2"/>
          <table:table-cell table:style-name="ce18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formula="of:=AVERAGE(['Result.Art1.ann1'.B5];['Result.Art1.ann2'.B5])" office:value-type="float" office:value="0.128806798574811" calcext:value-type="float">
            <text:p>0.1288</text:p>
          </table:table-cell>
          <table:table-cell table:formula="of:=AVERAGE(['Result.Art1.ann1'.C5];['Result.Art1.ann2'.C5])" office:value-type="float" office:value="0.128806798574811" calcext:value-type="float">
            <text:p>0.1288</text:p>
          </table:table-cell>
          <table:table-cell table:style-name="ce8" table:formula="of:=AVERAGE(['Result.Art1.ann1'.D5];['Result.Art1.ann2'.D5])" office:value-type="float" office:value="0.438699439969899" calcext:value-type="float">
            <text:p>0.4387</text:p>
          </table:table-cell>
          <table:table-cell table:style-name="ce8" table:formula="of:=AVERAGE(['Result.Art1.ann1'.E5];['Result.Art1.ann2'.E5])" office:value-type="float" office:value="0.134743832344987" calcext:value-type="float">
            <text:p>0.1347</text:p>
          </table:table-cell>
          <table:table-cell table:style-name="ce8" table:formula="of:=AVERAGE(['Result.Art1.ann1'.F5];['Result.Art1.ann2'.F5])" office:value-type="float" office:value="0.507109665031918" calcext:value-type="float">
            <text:p>0.5071</text:p>
          </table:table-cell>
          <table:table-cell table:style-name="ce8" table:formula="of:=AVERAGE(['Result.Art1.ann1'.G5];['Result.Art1.ann2'.G5])" office:value-type="float" office:value="0.470425038062476" calcext:value-type="float">
            <text:p>0.4704</text:p>
          </table:table-cell>
          <table:table-cell table:style-name="ce8" table:formula="of:=AVERAGE(['Result.Art1.ann1'.H5];['Result.Art1.ann2'.H5])" office:value-type="float" office:value="0.128806798574811" calcext:value-type="float">
            <text:p>0.1288</text:p>
          </table:table-cell>
          <table:table-cell table:style-name="ce8" table:formula="of:=AVERAGE(['Result.Art1.ann1'.I5];['Result.Art1.ann2'.I5])" office:value-type="float" office:value="0.419354838709678" calcext:value-type="float">
            <text:p>0.4194</text:p>
          </table:table-cell>
          <table:table-cell table:style-name="ce8" table:formula="of:=AVERAGE(['Result.Art1.ann1'.J5];['Result.Art1.ann2'.J5])" office:value-type="float" office:value="0.419354838709678" calcext:value-type="float">
            <text:p>0.4194</text:p>
          </table:table-cell>
          <table:table-cell table:style-name="ce8" table:formula="of:=AVERAGE(['Result.Art1.ann1'.K5];['Result.Art1.ann2'.K5])" office:value-type="float" office:value="0.458132632705688" calcext:value-type="float">
            <text:p>0.4581</text:p>
          </table:table-cell>
          <table:table-cell table:style-name="ce8" table:formula="of:=AVERAGE(['Result.Art1.ann1'.L5];['Result.Art1.ann2'.L5])" office:value-type="float" office:value="0.419354838709678" calcext:value-type="float">
            <text:p>0.4194</text:p>
          </table:table-cell>
          <table:table-cell table:style-name="ce8" table:formula="of:=AVERAGE(['Result.Art1.ann1'.M5];['Result.Art1.ann2'.M5])" office:value-type="float" office:value="0.419354838709678" calcext:value-type="float">
            <text:p>0.4194</text:p>
          </table:table-cell>
          <table:table-cell table:style-name="ce8" table:formula="of:=AVERAGE(['Result.Art1.ann1'.N5];['Result.Art1.ann2'.N5])" office:value-type="float" office:value="0.362878787878788" calcext:value-type="float">
            <text:p>0.3629</text:p>
          </table:table-cell>
          <table:table-cell table:style-name="ce8" table:formula="of:=AVERAGE(['Result.Art1.ann1'.O5];['Result.Art1.ann2'.O5])" office:value-type="float" office:value="0.277800630741807" calcext:value-type="float">
            <text:p>0.2778</text:p>
          </table:table-cell>
          <table:table-cell table:style-name="ce8" table:formula="of:=AVERAGE(['Result.Art1.ann1'.P5];['Result.Art1.ann2'.P5])" office:value-type="float" office:value="0.264864964580874" calcext:value-type="float">
            <text:p>0.2649</text:p>
          </table:table-cell>
          <table:table-cell table:style-name="ce8" table:formula="of:=AVERAGE(['Result.Art1.ann1'.Q5];['Result.Art1.ann2'.Q5])" office:value-type="float" office:value="0.609408602150538" calcext:value-type="float">
            <text:p>0.6094</text:p>
          </table:table-cell>
          <table:table-cell table:style-name="ce8" table:formula="of:=AVERAGE(['Result.Art1.ann1'.R5];['Result.Art1.ann2'.R5])" office:value-type="float" office:value="0.419354838709678" calcext:value-type="float">
            <text:p>0.419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formula="of:=AVERAGE(['Result.Art1.ann1'.B6];['Result.Art1.ann2'.B6])" office:value-type="float" office:value="0.10890262625308" calcext:value-type="float">
            <text:p>0.1089</text:p>
          </table:table-cell>
          <table:table-cell table:formula="of:=AVERAGE(['Result.Art1.ann1'.C6];['Result.Art1.ann2'.C6])" office:value-type="float" office:value="0.10890262625308" calcext:value-type="float">
            <text:p>0.1089</text:p>
          </table:table-cell>
          <table:table-cell table:style-name="ce8" table:formula="of:=AVERAGE(['Result.Art1.ann1'.D6];['Result.Art1.ann2'.D6])" office:value-type="float" office:value="0.440198996908473" calcext:value-type="float">
            <text:p>0.4402</text:p>
          </table:table-cell>
          <table:table-cell table:style-name="ce9" table:formula="of:=AVERAGE(['Result.Art1.ann1'.E6];['Result.Art1.ann2'.E6])" office:value-type="float" office:value="0.149709784280136" calcext:value-type="float">
            <text:p>0.1497</text:p>
          </table:table-cell>
          <table:table-cell table:style-name="ce8" table:formula="of:=AVERAGE(['Result.Art1.ann1'.F6];['Result.Art1.ann2'.F6])" office:value-type="float" office:value="0.448861092494315" calcext:value-type="float">
            <text:p>0.4489</text:p>
          </table:table-cell>
          <table:table-cell table:style-name="ce8" table:formula="of:=AVERAGE(['Result.Art1.ann1'.G6];['Result.Art1.ann2'.G6])" office:value-type="float" office:value="0.443459244556365" calcext:value-type="float">
            <text:p>0.4435</text:p>
          </table:table-cell>
          <table:table-cell table:style-name="ce8" table:formula="of:=AVERAGE(['Result.Art1.ann1'.H6];['Result.Art1.ann2'.H6])" office:value-type="float" office:value="0.10890262625308" calcext:value-type="float">
            <text:p>0.1089</text:p>
          </table:table-cell>
          <table:table-cell table:style-name="ce8" table:formula="of:=AVERAGE(['Result.Art1.ann1'.I6];['Result.Art1.ann2'.I6])" office:value-type="float" office:value="0.419354838709677" calcext:value-type="float">
            <text:p>0.4194</text:p>
          </table:table-cell>
          <table:table-cell table:style-name="ce8" table:formula="of:=AVERAGE(['Result.Art1.ann1'.J6];['Result.Art1.ann2'.J6])" office:value-type="float" office:value="0.419354838709677" calcext:value-type="float">
            <text:p>0.4194</text:p>
          </table:table-cell>
          <table:table-cell table:style-name="ce8" table:formula="of:=AVERAGE(['Result.Art1.ann1'.K6];['Result.Art1.ann2'.K6])" office:value-type="float" office:value="0.399348637314282" calcext:value-type="float">
            <text:p>0.3993</text:p>
          </table:table-cell>
          <table:table-cell table:style-name="ce8" table:formula="of:=AVERAGE(['Result.Art1.ann1'.L6];['Result.Art1.ann2'.L6])" office:value-type="float" office:value="0.419354838709677" calcext:value-type="float">
            <text:p>0.4194</text:p>
          </table:table-cell>
          <table:table-cell table:style-name="ce8" table:formula="of:=AVERAGE(['Result.Art1.ann1'.M6];['Result.Art1.ann2'.M6])" office:value-type="float" office:value="0.419354838709677" calcext:value-type="float">
            <text:p>0.4194</text:p>
          </table:table-cell>
          <table:table-cell table:style-name="ce8" table:formula="of:=AVERAGE(['Result.Art1.ann1'.N6];['Result.Art1.ann2'.N6])" office:value-type="float" office:value="0.305150462962963" calcext:value-type="float">
            <text:p>0.3052</text:p>
          </table:table-cell>
          <table:table-cell table:style-name="ce8" table:formula="of:=AVERAGE(['Result.Art1.ann1'.O6];['Result.Art1.ann2'.O6])" office:value-type="float" office:value="0.278815260819905" calcext:value-type="float">
            <text:p>0.2788</text:p>
          </table:table-cell>
          <table:table-cell table:style-name="ce8" table:formula="of:=AVERAGE(['Result.Art1.ann1'.P6];['Result.Art1.ann2'.P6])" office:value-type="float" office:value="0.325885341510342" calcext:value-type="float">
            <text:p>0.3259</text:p>
          </table:table-cell>
          <table:table-cell table:style-name="ce8" table:formula="of:=AVERAGE(['Result.Art1.ann1'.Q6];['Result.Art1.ann2'.Q6])" office:value-type="float" office:value="0.455555555555556" calcext:value-type="float">
            <text:p>0.4556</text:p>
          </table:table-cell>
          <table:table-cell table:style-name="ce8" table:formula="of:=AVERAGE(['Result.Art1.ann1'.R6];['Result.Art1.ann2'.R6])" office:value-type="float" office:value="0.419354838709677" calcext:value-type="float">
            <text:p>0.419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formula="of:=AVERAGE(['Result.Art1.ann1'.B7];['Result.Art1.ann2'.B7])" office:value-type="float" office:value="0.0954885567049228" calcext:value-type="float">
            <text:p>0.0955</text:p>
          </table:table-cell>
          <table:table-cell table:formula="of:=AVERAGE(['Result.Art1.ann1'.C7];['Result.Art1.ann2'.C7])" office:value-type="float" office:value="0.0954885567049228" calcext:value-type="float">
            <text:p>0.0955</text:p>
          </table:table-cell>
          <table:table-cell table:style-name="ce8" table:formula="of:=AVERAGE(['Result.Art1.ann1'.D7];['Result.Art1.ann2'.D7])" office:value-type="float" office:value="0.42582187759935" calcext:value-type="float">
            <text:p>0.4258</text:p>
          </table:table-cell>
          <table:table-cell table:style-name="ce8" table:formula="of:=AVERAGE(['Result.Art1.ann1'.E7];['Result.Art1.ann2'.E7])" office:value-type="float" office:value="0.0906260027438419" calcext:value-type="float">
            <text:p>0.0906</text:p>
          </table:table-cell>
          <table:table-cell table:style-name="ce8" table:formula="of:=AVERAGE(['Result.Art1.ann1'.F7];['Result.Art1.ann2'.F7])" office:value-type="float" office:value="0.518643907474165" calcext:value-type="float">
            <text:p>0.5186</text:p>
          </table:table-cell>
          <table:table-cell table:style-name="ce8" table:formula="of:=AVERAGE(['Result.Art1.ann1'.G7];['Result.Art1.ann2'.G7])" office:value-type="float" office:value="0.467483388476565" calcext:value-type="float">
            <text:p>0.4675</text:p>
          </table:table-cell>
          <table:table-cell table:style-name="ce8" table:formula="of:=AVERAGE(['Result.Art1.ann1'.H7];['Result.Art1.ann2'.H7])" office:value-type="float" office:value="0.0954885567049228" calcext:value-type="float">
            <text:p>0.0955</text:p>
          </table:table-cell>
          <table:table-cell table:style-name="ce8" table:formula="of:=AVERAGE(['Result.Art1.ann1'.I7];['Result.Art1.ann2'.I7])" office:value-type="float" office:value="0.387096774193549" calcext:value-type="float">
            <text:p>0.3871</text:p>
          </table:table-cell>
          <table:table-cell table:style-name="ce8" table:formula="of:=AVERAGE(['Result.Art1.ann1'.J7];['Result.Art1.ann2'.J7])" office:value-type="float" office:value="0.387096774193549" calcext:value-type="float">
            <text:p>0.3871</text:p>
          </table:table-cell>
          <table:table-cell table:style-name="ce8" table:formula="of:=AVERAGE(['Result.Art1.ann1'.K7];['Result.Art1.ann2'.K7])" office:value-type="float" office:value="0.402374233398901" calcext:value-type="float">
            <text:p>0.4024</text:p>
          </table:table-cell>
          <table:table-cell table:style-name="ce8" table:formula="of:=AVERAGE(['Result.Art1.ann1'.L7];['Result.Art1.ann2'.L7])" office:value-type="float" office:value="0.387096774193549" calcext:value-type="float">
            <text:p>0.3871</text:p>
          </table:table-cell>
          <table:table-cell table:style-name="ce8" table:formula="of:=AVERAGE(['Result.Art1.ann1'.M7];['Result.Art1.ann2'.M7])" office:value-type="float" office:value="0.387096774193549" calcext:value-type="float">
            <text:p>0.3871</text:p>
          </table:table-cell>
          <table:table-cell table:style-name="ce8" table:formula="of:=AVERAGE(['Result.Art1.ann1'.N7];['Result.Art1.ann2'.N7])" office:value-type="float" office:value="0.290909090909091" calcext:value-type="float">
            <text:p>0.2909</text:p>
          </table:table-cell>
          <table:table-cell table:style-name="ce8" table:formula="of:=AVERAGE(['Result.Art1.ann1'.O7];['Result.Art1.ann2'.O7])" office:value-type="float" office:value="0.247815485168427" calcext:value-type="float">
            <text:p>0.2478</text:p>
          </table:table-cell>
          <table:table-cell table:style-name="ce8" table:formula="of:=AVERAGE(['Result.Art1.ann1'.P7];['Result.Art1.ann2'.P7])" office:value-type="float" office:value="0.259184376229831" calcext:value-type="float">
            <text:p>0.2592</text:p>
          </table:table-cell>
          <table:table-cell table:style-name="ce8" table:formula="of:=AVERAGE(['Result.Art1.ann1'.Q7];['Result.Art1.ann2'.Q7])" office:value-type="float" office:value="0.523118279569893" calcext:value-type="float">
            <text:p>0.5231</text:p>
          </table:table-cell>
          <table:table-cell table:style-name="ce8" table:formula="of:=AVERAGE(['Result.Art1.ann1'.R7];['Result.Art1.ann2'.R7])" office:value-type="float" office:value="0.387096774193549" calcext:value-type="float">
            <text:p>0.387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formula="of:=AVERAGE(['Result.Art1.ann1'.B8];['Result.Art1.ann2'.B8])" office:value-type="float" office:value="0.0331330659085296" calcext:value-type="float">
            <text:p>0.0331</text:p>
          </table:table-cell>
          <table:table-cell table:formula="of:=AVERAGE(['Result.Art1.ann1'.C8];['Result.Art1.ann2'.C8])" office:value-type="float" office:value="0.0331330659085296" calcext:value-type="float">
            <text:p>0.0331</text:p>
          </table:table-cell>
          <table:table-cell table:style-name="ce8" table:formula="of:=AVERAGE(['Result.Art1.ann1'.D8];['Result.Art1.ann2'.D8])" office:value-type="float" office:value="0.376911910616164" calcext:value-type="float">
            <text:p>0.3769</text:p>
          </table:table-cell>
          <table:table-cell table:style-name="ce8" table:formula="of:=AVERAGE(['Result.Art1.ann1'.E8];['Result.Art1.ann2'.E8])" office:value-type="float" office:value="0.046340381404158" calcext:value-type="float">
            <text:p>0.0463</text:p>
          </table:table-cell>
          <table:table-cell table:style-name="ce8" table:formula="of:=AVERAGE(['Result.Art1.ann1'.F8];['Result.Art1.ann2'.F8])" office:value-type="float" office:value="0.375091750141643" calcext:value-type="float">
            <text:p>0.3751</text:p>
          </table:table-cell>
          <table:table-cell table:style-name="ce8" table:formula="of:=AVERAGE(['Result.Art1.ann1'.G8];['Result.Art1.ann2'.G8])" office:value-type="float" office:value="0.374372124293412" calcext:value-type="float">
            <text:p>0.3744</text:p>
          </table:table-cell>
          <table:table-cell table:style-name="ce8" table:formula="of:=AVERAGE(['Result.Art1.ann1'.H8];['Result.Art1.ann2'.H8])" office:value-type="float" office:value="0.0331330659085296" calcext:value-type="float">
            <text:p>0.0331</text:p>
          </table:table-cell>
          <table:table-cell table:style-name="ce8" table:formula="of:=AVERAGE(['Result.Art1.ann1'.I8];['Result.Art1.ann2'.I8])" office:value-type="float" office:value="0.354838709677419" calcext:value-type="float">
            <text:p>0.3548</text:p>
          </table:table-cell>
          <table:table-cell table:style-name="ce8" table:formula="of:=AVERAGE(['Result.Art1.ann1'.J8];['Result.Art1.ann2'.J8])" office:value-type="float" office:value="0.354838709677419" calcext:value-type="float">
            <text:p>0.3548</text:p>
          </table:table-cell>
          <table:table-cell table:style-name="ce8" table:formula="of:=AVERAGE(['Result.Art1.ann1'.K8];['Result.Art1.ann2'.K8])" office:value-type="float" office:value="0.33511399466408" calcext:value-type="float">
            <text:p>0.3351</text:p>
          </table:table-cell>
          <table:table-cell table:style-name="ce8" table:formula="of:=AVERAGE(['Result.Art1.ann1'.L8];['Result.Art1.ann2'.L8])" office:value-type="float" office:value="0.354838709677419" calcext:value-type="float">
            <text:p>0.3548</text:p>
          </table:table-cell>
          <table:table-cell table:style-name="ce8" table:formula="of:=AVERAGE(['Result.Art1.ann1'.M8];['Result.Art1.ann2'.M8])" office:value-type="float" office:value="0.354838709677419" calcext:value-type="float">
            <text:p>0.3548</text:p>
          </table:table-cell>
          <table:table-cell table:style-name="ce8" table:formula="of:=AVERAGE(['Result.Art1.ann1'.N8];['Result.Art1.ann2'.N8])" office:value-type="float" office:value="0.316539115646259" calcext:value-type="float">
            <text:p>0.3165</text:p>
          </table:table-cell>
          <table:table-cell table:style-name="ce8" table:formula="of:=AVERAGE(['Result.Art1.ann1'.O8];['Result.Art1.ann2'.O8])" office:value-type="float" office:value="0.225260174245136" calcext:value-type="float">
            <text:p>0.2253</text:p>
          </table:table-cell>
          <table:table-cell table:style-name="ce8" table:formula="of:=AVERAGE(['Result.Art1.ann1'.P8];['Result.Art1.ann2'.P8])" office:value-type="float" office:value="0.246420841063698" calcext:value-type="float">
            <text:p>0.2464</text:p>
          </table:table-cell>
          <table:table-cell table:style-name="ce8" table:formula="of:=AVERAGE(['Result.Art1.ann1'.Q8];['Result.Art1.ann2'.Q8])" office:value-type="float" office:value="0.493010752688172" calcext:value-type="float">
            <text:p>0.4930</text:p>
          </table:table-cell>
          <table:table-cell table:style-name="ce8" table:formula="of:=AVERAGE(['Result.Art1.ann1'.R8];['Result.Art1.ann2'.R8])" office:value-type="float" office:value="0.354838709677419" calcext:value-type="float">
            <text:p>0.354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formula="of:=AVERAGE(['Result.Art1.ann1'.B9];['Result.Art1.ann2'.B9])" office:value-type="float" office:value="0.121384333890471" calcext:value-type="float">
            <text:p>0.1214</text:p>
          </table:table-cell>
          <table:table-cell table:formula="of:=AVERAGE(['Result.Art1.ann1'.C9];['Result.Art1.ann2'.C9])" office:value-type="float" office:value="0.121384333890471" calcext:value-type="float">
            <text:p>0.1214</text:p>
          </table:table-cell>
          <table:table-cell table:style-name="ce8" table:formula="of:=AVERAGE(['Result.Art1.ann1'.D9];['Result.Art1.ann2'.D9])" office:value-type="float" office:value="0.42225681381114" calcext:value-type="float">
            <text:p>0.4223</text:p>
          </table:table-cell>
          <table:table-cell table:style-name="ce8" table:formula="of:=AVERAGE(['Result.Art1.ann1'.E9];['Result.Art1.ann2'.E9])" office:value-type="float" office:value="0.129988404746498" calcext:value-type="float">
            <text:p>0.1300</text:p>
          </table:table-cell>
          <table:table-cell table:style-name="ce8" table:formula="of:=AVERAGE(['Result.Art1.ann1'.F9];['Result.Art1.ann2'.F9])" office:value-type="float" office:value="0.420943276163551" calcext:value-type="float">
            <text:p>0.4209</text:p>
          </table:table-cell>
          <table:table-cell table:style-name="ce8" table:formula="of:=AVERAGE(['Result.Art1.ann1'.G9];['Result.Art1.ann2'.G9])" office:value-type="float" office:value="0.42082372463343" calcext:value-type="float">
            <text:p>0.4208</text:p>
          </table:table-cell>
          <table:table-cell table:style-name="ce8" table:formula="of:=AVERAGE(['Result.Art1.ann1'.H9];['Result.Art1.ann2'.H9])" office:value-type="float" office:value="0.121384333890471" calcext:value-type="float">
            <text:p>0.1214</text:p>
          </table:table-cell>
          <table:table-cell table:style-name="ce8" table:formula="of:=AVERAGE(['Result.Art1.ann1'.I9];['Result.Art1.ann2'.I9])" office:value-type="float" office:value="0.451612903225807" calcext:value-type="float">
            <text:p>0.4516</text:p>
          </table:table-cell>
          <table:table-cell table:style-name="ce8" table:formula="of:=AVERAGE(['Result.Art1.ann1'.J9];['Result.Art1.ann2'.J9])" office:value-type="float" office:value="0.451612903225807" calcext:value-type="float">
            <text:p>0.4516</text:p>
          </table:table-cell>
          <table:table-cell table:style-name="ce8" table:formula="of:=AVERAGE(['Result.Art1.ann1'.K9];['Result.Art1.ann2'.K9])" office:value-type="float" office:value="0.441256307276731" calcext:value-type="float">
            <text:p>0.4413</text:p>
          </table:table-cell>
          <table:table-cell table:style-name="ce8" table:formula="of:=AVERAGE(['Result.Art1.ann1'.L9];['Result.Art1.ann2'.L9])" office:value-type="float" office:value="0.451612903225807" calcext:value-type="float">
            <text:p>0.4516</text:p>
          </table:table-cell>
          <table:table-cell table:style-name="ce8" table:formula="of:=AVERAGE(['Result.Art1.ann1'.M9];['Result.Art1.ann2'.M9])" office:value-type="float" office:value="0.451612903225807" calcext:value-type="float">
            <text:p>0.4516</text:p>
          </table:table-cell>
          <table:table-cell table:style-name="ce8" table:formula="of:=AVERAGE(['Result.Art1.ann1'.N9];['Result.Art1.ann2'.N9])" office:value-type="float" office:value="0.355729166666667" calcext:value-type="float">
            <text:p>0.3557</text:p>
          </table:table-cell>
          <table:table-cell table:style-name="ce8" table:formula="of:=AVERAGE(['Result.Art1.ann1'.O9];['Result.Art1.ann2'.O9])" office:value-type="float" office:value="0.326640360091405" calcext:value-type="float">
            <text:p>0.3266</text:p>
          </table:table-cell>
          <table:table-cell table:style-name="ce9" table:formula="of:=AVERAGE(['Result.Art1.ann1'.P9];['Result.Art1.ann2'.P9])" office:value-type="float" office:value="0.364123376623377" calcext:value-type="float">
            <text:p>0.3641</text:p>
          </table:table-cell>
          <table:table-cell table:style-name="ce8" table:formula="of:=AVERAGE(['Result.Art1.ann1'.Q9];['Result.Art1.ann2'.Q9])" office:value-type="float" office:value="0.506048387096774" calcext:value-type="float">
            <text:p>0.5060</text:p>
          </table:table-cell>
          <table:table-cell table:style-name="ce8" table:formula="of:=AVERAGE(['Result.Art1.ann1'.R9];['Result.Art1.ann2'.R9])" office:value-type="float" office:value="0.451612903225807" calcext:value-type="float">
            <text:p>0.451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formula="of:=AVERAGE(['Result.Art1.ann1'.B10];['Result.Art1.ann2'.B10])" office:value-type="float" office:value="0.0903041043423009" calcext:value-type="float">
            <text:p>0.0903</text:p>
          </table:table-cell>
          <table:table-cell table:formula="of:=AVERAGE(['Result.Art1.ann1'.C10];['Result.Art1.ann2'.C10])" office:value-type="float" office:value="0.0903041043423009" calcext:value-type="float">
            <text:p>0.0903</text:p>
          </table:table-cell>
          <table:table-cell table:style-name="ce8" table:formula="of:=AVERAGE(['Result.Art1.ann1'.D10];['Result.Art1.ann2'.D10])" office:value-type="float" office:value="0.420492835812676" calcext:value-type="float">
            <text:p>0.4205</text:p>
          </table:table-cell>
          <table:table-cell table:style-name="ce8" table:formula="of:=AVERAGE(['Result.Art1.ann1'.E10];['Result.Art1.ann2'.E10])" office:value-type="float" office:value="0.112217619891631" calcext:value-type="float">
            <text:p>0.1122</text:p>
          </table:table-cell>
          <table:table-cell table:style-name="ce8" table:formula="of:=AVERAGE(['Result.Art1.ann1'.F10];['Result.Art1.ann2'.F10])" office:value-type="float" office:value="0.448313545279173" calcext:value-type="float">
            <text:p>0.4483</text:p>
          </table:table-cell>
          <table:table-cell table:style-name="ce8" table:formula="of:=AVERAGE(['Result.Art1.ann1'.G10];['Result.Art1.ann2'.G10])" office:value-type="float" office:value="0.433937974264324" calcext:value-type="float">
            <text:p>0.4339</text:p>
          </table:table-cell>
          <table:table-cell table:style-name="ce8" table:formula="of:=AVERAGE(['Result.Art1.ann1'.H10];['Result.Art1.ann2'.H10])" office:value-type="float" office:value="0.0903041043423009" calcext:value-type="float">
            <text:p>0.0903</text:p>
          </table:table-cell>
          <table:table-cell table:style-name="ce8" table:formula="of:=AVERAGE(['Result.Art1.ann1'.I10];['Result.Art1.ann2'.I10])" office:value-type="float" office:value="0.387096774193548" calcext:value-type="float">
            <text:p>0.3871</text:p>
          </table:table-cell>
          <table:table-cell table:style-name="ce8" table:formula="of:=AVERAGE(['Result.Art1.ann1'.J10];['Result.Art1.ann2'.J10])" office:value-type="float" office:value="0.387096774193548" calcext:value-type="float">
            <text:p>0.3871</text:p>
          </table:table-cell>
          <table:table-cell table:style-name="ce8" table:formula="of:=AVERAGE(['Result.Art1.ann1'.K10];['Result.Art1.ann2'.K10])" office:value-type="float" office:value="0.395477545857053" calcext:value-type="float">
            <text:p>0.3955</text:p>
          </table:table-cell>
          <table:table-cell table:style-name="ce8" table:formula="of:=AVERAGE(['Result.Art1.ann1'.L10];['Result.Art1.ann2'.L10])" office:value-type="float" office:value="0.387096774193548" calcext:value-type="float">
            <text:p>0.3871</text:p>
          </table:table-cell>
          <table:table-cell table:style-name="ce8" table:formula="of:=AVERAGE(['Result.Art1.ann1'.M10];['Result.Art1.ann2'.M10])" office:value-type="float" office:value="0.387096774193548" calcext:value-type="float">
            <text:p>0.3871</text:p>
          </table:table-cell>
          <table:table-cell table:style-name="ce8" table:formula="of:=AVERAGE(['Result.Art1.ann1'.N10];['Result.Art1.ann2'.N10])" office:value-type="float" office:value="0.332688492063492" calcext:value-type="float">
            <text:p>0.3327</text:p>
          </table:table-cell>
          <table:table-cell table:style-name="ce8" table:formula="of:=AVERAGE(['Result.Art1.ann1'.O10];['Result.Art1.ann2'.O10])" office:value-type="float" office:value="0.248820028011204" calcext:value-type="float">
            <text:p>0.2488</text:p>
          </table:table-cell>
          <table:table-cell table:style-name="ce8" table:formula="of:=AVERAGE(['Result.Art1.ann1'.P10];['Result.Art1.ann2'.P10])" office:value-type="float" office:value="0.247594696969697" calcext:value-type="float">
            <text:p>0.2476</text:p>
          </table:table-cell>
          <table:table-cell table:style-name="ce8" table:formula="of:=AVERAGE(['Result.Art1.ann1'.Q10];['Result.Art1.ann2'.Q10])" office:value-type="float" office:value="0.505824372759857" calcext:value-type="float">
            <text:p>0.5058</text:p>
          </table:table-cell>
          <table:table-cell table:style-name="ce8" table:formula="of:=AVERAGE(['Result.Art1.ann1'.R10];['Result.Art1.ann2'.R10])" office:value-type="float" office:value="0.387096774193548" calcext:value-type="float">
            <text:p>0.387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style-name="ce9" table:formula="of:=AVERAGE(['Result.Art1.ann1'.B11];['Result.Art1.ann2'.B11])" office:value-type="float" office:value="0.169787431126023" calcext:value-type="float">
            <text:p>0.1698</text:p>
          </table:table-cell>
          <table:table-cell table:style-name="ce9" table:formula="of:=AVERAGE(['Result.Art1.ann1'.C11];['Result.Art1.ann2'.C11])" office:value-type="float" office:value="0.169787431126023" calcext:value-type="float">
            <text:p>0.1698</text:p>
          </table:table-cell>
          <table:table-cell table:style-name="ce9" table:formula="of:=AVERAGE(['Result.Art1.ann1'.D11];['Result.Art1.ann2'.D11])" office:value-type="float" office:value="0.475134533665402" calcext:value-type="float">
            <text:p>0.4751</text:p>
          </table:table-cell>
          <table:table-cell table:style-name="ce8" table:formula="of:=AVERAGE(['Result.Art1.ann1'.E11];['Result.Art1.ann2'.E11])" office:value-type="float" office:value="0.14048909408997" calcext:value-type="float">
            <text:p>0.1405</text:p>
          </table:table-cell>
          <table:table-cell table:style-name="ce9" table:formula="of:=AVERAGE(['Result.Art1.ann1'.F11];['Result.Art1.ann2'.F11])" office:value-type="float" office:value="0.597546421929676" calcext:value-type="float">
            <text:p>0.5975</text:p>
          </table:table-cell>
          <table:table-cell table:style-name="ce9" table:formula="of:=AVERAGE(['Result.Art1.ann1'.G11];['Result.Art1.ann2'.G11])" office:value-type="float" office:value="0.529057707638927" calcext:value-type="float">
            <text:p>0.5291</text:p>
          </table:table-cell>
          <table:table-cell table:style-name="ce9" table:formula="of:=AVERAGE(['Result.Art1.ann1'.H11];['Result.Art1.ann2'.H11])" office:value-type="float" office:value="0.169787431126023" calcext:value-type="float">
            <text:p>0.1698</text:p>
          </table:table-cell>
          <table:table-cell table:style-name="ce9" table:formula="of:=AVERAGE(['Result.Art1.ann1'.I11];['Result.Art1.ann2'.I11])" office:value-type="float" office:value="0.467741935483871" calcext:value-type="float">
            <text:p>0.4677</text:p>
          </table:table-cell>
          <table:table-cell table:style-name="ce9" table:formula="of:=AVERAGE(['Result.Art1.ann1'.J11];['Result.Art1.ann2'.J11])" office:value-type="float" office:value="0.467741935483871" calcext:value-type="float">
            <text:p>0.4677</text:p>
          </table:table-cell>
          <table:table-cell table:style-name="ce9" table:formula="of:=AVERAGE(['Result.Art1.ann1'.K11];['Result.Art1.ann2'.K11])" office:value-type="float" office:value="0.518145161290323" calcext:value-type="float">
            <text:p>0.5181</text:p>
          </table:table-cell>
          <table:table-cell table:style-name="ce9" table:formula="of:=AVERAGE(['Result.Art1.ann1'.L11];['Result.Art1.ann2'.L11])" office:value-type="float" office:value="0.467741935483871" calcext:value-type="float">
            <text:p>0.4677</text:p>
          </table:table-cell>
          <table:table-cell table:style-name="ce9" table:formula="of:=AVERAGE(['Result.Art1.ann1'.M11];['Result.Art1.ann2'.M11])" office:value-type="float" office:value="0.467741935483871" calcext:value-type="float">
            <text:p>0.4677</text:p>
          </table:table-cell>
          <table:table-cell table:style-name="ce8" table:formula="of:=AVERAGE(['Result.Art1.ann1'.N11];['Result.Art1.ann2'.N11])" office:value-type="float" office:value="0.378156565656566" calcext:value-type="float">
            <text:p>0.3782</text:p>
          </table:table-cell>
          <table:table-cell table:style-name="ce8" table:formula="of:=AVERAGE(['Result.Art1.ann1'.O11];['Result.Art1.ann2'.O11])" office:value-type="float" office:value="0.30261994949495" calcext:value-type="float">
            <text:p>0.3026</text:p>
          </table:table-cell>
          <table:table-cell table:style-name="ce8" table:formula="of:=AVERAGE(['Result.Art1.ann1'.P11];['Result.Art1.ann2'.P11])" office:value-type="float" office:value="0.295779220779221" calcext:value-type="float">
            <text:p>0.2958</text:p>
          </table:table-cell>
          <table:table-cell table:style-name="ce9" table:formula="of:=AVERAGE(['Result.Art1.ann1'.Q11];['Result.Art1.ann2'.Q11])" office:value-type="float" office:value="0.697849462365592" calcext:value-type="float">
            <text:p>0.6978</text:p>
          </table:table-cell>
          <table:table-cell table:style-name="ce9" table:formula="of:=AVERAGE(['Result.Art1.ann1'.R11];['Result.Art1.ann2'.R11])" office:value-type="float" office:value="0.467741935483871" calcext:value-type="float">
            <text:p>0.467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formula="of:=AVERAGE(['Result.Art1.ann1'.B12];['Result.Art1.ann2'.B12])" office:value-type="float" office:value="0.0621279087663144" calcext:value-type="float">
            <text:p>0.0621</text:p>
          </table:table-cell>
          <table:table-cell table:formula="of:=AVERAGE(['Result.Art1.ann1'.C12];['Result.Art1.ann2'.C12])" office:value-type="float" office:value="0.0621279087663144" calcext:value-type="float">
            <text:p>0.0621</text:p>
          </table:table-cell>
          <table:table-cell table:style-name="ce8" table:formula="of:=AVERAGE(['Result.Art1.ann1'.D12];['Result.Art1.ann2'.D12])" office:value-type="float" office:value="0.404238252502948" calcext:value-type="float">
            <text:p>0.4042</text:p>
          </table:table-cell>
          <table:table-cell table:style-name="ce8" table:formula="of:=AVERAGE(['Result.Art1.ann1'.E12];['Result.Art1.ann2'.E12])" office:value-type="float" office:value="0.0536972581996516" calcext:value-type="float">
            <text:p>0.0537</text:p>
          </table:table-cell>
          <table:table-cell table:style-name="ce8" table:formula="of:=AVERAGE(['Result.Art1.ann1'.F12];['Result.Art1.ann2'.F12])" office:value-type="float" office:value="0.472283787228229" calcext:value-type="float">
            <text:p>0.4723</text:p>
          </table:table-cell>
          <table:table-cell table:style-name="ce8" table:formula="of:=AVERAGE(['Result.Art1.ann1'.G12];['Result.Art1.ann2'.G12])" office:value-type="float" office:value="0.435580664612313" calcext:value-type="float">
            <text:p>0.4356</text:p>
          </table:table-cell>
          <table:table-cell table:style-name="ce8" table:formula="of:=AVERAGE(['Result.Art1.ann1'.H12];['Result.Art1.ann2'.H12])" office:value-type="float" office:value="0.0621279087663144" calcext:value-type="float">
            <text:p>0.0621</text:p>
          </table:table-cell>
          <table:table-cell table:style-name="ce8" table:formula="of:=AVERAGE(['Result.Art1.ann1'.I12];['Result.Art1.ann2'.I12])" office:value-type="float" office:value="0.387096774193549" calcext:value-type="float">
            <text:p>0.3871</text:p>
          </table:table-cell>
          <table:table-cell table:style-name="ce8" table:formula="of:=AVERAGE(['Result.Art1.ann1'.J12];['Result.Art1.ann2'.J12])" office:value-type="float" office:value="0.387096774193549" calcext:value-type="float">
            <text:p>0.3871</text:p>
          </table:table-cell>
          <table:table-cell table:style-name="ce8" table:formula="of:=AVERAGE(['Result.Art1.ann1'.K12];['Result.Art1.ann2'.K12])" office:value-type="float" office:value="0.39506578122877" calcext:value-type="float">
            <text:p>0.3951</text:p>
          </table:table-cell>
          <table:table-cell table:style-name="ce8" table:formula="of:=AVERAGE(['Result.Art1.ann1'.L12];['Result.Art1.ann2'.L12])" office:value-type="float" office:value="0.387096774193549" calcext:value-type="float">
            <text:p>0.3871</text:p>
          </table:table-cell>
          <table:table-cell table:style-name="ce8" table:formula="of:=AVERAGE(['Result.Art1.ann1'.M12];['Result.Art1.ann2'.M12])" office:value-type="float" office:value="0.387096774193549" calcext:value-type="float">
            <text:p>0.3871</text:p>
          </table:table-cell>
          <table:table-cell table:style-name="ce8" table:formula="of:=AVERAGE(['Result.Art1.ann1'.N12];['Result.Art1.ann2'.N12])" office:value-type="float" office:value="0.323235930735931" calcext:value-type="float">
            <text:p>0.3232</text:p>
          </table:table-cell>
          <table:table-cell table:style-name="ce8" table:formula="of:=AVERAGE(['Result.Art1.ann1'.O12];['Result.Art1.ann2'.O12])" office:value-type="float" office:value="0.244802794228631" calcext:value-type="float">
            <text:p>0.2448</text:p>
          </table:table-cell>
          <table:table-cell table:style-name="ce8" table:formula="of:=AVERAGE(['Result.Art1.ann1'.P12];['Result.Art1.ann2'.P12])" office:value-type="float" office:value="0.271684376229831" calcext:value-type="float">
            <text:p>0.2717</text:p>
          </table:table-cell>
          <table:table-cell table:style-name="ce8" table:formula="of:=AVERAGE(['Result.Art1.ann1'.Q12];['Result.Art1.ann2'.Q12])" office:value-type="float" office:value="0.59957757296467" calcext:value-type="float">
            <text:p>0.5996</text:p>
          </table:table-cell>
          <table:table-cell table:style-name="ce8" table:formula="of:=AVERAGE(['Result.Art1.ann1'.R12];['Result.Art1.ann2'.R12])" office:value-type="float" office:value="0.387096774193549" calcext:value-type="float">
            <text:p>0.387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style-name="ce10" table:formula="of:=AVERAGE(['Result.Art1.ann1'.B13];['Result.Art1.ann2'.B13])" office:value-type="float" office:value="0.0183481903355026" calcext:value-type="float">
            <text:p>0.0183</text:p>
          </table:table-cell>
          <table:table-cell table:style-name="ce10" table:formula="of:=AVERAGE(['Result.Art1.ann1'.C13];['Result.Art1.ann2'.C13])" office:value-type="float" office:value="0.0183481903355026" calcext:value-type="float">
            <text:p>0.0183</text:p>
          </table:table-cell>
          <table:table-cell table:style-name="ce10" table:formula="of:=AVERAGE(['Result.Art1.ann1'.D13];['Result.Art1.ann2'.D13])" office:value-type="float" office:value="0.374801874154088" calcext:value-type="float">
            <text:p>0.3748</text:p>
          </table:table-cell>
          <table:table-cell table:style-name="ce10" table:formula="of:=AVERAGE(['Result.Art1.ann1'.E13];['Result.Art1.ann2'.E13])" office:value-type="float" office:value="0.0297195254051166" calcext:value-type="float">
            <text:p>0.0297</text:p>
          </table:table-cell>
          <table:table-cell table:style-name="ce10" table:formula="of:=AVERAGE(['Result.Art1.ann1'.F13];['Result.Art1.ann2'.F13])" office:value-type="float" office:value="0.391375719586248" calcext:value-type="float">
            <text:p>0.3914</text:p>
          </table:table-cell>
          <table:table-cell table:style-name="ce10" table:formula="of:=AVERAGE(['Result.Art1.ann1'.G13];['Result.Art1.ann2'.G13])" office:value-type="float" office:value="0.381365769365994" calcext:value-type="float">
            <text:p>0.3814</text:p>
          </table:table-cell>
          <table:table-cell table:style-name="ce10" table:formula="of:=AVERAGE(['Result.Art1.ann1'.H13];['Result.Art1.ann2'.H13])" office:value-type="float" office:value="0.0183481903355026" calcext:value-type="float">
            <text:p>0.0183</text:p>
          </table:table-cell>
          <table:table-cell table:style-name="ce10" table:formula="of:=AVERAGE(['Result.Art1.ann1'.I13];['Result.Art1.ann2'.I13])" office:value-type="float" office:value="0.387096774193549" calcext:value-type="float">
            <text:p>0.3871</text:p>
          </table:table-cell>
          <table:table-cell table:style-name="ce10" table:formula="of:=AVERAGE(['Result.Art1.ann1'.J13];['Result.Art1.ann2'.J13])" office:value-type="float" office:value="0.387096774193549" calcext:value-type="float">
            <text:p>0.3871</text:p>
          </table:table-cell>
          <table:table-cell table:style-name="ce10" table:formula="of:=AVERAGE(['Result.Art1.ann1'.K13];['Result.Art1.ann2'.K13])" office:value-type="float" office:value="0.387487870552387" calcext:value-type="float">
            <text:p>0.3875</text:p>
          </table:table-cell>
          <table:table-cell table:style-name="ce10" table:formula="of:=AVERAGE(['Result.Art1.ann1'.L13];['Result.Art1.ann2'.L13])" office:value-type="float" office:value="0.387096774193549" calcext:value-type="float">
            <text:p>0.3871</text:p>
          </table:table-cell>
          <table:table-cell table:style-name="ce10" table:formula="of:=AVERAGE(['Result.Art1.ann1'.M13];['Result.Art1.ann2'.M13])" office:value-type="float" office:value="0.387096774193549" calcext:value-type="float">
            <text:p>0.3871</text:p>
          </table:table-cell>
          <table:table-cell table:style-name="ce19" table:formula="of:=AVERAGE(['Result.Art1.ann1'.N13];['Result.Art1.ann2'.N13])" office:value-type="float" office:value="0.440210084033614" calcext:value-type="float">
            <text:p>0.4402</text:p>
          </table:table-cell>
          <table:table-cell table:style-name="ce19" table:formula="of:=AVERAGE(['Result.Art1.ann1'.O13];['Result.Art1.ann2'.O13])" office:value-type="float" office:value="0.328730951588094" calcext:value-type="float">
            <text:p>0.3287</text:p>
          </table:table-cell>
          <table:table-cell table:style-name="ce10" table:formula="of:=AVERAGE(['Result.Art1.ann1'.P13];['Result.Art1.ann2'.P13])" office:value-type="float" office:value="0.340060296846012" calcext:value-type="float">
            <text:p>0.3401</text:p>
          </table:table-cell>
          <table:table-cell table:style-name="ce10" table:formula="of:=AVERAGE(['Result.Art1.ann1'.Q13];['Result.Art1.ann2'.Q13])" office:value-type="float" office:value="0.620818650040662" calcext:value-type="float">
            <text:p>0.6208</text:p>
          </table:table-cell>
          <table:table-cell table:style-name="ce10" table:formula="of:=AVERAGE(['Result.Art1.ann1'.R13];['Result.Art1.ann2'.R13])" office:value-type="float" office:value="0.387096774193549" calcext:value-type="float">
            <text:p>0.3871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style-name="ce10" table:formula="of:=AVERAGE(['Result.Art1.ann1'.B14];['Result.Art1.ann2'.B14])" office:value-type="float" office:value="-0.004249129867926" calcext:value-type="float">
            <text:p>-0.0042</text:p>
          </table:table-cell>
          <table:table-cell table:style-name="ce10" table:formula="of:=AVERAGE(['Result.Art1.ann1'.C14];['Result.Art1.ann2'.C14])" office:value-type="float" office:value="-0.004249129867926" calcext:value-type="float">
            <text:p>-0.0042</text:p>
          </table:table-cell>
          <table:table-cell table:style-name="ce10" table:formula="of:=AVERAGE(['Result.Art1.ann1'.D14];['Result.Art1.ann2'.D14])" office:value-type="float" office:value="0.34792037531817" calcext:value-type="float">
            <text:p>0.3479</text:p>
          </table:table-cell>
          <table:table-cell table:style-name="ce10" table:formula="of:=AVERAGE(['Result.Art1.ann1'.E14];['Result.Art1.ann2'.E14])" office:value-type="float" office:value="0.033745684065233" calcext:value-type="float">
            <text:p>0.0337</text:p>
          </table:table-cell>
          <table:table-cell table:style-name="ce10" table:formula="of:=AVERAGE(['Result.Art1.ann1'.F14];['Result.Art1.ann2'.F14])" office:value-type="float" office:value="0.32555985073383" calcext:value-type="float">
            <text:p>0.3256</text:p>
          </table:table-cell>
          <table:table-cell table:style-name="ce10" table:formula="of:=AVERAGE(['Result.Art1.ann1'.G14];['Result.Art1.ann2'.G14])" office:value-type="float" office:value="0.335624626479056" calcext:value-type="float">
            <text:p>0.3356</text:p>
          </table:table-cell>
          <table:table-cell table:style-name="ce10" table:formula="of:=AVERAGE(['Result.Art1.ann1'.H14];['Result.Art1.ann2'.H14])" office:value-type="float" office:value="-0.004249129867926" calcext:value-type="float">
            <text:p>-0.0042</text:p>
          </table:table-cell>
          <table:table-cell table:style-name="ce10" table:formula="of:=AVERAGE(['Result.Art1.ann1'.I14];['Result.Art1.ann2'.I14])" office:value-type="float" office:value="0.370967741935484" calcext:value-type="float">
            <text:p>0.3710</text:p>
          </table:table-cell>
          <table:table-cell table:style-name="ce10" table:formula="of:=AVERAGE(['Result.Art1.ann1'.J14];['Result.Art1.ann2'.J14])" office:value-type="float" office:value="0.370967741935484" calcext:value-type="float">
            <text:p>0.3710</text:p>
          </table:table-cell>
          <table:table-cell table:style-name="ce10" table:formula="of:=AVERAGE(['Result.Art1.ann1'.K14];['Result.Art1.ann2'.K14])" office:value-type="float" office:value="0.356335189162514" calcext:value-type="float">
            <text:p>0.3563</text:p>
          </table:table-cell>
          <table:table-cell table:style-name="ce10" table:formula="of:=AVERAGE(['Result.Art1.ann1'.L14];['Result.Art1.ann2'.L14])" office:value-type="float" office:value="0.370967741935484" calcext:value-type="float">
            <text:p>0.3710</text:p>
          </table:table-cell>
          <table:table-cell table:style-name="ce10" table:formula="of:=AVERAGE(['Result.Art1.ann1'.M14];['Result.Art1.ann2'.M14])" office:value-type="float" office:value="0.370967741935484" calcext:value-type="float">
            <text:p>0.3710</text:p>
          </table:table-cell>
          <table:table-cell table:style-name="ce10" table:formula="of:=AVERAGE(['Result.Art1.ann1'.N14];['Result.Art1.ann2'.N14])" office:value-type="float" office:value="0.398578042328042" calcext:value-type="float">
            <text:p>0.3986</text:p>
          </table:table-cell>
          <table:table-cell table:style-name="ce10" table:formula="of:=AVERAGE(['Result.Art1.ann1'.O14];['Result.Art1.ann2'.O14])" office:value-type="float" office:value="0.299185999185999" calcext:value-type="float">
            <text:p>0.2992</text:p>
          </table:table-cell>
          <table:table-cell table:style-name="ce10" table:formula="of:=AVERAGE(['Result.Art1.ann1'.P14];['Result.Art1.ann2'.P14])" office:value-type="float" office:value="0.331992544492544" calcext:value-type="float">
            <text:p>0.3320</text:p>
          </table:table-cell>
          <table:table-cell table:style-name="ce10" table:formula="of:=AVERAGE(['Result.Art1.ann1'.Q14];['Result.Art1.ann2'.Q14])" office:value-type="float" office:value="0.489650537634409" calcext:value-type="float">
            <text:p>0.4897</text:p>
          </table:table-cell>
          <table:table-cell table:style-name="ce10" table:formula="of:=AVERAGE(['Result.Art1.ann1'.R14];['Result.Art1.ann2'.R14])" office:value-type="float" office:value="0.370967741935484" calcext:value-type="float">
            <text:p>0.371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style-name="ce10" table:formula="of:=AVERAGE(['Result.Art1.ann1'.B15];['Result.Art1.ann2'.B15])" office:value-type="float" office:value="-0.000491413559032748" calcext:value-type="float">
            <text:p>-0.0005</text:p>
          </table:table-cell>
          <table:table-cell table:style-name="ce10" table:formula="of:=AVERAGE(['Result.Art1.ann1'.C15];['Result.Art1.ann2'.C15])" office:value-type="float" office:value="-0.000491413559032748" calcext:value-type="float">
            <text:p>-0.0005</text:p>
          </table:table-cell>
          <table:table-cell table:style-name="ce10" table:formula="of:=AVERAGE(['Result.Art1.ann1'.D15];['Result.Art1.ann2'.D15])" office:value-type="float" office:value="0.407490558315346" calcext:value-type="float">
            <text:p>0.4075</text:p>
          </table:table-cell>
          <table:table-cell table:style-name="ce10" table:formula="of:=AVERAGE(['Result.Art1.ann1'.E15];['Result.Art1.ann2'.E15])" office:value-type="float" office:value="0.00102331063197295" calcext:value-type="float">
            <text:p>0.0010</text:p>
          </table:table-cell>
          <table:table-cell table:style-name="ce10" table:formula="of:=AVERAGE(['Result.Art1.ann1'.F15];['Result.Art1.ann2'.F15])" office:value-type="float" office:value="0.187719225270761" calcext:value-type="float">
            <text:p>0.1877</text:p>
          </table:table-cell>
          <table:table-cell table:style-name="ce10" table:formula="of:=AVERAGE(['Result.Art1.ann1'.G15];['Result.Art1.ann2'.G15])" office:value-type="float" office:value="0.256784918100348" calcext:value-type="float">
            <text:p>0.2568</text:p>
          </table:table-cell>
          <table:table-cell table:style-name="ce10" table:formula="of:=AVERAGE(['Result.Art1.ann1'.H15];['Result.Art1.ann2'.H15])" office:value-type="float" office:value="-0.000491413559032748" calcext:value-type="float">
            <text:p>-0.0005</text:p>
          </table:table-cell>
          <table:table-cell table:style-name="ce10" table:formula="of:=AVERAGE(['Result.Art1.ann1'.I15];['Result.Art1.ann2'.I15])" office:value-type="float" office:value="0.354838709677419" calcext:value-type="float">
            <text:p>0.3548</text:p>
          </table:table-cell>
          <table:table-cell table:style-name="ce10" table:formula="of:=AVERAGE(['Result.Art1.ann1'.J15];['Result.Art1.ann2'.J15])" office:value-type="float" office:value="0.354838709677419" calcext:value-type="float">
            <text:p>0.3548</text:p>
          </table:table-cell>
          <table:table-cell table:style-name="ce10" table:formula="of:=AVERAGE(['Result.Art1.ann1'.K15];['Result.Art1.ann2'.K15])" office:value-type="float" office:value="0.296082949308756" calcext:value-type="float">
            <text:p>0.2961</text:p>
          </table:table-cell>
          <table:table-cell table:style-name="ce10" table:formula="of:=AVERAGE(['Result.Art1.ann1'.L15];['Result.Art1.ann2'.L15])" office:value-type="float" office:value="0.354838709677419" calcext:value-type="float">
            <text:p>0.3548</text:p>
          </table:table-cell>
          <table:table-cell table:style-name="ce10" table:formula="of:=AVERAGE(['Result.Art1.ann1'.M15];['Result.Art1.ann2'.M15])" office:value-type="float" office:value="0.354838709677419" calcext:value-type="float">
            <text:p>0.3548</text:p>
          </table:table-cell>
          <table:table-cell table:style-name="ce10" table:formula="of:=AVERAGE(['Result.Art1.ann1'.N15];['Result.Art1.ann2'.N15])" office:value-type="float" office:value="0.420873397435898" calcext:value-type="float">
            <text:p>0.4209</text:p>
          </table:table-cell>
          <table:table-cell table:style-name="ce10" table:formula="of:=AVERAGE(['Result.Art1.ann1'.O15];['Result.Art1.ann2'.O15])" office:value-type="float" office:value="0.213392857142857" calcext:value-type="float">
            <text:p>0.2134</text:p>
          </table:table-cell>
          <table:table-cell table:style-name="ce10" table:formula="of:=AVERAGE(['Result.Art1.ann1'.P15];['Result.Art1.ann2'.P15])" office:value-type="float" office:value="0.219969035594035" calcext:value-type="float">
            <text:p>0.2200</text:p>
          </table:table-cell>
          <table:table-cell table:style-name="ce10" table:formula="of:=AVERAGE(['Result.Art1.ann1'.Q15];['Result.Art1.ann2'.Q15])" office:value-type="float" office:value="0.524968982630273" calcext:value-type="float">
            <text:p>0.5250</text:p>
          </table:table-cell>
          <table:table-cell table:style-name="ce10" table:formula="of:=AVERAGE(['Result.Art1.ann1'.R15];['Result.Art1.ann2'.R15])" office:value-type="float" office:value="0.354838709677419" calcext:value-type="float">
            <text:p>0.3548</text:p>
          </table:table-cell>
          <table:table-cell table:number-columns-repeated="1005"/>
        </table:table-row>
        <table:table-row table:style-name="ro2">
          <table:table-cell/>
          <table:table-cell table:style-name="ce11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23.ann8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12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23 – ANNOTATOR 8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7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0721506074376333" calcext:value-type="float">
            <text:p>0.07</text:p>
          </table:table-cell>
          <table:table-cell table:style-name="ce22" office:value-type="float" office:value="0.618797212511476" calcext:value-type="float">
            <text:p>0.62</text:p>
          </table:table-cell>
          <table:table-cell table:style-name="ce22" office:value-type="float" office:value="0.0561436743179509" calcext:value-type="float">
            <text:p>0.06</text:p>
          </table:table-cell>
          <table:table-cell office:value-type="float" office:value="0.435415134377377" calcext:value-type="float">
            <text:p>0.44</text:p>
          </table:table-cell>
          <table:table-cell table:style-name="ce22" office:value-type="float" office:value="0.511156357128944" calcext:value-type="float">
            <text:p>0.51</text:p>
          </table:table-cell>
          <table:table-cell table:style-name="ce22" office:value-type="float" office:value="0.0721506074376333" calcext:value-type="float">
            <text:p>0.07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306666666666667" calcext:value-type="float">
            <text:p>0.31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239010989010989" calcext:value-type="float">
            <text:p>0.24</text:p>
          </table:table-cell>
          <table:table-cell table:style-name="ce22" office:value-type="float" office:value="0.242307692307692" calcext:value-type="float">
            <text:p>0.24</text:p>
          </table:table-cell>
          <table:table-cell table:style-name="ce22" office:value-type="float" office:value="0.262820512820513" calcext:value-type="float">
            <text:p>0.26</text:p>
          </table:table-cell>
          <table:table-cell table:style-name="ce22" office:value-type="float" office:value="0.288095238095238" calcext:value-type="float">
            <text:p>0.29</text:p>
          </table:table-cell>
          <table:table-cell table:style-name="ce22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0.10649698593436" calcext:value-type="float">
            <text:p>0.11</text:p>
          </table:table-cell>
          <table:table-cell table:style-name="ce22" office:value-type="float" office:value="0.649141215603958" calcext:value-type="float">
            <text:p>0.65</text:p>
          </table:table-cell>
          <table:table-cell table:style-name="ce22" office:value-type="float" office:value="0.084740504838196" calcext:value-type="float">
            <text:p>0.08</text:p>
          </table:table-cell>
          <table:table-cell office:value-type="float" office:value="0.532481049122956" calcext:value-type="float">
            <text:p>0.53</text:p>
          </table:table-cell>
          <table:table-cell table:style-name="ce22" office:value-type="float" office:value="0.585052272341249" calcext:value-type="float">
            <text:p>0.59</text:p>
          </table:table-cell>
          <table:table-cell table:style-name="ce22" office:value-type="float" office:value="0.10649698593436" calcext:value-type="float">
            <text:p>0.11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3" office:value-type="float" office:value="0.44037037037037" calcext:value-type="float">
            <text:p>0.44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8" office:value-type="float" office:value="0.511538461538462" calcext:value-type="float">
            <text:p>0.51</text:p>
          </table:table-cell>
          <table:table-cell table:style-name="ce23" office:value-type="float" office:value="0.415384615384615" calcext:value-type="float">
            <text:p>0.42</text:p>
          </table:table-cell>
          <table:table-cell table:style-name="ce23" office:value-type="float" office:value="0.442307692307692" calcext:value-type="float">
            <text:p>0.44</text:p>
          </table:table-cell>
          <table:table-cell table:style-name="ce23" office:value-type="float" office:value="0.581111111111111" calcext:value-type="float">
            <text:p>0.58</text:p>
          </table:table-cell>
          <table:table-cell table:style-name="ce23" office:value-type="float" office:value="0.466666666666667" calcext:value-type="float">
            <text:p>0.4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609154045686554" calcext:value-type="float">
            <text:p>0.06</text:p>
          </table:table-cell>
          <table:table-cell table:style-name="ce22" office:value-type="float" office:value="0.620712059004371" calcext:value-type="float">
            <text:p>0.62</text:p>
          </table:table-cell>
          <table:table-cell table:style-name="ce22" office:value-type="float" office:value="0.055463501879377" calcext:value-type="float">
            <text:p>0.06</text:p>
          </table:table-cell>
          <table:table-cell office:value-type="float" office:value="0.406937679128237" calcext:value-type="float">
            <text:p>0.41</text:p>
          </table:table-cell>
          <table:table-cell table:style-name="ce22" office:value-type="float" office:value="0.491589916924698" calcext:value-type="float">
            <text:p>0.49</text:p>
          </table:table-cell>
          <table:table-cell table:style-name="ce22" office:value-type="float" office:value="0.0609154045686554" calcext:value-type="float">
            <text:p>0.06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382751322751323" calcext:value-type="float">
            <text:p>0.38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3" office:value-type="float" office:value="0.364102564102564" calcext:value-type="float">
            <text:p>0.36</text:p>
          </table:table-cell>
          <table:table-cell table:style-name="ce22" office:value-type="float" office:value="0.304517704517705" calcext:value-type="float">
            <text:p>0.30</text:p>
          </table:table-cell>
          <table:table-cell table:style-name="ce22" office:value-type="float" office:value="0.314102564102564" calcext:value-type="float">
            <text:p>0.31</text:p>
          </table:table-cell>
          <table:table-cell table:style-name="ce22" office:value-type="float" office:value="0.453333333333333" calcext:value-type="float">
            <text:p>0.45</text:p>
          </table:table-cell>
          <table:table-cell table:style-name="ce22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0.0516807683512463" calcext:value-type="float">
            <text:p>0.05</text:p>
          </table:table-cell>
          <table:table-cell table:style-name="ce22" office:value-type="float" office:value="0.559696099233836" calcext:value-type="float">
            <text:p>0.56</text:p>
          </table:table-cell>
          <table:table-cell table:style-name="ce22" office:value-type="float" office:value="0.0389918231365209" calcext:value-type="float">
            <text:p>0.04</text:p>
          </table:table-cell>
          <table:table-cell office:value-type="float" office:value="0.291207878053885" calcext:value-type="float">
            <text:p>0.29</text:p>
          </table:table-cell>
          <table:table-cell table:style-name="ce22" office:value-type="float" office:value="0.383093551712968" calcext:value-type="float">
            <text:p>0.38</text:p>
          </table:table-cell>
          <table:table-cell table:style-name="ce22" office:value-type="float" office:value="0.0516807683512463" calcext:value-type="float">
            <text:p>0.05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251587301587302" calcext:value-type="float">
            <text:p>0.25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16025641025641" calcext:value-type="float">
            <text:p>0.16</text:p>
          </table:table-cell>
          <table:table-cell table:style-name="ce22" office:value-type="float" office:value="0.144383394383394" calcext:value-type="float">
            <text:p>0.14</text:p>
          </table:table-cell>
          <table:table-cell table:style-name="ce22" office:value-type="float" office:value="0.179487179487179" calcext:value-type="float">
            <text:p>0.18</text:p>
          </table:table-cell>
          <table:table-cell table:style-name="ce22" office:value-type="float" office:value="0.255555555555556" calcext:value-type="float">
            <text:p>0.26</text:p>
          </table:table-cell>
          <table:table-cell table:style-name="ce22" office:value-type="float" office:value="0.333333333333333" calcext:value-type="float">
            <text:p>0.3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table:style-name="ce23" office:value-type="float" office:value="0.142619864909755" calcext:value-type="float">
            <text:p>0.14</text:p>
          </table:table-cell>
          <table:table-cell table:style-name="ce23" office:value-type="float" office:value="0.682068155622102" calcext:value-type="float">
            <text:p>0.68</text:p>
          </table:table-cell>
          <table:table-cell table:style-name="ce23" office:value-type="float" office:value="0.147183659117186" calcext:value-type="float">
            <text:p>0.15</text:p>
          </table:table-cell>
          <table:table-cell office:value-type="float" office:value="0.53345832907113" calcext:value-type="float">
            <text:p>0.53</text:p>
          </table:table-cell>
          <table:table-cell table:style-name="ce23" office:value-type="float" office:value="0.598678750636391" calcext:value-type="float">
            <text:p>0.60</text:p>
          </table:table-cell>
          <table:table-cell table:style-name="ce23" office:value-type="float" office:value="0.142619864909755" calcext:value-type="float">
            <text:p>0.14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2" office:value-type="float" office:value="0.39" calcext:value-type="float">
            <text:p>0.39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2" office:value-type="float" office:value="0.314102564102564" calcext:value-type="float">
            <text:p>0.31</text:p>
          </table:table-cell>
          <table:table-cell table:style-name="ce22" office:value-type="float" office:value="0.314529914529915" calcext:value-type="float">
            <text:p>0.31</text:p>
          </table:table-cell>
          <table:table-cell table:style-name="ce22" office:value-type="float" office:value="0.403846153846154" calcext:value-type="float">
            <text:p>0.40</text:p>
          </table:table-cell>
          <table:table-cell table:style-name="ce22" office:value-type="float" office:value="0.422222222222222" calcext:value-type="float">
            <text:p>0.42</text:p>
          </table:table-cell>
          <table:table-cell table:style-name="ce23" office:value-type="float" office:value="0.466666666666667" calcext:value-type="float">
            <text:p>0.4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0993788819875776" calcext:value-type="float">
            <text:p>0.10</text:p>
          </table:table-cell>
          <table:table-cell table:style-name="ce22" office:value-type="float" office:value="0.620185413648458" calcext:value-type="float">
            <text:p>0.62</text:p>
          </table:table-cell>
          <table:table-cell table:style-name="ce22" office:value-type="float" office:value="0.0675499705409152" calcext:value-type="float">
            <text:p>0.07</text:p>
          </table:table-cell>
          <table:table-cell office:value-type="float" office:value="0.469945217477802" calcext:value-type="float">
            <text:p>0.47</text:p>
          </table:table-cell>
          <table:table-cell table:style-name="ce22" office:value-type="float" office:value="0.534712374410528" calcext:value-type="float">
            <text:p>0.53</text:p>
          </table:table-cell>
          <table:table-cell table:style-name="ce22" office:value-type="float" office:value="0.0993788819875776" calcext:value-type="float">
            <text:p>0.10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302539682539683" calcext:value-type="float">
            <text:p>0.30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192307692307692" calcext:value-type="float">
            <text:p>0.19</text:p>
          </table:table-cell>
          <table:table-cell table:style-name="ce22" office:value-type="float" office:value="0.203174603174603" calcext:value-type="float">
            <text:p>0.20</text:p>
          </table:table-cell>
          <table:table-cell table:style-name="ce22" office:value-type="float" office:value="0.262820512820513" calcext:value-type="float">
            <text:p>0.26</text:p>
          </table:table-cell>
          <table:table-cell table:style-name="ce22" office:value-type="float" office:value="0.286111111111111" calcext:value-type="float">
            <text:p>0.29</text:p>
          </table:table-cell>
          <table:table-cell table:style-name="ce22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office:value-type="float" office:value="0.109468296843901" calcext:value-type="float">
            <text:p>0.11</text:p>
          </table:table-cell>
          <table:table-cell table:style-name="ce22" office:value-type="float" office:value="0.673005276893038" calcext:value-type="float">
            <text:p>0.67</text:p>
          </table:table-cell>
          <table:table-cell table:style-name="ce22" office:value-type="float" office:value="0.100140813771745" calcext:value-type="float">
            <text:p>0.10</text:p>
          </table:table-cell>
          <table:table-cell office:value-type="float" office:value="0.377742478794113" calcext:value-type="float">
            <text:p>0.38</text:p>
          </table:table-cell>
          <table:table-cell table:style-name="ce22" office:value-type="float" office:value="0.48388907834277" calcext:value-type="float">
            <text:p>0.48</text:p>
          </table:table-cell>
          <table:table-cell table:style-name="ce22" office:value-type="float" office:value="0.109468296843901" calcext:value-type="float">
            <text:p>0.11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34805152979066" calcext:value-type="float">
            <text:p>0.35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263046757164404" calcext:value-type="float">
            <text:p>0.26</text:p>
          </table:table-cell>
          <table:table-cell table:style-name="ce22" office:value-type="float" office:value="0.258937198067633" calcext:value-type="float">
            <text:p>0.26</text:p>
          </table:table-cell>
          <table:table-cell table:style-name="ce22" office:value-type="float" office:value="0.288461538461538" calcext:value-type="float">
            <text:p>0.29</text:p>
          </table:table-cell>
          <table:table-cell table:style-name="ce22" office:value-type="float" office:value="0.340588235294118" calcext:value-type="float">
            <text:p>0.34</text:p>
          </table:table-cell>
          <table:table-cell table:style-name="ce22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0.111111111111111" calcext:value-type="float">
            <text:p>0.11</text:p>
          </table:table-cell>
          <table:table-cell table:style-name="ce22" office:value-type="float" office:value="0.63849966742767" calcext:value-type="float">
            <text:p>0.64</text:p>
          </table:table-cell>
          <table:table-cell table:style-name="ce22" office:value-type="float" office:value="0.0926958990651099" calcext:value-type="float">
            <text:p>0.09</text:p>
          </table:table-cell>
          <table:table-cell office:value-type="float" office:value="0.473765261948547" calcext:value-type="float">
            <text:p>0.47</text:p>
          </table:table-cell>
          <table:table-cell table:style-name="ce22" office:value-type="float" office:value="0.543933291796908" calcext:value-type="float">
            <text:p>0.54</text:p>
          </table:table-cell>
          <table:table-cell table:style-name="ce22" office:value-type="float" office:value="0.111111111111111" calcext:value-type="float">
            <text:p>0.11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375925925925926" calcext:value-type="float">
            <text:p>0.38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325641025641026" calcext:value-type="float">
            <text:p>0.33</text:p>
          </table:table-cell>
          <table:table-cell table:style-name="ce22" office:value-type="float" office:value="0.314102564102564" calcext:value-type="float">
            <text:p>0.31</text:p>
          </table:table-cell>
          <table:table-cell table:style-name="ce22" office:value-type="float" office:value="0.352564102564103" calcext:value-type="float">
            <text:p>0.35</text:p>
          </table:table-cell>
          <table:table-cell table:style-name="ce22" office:value-type="float" office:value="0.386666666666667" calcext:value-type="float">
            <text:p>0.39</text:p>
          </table:table-cell>
          <table:table-cell table:style-name="ce22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461920771816986" calcext:value-type="float">
            <text:p>0.05</text:p>
          </table:table-cell>
          <table:table-cell table:style-name="ce25" office:value-type="float" office:value="0.624971570310076" calcext:value-type="float">
            <text:p>0.62</text:p>
          </table:table-cell>
          <table:table-cell table:style-name="ce25" office:value-type="float" office:value="0.0814343006373665" calcext:value-type="float">
            <text:p>0.08</text:p>
          </table:table-cell>
          <table:table-cell table:style-name="ce25" office:value-type="float" office:value="0.538481587790685" calcext:value-type="float">
            <text:p>0.54</text:p>
          </table:table-cell>
          <table:table-cell table:style-name="ce25" office:value-type="float" office:value="0.578511788225275" calcext:value-type="float">
            <text:p>0.58</text:p>
          </table:table-cell>
          <table:table-cell table:style-name="ce25" office:value-type="float" office:value="0.0461920771816986" calcext:value-type="float">
            <text:p>0.05</text:p>
          </table:table-cell>
          <table:table-cell table:number-columns-repeated="2" table:style-name="ce25" office:value-type="float" office:value="0.4" calcext:value-type="float">
            <text:p>0.40</text:p>
          </table:table-cell>
          <table:table-cell table:style-name="ce25" office:value-type="float" office:value="0.352929292929293" calcext:value-type="float">
            <text:p>0.35</text:p>
          </table:table-cell>
          <table:table-cell table:number-columns-repeated="2" table:style-name="ce25" office:value-type="float" office:value="0.4" calcext:value-type="float">
            <text:p>0.40</text:p>
          </table:table-cell>
          <table:table-cell table:style-name="ce25" office:value-type="float" office:value="0.304029304029304" calcext:value-type="float">
            <text:p>0.30</text:p>
          </table:table-cell>
          <table:table-cell table:style-name="ce25" office:value-type="float" office:value="0.32968142968143" calcext:value-type="float">
            <text:p>0.33</text:p>
          </table:table-cell>
          <table:table-cell table:style-name="ce25" office:value-type="float" office:value="0.41025641025641" calcext:value-type="float">
            <text:p>0.41</text:p>
          </table:table-cell>
          <table:table-cell table:style-name="ce25" office:value-type="float" office:value="0.354761904761905" calcext:value-type="float">
            <text:p>0.35</text:p>
          </table:table-cell>
          <table:table-cell table:style-name="ce25" office:value-type="float" office:value="0.4" calcext:value-type="float">
            <text:p>0.40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0.027786167321051" calcext:value-type="float">
            <text:p>0.03</text:p>
          </table:table-cell>
          <table:table-cell table:style-name="ce25" office:value-type="float" office:value="0.606192585019967" calcext:value-type="float">
            <text:p>0.61</text:p>
          </table:table-cell>
          <table:table-cell table:style-name="ce25" office:value-type="float" office:value="0.0303591275294628" calcext:value-type="float">
            <text:p>0.03</text:p>
          </table:table-cell>
          <table:table-cell table:style-name="ce24" office:value-type="float" office:value="0.546278373813999" calcext:value-type="float">
            <text:p>0.55</text:p>
          </table:table-cell>
          <table:table-cell table:style-name="ce25" office:value-type="float" office:value="0.574678081082163" calcext:value-type="float">
            <text:p>0.57</text:p>
          </table:table-cell>
          <table:table-cell table:style-name="ce25" office:value-type="float" office:value="0.027786167321051" calcext:value-type="float">
            <text:p>0.03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341443001443001" calcext:value-type="float">
            <text:p>0.34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262179487179487" calcext:value-type="float">
            <text:p>0.26</text:p>
          </table:table-cell>
          <table:table-cell table:style-name="ce25" office:value-type="float" office:value="0.268198468198468" calcext:value-type="float">
            <text:p>0.27</text:p>
          </table:table-cell>
          <table:table-cell table:style-name="ce25" office:value-type="float" office:value="0.301282051282051" calcext:value-type="float">
            <text:p>0.30</text:p>
          </table:table-cell>
          <table:table-cell table:style-name="ce25" office:value-type="float" office:value="0.345555555555556" calcext:value-type="float">
            <text:p>0.35</text:p>
          </table:table-cell>
          <table:table-cell table:style-name="ce25" office:value-type="float" office:value="0.366666666666667" calcext:value-type="float">
            <text:p>0.37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0.0388287032071222" calcext:value-type="float">
            <text:p>0.04</text:p>
          </table:table-cell>
          <table:table-cell table:style-name="ce25" office:value-type="float" office:value="0.620807324851843" calcext:value-type="float">
            <text:p>0.62</text:p>
          </table:table-cell>
          <table:table-cell table:style-name="ce25" office:value-type="float" office:value="0.0619004967229593" calcext:value-type="float">
            <text:p>0.06</text:p>
          </table:table-cell>
          <table:table-cell table:style-name="ce25" office:value-type="float" office:value="0.472787982000373" calcext:value-type="float">
            <text:p>0.47</text:p>
          </table:table-cell>
          <table:table-cell table:style-name="ce25" office:value-type="float" office:value="0.536780361965136" calcext:value-type="float">
            <text:p>0.54</text:p>
          </table:table-cell>
          <table:table-cell table:style-name="ce25" office:value-type="float" office:value="0.0388287032071222" calcext:value-type="float">
            <text:p>0.04</text:p>
          </table:table-cell>
          <table:table-cell table:number-columns-repeated="2" table:style-name="ce25" office:value-type="float" office:value="0.333333333333333" calcext:value-type="float">
            <text:p>0.33</text:p>
          </table:table-cell>
          <table:table-cell table:style-name="ce25" office:value-type="float" office:value="0.292592592592593" calcext:value-type="float">
            <text:p>0.29</text:p>
          </table:table-cell>
          <table:table-cell table:number-columns-repeated="2" table:style-name="ce25" office:value-type="float" office:value="0.333333333333333" calcext:value-type="float">
            <text:p>0.33</text:p>
          </table:table-cell>
          <table:table-cell table:style-name="ce25" office:value-type="float" office:value="0.287179487179487" calcext:value-type="float">
            <text:p>0.29</text:p>
          </table:table-cell>
          <table:table-cell table:style-name="ce25" office:value-type="float" office:value="0.297008547008547" calcext:value-type="float">
            <text:p>0.30</text:p>
          </table:table-cell>
          <table:table-cell table:style-name="ce25" office:value-type="float" office:value="0.314102564102564" calcext:value-type="float">
            <text:p>0.31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0.333333333333333" calcext:value-type="float">
            <text:p>0.33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8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23.ann9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23 – ANNOTATOR 9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7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0597531101397762" calcext:value-type="float">
            <text:p>0.06</text:p>
          </table:table-cell>
          <table:table-cell table:style-name="ce23" office:value-type="float" office:value="0.435185742849312" calcext:value-type="float">
            <text:p>0.44</text:p>
          </table:table-cell>
          <table:table-cell table:style-name="ce22" office:value-type="float" office:value="0.101243535747184" calcext:value-type="float">
            <text:p>0.10</text:p>
          </table:table-cell>
          <table:table-cell table:style-name="ce22" office:value-type="float" office:value="0.409397874342782" calcext:value-type="float">
            <text:p>0.41</text:p>
          </table:table-cell>
          <table:table-cell table:style-name="ce22" office:value-type="float" office:value="0.421898115095147" calcext:value-type="float">
            <text:p>0.42</text:p>
          </table:table-cell>
          <table:table-cell table:style-name="ce22" office:value-type="float" office:value="0.0597531101397762" calcext:value-type="float">
            <text:p>0.06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442621082621083" calcext:value-type="float">
            <text:p>0.44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3" office:value-type="float" office:value="0.552380952380952" calcext:value-type="float">
            <text:p>0.55</text:p>
          </table:table-cell>
          <table:table-cell table:style-name="ce23" office:value-type="float" office:value="0.442200854700855" calcext:value-type="float">
            <text:p>0.44</text:p>
          </table:table-cell>
          <table:table-cell table:style-name="ce23" office:value-type="float" office:value="0.444940476190476" calcext:value-type="float">
            <text:p>0.44</text:p>
          </table:table-cell>
          <table:table-cell table:style-name="ce22" office:value-type="float" office:value="0.609365079365079" calcext:value-type="float">
            <text:p>0.61</text:p>
          </table:table-cell>
          <table:table-cell table:style-name="ce22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0.0639122014202712" calcext:value-type="float">
            <text:p>0.06</text:p>
          </table:table-cell>
          <table:table-cell table:style-name="ce23" office:value-type="float" office:value="0.438375688957505" calcext:value-type="float">
            <text:p>0.44</text:p>
          </table:table-cell>
          <table:table-cell table:style-name="ce22" office:value-type="float" office:value="0.106886152693772" calcext:value-type="float">
            <text:p>0.11</text:p>
          </table:table-cell>
          <table:table-cell table:style-name="ce23" office:value-type="float" office:value="0.455798165323829" calcext:value-type="float">
            <text:p>0.46</text:p>
          </table:table-cell>
          <table:table-cell table:style-name="ce23" office:value-type="float" office:value="0.446917193547316" calcext:value-type="float">
            <text:p>0.45</text:p>
          </table:table-cell>
          <table:table-cell table:style-name="ce22" office:value-type="float" office:value="0.0639122014202712" calcext:value-type="float">
            <text:p>0.06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8" office:value-type="float" office:value="0.486792622582096" calcext:value-type="float">
            <text:p>0.49</text:p>
          </table:table-cell>
          <table:table-cell table:number-columns-repeated="2" table:style-name="ce23" office:value-type="float" office:value="0.466666666666667" calcext:value-type="float">
            <text:p>0.47</text:p>
          </table:table-cell>
          <table:table-cell table:style-name="ce22" office:value-type="float" office:value="0.459259259259259" calcext:value-type="float">
            <text:p>0.46</text:p>
          </table:table-cell>
          <table:table-cell table:style-name="ce22" office:value-type="float" office:value="0.383060928674964" calcext:value-type="float">
            <text:p>0.38</text:p>
          </table:table-cell>
          <table:table-cell table:style-name="ce22" office:value-type="float" office:value="0.406084656084656" calcext:value-type="float">
            <text:p>0.41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0.466666666666667" calcext:value-type="float">
            <text:p>0.4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812253654642519" calcext:value-type="float">
            <text:p>0.08</text:p>
          </table:table-cell>
          <table:table-cell table:style-name="ce22" office:value-type="float" office:value="0.40810860819166" calcext:value-type="float">
            <text:p>0.41</text:p>
          </table:table-cell>
          <table:table-cell table:style-name="ce22" office:value-type="float" office:value="0.0941621228685818" calcext:value-type="float">
            <text:p>0.09</text:p>
          </table:table-cell>
          <table:table-cell table:style-name="ce22" office:value-type="float" office:value="0.369901267438586" calcext:value-type="float">
            <text:p>0.37</text:p>
          </table:table-cell>
          <table:table-cell table:style-name="ce22" office:value-type="float" office:value="0.388066774346286" calcext:value-type="float">
            <text:p>0.39</text:p>
          </table:table-cell>
          <table:table-cell table:style-name="ce22" office:value-type="float" office:value="0.0812253654642519" calcext:value-type="float">
            <text:p>0.08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433959899749373" calcext:value-type="float">
            <text:p>0.43</text:p>
          </table:table-cell>
          <table:table-cell table:number-columns-repeated="2" table:style-name="ce22" office:value-type="float" office:value="0.433333333333333" calcext:value-type="float">
            <text:p>0.43</text:p>
          </table:table-cell>
          <table:table-cell table:style-name="ce22" office:value-type="float" office:value="0.463945578231293" calcext:value-type="float">
            <text:p>0.46</text:p>
          </table:table-cell>
          <table:table-cell table:style-name="ce22" office:value-type="float" office:value="0.374776226279986" calcext:value-type="float">
            <text:p>0.37</text:p>
          </table:table-cell>
          <table:table-cell table:style-name="ce22" office:value-type="float" office:value="0.373299319727891" calcext:value-type="float">
            <text:p>0.37</text:p>
          </table:table-cell>
          <table:table-cell table:style-name="ce22" office:value-type="float" office:value="0.514920634920635" calcext:value-type="float">
            <text:p>0.51</text:p>
          </table:table-cell>
          <table:table-cell table:style-name="ce22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0.015586154140371" calcext:value-type="float">
            <text:p>0.02</text:p>
          </table:table-cell>
          <table:table-cell table:style-name="ce22" office:value-type="float" office:value="0.31406403808022" calcext:value-type="float">
            <text:p>0.31</text:p>
          </table:table-cell>
          <table:table-cell table:style-name="ce22" office:value-type="float" office:value="0.0179069294150663" calcext:value-type="float">
            <text:p>0.02</text:p>
          </table:table-cell>
          <table:table-cell table:style-name="ce22" office:value-type="float" office:value="0.255324490541866" calcext:value-type="float">
            <text:p>0.26</text:p>
          </table:table-cell>
          <table:table-cell table:style-name="ce22" office:value-type="float" office:value="0.281664404846399" calcext:value-type="float">
            <text:p>0.28</text:p>
          </table:table-cell>
          <table:table-cell table:style-name="ce22" office:value-type="float" office:value="0.015586154140371" calcext:value-type="float">
            <text:p>0.02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69491035280509" calcext:value-type="float">
            <text:p>0.37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16666666666667" calcext:value-type="float">
            <text:p>0.32</text:p>
          </table:table-cell>
          <table:table-cell table:style-name="ce22" office:value-type="float" office:value="0.331735933239693" calcext:value-type="float">
            <text:p>0.33</text:p>
          </table:table-cell>
          <table:table-cell table:style-name="ce22" office:value-type="float" office:value="0.414965986394558" calcext:value-type="float">
            <text:p>0.41</text:p>
          </table:table-cell>
          <table:table-cell table:style-name="ce22" office:value-type="float" office:value="0.385555555555555" calcext:value-type="float">
            <text:p>0.39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office:value-type="float" office:value="0.02997056462403" calcext:value-type="float">
            <text:p>0.03</text:p>
          </table:table-cell>
          <table:table-cell table:style-name="ce22" office:value-type="float" office:value="0.404629151377533" calcext:value-type="float">
            <text:p>0.40</text:p>
          </table:table-cell>
          <table:table-cell table:style-name="ce22" office:value-type="float" office:value="0.074602703384931" calcext:value-type="float">
            <text:p>0.07</text:p>
          </table:table-cell>
          <table:table-cell table:style-name="ce22" office:value-type="float" office:value="0.407991601994015" calcext:value-type="float">
            <text:p>0.41</text:p>
          </table:table-cell>
          <table:table-cell table:style-name="ce22" office:value-type="float" office:value="0.406303420135562" calcext:value-type="float">
            <text:p>0.41</text:p>
          </table:table-cell>
          <table:table-cell table:style-name="ce22" office:value-type="float" office:value="0.02997056462403" calcext:value-type="float">
            <text:p>0.03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431578947368421" calcext:value-type="float">
            <text:p>0.43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5" calcext:value-type="float">
            <text:p>0.50</text:p>
          </table:table-cell>
          <table:table-cell table:style-name="ce22" office:value-type="float" office:value="0.410270467836257" calcext:value-type="float">
            <text:p>0.41</text:p>
          </table:table-cell>
          <table:table-cell table:style-name="ce22" office:value-type="float" office:value="0.378720238095238" calcext:value-type="float">
            <text:p>0.38</text:p>
          </table:table-cell>
          <table:table-cell table:style-name="ce22" office:value-type="float" office:value="0.544444444444444" calcext:value-type="float">
            <text:p>0.54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0245775729646697" calcext:value-type="float">
            <text:p>0.02</text:p>
          </table:table-cell>
          <table:table-cell table:style-name="ce22" office:value-type="float" office:value="0.3979175016216" calcext:value-type="float">
            <text:p>0.40</text:p>
          </table:table-cell>
          <table:table-cell table:style-name="ce22" office:value-type="float" office:value="0.0647828105550255" calcext:value-type="float">
            <text:p>0.06</text:p>
          </table:table-cell>
          <table:table-cell table:style-name="ce22" office:value-type="float" office:value="0.39675157543424" calcext:value-type="float">
            <text:p>0.40</text:p>
          </table:table-cell>
          <table:table-cell table:style-name="ce22" office:value-type="float" office:value="0.397333683213479" calcext:value-type="float">
            <text:p>0.40</text:p>
          </table:table-cell>
          <table:table-cell table:style-name="ce22" office:value-type="float" office:value="0.0245775729646697" calcext:value-type="float">
            <text:p>0.02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405181640971115" calcext:value-type="float">
            <text:p>0.41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41666666666667" calcext:value-type="float">
            <text:p>0.34</text:p>
          </table:table-cell>
          <table:table-cell table:style-name="ce22" office:value-type="float" office:value="0.309702286018075" calcext:value-type="float">
            <text:p>0.31</text:p>
          </table:table-cell>
          <table:table-cell table:style-name="ce22" office:value-type="float" office:value="0.347470238095238" calcext:value-type="float">
            <text:p>0.35</text:p>
          </table:table-cell>
          <table:table-cell table:style-name="ce22" office:value-type="float" office:value="0.514444444444445" calcext:value-type="float">
            <text:p>0.51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office:value-type="float" office:value="-0.0122058270283827" calcext:value-type="float">
            <text:p>-0.01</text:p>
          </table:table-cell>
          <table:table-cell table:style-name="ce22" office:value-type="float" office:value="0.338967549918534" calcext:value-type="float">
            <text:p>0.34</text:p>
          </table:table-cell>
          <table:table-cell table:style-name="ce22" office:value-type="float" office:value="0.00767802877721477" calcext:value-type="float">
            <text:p>0.01</text:p>
          </table:table-cell>
          <table:table-cell table:style-name="ce22" office:value-type="float" office:value="0.262285129928511" calcext:value-type="float">
            <text:p>0.26</text:p>
          </table:table-cell>
          <table:table-cell table:style-name="ce22" office:value-type="float" office:value="0.295736387884537" calcext:value-type="float">
            <text:p>0.30</text:p>
          </table:table-cell>
          <table:table-cell table:style-name="ce22" office:value-type="float" office:value="-0.0122058270283827" calcext:value-type="float">
            <text:p>-0.01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302171717171717" calcext:value-type="float">
            <text:p>0.30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361904761904762" calcext:value-type="float">
            <text:p>0.36</text:p>
          </table:table-cell>
          <table:table-cell table:style-name="ce22" office:value-type="float" office:value="0.263852813852814" calcext:value-type="float">
            <text:p>0.26</text:p>
          </table:table-cell>
          <table:table-cell table:style-name="ce22" office:value-type="float" office:value="0.383503401360544" calcext:value-type="float">
            <text:p>0.38</text:p>
          </table:table-cell>
          <table:table-cell table:style-name="ce22" office:value-type="float" office:value="0.512222222222222" calcext:value-type="float">
            <text:p>0.51</text:p>
          </table:table-cell>
          <table:table-cell table:style-name="ce22" office:value-type="float" office:value="0.333333333333333" calcext:value-type="float">
            <text:p>0.3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-0.0108186354805531" calcext:value-type="float">
            <text:p>-0.01</text:p>
          </table:table-cell>
          <table:table-cell table:style-name="ce22" office:value-type="float" office:value="0.206191445501277" calcext:value-type="float">
            <text:p>0.21</text:p>
          </table:table-cell>
          <table:table-cell table:style-name="ce22" office:value-type="float" office:value="-0.0209606176741286" calcext:value-type="float">
            <text:p>-0.02</text:p>
          </table:table-cell>
          <table:table-cell table:style-name="ce22" office:value-type="float" office:value="0.116277226224482" calcext:value-type="float">
            <text:p>0.12</text:p>
          </table:table-cell>
          <table:table-cell table:style-name="ce22" office:value-type="float" office:value="0.148698906010284" calcext:value-type="float">
            <text:p>0.15</text:p>
          </table:table-cell>
          <table:table-cell table:style-name="ce22" office:value-type="float" office:value="-0.0108186354805531" calcext:value-type="float">
            <text:p>-0.01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241679957469431" calcext:value-type="float">
            <text:p>0.24</text:p>
          </table:table-cell>
          <table:table-cell table:number-columns-repeated="2" table:style-name="ce22" office:value-type="float" office:value="0.333333333333333" calcext:value-type="float">
            <text:p>0.33</text:p>
          </table:table-cell>
          <table:table-cell table:style-name="ce22" office:value-type="float" office:value="0.134353741496599" calcext:value-type="float">
            <text:p>0.13</text:p>
          </table:table-cell>
          <table:table-cell table:style-name="ce22" office:value-type="float" office:value="0.172704488493962" calcext:value-type="float">
            <text:p>0.17</text:p>
          </table:table-cell>
          <table:table-cell table:style-name="ce22" office:value-type="float" office:value="0.24234693877551" calcext:value-type="float">
            <text:p>0.24</text:p>
          </table:table-cell>
          <table:table-cell table:style-name="ce22" office:value-type="float" office:value="0.18968253968254" calcext:value-type="float">
            <text:p>0.19</text:p>
          </table:table-cell>
          <table:table-cell table:style-name="ce22" office:value-type="float" office:value="0.333333333333333" calcext:value-type="float">
            <text:p>0.33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645161290322581" calcext:value-type="float">
            <text:p>0.06</text:p>
          </table:table-cell>
          <table:table-cell table:style-name="ce25" office:value-type="float" office:value="0.378208052178427" calcext:value-type="float">
            <text:p>0.38</text:p>
          </table:table-cell>
          <table:table-cell table:style-name="ce25" office:value-type="float" office:value="0.0941144741544326" calcext:value-type="float">
            <text:p>0.09</text:p>
          </table:table-cell>
          <table:table-cell table:style-name="ce25" office:value-type="float" office:value="0.454395139173741" calcext:value-type="float">
            <text:p>0.45</text:p>
          </table:table-cell>
          <table:table-cell table:style-name="ce25" office:value-type="float" office:value="0.412815858241302" calcext:value-type="float">
            <text:p>0.41</text:p>
          </table:table-cell>
          <table:table-cell table:style-name="ce25" office:value-type="float" office:value="0.0645161290322581" calcext:value-type="float">
            <text:p>0.06</text:p>
          </table:table-cell>
          <table:table-cell table:number-columns-repeated="2" table:style-name="ce25" office:value-type="float" office:value="0.433333333333333" calcext:value-type="float">
            <text:p>0.43</text:p>
          </table:table-cell>
          <table:table-cell table:style-name="ce24" office:value-type="float" office:value="0.506105006105006" calcext:value-type="float">
            <text:p>0.51</text:p>
          </table:table-cell>
          <table:table-cell table:number-columns-repeated="2" table:style-name="ce25" office:value-type="float" office:value="0.433333333333333" calcext:value-type="float">
            <text:p>0.43</text:p>
          </table:table-cell>
          <table:table-cell table:style-name="ce25" office:value-type="float" office:value="0.447916666666667" calcext:value-type="float">
            <text:p>0.45</text:p>
          </table:table-cell>
          <table:table-cell table:style-name="ce25" office:value-type="float" office:value="0.347870879120879" calcext:value-type="float">
            <text:p>0.35</text:p>
          </table:table-cell>
          <table:table-cell table:style-name="ce25" office:value-type="float" office:value="0.345238095238095" calcext:value-type="float">
            <text:p>0.35</text:p>
          </table:table-cell>
          <table:table-cell table:style-name="ce24" office:value-type="float" office:value="0.733333333333333" calcext:value-type="float">
            <text:p>0.73</text:p>
          </table:table-cell>
          <table:table-cell table:style-name="ce25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4" office:value-type="float" office:value="0.142857142857143" calcext:value-type="float">
            <text:p>0.14</text:p>
          </table:table-cell>
          <table:table-cell table:style-name="ce25" office:value-type="float" office:value="0.423057334890407" calcext:value-type="float">
            <text:p>0.42</text:p>
          </table:table-cell>
          <table:table-cell table:style-name="ce24" office:value-type="float" office:value="0.154716981949452" calcext:value-type="float">
            <text:p>0.15</text:p>
          </table:table-cell>
          <table:table-cell table:style-name="ce24" office:value-type="float" office:value="0.498013485560942" calcext:value-type="float">
            <text:p>0.50</text:p>
          </table:table-cell>
          <table:table-cell table:style-name="ce24" office:value-type="float" office:value="0.457485468571573" calcext:value-type="float">
            <text:p>0.46</text:p>
          </table:table-cell>
          <table:table-cell table:style-name="ce24" office:value-type="float" office:value="0.142857142857143" calcext:value-type="float">
            <text:p>0.14</text:p>
          </table:table-cell>
          <table:table-cell table:number-columns-repeated="2" table:style-name="ce25" office:value-type="float" office:value="0.4" calcext:value-type="float">
            <text:p>0.40</text:p>
          </table:table-cell>
          <table:table-cell table:style-name="ce25" office:value-type="float" office:value="0.412549019607843" calcext:value-type="float">
            <text:p>0.41</text:p>
          </table:table-cell>
          <table:table-cell table:number-columns-repeated="2" table:style-name="ce25" office:value-type="float" office:value="0.4" calcext:value-type="float">
            <text:p>0.40</text:p>
          </table:table-cell>
          <table:table-cell table:style-name="ce25" office:value-type="float" office:value="0.328125" calcext:value-type="float">
            <text:p>0.33</text:p>
          </table:table-cell>
          <table:table-cell table:style-name="ce25" office:value-type="float" office:value="0.306617647058824" calcext:value-type="float">
            <text:p>0.31</text:p>
          </table:table-cell>
          <table:table-cell table:style-name="ce25" office:value-type="float" office:value="0.319940476190476" calcext:value-type="float">
            <text:p>0.32</text:p>
          </table:table-cell>
          <table:table-cell table:style-name="ce25" office:value-type="float" office:value="0.4625" calcext:value-type="float">
            <text:p>0.46</text:p>
          </table:table-cell>
          <table:table-cell table:style-name="ce25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-0.0368552829243866" calcext:value-type="float">
            <text:p>-0.04</text:p>
          </table:table-cell>
          <table:table-cell table:style-name="ce25" office:value-type="float" office:value="0.273040111184749" calcext:value-type="float">
            <text:p>0.27</text:p>
          </table:table-cell>
          <table:table-cell table:style-name="ce25" office:value-type="float" office:value="-0.0537899835966909" calcext:value-type="float">
            <text:p>-0.05</text:p>
          </table:table-cell>
          <table:table-cell table:style-name="ce25" office:value-type="float" office:value="0.320024892656735" calcext:value-type="float">
            <text:p>0.32</text:p>
          </table:table-cell>
          <table:table-cell table:style-name="ce25" office:value-type="float" office:value="0.294671348694982" calcext:value-type="float">
            <text:p>0.29</text:p>
          </table:table-cell>
          <table:table-cell table:style-name="ce25" office:value-type="float" office:value="-0.0368552829243866" calcext:value-type="float">
            <text:p>-0.04</text:p>
          </table:table-cell>
          <table:table-cell table:number-columns-repeated="2" table:style-name="ce25" office:value-type="float" office:value="0.3" calcext:value-type="float">
            <text:p>0.30</text:p>
          </table:table-cell>
          <table:table-cell table:style-name="ce25" office:value-type="float" office:value="0.332222222222222" calcext:value-type="float">
            <text:p>0.33</text:p>
          </table:table-cell>
          <table:table-cell table:number-columns-repeated="2" table:style-name="ce25" office:value-type="float" office:value="0.3" calcext:value-type="float">
            <text:p>0.30</text:p>
          </table:table-cell>
          <table:table-cell table:style-name="ce25" office:value-type="float" office:value="0.260416666666667" calcext:value-type="float">
            <text:p>0.26</text:p>
          </table:table-cell>
          <table:table-cell table:style-name="ce25" office:value-type="float" office:value="0.222916666666667" calcext:value-type="float">
            <text:p>0.22</text:p>
          </table:table-cell>
          <table:table-cell table:style-name="ce25" office:value-type="float" office:value="0.244047619047619" calcext:value-type="float">
            <text:p>0.24</text:p>
          </table:table-cell>
          <table:table-cell table:style-name="ce25" office:value-type="float" office:value="0.433333333333333" calcext:value-type="float">
            <text:p>0.43</text:p>
          </table:table-cell>
          <table:table-cell table:style-name="ce25" office:value-type="float" office:value="0.3" calcext:value-type="float">
            <text:p>0.30</text:p>
          </table:table-cell>
          <table:table-cell table:number-columns-repeated="1005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23.ann11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12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23 – ANNOTATOR 11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9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00401008990362846" calcext:value-type="float">
            <text:p>0.00</text:p>
          </table:table-cell>
          <table:table-cell table:style-name="ce22" office:value-type="float" office:value="0.189287212492536" calcext:value-type="float">
            <text:p>0.19</text:p>
          </table:table-cell>
          <table:table-cell table:style-name="ce22" office:value-type="float" office:value="-0.0310244361522007" calcext:value-type="float">
            <text:p>-0.03</text:p>
          </table:table-cell>
          <table:table-cell office:value-type="float" office:value="0.171228872287687" calcext:value-type="float">
            <text:p>0.17</text:p>
          </table:table-cell>
          <table:table-cell table:style-name="ce22" office:value-type="float" office:value="0.179805769017686" calcext:value-type="float">
            <text:p>0.18</text:p>
          </table:table-cell>
          <table:table-cell table:style-name="ce22" office:value-type="float" office:value="0.00401008990362846" calcext:value-type="float">
            <text:p>0.00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79259259259259" calcext:value-type="float">
            <text:p>0.38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247619047619048" calcext:value-type="float">
            <text:p>0.25</text:p>
          </table:table-cell>
          <table:table-cell table:style-name="ce22" office:value-type="float" office:value="0.245333333333333" calcext:value-type="float">
            <text:p>0.25</text:p>
          </table:table-cell>
          <table:table-cell table:style-name="ce22" office:value-type="float" office:value="0.262727272727273" calcext:value-type="float">
            <text:p>0.26</text:p>
          </table:table-cell>
          <table:table-cell table:style-name="ce22" office:value-type="float" office:value="0.391746031746032" calcext:value-type="float">
            <text:p>0.39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-0.031768849277654" calcext:value-type="float">
            <text:p>-0.03</text:p>
          </table:table-cell>
          <table:table-cell table:style-name="ce22" office:value-type="float" office:value="0.17020489635348" calcext:value-type="float">
            <text:p>0.17</text:p>
          </table:table-cell>
          <table:table-cell table:style-name="ce22" office:value-type="float" office:value="-0.0766885468030971" calcext:value-type="float">
            <text:p>-0.08</text:p>
          </table:table-cell>
          <table:table-cell office:value-type="float" office:value="0.1840940710592" calcext:value-type="float">
            <text:p>0.18</text:p>
          </table:table-cell>
          <table:table-cell table:style-name="ce22" office:value-type="float" office:value="0.176877243039912" calcext:value-type="float">
            <text:p>0.18</text:p>
          </table:table-cell>
          <table:table-cell table:style-name="ce22" office:value-type="float" office:value="-0.031768849277654" calcext:value-type="float">
            <text:p>-0.03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377573352573352" calcext:value-type="float">
            <text:p>0.38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253571428571429" calcext:value-type="float">
            <text:p>0.25</text:p>
          </table:table-cell>
          <table:table-cell table:style-name="ce22" office:value-type="float" office:value="0.239117364117364" calcext:value-type="float">
            <text:p>0.24</text:p>
          </table:table-cell>
          <table:table-cell table:style-name="ce22" office:value-type="float" office:value="0.241161616161616" calcext:value-type="float">
            <text:p>0.24</text:p>
          </table:table-cell>
          <table:table-cell table:style-name="ce22" office:value-type="float" office:value="0.412857142857143" calcext:value-type="float">
            <text:p>0.41</text:p>
          </table:table-cell>
          <table:table-cell table:style-name="ce22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199203187250996" calcext:value-type="float">
            <text:p>0.02</text:p>
          </table:table-cell>
          <table:table-cell table:style-name="ce22" office:value-type="float" office:value="0.243332738430889" calcext:value-type="float">
            <text:p>0.24</text:p>
          </table:table-cell>
          <table:table-cell table:style-name="ce22" office:value-type="float" office:value="0.0099389999763066" calcext:value-type="float">
            <text:p>0.01</text:p>
          </table:table-cell>
          <table:table-cell office:value-type="float" office:value="0.253118282309545" calcext:value-type="float">
            <text:p>0.25</text:p>
          </table:table-cell>
          <table:table-cell table:style-name="ce22" office:value-type="float" office:value="0.248129068964116" calcext:value-type="float">
            <text:p>0.25</text:p>
          </table:table-cell>
          <table:table-cell table:style-name="ce22" office:value-type="float" office:value="0.0199203187250996" calcext:value-type="float">
            <text:p>0.02</text:p>
          </table:table-cell>
          <table:table-cell table:number-columns-repeated="2" table:style-name="ce23" office:value-type="float" office:value="0.433333333333333" calcext:value-type="float">
            <text:p>0.43</text:p>
          </table:table-cell>
          <table:table-cell table:style-name="ce23" office:value-type="float" office:value="0.455368814192344" calcext:value-type="float">
            <text:p>0.46</text:p>
          </table:table-cell>
          <table:table-cell table:number-columns-repeated="2" table:style-name="ce23" office:value-type="float" office:value="0.433333333333333" calcext:value-type="float">
            <text:p>0.43</text:p>
          </table:table-cell>
          <table:table-cell table:style-name="ce22" office:value-type="float" office:value="0.33531746031746" calcext:value-type="float">
            <text:p>0.34</text:p>
          </table:table-cell>
          <table:table-cell table:style-name="ce22" office:value-type="float" office:value="0.284547152194211" calcext:value-type="float">
            <text:p>0.28</text:p>
          </table:table-cell>
          <table:table-cell table:style-name="ce22" office:value-type="float" office:value="0.272979797979798" calcext:value-type="float">
            <text:p>0.27</text:p>
          </table:table-cell>
          <table:table-cell table:style-name="ce22" office:value-type="float" office:value="0.540079365079365" calcext:value-type="float">
            <text:p>0.54</text:p>
          </table:table-cell>
          <table:table-cell table:style-name="ce23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0.0387412587412588" calcext:value-type="float">
            <text:p>0.04</text:p>
          </table:table-cell>
          <table:table-cell table:style-name="ce22" office:value-type="float" office:value="0.162567492556827" calcext:value-type="float">
            <text:p>0.16</text:p>
          </table:table-cell>
          <table:table-cell table:style-name="ce22" office:value-type="float" office:value="-0.0232283650516966" calcext:value-type="float">
            <text:p>-0.02</text:p>
          </table:table-cell>
          <table:table-cell office:value-type="float" office:value="0.15279593727538" calcext:value-type="float">
            <text:p>0.15</text:p>
          </table:table-cell>
          <table:table-cell table:style-name="ce22" office:value-type="float" office:value="0.157530328795225" calcext:value-type="float">
            <text:p>0.16</text:p>
          </table:table-cell>
          <table:table-cell table:style-name="ce22" office:value-type="float" office:value="0.0387412587412588" calcext:value-type="float">
            <text:p>0.04</text:p>
          </table:table-cell>
          <table:table-cell table:number-columns-repeated="2" table:style-name="ce23" office:value-type="float" office:value="0.433333333333333" calcext:value-type="float">
            <text:p>0.43</text:p>
          </table:table-cell>
          <table:table-cell table:style-name="ce22" office:value-type="float" office:value="0.438457254246728" calcext:value-type="float">
            <text:p>0.44</text:p>
          </table:table-cell>
          <table:table-cell table:number-columns-repeated="2" table:style-name="ce23" office:value-type="float" office:value="0.433333333333333" calcext:value-type="float">
            <text:p>0.43</text:p>
          </table:table-cell>
          <table:table-cell table:style-name="ce22" office:value-type="float" office:value="0.319480519480519" calcext:value-type="float">
            <text:p>0.32</text:p>
          </table:table-cell>
          <table:table-cell table:style-name="ce22" office:value-type="float" office:value="0.315998329156224" calcext:value-type="float">
            <text:p>0.32</text:p>
          </table:table-cell>
          <table:table-cell table:style-name="ce23" office:value-type="float" office:value="0.359090909090909" calcext:value-type="float">
            <text:p>0.36</text:p>
          </table:table-cell>
          <table:table-cell table:style-name="ce22" office:value-type="float" office:value="0.469372294372294" calcext:value-type="float">
            <text:p>0.47</text:p>
          </table:table-cell>
          <table:table-cell table:style-name="ce23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office:value-type="float" office:value="-0.0379730596536241" calcext:value-type="float">
            <text:p>-0.04</text:p>
          </table:table-cell>
          <table:table-cell table:style-name="ce22" office:value-type="float" office:value="0.144187422931631" calcext:value-type="float">
            <text:p>0.14</text:p>
          </table:table-cell>
          <table:table-cell table:style-name="ce22" office:value-type="float" office:value="-0.0808649576678521" calcext:value-type="float">
            <text:p>-0.08</text:p>
          </table:table-cell>
          <table:table-cell office:value-type="float" office:value="0.127102313683441" calcext:value-type="float">
            <text:p>0.13</text:p>
          </table:table-cell>
          <table:table-cell table:style-name="ce22" office:value-type="float" office:value="0.135106880837636" calcext:value-type="float">
            <text:p>0.14</text:p>
          </table:table-cell>
          <table:table-cell table:style-name="ce22" office:value-type="float" office:value="-0.0379730596536241" calcext:value-type="float">
            <text:p>-0.04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79365079365079" calcext:value-type="float">
            <text:p>0.38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number-columns-repeated="2" table:style-name="ce22" office:value-type="float" office:value="0.252380952380952" calcext:value-type="float">
            <text:p>0.25</text:p>
          </table:table-cell>
          <table:table-cell table:style-name="ce22" office:value-type="float" office:value="0.260909090909091" calcext:value-type="float">
            <text:p>0.26</text:p>
          </table:table-cell>
          <table:table-cell table:style-name="ce22" office:value-type="float" office:value="0.370634920634921" calcext:value-type="float">
            <text:p>0.37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-0.0379730596536241" calcext:value-type="float">
            <text:p>-0.04</text:p>
          </table:table-cell>
          <table:table-cell table:style-name="ce22" office:value-type="float" office:value="0.144187422931631" calcext:value-type="float">
            <text:p>0.14</text:p>
          </table:table-cell>
          <table:table-cell table:style-name="ce22" office:value-type="float" office:value="-0.0808649576678521" calcext:value-type="float">
            <text:p>-0.08</text:p>
          </table:table-cell>
          <table:table-cell office:value-type="float" office:value="0.127102313683441" calcext:value-type="float">
            <text:p>0.13</text:p>
          </table:table-cell>
          <table:table-cell table:style-name="ce22" office:value-type="float" office:value="0.135106880837636" calcext:value-type="float">
            <text:p>0.14</text:p>
          </table:table-cell>
          <table:table-cell table:style-name="ce22" office:value-type="float" office:value="-0.0379730596536241" calcext:value-type="float">
            <text:p>-0.04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79365079365079" calcext:value-type="float">
            <text:p>0.38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number-columns-repeated="2" table:style-name="ce22" office:value-type="float" office:value="0.252380952380952" calcext:value-type="float">
            <text:p>0.25</text:p>
          </table:table-cell>
          <table:table-cell table:style-name="ce22" office:value-type="float" office:value="0.260909090909091" calcext:value-type="float">
            <text:p>0.26</text:p>
          </table:table-cell>
          <table:table-cell table:style-name="ce22" office:value-type="float" office:value="0.370634920634921" calcext:value-type="float">
            <text:p>0.37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office:value-type="float" office:value="-0.0416119141480508" calcext:value-type="float">
            <text:p>-0.04</text:p>
          </table:table-cell>
          <table:table-cell table:style-name="ce22" office:value-type="float" office:value="0.173269404843178" calcext:value-type="float">
            <text:p>0.17</text:p>
          </table:table-cell>
          <table:table-cell table:style-name="ce22" office:value-type="float" office:value="-0.0716939806079044" calcext:value-type="float">
            <text:p>-0.07</text:p>
          </table:table-cell>
          <table:table-cell office:value-type="float" office:value="0.192368790624409" calcext:value-type="float">
            <text:p>0.19</text:p>
          </table:table-cell>
          <table:table-cell table:style-name="ce22" office:value-type="float" office:value="0.182320262352613" calcext:value-type="float">
            <text:p>0.18</text:p>
          </table:table-cell>
          <table:table-cell table:style-name="ce22" office:value-type="float" office:value="-0.0416119141480508" calcext:value-type="float">
            <text:p>-0.04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380721500721501" calcext:value-type="float">
            <text:p>0.38</text:p>
          </table:table-cell>
          <table:table-cell table:number-columns-repeated="2" table:style-name="ce22" office:value-type="float" office:value="0.366666666666667" calcext:value-type="float">
            <text:p>0.37</text:p>
          </table:table-cell>
          <table:table-cell table:style-name="ce22" office:value-type="float" office:value="0.319444444444444" calcext:value-type="float">
            <text:p>0.32</text:p>
          </table:table-cell>
          <table:table-cell table:style-name="ce22" office:value-type="float" office:value="0.282635882635883" calcext:value-type="float">
            <text:p>0.28</text:p>
          </table:table-cell>
          <table:table-cell table:style-name="ce22" office:value-type="float" office:value="0.309343434343434" calcext:value-type="float">
            <text:p>0.31</text:p>
          </table:table-cell>
          <table:table-cell table:style-name="ce22" office:value-type="float" office:value="0.491666666666667" calcext:value-type="float">
            <text:p>0.49</text:p>
          </table:table-cell>
          <table:table-cell table:style-name="ce22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-0.0207773160596431" calcext:value-type="float">
            <text:p>-0.02</text:p>
          </table:table-cell>
          <table:table-cell table:style-name="ce22" office:value-type="float" office:value="0.202806265876555" calcext:value-type="float">
            <text:p>0.20</text:p>
          </table:table-cell>
          <table:table-cell table:style-name="ce22" office:value-type="float" office:value="-0.0250384570217912" calcext:value-type="float">
            <text:p>-0.03</text:p>
          </table:table-cell>
          <table:table-cell office:value-type="float" office:value="0.173075149956505" calcext:value-type="float">
            <text:p>0.17</text:p>
          </table:table-cell>
          <table:table-cell table:style-name="ce22" office:value-type="float" office:value="0.186764885946331" calcext:value-type="float">
            <text:p>0.19</text:p>
          </table:table-cell>
          <table:table-cell table:style-name="ce22" office:value-type="float" office:value="-0.0207773160596431" calcext:value-type="float">
            <text:p>-0.02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367610748002905" calcext:value-type="float">
            <text:p>0.37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265686274509804" calcext:value-type="float">
            <text:p>0.27</text:p>
          </table:table-cell>
          <table:table-cell table:style-name="ce22" office:value-type="float" office:value="0.264488017429194" calcext:value-type="float">
            <text:p>0.26</text:p>
          </table:table-cell>
          <table:table-cell table:style-name="ce22" office:value-type="float" office:value="0.312727272727273" calcext:value-type="float">
            <text:p>0.31</text:p>
          </table:table-cell>
          <table:table-cell table:style-name="ce22" office:value-type="float" office:value="0.398366013071895" calcext:value-type="float">
            <text:p>0.40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0714230261625648" calcext:value-type="float">
            <text:p>0.01</text:p>
          </table:table-cell>
          <table:table-cell table:style-name="ce25" office:value-type="float" office:value="0.235446313064011" calcext:value-type="float">
            <text:p>0.24</text:p>
          </table:table-cell>
          <table:table-cell table:style-name="ce25" office:value-type="float" office:value="0.0181457841696553" calcext:value-type="float">
            <text:p>0.02</text:p>
          </table:table-cell>
          <table:table-cell table:style-name="ce25" office:value-type="float" office:value="0.276892815947221" calcext:value-type="float">
            <text:p>0.28</text:p>
          </table:table-cell>
          <table:table-cell table:style-name="ce25" office:value-type="float" office:value="0.254493123546906" calcext:value-type="float">
            <text:p>0.25</text:p>
          </table:table-cell>
          <table:table-cell table:style-name="ce25" office:value-type="float" office:value="0.00714230261625648" calcext:value-type="float">
            <text:p>0.01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402136752136752" calcext:value-type="float">
            <text:p>0.40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339814814814815" calcext:value-type="float">
            <text:p>0.34</text:p>
          </table:table-cell>
          <table:table-cell table:style-name="ce25" office:value-type="float" office:value="0.293874643874644" calcext:value-type="float">
            <text:p>0.29</text:p>
          </table:table-cell>
          <table:table-cell table:style-name="ce25" office:value-type="float" office:value="0.332828282828283" calcext:value-type="float">
            <text:p>0.33</text:p>
          </table:table-cell>
          <table:table-cell table:style-name="ce24" office:value-type="float" office:value="0.556296296296296" calcext:value-type="float">
            <text:p>0.56</text:p>
          </table:table-cell>
          <table:table-cell table:style-name="ce25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-0.0379730596536241" calcext:value-type="float">
            <text:p>-0.04</text:p>
          </table:table-cell>
          <table:table-cell table:style-name="ce25" office:value-type="float" office:value="0.223589108512105" calcext:value-type="float">
            <text:p>0.22</text:p>
          </table:table-cell>
          <table:table-cell table:style-name="ce25" office:value-type="float" office:value="-0.0277224814738739" calcext:value-type="float">
            <text:p>-0.03</text:p>
          </table:table-cell>
          <table:table-cell table:style-name="ce25" office:value-type="float" office:value="0.215414510662438" calcext:value-type="float">
            <text:p>0.22</text:p>
          </table:table-cell>
          <table:table-cell table:style-name="ce25" office:value-type="float" office:value="0.219425700818363" calcext:value-type="float">
            <text:p>0.22</text:p>
          </table:table-cell>
          <table:table-cell table:style-name="ce25" office:value-type="float" office:value="-0.0379730596536241" calcext:value-type="float">
            <text:p>-0.04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370839617898441" calcext:value-type="float">
            <text:p>0.37</text:p>
          </table:table-cell>
          <table:table-cell table:number-columns-repeated="2" table:style-name="ce25" office:value-type="float" office:value="0.366666666666667" calcext:value-type="float">
            <text:p>0.37</text:p>
          </table:table-cell>
          <table:table-cell table:style-name="ce25" office:value-type="float" office:value="0.256944444444444" calcext:value-type="float">
            <text:p>0.26</text:p>
          </table:table-cell>
          <table:table-cell table:style-name="ce25" office:value-type="float" office:value="0.210910005027652" calcext:value-type="float">
            <text:p>0.21</text:p>
          </table:table-cell>
          <table:table-cell table:style-name="ce25" office:value-type="float" office:value="0.202272727272727" calcext:value-type="float">
            <text:p>0.20</text:p>
          </table:table-cell>
          <table:table-cell table:style-name="ce25" office:value-type="float" office:value="0.436111111111111" calcext:value-type="float">
            <text:p>0.44</text:p>
          </table:table-cell>
          <table:table-cell table:style-name="ce25"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4" office:value-type="float" office:value="0.111609756097561" calcext:value-type="float">
            <text:p>0.11</text:p>
          </table:table-cell>
          <table:table-cell table:style-name="ce24" office:value-type="float" office:value="0.354885720835786" calcext:value-type="float">
            <text:p>0.35</text:p>
          </table:table-cell>
          <table:table-cell table:style-name="ce24" office:value-type="float" office:value="0.15782314618393" calcext:value-type="float">
            <text:p>0.16</text:p>
          </table:table-cell>
          <table:table-cell table:style-name="ce24" office:value-type="float" office:value="0.325987232616066" calcext:value-type="float">
            <text:p>0.33</text:p>
          </table:table-cell>
          <table:table-cell table:style-name="ce24" office:value-type="float" office:value="0.339823203267823" calcext:value-type="float">
            <text:p>0.34</text:p>
          </table:table-cell>
          <table:table-cell table:style-name="ce24" office:value-type="float" office:value="0.111609756097561" calcext:value-type="float">
            <text:p>0.11</text:p>
          </table:table-cell>
          <table:table-cell table:number-columns-repeated="2" table:style-name="ce24" office:value-type="float" office:value="0.433333333333333" calcext:value-type="float">
            <text:p>0.43</text:p>
          </table:table-cell>
          <table:table-cell table:style-name="ce25" office:value-type="float" office:value="0.411111111111111" calcext:value-type="float">
            <text:p>0.41</text:p>
          </table:table-cell>
          <table:table-cell table:number-columns-repeated="2" table:style-name="ce24" office:value-type="float" office:value="0.433333333333333" calcext:value-type="float">
            <text:p>0.43</text:p>
          </table:table-cell>
          <table:table-cell table:style-name="ce24" office:value-type="float" office:value="0.442380952380952" calcext:value-type="float">
            <text:p>0.44</text:p>
          </table:table-cell>
          <table:table-cell table:style-name="ce24" office:value-type="float" office:value="0.341333333333333" calcext:value-type="float">
            <text:p>0.34</text:p>
          </table:table-cell>
          <table:table-cell table:style-name="ce24" office:value-type="float" office:value="0.364545454545455" calcext:value-type="float">
            <text:p>0.36</text:p>
          </table:table-cell>
          <table:table-cell table:style-name="ce25" office:value-type="float" office:value="0.484920634920635" calcext:value-type="float">
            <text:p>0.48</text:p>
          </table:table-cell>
          <table:table-cell table:style-name="ce24" office:value-type="float" office:value="0.433333333333333" calcext:value-type="float">
            <text:p>0.43</text:p>
          </table:table-cell>
          <table:table-cell table:number-columns-repeated="1005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1.ann3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11 – ANNOTATOR 3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office:value-type="string" calcext:value-type="string">
            <text:p>* A lot of small group, one group has only 1 element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7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office:value-type="float" office:value="0" calcext:value-type="float">
            <text:p>0.00</text:p>
          </table:table-cell>
          <table:table-cell office:value-type="float" office:value="0.0080917371803764" calcext:value-type="float">
            <text:p>0.01</text:p>
          </table:table-cell>
          <table:table-cell table:style-name="ce22" office:value-type="float" office:value="0.370063667032389" calcext:value-type="float">
            <text:p>0.37</text:p>
          </table:table-cell>
          <table:table-cell table:style-name="ce22" office:value-type="float" office:value="0.0118477286418037" calcext:value-type="float">
            <text:p>0.01</text:p>
          </table:table-cell>
          <table:table-cell table:style-name="ce22" office:value-type="float" office:value="0.438435661548103" calcext:value-type="float">
            <text:p>0.44</text:p>
          </table:table-cell>
          <table:table-cell table:style-name="ce22" office:value-type="float" office:value="0.401358672629026" calcext:value-type="float">
            <text:p>0.40</text:p>
          </table:table-cell>
          <table:table-cell table:style-name="ce22" office:value-type="float" office:value="0.0080917371803764" calcext:value-type="float">
            <text:p>0.01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3" office:value-type="float" office:value="0.439834770114943" calcext:value-type="float">
            <text:p>0.44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3" office:value-type="float" office:value="0.439393939393939" calcext:value-type="float">
            <text:p>0.44</text:p>
          </table:table-cell>
          <table:table-cell table:style-name="ce22" office:value-type="float" office:value="0.259038662486938" calcext:value-type="float">
            <text:p>0.26</text:p>
          </table:table-cell>
          <table:table-cell table:style-name="ce22" office:value-type="float" office:value="0.209090909090909" calcext:value-type="float">
            <text:p>0.21</text:p>
          </table:table-cell>
          <table:table-cell table:style-name="ce23" office:value-type="float" office:value="0.661458333333333" calcext:value-type="float">
            <text:p>0.66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-0.0284143887716543" calcext:value-type="float">
            <text:p>-0.03</text:p>
          </table:table-cell>
          <table:table-cell table:style-name="ce22" office:value-type="float" office:value="0.31135275702217" calcext:value-type="float">
            <text:p>0.31</text:p>
          </table:table-cell>
          <table:table-cell table:style-name="ce22" office:value-type="float" office:value="-0.0711302668285704" calcext:value-type="float">
            <text:p>-0.07</text:p>
          </table:table-cell>
          <table:table-cell table:style-name="ce22" office:value-type="float" office:value="0.386744880373857" calcext:value-type="float">
            <text:p>0.39</text:p>
          </table:table-cell>
          <table:table-cell table:style-name="ce22" office:value-type="float" office:value="0.344977774793125" calcext:value-type="float">
            <text:p>0.34</text:p>
          </table:table-cell>
          <table:table-cell table:style-name="ce22" office:value-type="float" office:value="-0.0284143887716543" calcext:value-type="float">
            <text:p>-0.03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79166666666667" calcext:value-type="float">
            <text:p>0.38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265151515151515" calcext:value-type="float">
            <text:p>0.27</text:p>
          </table:table-cell>
          <table:table-cell table:style-name="ce22" office:value-type="float" office:value="0.220707070707071" calcext:value-type="float">
            <text:p>0.22</text:p>
          </table:table-cell>
          <table:table-cell table:style-name="ce22" office:value-type="float" office:value="0.203030303030303" calcext:value-type="float">
            <text:p>0.20</text:p>
          </table:table-cell>
          <table:table-cell table:style-name="ce22" office:value-type="float" office:value="0.442708333333333" calcext:value-type="float">
            <text:p>0.44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0809068885130504" calcext:value-type="float">
            <text:p>0.01</text:p>
          </table:table-cell>
          <table:table-cell table:style-name="ce22" office:value-type="float" office:value="0.368804689007454" calcext:value-type="float">
            <text:p>0.37</text:p>
          </table:table-cell>
          <table:table-cell table:style-name="ce22" office:value-type="float" office:value="0.0240873063071893" calcext:value-type="float">
            <text:p>0.02</text:p>
          </table:table-cell>
          <table:table-cell table:style-name="ce22" office:value-type="float" office:value="0.42041655154959" calcext:value-type="float">
            <text:p>0.42</text:p>
          </table:table-cell>
          <table:table-cell table:style-name="ce22" office:value-type="float" office:value="0.392923017222382" calcext:value-type="float">
            <text:p>0.39</text:p>
          </table:table-cell>
          <table:table-cell table:style-name="ce22" office:value-type="float" office:value="0.00809068885130504" calcext:value-type="float">
            <text:p>0.01</text:p>
          </table:table-cell>
          <table:table-cell table:number-columns-repeated="2" table:style-name="ce22" office:value-type="float" office:value="0.40625" calcext:value-type="float">
            <text:p>0.41</text:p>
          </table:table-cell>
          <table:table-cell table:style-name="ce22" office:value-type="float" office:value="0.442265325670498" calcext:value-type="float">
            <text:p>0.44</text:p>
          </table:table-cell>
          <table:table-cell table:number-columns-repeated="2" table:style-name="ce23" office:value-type="float" office:value="0.40625" calcext:value-type="float">
            <text:p>0.41</text:p>
          </table:table-cell>
          <table:table-cell table:style-name="ce22" office:value-type="float" office:value="0.39" calcext:value-type="float">
            <text:p>0.39</text:p>
          </table:table-cell>
          <table:table-cell table:style-name="ce22" office:value-type="float" office:value="0.289386973180077" calcext:value-type="float">
            <text:p>0.29</text:p>
          </table:table-cell>
          <table:table-cell table:style-name="ce22" office:value-type="float" office:value="0.255" calcext:value-type="float">
            <text:p>0.26</text:p>
          </table:table-cell>
          <table:table-cell table:style-name="ce22" office:value-type="float" office:value="0.55" calcext:value-type="float">
            <text:p>0.55</text:p>
          </table:table-cell>
          <table:table-cell table:style-name="ce23" office:value-type="float" office:value="0.40625" calcext:value-type="float">
            <text:p>0.4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-0.00941087897609635" calcext:value-type="float">
            <text:p>-0.01</text:p>
          </table:table-cell>
          <table:table-cell table:style-name="ce22" office:value-type="float" office:value="0.323900206073478" calcext:value-type="float">
            <text:p>0.32</text:p>
          </table:table-cell>
          <table:table-cell table:style-name="ce22" office:value-type="float" office:value="-0.0183510769664984" calcext:value-type="float">
            <text:p>-0.02</text:p>
          </table:table-cell>
          <table:table-cell table:style-name="ce22" office:value-type="float" office:value="0.361597468182049" calcext:value-type="float">
            <text:p>0.36</text:p>
          </table:table-cell>
          <table:table-cell table:style-name="ce22" office:value-type="float" office:value="0.341712302925058" calcext:value-type="float">
            <text:p>0.34</text:p>
          </table:table-cell>
          <table:table-cell table:style-name="ce22" office:value-type="float" office:value="-0.00941087897609635" calcext:value-type="float">
            <text:p>-0.01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8" office:value-type="float" office:value="0.410416666666667" calcext:value-type="float">
            <text:p>0.41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420634920634921" calcext:value-type="float">
            <text:p>0.42</text:p>
          </table:table-cell>
          <table:table-cell table:style-name="ce23" office:value-type="float" office:value="0.304938271604938" calcext:value-type="float">
            <text:p>0.30</text:p>
          </table:table-cell>
          <table:table-cell table:style-name="ce23" office:value-type="float" office:value="0.285185185185185" calcext:value-type="float">
            <text:p>0.29</text:p>
          </table:table-cell>
          <table:table-cell table:style-name="ce22" office:value-type="float" office:value="0.542410714285714" calcext:value-type="float">
            <text:p>0.54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office:value-type="float" office:value="-0.0176352613015515" calcext:value-type="float">
            <text:p>-0.02</text:p>
          </table:table-cell>
          <table:table-cell table:style-name="ce22" office:value-type="float" office:value="0.309208309808428" calcext:value-type="float">
            <text:p>0.31</text:p>
          </table:table-cell>
          <table:table-cell table:style-name="ce22" office:value-type="float" office:value="-0.0685065237361137" calcext:value-type="float">
            <text:p>-0.07</text:p>
          </table:table-cell>
          <table:table-cell table:style-name="ce22" office:value-type="float" office:value="0.358051697968271" calcext:value-type="float">
            <text:p>0.36</text:p>
          </table:table-cell>
          <table:table-cell table:style-name="ce22" office:value-type="float" office:value="0.331842337507082" calcext:value-type="float">
            <text:p>0.33</text:p>
          </table:table-cell>
          <table:table-cell table:style-name="ce22" office:value-type="float" office:value="-0.0176352613015515" calcext:value-type="float">
            <text:p>-0.02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391174055829228" calcext:value-type="float">
            <text:p>0.39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office:value-type="float" office:value="0.233513957307061" calcext:value-type="float">
            <text:p>0.23</text:p>
          </table:table-cell>
          <table:table-cell table:style-name="ce22" office:value-type="float" office:value="0.23" calcext:value-type="float">
            <text:p>0.23</text:p>
          </table:table-cell>
          <table:table-cell table:style-name="ce22" office:value-type="float" office:value="0.421875" calcext:value-type="float">
            <text:p>0.42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00197511356903021" calcext:value-type="float">
            <text:p>0.00</text:p>
          </table:table-cell>
          <table:table-cell table:style-name="ce22" office:value-type="float" office:value="0.351624099491955" calcext:value-type="float">
            <text:p>0.35</text:p>
          </table:table-cell>
          <table:table-cell table:style-name="ce22" office:value-type="float" office:value="-0.0120280361195725" calcext:value-type="float">
            <text:p>-0.01</text:p>
          </table:table-cell>
          <table:table-cell table:style-name="ce22" office:value-type="float" office:value="0.443879959640857" calcext:value-type="float">
            <text:p>0.44</text:p>
          </table:table-cell>
          <table:table-cell table:style-name="ce22" office:value-type="float" office:value="0.392402500777646" calcext:value-type="float">
            <text:p>0.39</text:p>
          </table:table-cell>
          <table:table-cell table:style-name="ce22" office:value-type="float" office:value="0.00197511356903021" calcext:value-type="float">
            <text:p>0.00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430952380952381" calcext:value-type="float">
            <text:p>0.43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386363636363636" calcext:value-type="float">
            <text:p>0.39</text:p>
          </table:table-cell>
          <table:table-cell table:style-name="ce22" office:value-type="float" office:value="0.284559884559885" calcext:value-type="float">
            <text:p>0.28</text:p>
          </table:table-cell>
          <table:table-cell table:style-name="ce22" office:value-type="float" office:value="0.248484848484848" calcext:value-type="float">
            <text:p>0.25</text:p>
          </table:table-cell>
          <table:table-cell table:style-name="ce22" office:value-type="float" office:value="0.5703125" calcext:value-type="float">
            <text:p>0.57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table:style-name="ce28" office:value-type="float" office:value="0.0529217697835224" calcext:value-type="float">
            <text:p>0.05</text:p>
          </table:table-cell>
          <table:table-cell table:style-name="ce28" office:value-type="float" office:value="0.412096097788473" calcext:value-type="float">
            <text:p>0.41</text:p>
          </table:table-cell>
          <table:table-cell table:style-name="ce28" office:value-type="float" office:value="0.110628877921684" calcext:value-type="float">
            <text:p>0.11</text:p>
          </table:table-cell>
          <table:table-cell table:style-name="ce28" office:value-type="float" office:value="0.44552720197566" calcext:value-type="float">
            <text:p>0.45</text:p>
          </table:table-cell>
          <table:table-cell table:style-name="ce28" office:value-type="float" office:value="0.428160059185148" calcext:value-type="float">
            <text:p>0.43</text:p>
          </table:table-cell>
          <table:table-cell table:style-name="ce28" office:value-type="float" office:value="0.0529217697835224" calcext:value-type="float">
            <text:p>0.05</text:p>
          </table:table-cell>
          <table:table-cell table:number-columns-repeated="2" table:style-name="ce23" office:value-type="float" office:value="0.40625" calcext:value-type="float">
            <text:p>0.41</text:p>
          </table:table-cell>
          <table:table-cell table:style-name="ce22" office:value-type="float" office:value="0.419745484400657" calcext:value-type="float">
            <text:p>0.42</text:p>
          </table:table-cell>
          <table:table-cell table:number-columns-repeated="2" table:style-name="ce23" office:value-type="float" office:value="0.40625" calcext:value-type="float">
            <text:p>0.41</text:p>
          </table:table-cell>
          <table:table-cell table:style-name="ce22" office:value-type="float" office:value="0.333333333333333" calcext:value-type="float">
            <text:p>0.33</text:p>
          </table:table-cell>
          <table:table-cell table:style-name="ce22" office:value-type="float" office:value="0.28908958219303" calcext:value-type="float">
            <text:p>0.29</text:p>
          </table:table-cell>
          <table:table-cell table:style-name="ce22" office:value-type="float" office:value="0.283333333333333" calcext:value-type="float">
            <text:p>0.28</text:p>
          </table:table-cell>
          <table:table-cell table:style-name="ce22" office:value-type="float" office:value="0.4609375" calcext:value-type="float">
            <text:p>0.46</text:p>
          </table:table-cell>
          <table:table-cell table:style-name="ce23" office:value-type="float" office:value="0.40625" calcext:value-type="float">
            <text:p>0.4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-0.0146185700743402" calcext:value-type="float">
            <text:p>-0.01</text:p>
          </table:table-cell>
          <table:table-cell table:style-name="ce22" office:value-type="float" office:value="0.157308946689654" calcext:value-type="float">
            <text:p>0.16</text:p>
          </table:table-cell>
          <table:table-cell table:style-name="ce22" office:value-type="float" office:value="-0.0375084065496125" calcext:value-type="float">
            <text:p>-0.04</text:p>
          </table:table-cell>
          <table:table-cell table:style-name="ce22" office:value-type="float" office:value="0.0764393659941029" calcext:value-type="float">
            <text:p>0.08</text:p>
          </table:table-cell>
          <table:table-cell table:style-name="ce22" office:value-type="float" office:value="0.102884987806741" calcext:value-type="float">
            <text:p>0.10</text:p>
          </table:table-cell>
          <table:table-cell table:style-name="ce22" office:value-type="float" office:value="-0.0146185700743402" calcext:value-type="float">
            <text:p>-0.01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279411764705882" calcext:value-type="float">
            <text:p>0.28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0914786967418547" calcext:value-type="float">
            <text:p>0.09</text:p>
          </table:table-cell>
          <table:table-cell table:style-name="ce22" office:value-type="float" office:value="0.111344537815126" calcext:value-type="float">
            <text:p>0.11</text:p>
          </table:table-cell>
          <table:table-cell table:style-name="ce22" office:value-type="float" office:value="0.157142857142857" calcext:value-type="float">
            <text:p>0.16</text:p>
          </table:table-cell>
          <table:table-cell table:style-name="ce22" office:value-type="float" office:value="0.242872807017544" calcext:value-type="float">
            <text:p>0.24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4" office:value-type="float" office:value="0.0556651325882095" calcext:value-type="float">
            <text:p>0.06</text:p>
          </table:table-cell>
          <table:table-cell table:style-name="ce24" office:value-type="float" office:value="0.435752212471673" calcext:value-type="float">
            <text:p>0.44</text:p>
          </table:table-cell>
          <table:table-cell table:style-name="ce24" office:value-type="float" office:value="0.118203021214573" calcext:value-type="float">
            <text:p>0.12</text:p>
          </table:table-cell>
          <table:table-cell table:style-name="ce24" office:value-type="float" office:value="0.606331890901062" calcext:value-type="float">
            <text:p>0.61</text:p>
          </table:table-cell>
          <table:table-cell table:style-name="ce24" office:value-type="float" office:value="0.507080881662327" calcext:value-type="float">
            <text:p>0.51</text:p>
          </table:table-cell>
          <table:table-cell table:style-name="ce24" office:value-type="float" office:value="0.0556651325882095" calcext:value-type="float">
            <text:p>0.06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363293650793651" calcext:value-type="float">
            <text:p>0.36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241666666666667" calcext:value-type="float">
            <text:p>0.24</text:p>
          </table:table-cell>
          <table:table-cell table:style-name="ce25" office:value-type="float" office:value="0.191005291005291" calcext:value-type="float">
            <text:p>0.19</text:p>
          </table:table-cell>
          <table:table-cell table:style-name="ce25" office:value-type="float" office:value="0.175" calcext:value-type="float">
            <text:p>0.18</text:p>
          </table:table-cell>
          <table:table-cell table:style-name="ce25" office:value-type="float" office:value="0.513541666666667" calcext:value-type="float">
            <text:p>0.51</text:p>
          </table:table-cell>
          <table:table-cell table:style-name="ce25" office:value-type="float" office:value="0.3125" calcext:value-type="float">
            <text:p>0.31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-0.0165959748356059" calcext:value-type="float">
            <text:p>-0.02</text:p>
          </table:table-cell>
          <table:table-cell table:style-name="ce25" office:value-type="float" office:value="0.354030702121433" calcext:value-type="float">
            <text:p>0.35</text:p>
          </table:table-cell>
          <table:table-cell table:style-name="ce25" office:value-type="float" office:value="-0.000527784734898223" calcext:value-type="float">
            <text:p>0.00</text:p>
          </table:table-cell>
          <table:table-cell table:style-name="ce25" office:value-type="float" office:value="0.509266747708082" calcext:value-type="float">
            <text:p>0.51</text:p>
          </table:table-cell>
          <table:table-cell table:style-name="ce25" office:value-type="float" office:value="0.41769164103009" calcext:value-type="float">
            <text:p>0.42</text:p>
          </table:table-cell>
          <table:table-cell table:style-name="ce25" office:value-type="float" office:value="-0.0165959748356059" calcext:value-type="float">
            <text:p>-0.02</text:p>
          </table:table-cell>
          <table:table-cell table:number-columns-repeated="2" table:style-name="ce25" office:value-type="float" office:value="0.34375" calcext:value-type="float">
            <text:p>0.34</text:p>
          </table:table-cell>
          <table:table-cell table:style-name="ce25" office:value-type="float" office:value="0.373710317460317" calcext:value-type="float">
            <text:p>0.37</text:p>
          </table:table-cell>
          <table:table-cell table:number-columns-repeated="2" table:style-name="ce25" office:value-type="float" office:value="0.34375" calcext:value-type="float">
            <text:p>0.34</text:p>
          </table:table-cell>
          <table:table-cell table:style-name="ce25" office:value-type="float" office:value="0.331818181818182" calcext:value-type="float">
            <text:p>0.33</text:p>
          </table:table-cell>
          <table:table-cell table:style-name="ce25" office:value-type="float" office:value="0.285281385281385" calcext:value-type="float">
            <text:p>0.29</text:p>
          </table:table-cell>
          <table:table-cell table:style-name="ce25" office:value-type="float" office:value="0.3" calcext:value-type="float">
            <text:p>0.30</text:p>
          </table:table-cell>
          <table:table-cell table:style-name="ce25" office:value-type="float" office:value="0.602083333333333" calcext:value-type="float">
            <text:p>0.60</text:p>
          </table:table-cell>
          <table:table-cell table:style-name="ce25" office:value-type="float" office:value="0.34375" calcext:value-type="float">
            <text:p>0.34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-0.00469628941528617" calcext:value-type="float">
            <text:p>0.00</text:p>
          </table:table-cell>
          <table:table-cell table:style-name="ce25" office:value-type="float" office:value="0.327681450648529" calcext:value-type="float">
            <text:p>0.33</text:p>
          </table:table-cell>
          <table:table-cell table:style-name="ce25" office:value-type="float" office:value="-0.0224993936884885" calcext:value-type="float">
            <text:p>-0.02</text:p>
          </table:table-cell>
          <table:table-cell table:style-name="ce25" office:value-type="float" office:value="0.411331695072054" calcext:value-type="float">
            <text:p>0.41</text:p>
          </table:table-cell>
          <table:table-cell table:style-name="ce25" office:value-type="float" office:value="0.364772311073045" calcext:value-type="float">
            <text:p>0.36</text:p>
          </table:table-cell>
          <table:table-cell table:style-name="ce25" office:value-type="float" office:value="-0.00469628941528617" calcext:value-type="float">
            <text:p>0.00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3796875" calcext:value-type="float">
            <text:p>0.38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397222222222222" calcext:value-type="float">
            <text:p>0.40</text:p>
          </table:table-cell>
          <table:table-cell table:style-name="ce25" office:value-type="float" office:value="0.251666666666667" calcext:value-type="float">
            <text:p>0.25</text:p>
          </table:table-cell>
          <table:table-cell table:style-name="ce25" office:value-type="float" office:value="0.216666666666667" calcext:value-type="float">
            <text:p>0.22</text:p>
          </table:table-cell>
          <table:table-cell table:style-name="ce25" office:value-type="float" office:value="0.578125" calcext:value-type="float">
            <text:p>0.58</text:p>
          </table:table-cell>
          <table:table-cell table:style-name="ce25" office:value-type="float" office:value="0.3125" calcext:value-type="float">
            <text:p>0.31</text:p>
          </table:table-cell>
          <table:table-cell table:style-name="ce27" table:number-columns-repeated="2"/>
          <table:table-cell table:number-columns-repeated="1003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8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1.ann9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12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11 – ANNOTATOR 9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7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0207043756670224" calcext:value-type="float">
            <text:p>0.02</text:p>
          </table:table-cell>
          <table:table-cell table:style-name="ce22" office:value-type="float" office:value="0.377782412147841" calcext:value-type="float">
            <text:p>0.38</text:p>
          </table:table-cell>
          <table:table-cell table:style-name="ce22" office:value-type="float" office:value="-0.00511780363883598" calcext:value-type="float">
            <text:p>-0.01</text:p>
          </table:table-cell>
          <table:table-cell office:value-type="float" office:value="0.425483919769431" calcext:value-type="float">
            <text:p>0.43</text:p>
          </table:table-cell>
          <table:table-cell table:style-name="ce22" office:value-type="float" office:value="0.400216802705902" calcext:value-type="float">
            <text:p>0.40</text:p>
          </table:table-cell>
          <table:table-cell table:style-name="ce22" office:value-type="float" office:value="0.0207043756670224" calcext:value-type="float">
            <text:p>0.02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77222222222222" calcext:value-type="float">
            <text:p>0.38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22261072261072" calcext:value-type="float">
            <text:p>0.32</text:p>
          </table:table-cell>
          <table:table-cell table:style-name="ce22" office:value-type="float" office:value="0.221414141414141" calcext:value-type="float">
            <text:p>0.22</text:p>
          </table:table-cell>
          <table:table-cell table:style-name="ce22" office:value-type="float" office:value="0.187878787878788" calcext:value-type="float">
            <text:p>0.19</text:p>
          </table:table-cell>
          <table:table-cell table:style-name="ce22" office:value-type="float" office:value="0.509014423076923" calcext:value-type="float">
            <text:p>0.51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0.0204304004358485" calcext:value-type="float">
            <text:p>0.02</text:p>
          </table:table-cell>
          <table:table-cell table:style-name="ce22" office:value-type="float" office:value="0.333429193576875" calcext:value-type="float">
            <text:p>0.33</text:p>
          </table:table-cell>
          <table:table-cell table:style-name="ce22" office:value-type="float" office:value="-0.0376511115818368" calcext:value-type="float">
            <text:p>-0.04</text:p>
          </table:table-cell>
          <table:table-cell office:value-type="float" office:value="0.363009003252138" calcext:value-type="float">
            <text:p>0.36</text:p>
          </table:table-cell>
          <table:table-cell table:style-name="ce22" office:value-type="float" office:value="0.347590926995701" calcext:value-type="float">
            <text:p>0.35</text:p>
          </table:table-cell>
          <table:table-cell table:style-name="ce22" office:value-type="float" office:value="0.0204304004358485" calcext:value-type="float">
            <text:p>0.02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52306547619048" calcext:value-type="float">
            <text:p>0.35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272222222222222" calcext:value-type="float">
            <text:p>0.27</text:p>
          </table:table-cell>
          <table:table-cell table:style-name="ce22" office:value-type="float" office:value="0.239417989417989" calcext:value-type="float">
            <text:p>0.24</text:p>
          </table:table-cell>
          <table:table-cell table:style-name="ce22" office:value-type="float" office:value="0.248148148148148" calcext:value-type="float">
            <text:p>0.25</text:p>
          </table:table-cell>
          <table:table-cell table:style-name="ce22" office:value-type="float" office:value="0.409375" calcext:value-type="float">
            <text:p>0.41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00619962802231848" calcext:value-type="float">
            <text:p>0.00</text:p>
          </table:table-cell>
          <table:table-cell table:style-name="ce22" office:value-type="float" office:value="0.337390192164977" calcext:value-type="float">
            <text:p>0.34</text:p>
          </table:table-cell>
          <table:table-cell table:style-name="ce22" office:value-type="float" office:value="-0.0469157237471154" calcext:value-type="float">
            <text:p>-0.05</text:p>
          </table:table-cell>
          <table:table-cell office:value-type="float" office:value="0.356827479960947" calcext:value-type="float">
            <text:p>0.36</text:p>
          </table:table-cell>
          <table:table-cell table:style-name="ce22" office:value-type="float" office:value="0.346836725331679" calcext:value-type="float">
            <text:p>0.35</text:p>
          </table:table-cell>
          <table:table-cell table:style-name="ce22" office:value-type="float" office:value="0.000619962802231848" calcext:value-type="float">
            <text:p>0.00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403958333333333" calcext:value-type="float">
            <text:p>0.40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362820512820513" calcext:value-type="float">
            <text:p>0.36</text:p>
          </table:table-cell>
          <table:table-cell table:style-name="ce22" office:value-type="float" office:value="0.239666666666667" calcext:value-type="float">
            <text:p>0.24</text:p>
          </table:table-cell>
          <table:table-cell table:style-name="ce22" office:value-type="float" office:value="0.226666666666667" calcext:value-type="float">
            <text:p>0.23</text:p>
          </table:table-cell>
          <table:table-cell table:style-name="ce22" office:value-type="float" office:value="0.568910256410256" calcext:value-type="float">
            <text:p>0.57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-0.00580813138393752" calcext:value-type="float">
            <text:p>-0.01</text:p>
          </table:table-cell>
          <table:table-cell table:style-name="ce22" office:value-type="float" office:value="0.278903845562466" calcext:value-type="float">
            <text:p>0.28</text:p>
          </table:table-cell>
          <table:table-cell table:style-name="ce22" office:value-type="float" office:value="-0.0628740046137402" calcext:value-type="float">
            <text:p>-0.06</text:p>
          </table:table-cell>
          <table:table-cell office:value-type="float" office:value="0.261408110546841" calcext:value-type="float">
            <text:p>0.26</text:p>
          </table:table-cell>
          <table:table-cell table:style-name="ce22" office:value-type="float" office:value="0.269872715080111" calcext:value-type="float">
            <text:p>0.27</text:p>
          </table:table-cell>
          <table:table-cell table:style-name="ce22" office:value-type="float" office:value="-0.00580813138393752" calcext:value-type="float">
            <text:p>-0.01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52646221532091" calcext:value-type="float">
            <text:p>0.35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92207792207792" calcext:value-type="float">
            <text:p>0.39</text:p>
          </table:table-cell>
          <table:table-cell table:style-name="ce22" office:value-type="float" office:value="0.275214433599527" calcext:value-type="float">
            <text:p>0.28</text:p>
          </table:table-cell>
          <table:table-cell table:style-name="ce23" office:value-type="float" office:value="0.319047619047619" calcext:value-type="float">
            <text:p>0.32</text:p>
          </table:table-cell>
          <table:table-cell table:style-name="ce22" office:value-type="float" office:value="0.467045454545455" calcext:value-type="float">
            <text:p>0.47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table:style-name="ce23" office:value-type="float" office:value="0.0632565759533995" calcext:value-type="float">
            <text:p>0.06</text:p>
          </table:table-cell>
          <table:table-cell table:style-name="ce23" office:value-type="float" office:value="0.415959833520155" calcext:value-type="float">
            <text:p>0.42</text:p>
          </table:table-cell>
          <table:table-cell table:style-name="ce23" office:value-type="float" office:value="0.0595709109521512" calcext:value-type="float">
            <text:p>0.06</text:p>
          </table:table-cell>
          <table:table-cell office:value-type="float" office:value="0.402400960197179" calcext:value-type="float">
            <text:p>0.40</text:p>
          </table:table-cell>
          <table:table-cell table:style-name="ce22" office:value-type="float" office:value="0.409068072901313" calcext:value-type="float">
            <text:p>0.41</text:p>
          </table:table-cell>
          <table:table-cell table:style-name="ce23" office:value-type="float" office:value="0.0632565759533995" calcext:value-type="float">
            <text:p>0.06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58333333333333" calcext:value-type="float">
            <text:p>0.36</text:p>
          </table:table-cell>
          <table:table-cell table:number-columns-repeated="2" table:style-name="ce22" office:value-type="float" office:value="0.34375" calcext:value-type="float">
            <text:p>0.34</text:p>
          </table:table-cell>
          <table:table-cell table:style-name="ce22" office:value-type="float" office:value="0.377083333333333" calcext:value-type="float">
            <text:p>0.38</text:p>
          </table:table-cell>
          <table:table-cell table:style-name="ce22" office:value-type="float" office:value="0.223333333333333" calcext:value-type="float">
            <text:p>0.22</text:p>
          </table:table-cell>
          <table:table-cell table:style-name="ce22" office:value-type="float" office:value="0.195" calcext:value-type="float">
            <text:p>0.20</text:p>
          </table:table-cell>
          <table:table-cell table:style-name="ce22" office:value-type="float" office:value="0.528645833333333" calcext:value-type="float">
            <text:p>0.53</text:p>
          </table:table-cell>
          <table:table-cell table:style-name="ce22" office:value-type="float" office:value="0.34375" calcext:value-type="float">
            <text:p>0.3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0509481379940599" calcext:value-type="float">
            <text:p>0.05</text:p>
          </table:table-cell>
          <table:table-cell table:style-name="ce22" office:value-type="float" office:value="0.342257180916535" calcext:value-type="float">
            <text:p>0.34</text:p>
          </table:table-cell>
          <table:table-cell table:style-name="ce22" office:value-type="float" office:value="-0.0215571628378545" calcext:value-type="float">
            <text:p>-0.02</text:p>
          </table:table-cell>
          <table:table-cell office:value-type="float" office:value="0.385694654981149" calcext:value-type="float">
            <text:p>0.39</text:p>
          </table:table-cell>
          <table:table-cell table:style-name="ce22" office:value-type="float" office:value="0.362679943366411" calcext:value-type="float">
            <text:p>0.36</text:p>
          </table:table-cell>
          <table:table-cell table:style-name="ce22" office:value-type="float" office:value="0.0509481379940599" calcext:value-type="float">
            <text:p>0.05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389302967563837" calcext:value-type="float">
            <text:p>0.39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301346801346801" calcext:value-type="float">
            <text:p>0.30</text:p>
          </table:table-cell>
          <table:table-cell table:style-name="ce22" office:value-type="float" office:value="0.279487769342842" calcext:value-type="float">
            <text:p>0.28</text:p>
          </table:table-cell>
          <table:table-cell table:style-name="ce22" office:value-type="float" office:value="0.285185185185185" calcext:value-type="float">
            <text:p>0.29</text:p>
          </table:table-cell>
          <table:table-cell table:style-name="ce22" office:value-type="float" office:value="0.433712121212121" calcext:value-type="float">
            <text:p>0.43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office:value-type="float" office:value="0.0313509009478179" calcext:value-type="float">
            <text:p>0.03</text:p>
          </table:table-cell>
          <table:table-cell table:style-name="ce22" office:value-type="float" office:value="0.363437803479123" calcext:value-type="float">
            <text:p>0.36</text:p>
          </table:table-cell>
          <table:table-cell table:style-name="ce22" office:value-type="float" office:value="0.0105052758741028" calcext:value-type="float">
            <text:p>0.01</text:p>
          </table:table-cell>
          <table:table-cell office:value-type="float" office:value="0.380504757504399" calcext:value-type="float">
            <text:p>0.38</text:p>
          </table:table-cell>
          <table:table-cell table:style-name="ce22" office:value-type="float" office:value="0.371775512071605" calcext:value-type="float">
            <text:p>0.37</text:p>
          </table:table-cell>
          <table:table-cell table:style-name="ce22" office:value-type="float" office:value="0.0313509009478179" calcext:value-type="float">
            <text:p>0.03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2" office:value-type="float" office:value="0.4065625" calcext:value-type="float">
            <text:p>0.41</text:p>
          </table:table-cell>
          <table:table-cell table:number-columns-repeated="2" table:style-name="ce22" office:value-type="float" office:value="0.375" calcext:value-type="float">
            <text:p>0.38</text:p>
          </table:table-cell>
          <table:table-cell table:style-name="ce23" office:value-type="float" office:value="0.406837606837607" calcext:value-type="float">
            <text:p>0.41</text:p>
          </table:table-cell>
          <table:table-cell table:style-name="ce22" office:value-type="float" office:value="0.284814814814815" calcext:value-type="float">
            <text:p>0.28</text:p>
          </table:table-cell>
          <table:table-cell table:style-name="ce22" office:value-type="float" office:value="0.251851851851852" calcext:value-type="float">
            <text:p>0.25</text:p>
          </table:table-cell>
          <table:table-cell table:style-name="ce22" office:value-type="float" office:value="0.54599358974359" calcext:value-type="float">
            <text:p>0.55</text:p>
          </table:table-cell>
          <table:table-cell table:style-name="ce22" office:value-type="float" office:value="0.375" calcext:value-type="float">
            <text:p>0.3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0.03125" calcext:value-type="float">
            <text:p>0.03</text:p>
          </table:table-cell>
          <table:table-cell table:style-name="ce22" office:value-type="float" office:value="0.336146984792167" calcext:value-type="float">
            <text:p>0.34</text:p>
          </table:table-cell>
          <table:table-cell table:style-name="ce22" office:value-type="float" office:value="-0.0111966788847933" calcext:value-type="float">
            <text:p>-0.01</text:p>
          </table:table-cell>
          <table:table-cell office:value-type="float" office:value="0.35484687672581" calcext:value-type="float">
            <text:p>0.35</text:p>
          </table:table-cell>
          <table:table-cell table:style-name="ce22" office:value-type="float" office:value="0.345243899597784" calcext:value-type="float">
            <text:p>0.35</text:p>
          </table:table-cell>
          <table:table-cell table:style-name="ce22" office:value-type="float" office:value="0.03125" calcext:value-type="float">
            <text:p>0.03</text:p>
          </table:table-cell>
          <table:table-cell table:number-columns-repeated="2" table:style-name="ce23" office:value-type="float" office:value="0.40625" calcext:value-type="float">
            <text:p>0.41</text:p>
          </table:table-cell>
          <table:table-cell table:style-name="ce23" office:value-type="float" office:value="0.428819444444444" calcext:value-type="float">
            <text:p>0.43</text:p>
          </table:table-cell>
          <table:table-cell table:number-columns-repeated="2" table:style-name="ce23" office:value-type="float" office:value="0.40625" calcext:value-type="float">
            <text:p>0.41</text:p>
          </table:table-cell>
          <table:table-cell table:style-name="ce22" office:value-type="float" office:value="0.354166666666667" calcext:value-type="float">
            <text:p>0.35</text:p>
          </table:table-cell>
          <table:table-cell table:style-name="ce23" office:value-type="float" office:value="0.322222222222222" calcext:value-type="float">
            <text:p>0.32</text:p>
          </table:table-cell>
          <table:table-cell table:style-name="ce22" office:value-type="float" office:value="0.308333333333333" calcext:value-type="float">
            <text:p>0.31</text:p>
          </table:table-cell>
          <table:table-cell table:style-name="ce22" office:value-type="float" office:value="0.46875" calcext:value-type="float">
            <text:p>0.47</text:p>
          </table:table-cell>
          <table:table-cell table:style-name="ce22" office:value-type="float" office:value="0.40625" calcext:value-type="float">
            <text:p>0.4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181353767560664" calcext:value-type="float">
            <text:p>0.02</text:p>
          </table:table-cell>
          <table:table-cell table:style-name="ce25" office:value-type="float" office:value="0.373658504352313" calcext:value-type="float">
            <text:p>0.37</text:p>
          </table:table-cell>
          <table:table-cell table:style-name="ce25" office:value-type="float" office:value="0.00305594032372259" calcext:value-type="float">
            <text:p>0.00</text:p>
          </table:table-cell>
          <table:table-cell table:style-name="ce24" office:value-type="float" office:value="0.468282950414862" calcext:value-type="float">
            <text:p>0.47</text:p>
          </table:table-cell>
          <table:table-cell table:style-name="ce24" office:value-type="float" office:value="0.41565338272622" calcext:value-type="float">
            <text:p>0.42</text:p>
          </table:table-cell>
          <table:table-cell table:style-name="ce25" office:value-type="float" office:value="0.0181353767560664" calcext:value-type="float">
            <text:p>0.02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371527777777778" calcext:value-type="float">
            <text:p>0.37</text:p>
          </table:table-cell>
          <table:table-cell table:number-columns-repeated="2" table:style-name="ce25" office:value-type="float" office:value="0.3125" calcext:value-type="float">
            <text:p>0.31</text:p>
          </table:table-cell>
          <table:table-cell table:style-name="ce25" office:value-type="float" office:value="0.338744588744589" calcext:value-type="float">
            <text:p>0.34</text:p>
          </table:table-cell>
          <table:table-cell table:style-name="ce25" office:value-type="float" office:value="0.232323232323232" calcext:value-type="float">
            <text:p>0.23</text:p>
          </table:table-cell>
          <table:table-cell table:style-name="ce25" office:value-type="float" office:value="0.218181818181818" calcext:value-type="float">
            <text:p>0.22</text:p>
          </table:table-cell>
          <table:table-cell table:style-name="ce24" office:value-type="float" office:value="0.579241071428571" calcext:value-type="float">
            <text:p>0.58</text:p>
          </table:table-cell>
          <table:table-cell table:style-name="ce25" office:value-type="float" office:value="0.3125" calcext:value-type="float">
            <text:p>0.31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-0.0338718082334549" calcext:value-type="float">
            <text:p>-0.03</text:p>
          </table:table-cell>
          <table:table-cell table:style-name="ce25" office:value-type="float" office:value="0.329421707714007" calcext:value-type="float">
            <text:p>0.33</text:p>
          </table:table-cell>
          <table:table-cell table:style-name="ce25" office:value-type="float" office:value="-0.0659424855955267" calcext:value-type="float">
            <text:p>-0.07</text:p>
          </table:table-cell>
          <table:table-cell table:style-name="ce25" office:value-type="float" office:value="0.417716582829838" calcext:value-type="float">
            <text:p>0.42</text:p>
          </table:table-cell>
          <table:table-cell table:style-name="ce25" office:value-type="float" office:value="0.368351915027943" calcext:value-type="float">
            <text:p>0.37</text:p>
          </table:table-cell>
          <table:table-cell table:style-name="ce25" office:value-type="float" office:value="-0.0338718082334549" calcext:value-type="float">
            <text:p>-0.03</text:p>
          </table:table-cell>
          <table:table-cell table:number-columns-repeated="2" table:style-name="ce25" office:value-type="float" office:value="0.28125" calcext:value-type="float">
            <text:p>0.28</text:p>
          </table:table-cell>
          <table:table-cell table:style-name="ce25" office:value-type="float" office:value="0.325520833333333" calcext:value-type="float">
            <text:p>0.33</text:p>
          </table:table-cell>
          <table:table-cell table:number-columns-repeated="2" table:style-name="ce25" office:value-type="float" office:value="0.28125" calcext:value-type="float">
            <text:p>0.28</text:p>
          </table:table-cell>
          <table:table-cell table:style-name="ce25" office:value-type="float" office:value="0.316666666666667" calcext:value-type="float">
            <text:p>0.32</text:p>
          </table:table-cell>
          <table:table-cell table:style-name="ce25" office:value-type="float" office:value="0.206709956709957" calcext:value-type="float">
            <text:p>0.21</text:p>
          </table:table-cell>
          <table:table-cell table:style-name="ce25" office:value-type="float" office:value="0.210606060606061" calcext:value-type="float">
            <text:p>0.21</text:p>
          </table:table-cell>
          <table:table-cell table:style-name="ce25" office:value-type="float" office:value="0.538020833333333" calcext:value-type="float">
            <text:p>0.54</text:p>
          </table:table-cell>
          <table:table-cell table:style-name="ce25" office:value-type="float" office:value="0.28125" calcext:value-type="float">
            <text:p>0.28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0.0452795600366636" calcext:value-type="float">
            <text:p>0.05</text:p>
          </table:table-cell>
          <table:table-cell table:style-name="ce25" office:value-type="float" office:value="0.401306767674027" calcext:value-type="float">
            <text:p>0.40</text:p>
          </table:table-cell>
          <table:table-cell table:style-name="ce25" office:value-type="float" office:value="0.0634090935234668" calcext:value-type="float">
            <text:p>0.06</text:p>
          </table:table-cell>
          <table:table-cell table:style-name="ce25" office:value-type="float" office:value="0.378723682653727" calcext:value-type="float">
            <text:p>0.38</text:p>
          </table:table-cell>
          <table:table-cell table:style-name="ce25" office:value-type="float" office:value="0.389688317586859" calcext:value-type="float">
            <text:p>0.39</text:p>
          </table:table-cell>
          <table:table-cell table:style-name="ce25" office:value-type="float" office:value="0.0452795600366636" calcext:value-type="float">
            <text:p>0.05</text:p>
          </table:table-cell>
          <table:table-cell table:number-columns-repeated="2" table:style-name="ce24" office:value-type="float" office:value="0.40625" calcext:value-type="float">
            <text:p>0.41</text:p>
          </table:table-cell>
          <table:table-cell table:style-name="ce25" office:value-type="float" office:value="0.4109375" calcext:value-type="float">
            <text:p>0.41</text:p>
          </table:table-cell>
          <table:table-cell table:number-columns-repeated="2" table:style-name="ce24" office:value-type="float" office:value="0.40625" calcext:value-type="float">
            <text:p>0.41</text:p>
          </table:table-cell>
          <table:table-cell table:style-name="ce25" office:value-type="float" office:value="0.326388888888889" calcext:value-type="float">
            <text:p>0.33</text:p>
          </table:table-cell>
          <table:table-cell table:style-name="ce25" office:value-type="float" office:value="0.283333333333333" calcext:value-type="float">
            <text:p>0.28</text:p>
          </table:table-cell>
          <table:table-cell table:style-name="ce25" office:value-type="float" office:value="0.261111111111111" calcext:value-type="float">
            <text:p>0.26</text:p>
          </table:table-cell>
          <table:table-cell table:style-name="ce25" office:value-type="float" office:value="0.4453125" calcext:value-type="float">
            <text:p>0.45</text:p>
          </table:table-cell>
          <table:table-cell table:style-name="ce24" office:value-type="float" office:value="0.40625" calcext:value-type="float">
            <text:p>0.41</text:p>
          </table:table-cell>
          <table:table-cell table:number-columns-repeated="1005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.ann1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1 – ANNOTATOR 1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7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123332052056449" calcext:value-type="float">
            <text:p>0.12</text:p>
          </table:table-cell>
          <table:table-cell table:style-name="ce23" office:value-type="float" office:value="0.510881520828448" calcext:value-type="float">
            <text:p>0.51</text:p>
          </table:table-cell>
          <table:table-cell table:style-name="ce23" office:value-type="float" office:value="0.179577106190739" calcext:value-type="float">
            <text:p>0.18</text:p>
          </table:table-cell>
          <table:table-cell table:style-name="ce23" office:value-type="float" office:value="0.593963977550604" calcext:value-type="float">
            <text:p>0.59</text:p>
          </table:table-cell>
          <table:table-cell table:style-name="ce23" office:value-type="float" office:value="0.54929892118592" calcext:value-type="float">
            <text:p>0.55</text:p>
          </table:table-cell>
          <table:table-cell table:style-name="ce23" office:value-type="float" office:value="0.123332052056449" calcext:value-type="float">
            <text:p>0.12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3" office:value-type="float" office:value="0.473118279569893" calcext:value-type="float">
            <text:p>0.47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434090909090909" calcext:value-type="float">
            <text:p>0.43</text:p>
          </table:table-cell>
          <table:table-cell table:style-name="ce22" office:value-type="float" office:value="0.287878787878788" calcext:value-type="float">
            <text:p>0.29</text:p>
          </table:table-cell>
          <table:table-cell table:style-name="ce22" office:value-type="float" office:value="0.2633608815427" calcext:value-type="float">
            <text:p>0.26</text:p>
          </table:table-cell>
          <table:table-cell table:style-name="ce23" office:value-type="float" office:value="0.732258064516129" calcext:value-type="float">
            <text:p>0.73</text:p>
          </table:table-cell>
          <table:table-cell table:style-name="ce22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0.102443387787769" calcext:value-type="float">
            <text:p>0.10</text:p>
          </table:table-cell>
          <table:table-cell table:style-name="ce22" office:value-type="float" office:value="0.484935224688539" calcext:value-type="float">
            <text:p>0.48</text:p>
          </table:table-cell>
          <table:table-cell table:style-name="ce23" office:value-type="float" office:value="0.184319911994114" calcext:value-type="float">
            <text:p>0.18</text:p>
          </table:table-cell>
          <table:table-cell table:style-name="ce22" office:value-type="float" office:value="0.451351256205909" calcext:value-type="float">
            <text:p>0.45</text:p>
          </table:table-cell>
          <table:table-cell table:style-name="ce22" office:value-type="float" office:value="0.467540923228051" calcext:value-type="float">
            <text:p>0.47</text:p>
          </table:table-cell>
          <table:table-cell table:style-name="ce22" office:value-type="float" office:value="0.102443387787769" calcext:value-type="float">
            <text:p>0.10</text:p>
          </table:table-cell>
          <table:table-cell table:number-columns-repeated="2" table:style-name="ce22" office:value-type="float" office:value="0.451612903225806" calcext:value-type="float">
            <text:p>0.45</text:p>
          </table:table-cell>
          <table:table-cell table:style-name="ce22" office:value-type="float" office:value="0.402301367197003" calcext:value-type="float">
            <text:p>0.40</text:p>
          </table:table-cell>
          <table:table-cell table:number-columns-repeated="2" table:style-name="ce22" office:value-type="float" office:value="0.451612903225806" calcext:value-type="float">
            <text:p>0.45</text:p>
          </table:table-cell>
          <table:table-cell table:style-name="ce22" office:value-type="float" office:value="0.373263888888889" calcext:value-type="float">
            <text:p>0.37</text:p>
          </table:table-cell>
          <table:table-cell table:style-name="ce22" office:value-type="float" office:value="0.344079939668175" calcext:value-type="float">
            <text:p>0.34</text:p>
          </table:table-cell>
          <table:table-cell table:style-name="ce22" office:value-type="float" office:value="0.430871212121212" calcext:value-type="float">
            <text:p>0.43</text:p>
          </table:table-cell>
          <table:table-cell table:style-name="ce22" office:value-type="float" office:value="0.471326164874552" calcext:value-type="float">
            <text:p>0.47</text:p>
          </table:table-cell>
          <table:table-cell table:style-name="ce22" office:value-type="float" office:value="0.451612903225806" calcext:value-type="float">
            <text:p>0.4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0446443444944195" calcext:value-type="float">
            <text:p>0.04</text:p>
          </table:table-cell>
          <table:table-cell table:style-name="ce22" office:value-type="float" office:value="0.46533421600197" calcext:value-type="float">
            <text:p>0.47</text:p>
          </table:table-cell>
          <table:table-cell table:style-name="ce22" office:value-type="float" office:value="0.102736700764554" calcext:value-type="float">
            <text:p>0.10</text:p>
          </table:table-cell>
          <table:table-cell table:style-name="ce22" office:value-type="float" office:value="0.545910163354489" calcext:value-type="float">
            <text:p>0.55</text:p>
          </table:table-cell>
          <table:table-cell table:style-name="ce22" office:value-type="float" office:value="0.502412044126722" calcext:value-type="float">
            <text:p>0.50</text:p>
          </table:table-cell>
          <table:table-cell table:style-name="ce22" office:value-type="float" office:value="0.0446443444944195" calcext:value-type="float">
            <text:p>0.04</text:p>
          </table:table-cell>
          <table:table-cell table:number-columns-repeated="2" table:style-name="ce22" office:value-type="float" office:value="0.354838709677419" calcext:value-type="float">
            <text:p>0.35</text:p>
          </table:table-cell>
          <table:table-cell table:style-name="ce22" office:value-type="float" office:value="0.350486431131592" calcext:value-type="float">
            <text:p>0.35</text:p>
          </table:table-cell>
          <table:table-cell table:number-columns-repeated="2" table:style-name="ce22" office:value-type="float" office:value="0.354838709677419" calcext:value-type="float">
            <text:p>0.35</text:p>
          </table:table-cell>
          <table:table-cell table:style-name="ce22" office:value-type="float" office:value="0.290151515151515" calcext:value-type="float">
            <text:p>0.29</text:p>
          </table:table-cell>
          <table:table-cell table:style-name="ce22" office:value-type="float" office:value="0.238095238095238" calcext:value-type="float">
            <text:p>0.24</text:p>
          </table:table-cell>
          <table:table-cell table:style-name="ce22" office:value-type="float" office:value="0.269559228650138" calcext:value-type="float">
            <text:p>0.27</text:p>
          </table:table-cell>
          <table:table-cell table:style-name="ce22" office:value-type="float" office:value="0.505913978494624" calcext:value-type="float">
            <text:p>0.51</text:p>
          </table:table-cell>
          <table:table-cell table:style-name="ce22" office:value-type="float" office:value="0.354838709677419" calcext:value-type="float">
            <text:p>0.3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0.0168093878845544" calcext:value-type="float">
            <text:p>0.02</text:p>
          </table:table-cell>
          <table:table-cell table:style-name="ce22" office:value-type="float" office:value="0.433125846224494" calcext:value-type="float">
            <text:p>0.43</text:p>
          </table:table-cell>
          <table:table-cell table:style-name="ce22" office:value-type="float" office:value="0.0660034757370417" calcext:value-type="float">
            <text:p>0.07</text:p>
          </table:table-cell>
          <table:table-cell table:style-name="ce22" office:value-type="float" office:value="0.479254311977388" calcext:value-type="float">
            <text:p>0.48</text:p>
          </table:table-cell>
          <table:table-cell table:style-name="ce22" office:value-type="float" office:value="0.455023988774674" calcext:value-type="float">
            <text:p>0.46</text:p>
          </table:table-cell>
          <table:table-cell table:style-name="ce22" office:value-type="float" office:value="0.0168093878845544" calcext:value-type="float">
            <text:p>0.02</text:p>
          </table:table-cell>
          <table:table-cell table:number-columns-repeated="2" table:style-name="ce22" office:value-type="float" office:value="0.32258064516129" calcext:value-type="float">
            <text:p>0.32</text:p>
          </table:table-cell>
          <table:table-cell table:style-name="ce22" office:value-type="float" office:value="0.292780337941628" calcext:value-type="float">
            <text:p>0.29</text:p>
          </table:table-cell>
          <table:table-cell table:number-columns-repeated="2" table:style-name="ce22" office:value-type="float" office:value="0.32258064516129" calcext:value-type="float">
            <text:p>0.32</text:p>
          </table:table-cell>
          <table:table-cell table:style-name="ce22" office:value-type="float" office:value="0.220833333333333" calcext:value-type="float">
            <text:p>0.22</text:p>
          </table:table-cell>
          <table:table-cell table:style-name="ce22" office:value-type="float" office:value="0.213015873015873" calcext:value-type="float">
            <text:p>0.21</text:p>
          </table:table-cell>
          <table:table-cell table:style-name="ce22" office:value-type="float" office:value="0.259848484848485" calcext:value-type="float">
            <text:p>0.26</text:p>
          </table:table-cell>
          <table:table-cell table:style-name="ce22" office:value-type="float" office:value="0.39247311827957" calcext:value-type="float">
            <text:p>0.39</text:p>
          </table:table-cell>
          <table:table-cell table:style-name="ce22" office:value-type="float" office:value="0.32258064516129" calcext:value-type="float">
            <text:p>0.3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table:style-name="ce23" office:value-type="float" office:value="0.119196119196119" calcext:value-type="float">
            <text:p>0.12</text:p>
          </table:table-cell>
          <table:table-cell table:style-name="ce22" office:value-type="float" office:value="0.474270926424724" calcext:value-type="float">
            <text:p>0.47</text:p>
          </table:table-cell>
          <table:table-cell table:style-name="ce22" office:value-type="float" office:value="0.165293325546046" calcext:value-type="float">
            <text:p>0.17</text:p>
          </table:table-cell>
          <table:table-cell table:style-name="ce22" office:value-type="float" office:value="0.436810169284771" calcext:value-type="float">
            <text:p>0.44</text:p>
          </table:table-cell>
          <table:table-cell table:style-name="ce22" office:value-type="float" office:value="0.454770414256264" calcext:value-type="float">
            <text:p>0.45</text:p>
          </table:table-cell>
          <table:table-cell table:style-name="ce23" office:value-type="float" office:value="0.119196119196119" calcext:value-type="float">
            <text:p>0.12</text:p>
          </table:table-cell>
          <table:table-cell table:number-columns-repeated="2" table:style-name="ce23" office:value-type="float" office:value="0.483870967741936" calcext:value-type="float">
            <text:p>0.48</text:p>
          </table:table-cell>
          <table:table-cell table:style-name="ce22" office:value-type="float" office:value="0.459568275527529" calcext:value-type="float">
            <text:p>0.46</text:p>
          </table:table-cell>
          <table:table-cell table:number-columns-repeated="2" table:style-name="ce23" office:value-type="float" office:value="0.483870967741936" calcext:value-type="float">
            <text:p>0.48</text:p>
          </table:table-cell>
          <table:table-cell table:style-name="ce22" office:value-type="float" office:value="0.421875" calcext:value-type="float">
            <text:p>0.42</text:p>
          </table:table-cell>
          <table:table-cell table:style-name="ce22" office:value-type="float" office:value="0.384837092731829" calcext:value-type="float">
            <text:p>0.38</text:p>
          </table:table-cell>
          <table:table-cell table:style-name="ce23" office:value-type="float" office:value="0.448484848484848" calcext:value-type="float">
            <text:p>0.45</text:p>
          </table:table-cell>
          <table:table-cell table:style-name="ce22" office:value-type="float" office:value="0.533064516129032" calcext:value-type="float">
            <text:p>0.53</text:p>
          </table:table-cell>
          <table:table-cell table:style-name="ce23" office:value-type="float" office:value="0.483870967741936" calcext:value-type="float">
            <text:p>0.4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0540676854793968" calcext:value-type="float">
            <text:p>0.05</text:p>
          </table:table-cell>
          <table:table-cell table:style-name="ce22" office:value-type="float" office:value="0.481400335404416" calcext:value-type="float">
            <text:p>0.48</text:p>
          </table:table-cell>
          <table:table-cell table:style-name="ce22" office:value-type="float" office:value="0.141503800754841" calcext:value-type="float">
            <text:p>0.14</text:p>
          </table:table-cell>
          <table:table-cell table:style-name="ce22" office:value-type="float" office:value="0.519237556612008" calcext:value-type="float">
            <text:p>0.52</text:p>
          </table:table-cell>
          <table:table-cell table:style-name="ce22" office:value-type="float" office:value="0.499603574683513" calcext:value-type="float">
            <text:p>0.50</text:p>
          </table:table-cell>
          <table:table-cell table:style-name="ce22" office:value-type="float" office:value="0.0540676854793968" calcext:value-type="float">
            <text:p>0.05</text:p>
          </table:table-cell>
          <table:table-cell table:number-columns-repeated="2" table:style-name="ce22" office:value-type="float" office:value="0.32258064516129" calcext:value-type="float">
            <text:p>0.32</text:p>
          </table:table-cell>
          <table:table-cell table:style-name="ce22" office:value-type="float" office:value="0.324731182795699" calcext:value-type="float">
            <text:p>0.32</text:p>
          </table:table-cell>
          <table:table-cell table:number-columns-repeated="2" table:style-name="ce22" office:value-type="float" office:value="0.32258064516129" calcext:value-type="float">
            <text:p>0.32</text:p>
          </table:table-cell>
          <table:table-cell table:style-name="ce22" office:value-type="float" office:value="0.3375" calcext:value-type="float">
            <text:p>0.34</text:p>
          </table:table-cell>
          <table:table-cell table:style-name="ce22" office:value-type="float" office:value="0.243333333333333" calcext:value-type="float">
            <text:p>0.24</text:p>
          </table:table-cell>
          <table:table-cell table:style-name="ce22" office:value-type="float" office:value="0.255606060606061" calcext:value-type="float">
            <text:p>0.26</text:p>
          </table:table-cell>
          <table:table-cell table:style-name="ce22" office:value-type="float" office:value="0.467741935483871" calcext:value-type="float">
            <text:p>0.47</text:p>
          </table:table-cell>
          <table:table-cell table:style-name="ce22" office:value-type="float" office:value="0.32258064516129" calcext:value-type="float">
            <text:p>0.3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office:value-type="float" office:value="0.022761273776448" calcext:value-type="float">
            <text:p>0.02</text:p>
          </table:table-cell>
          <table:table-cell table:style-name="ce22" office:value-type="float" office:value="0.43247710524158" calcext:value-type="float">
            <text:p>0.43</text:p>
          </table:table-cell>
          <table:table-cell table:style-name="ce22" office:value-type="float" office:value="0.019935442281355" calcext:value-type="float">
            <text:p>0.02</text:p>
          </table:table-cell>
          <table:table-cell table:style-name="ce22" office:value-type="float" office:value="0.515546209525012" calcext:value-type="float">
            <text:p>0.52</text:p>
          </table:table-cell>
          <table:table-cell table:style-name="ce22" office:value-type="float" office:value="0.470372255282647" calcext:value-type="float">
            <text:p>0.47</text:p>
          </table:table-cell>
          <table:table-cell table:style-name="ce22" office:value-type="float" office:value="0.022761273776448" calcext:value-type="float">
            <text:p>0.02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39758064516129" calcext:value-type="float">
            <text:p>0.40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291666666666667" calcext:value-type="float">
            <text:p>0.29</text:p>
          </table:table-cell>
          <table:table-cell table:style-name="ce22" office:value-type="float" office:value="0.261805555555556" calcext:value-type="float">
            <text:p>0.26</text:p>
          </table:table-cell>
          <table:table-cell table:style-name="ce22" office:value-type="float" office:value="0.283838383838384" calcext:value-type="float">
            <text:p>0.28</text:p>
          </table:table-cell>
          <table:table-cell table:style-name="ce22" office:value-type="float" office:value="0.503225806451613" calcext:value-type="float">
            <text:p>0.50</text:p>
          </table:table-cell>
          <table:table-cell table:style-name="ce22" office:value-type="float" office:value="0.387096774193548" calcext:value-type="float">
            <text:p>0.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0.0257856567284448" calcext:value-type="float">
            <text:p>0.03</text:p>
          </table:table-cell>
          <table:table-cell table:style-name="ce22" office:value-type="float" office:value="0.440254002728749" calcext:value-type="float">
            <text:p>0.44</text:p>
          </table:table-cell>
          <table:table-cell table:style-name="ce22" office:value-type="float" office:value="0.0595435365339255" calcext:value-type="float">
            <text:p>0.06</text:p>
          </table:table-cell>
          <table:table-cell table:style-name="ce22" office:value-type="float" office:value="0.505411356289106" calcext:value-type="float">
            <text:p>0.51</text:p>
          </table:table-cell>
          <table:table-cell table:style-name="ce22" office:value-type="float" office:value="0.470587973872571" calcext:value-type="float">
            <text:p>0.47</text:p>
          </table:table-cell>
          <table:table-cell table:style-name="ce22" office:value-type="float" office:value="0.0257856567284448" calcext:value-type="float">
            <text:p>0.03</text:p>
          </table:table-cell>
          <table:table-cell table:number-columns-repeated="2" table:style-name="ce22" office:value-type="float" office:value="0.354838709677419" calcext:value-type="float">
            <text:p>0.35</text:p>
          </table:table-cell>
          <table:table-cell table:style-name="ce22" office:value-type="float" office:value="0.331175276336567" calcext:value-type="float">
            <text:p>0.33</text:p>
          </table:table-cell>
          <table:table-cell table:number-columns-repeated="2" table:style-name="ce22" office:value-type="float" office:value="0.354838709677419" calcext:value-type="float">
            <text:p>0.35</text:p>
          </table:table-cell>
          <table:table-cell table:style-name="ce22" office:value-type="float" office:value="0.307900432900433" calcext:value-type="float">
            <text:p>0.31</text:p>
          </table:table-cell>
          <table:table-cell table:style-name="ce22" office:value-type="float" office:value="0.241195168467896" calcext:value-type="float">
            <text:p>0.24</text:p>
          </table:table-cell>
          <table:table-cell table:style-name="ce22" office:value-type="float" office:value="0.319559228650138" calcext:value-type="float">
            <text:p>0.32</text:p>
          </table:table-cell>
          <table:table-cell table:style-name="ce22" office:value-type="float" office:value="0.584869431643625" calcext:value-type="float">
            <text:p>0.58</text:p>
          </table:table-cell>
          <table:table-cell table:style-name="ce22" office:value-type="float" office:value="0.354838709677419" calcext:value-type="float">
            <text:p>0.35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163980457123603" calcext:value-type="float">
            <text:p>0.02</text:p>
          </table:table-cell>
          <table:table-cell table:style-name="ce25" office:value-type="float" office:value="0.428836014141644" calcext:value-type="float">
            <text:p>0.43</text:p>
          </table:table-cell>
          <table:table-cell table:style-name="ce25" office:value-type="float" office:value="0.0573248471995469" calcext:value-type="float">
            <text:p>0.06</text:p>
          </table:table-cell>
          <table:table-cell table:style-name="ce25" office:value-type="float" office:value="0.496428609913263" calcext:value-type="float">
            <text:p>0.50</text:p>
          </table:table-cell>
          <table:table-cell table:style-name="ce25" office:value-type="float" office:value="0.460163418867395" calcext:value-type="float">
            <text:p>0.46</text:p>
          </table:table-cell>
          <table:table-cell table:style-name="ce25" office:value-type="float" office:value="0.0163980457123603" calcext:value-type="float">
            <text:p>0.02</text:p>
          </table:table-cell>
          <table:table-cell table:number-columns-repeated="2" table:style-name="ce25" office:value-type="float" office:value="0.419354838709678" calcext:value-type="float">
            <text:p>0.42</text:p>
          </table:table-cell>
          <table:table-cell table:style-name="ce25" office:value-type="float" office:value="0.425082086372409" calcext:value-type="float">
            <text:p>0.43</text:p>
          </table:table-cell>
          <table:table-cell table:number-columns-repeated="2" table:style-name="ce25" office:value-type="float" office:value="0.419354838709678" calcext:value-type="float">
            <text:p>0.42</text:p>
          </table:table-cell>
          <table:table-cell table:style-name="ce24" office:value-type="float" office:value="0.472857142857143" calcext:value-type="float">
            <text:p>0.47</text:p>
          </table:table-cell>
          <table:table-cell table:style-name="ce24" office:value-type="float" office:value="0.386425796425796" calcext:value-type="float">
            <text:p>0.39</text:p>
          </table:table-cell>
          <table:table-cell table:style-name="ce25" office:value-type="float" office:value="0.416515151515152" calcext:value-type="float">
            <text:p>0.42</text:p>
          </table:table-cell>
          <table:table-cell table:style-name="ce25" office:value-type="float" office:value="0.687557603686636" calcext:value-type="float">
            <text:p>0.69</text:p>
          </table:table-cell>
          <table:table-cell table:style-name="ce25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0.0241570675744998" calcext:value-type="float">
            <text:p>0.02</text:p>
          </table:table-cell>
          <table:table-cell table:style-name="ce25" office:value-type="float" office:value="0.433288574630915" calcext:value-type="float">
            <text:p>0.43</text:p>
          </table:table-cell>
          <table:table-cell table:style-name="ce25" office:value-type="float" office:value="0.0763984416616734" calcext:value-type="float">
            <text:p>0.08</text:p>
          </table:table-cell>
          <table:table-cell table:style-name="ce25" office:value-type="float" office:value="0.434779694154847" calcext:value-type="float">
            <text:p>0.43</text:p>
          </table:table-cell>
          <table:table-cell table:style-name="ce25" office:value-type="float" office:value="0.434032853711675" calcext:value-type="float">
            <text:p>0.43</text:p>
          </table:table-cell>
          <table:table-cell table:style-name="ce25" office:value-type="float" office:value="0.0241570675744998" calcext:value-type="float">
            <text:p>0.02</text:p>
          </table:table-cell>
          <table:table-cell table:number-columns-repeated="2" table:style-name="ce25" office:value-type="float" office:value="0.419354838709678" calcext:value-type="float">
            <text:p>0.42</text:p>
          </table:table-cell>
          <table:table-cell table:style-name="ce25" office:value-type="float" office:value="0.403090268365411" calcext:value-type="float">
            <text:p>0.40</text:p>
          </table:table-cell>
          <table:table-cell table:number-columns-repeated="2" table:style-name="ce25" office:value-type="float" office:value="0.419354838709678" calcext:value-type="float">
            <text:p>0.42</text:p>
          </table:table-cell>
          <table:table-cell table:style-name="ce25" office:value-type="float" office:value="0.464814814814815" calcext:value-type="float">
            <text:p>0.46</text:p>
          </table:table-cell>
          <table:table-cell table:style-name="ce25" office:value-type="float" office:value="0.358107687519452" calcext:value-type="float">
            <text:p>0.36</text:p>
          </table:table-cell>
          <table:table-cell table:style-name="ce25" office:value-type="float" office:value="0.423905723905724" calcext:value-type="float">
            <text:p>0.42</text:p>
          </table:table-cell>
          <table:table-cell table:style-name="ce25" office:value-type="float" office:value="0.601612903225806" calcext:value-type="float">
            <text:p>0.60</text:p>
          </table:table-cell>
          <table:table-cell table:style-name="ce25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0.027268476361578" calcext:value-type="float">
            <text:p>0.03</text:p>
          </table:table-cell>
          <table:table-cell table:style-name="ce25" office:value-type="float" office:value="0.465515010734533" calcext:value-type="float">
            <text:p>0.47</text:p>
          </table:table-cell>
          <table:table-cell table:style-name="ce25" office:value-type="float" office:value="0.0285028181502322" calcext:value-type="float">
            <text:p>0.03</text:p>
          </table:table-cell>
          <table:table-cell table:style-name="ce25" office:value-type="float" office:value="0.226792901420252" calcext:value-type="float">
            <text:p>0.23</text:p>
          </table:table-cell>
          <table:table-cell table:style-name="ce25" office:value-type="float" office:value="0.30499579185962" calcext:value-type="float">
            <text:p>0.30</text:p>
          </table:table-cell>
          <table:table-cell table:style-name="ce25" office:value-type="float" office:value="0.027268476361578" calcext:value-type="float">
            <text:p>0.03</text:p>
          </table:table-cell>
          <table:table-cell table:number-columns-repeated="2" table:style-name="ce25" office:value-type="float" office:value="0.387096774193548" calcext:value-type="float">
            <text:p>0.39</text:p>
          </table:table-cell>
          <table:table-cell table:style-name="ce25" office:value-type="float" office:value="0.311520737327189" calcext:value-type="float">
            <text:p>0.31</text:p>
          </table:table-cell>
          <table:table-cell table:number-columns-repeated="2" table:style-name="ce25" office:value-type="float" office:value="0.387096774193548" calcext:value-type="float">
            <text:p>0.39</text:p>
          </table:table-cell>
          <table:table-cell table:style-name="ce25" office:value-type="float" office:value="0.296875" calcext:value-type="float">
            <text:p>0.30</text:p>
          </table:table-cell>
          <table:table-cell table:style-name="ce25" office:value-type="float" office:value="0.210119047619048" calcext:value-type="float">
            <text:p>0.21</text:p>
          </table:table-cell>
          <table:table-cell table:style-name="ce25" office:value-type="float" office:value="0.221022727272727" calcext:value-type="float">
            <text:p>0.22</text:p>
          </table:table-cell>
          <table:table-cell table:style-name="ce25" office:value-type="float" office:value="0.391129032258064" calcext:value-type="float">
            <text:p>0.39</text:p>
          </table:table-cell>
          <table:table-cell table:style-name="ce25" office:value-type="float" office:value="0.387096774193548" calcext:value-type="float">
            <text:p>0.39</text:p>
          </table:table-cell>
          <table:table-cell table:number-columns-repeated="1005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8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Result.Art1.ann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2"/>
        <table:table-column table:style-name="co2" table:number-columns-repeated="15" table:default-cell-style-name="Default"/>
        <table:table-column table:style-name="co3" table:number-columns-repeated="1005" table:default-cell-style-name="Default"/>
        <table:table-row table:style-name="ro6">
          <table:table-cell/>
          <table:table-cell table:style-name="ce7" office:value-type="string" calcext:value-type="string">
            <text:p>ARTICLE 1 – ANNOTATOR 2</text:p>
          </table:table-cell>
          <table:table-cell table:style-name="Default"/>
          <table:table-cell/>
          <table:table-cell office:value-type="string" calcext:value-type="string">
            <text:p>number of topics: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Adjusted rand score</text:p>
          </table:table-cell>
          <table:table-cell table:style-name="ce1" office:value-type="string" calcext:value-type="string">
            <text:p>Silhouette score</text:p>
          </table:table-cell>
          <table:table-cell table:style-name="ce1" office:value-type="string" calcext:value-type="string">
            <text:p>Completeness score</text:p>
          </table:table-cell>
          <table:table-cell table:style-name="ce1" office:value-type="string" calcext:value-type="string">
            <text:p>Adjusted mutua info score</text:p>
          </table:table-cell>
          <table:table-cell table:style-name="ce1" office:value-type="string" calcext:value-type="string">
            <text:p>Homogeneity score</text:p>
          </table:table-cell>
          <table:table-cell table:style-name="ce1" office:value-type="string" calcext:value-type="string">
            <text:p>V measure score</text:p>
          </table:table-cell>
          <table:table-cell table:style-name="ce1" office:value-type="string" calcext:value-type="string">
            <text:p>Fowlkes mallows score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  <table:table-cell table:style-name="ce21" table:number-columns-repeated="1005"/>
        </table:table-row>
        <table:table-row table:style-name="ro2">
          <table:table-cell table:style-name="ce2" office:value-type="string" calcext:value-type="string">
            <text:p>Pagerank^</text:p>
          </table:table-cell>
          <table:table-cell table:number-columns-repeated="2" office:value-type="float" office:value="0.134281545093172" calcext:value-type="float">
            <text:p>0.13</text:p>
          </table:table-cell>
          <table:table-cell table:style-name="ce22" office:value-type="float" office:value="0.36651735911135" calcext:value-type="float">
            <text:p>0.37</text:p>
          </table:table-cell>
          <table:table-cell table:style-name="ce22" office:value-type="float" office:value="0.0899105584992343" calcext:value-type="float">
            <text:p>0.09</text:p>
          </table:table-cell>
          <table:table-cell table:style-name="ce22" office:value-type="float" office:value="0.420255352513232" calcext:value-type="float">
            <text:p>0.42</text:p>
          </table:table-cell>
          <table:table-cell table:style-name="ce22" office:value-type="float" office:value="0.391551154939031" calcext:value-type="float">
            <text:p>0.39</text:p>
          </table:table-cell>
          <table:table-cell table:style-name="ce22" office:value-type="float" office:value="0.134281545093172" calcext:value-type="float">
            <text:p>0.13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443146985841483" calcext:value-type="float">
            <text:p>0.44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291666666666667" calcext:value-type="float">
            <text:p>0.29</text:p>
          </table:table-cell>
          <table:table-cell table:style-name="ce22" office:value-type="float" office:value="0.267722473604827" calcext:value-type="float">
            <text:p>0.27</text:p>
          </table:table-cell>
          <table:table-cell table:style-name="ce22" office:value-type="float" office:value="0.266369047619048" calcext:value-type="float">
            <text:p>0.27</text:p>
          </table:table-cell>
          <table:table-cell table:style-name="ce22" office:value-type="float" office:value="0.486559139784946" calcext:value-type="float">
            <text:p>0.49</text:p>
          </table:table-cell>
          <table:table-cell table:style-name="ce22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agerank+</text:p>
          </table:table-cell>
          <table:table-cell table:number-columns-repeated="2" office:value-type="float" office:value="0.11536186471839" calcext:value-type="float">
            <text:p>0.12</text:p>
          </table:table-cell>
          <table:table-cell table:style-name="ce22" office:value-type="float" office:value="0.395462769128407" calcext:value-type="float">
            <text:p>0.40</text:p>
          </table:table-cell>
          <table:table-cell table:style-name="ce22" office:value-type="float" office:value="0.115099656566157" calcext:value-type="float">
            <text:p>0.12</text:p>
          </table:table-cell>
          <table:table-cell table:style-name="ce22" office:value-type="float" office:value="0.44637092878272" calcext:value-type="float">
            <text:p>0.45</text:p>
          </table:table-cell>
          <table:table-cell table:style-name="ce22" office:value-type="float" office:value="0.419377565884679" calcext:value-type="float">
            <text:p>0.42</text:p>
          </table:table-cell>
          <table:table-cell table:style-name="ce22" office:value-type="float" office:value="0.11536186471839" calcext:value-type="float">
            <text:p>0.12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396395907431561" calcext:value-type="float">
            <text:p>0.40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237037037037037" calcext:value-type="float">
            <text:p>0.24</text:p>
          </table:table-cell>
          <table:table-cell table:style-name="ce22" office:value-type="float" office:value="0.213550581971635" calcext:value-type="float">
            <text:p>0.21</text:p>
          </table:table-cell>
          <table:table-cell table:style-name="ce22" office:value-type="float" office:value="0.220899470899471" calcext:value-type="float">
            <text:p>0.22</text:p>
          </table:table-cell>
          <table:table-cell table:style-name="ce22" office:value-type="float" office:value="0.439784946236559" calcext:value-type="float">
            <text:p>0.44</text:p>
          </table:table-cell>
          <table:table-cell table:style-name="ce22" office:value-type="float" office:value="0.387096774193548" calcext:value-type="float">
            <text:p>0.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^</text:p>
          </table:table-cell>
          <table:table-cell table:number-columns-repeated="2" office:value-type="float" office:value="0.146332768915426" calcext:value-type="float">
            <text:p>0.15</text:p>
          </table:table-cell>
          <table:table-cell table:style-name="ce22" office:value-type="float" office:value="0.38630953919673" calcext:value-type="float">
            <text:p>0.39</text:p>
          </table:table-cell>
          <table:table-cell table:style-name="ce22" office:value-type="float" office:value="0.0785153047231298" calcext:value-type="float">
            <text:p>0.08</text:p>
          </table:table-cell>
          <table:table-cell table:style-name="ce22" office:value-type="float" office:value="0.491377651593841" calcext:value-type="float">
            <text:p>0.49</text:p>
          </table:table-cell>
          <table:table-cell table:style-name="ce22" office:value-type="float" office:value="0.432554732826408" calcext:value-type="float">
            <text:p>0.43</text:p>
          </table:table-cell>
          <table:table-cell table:style-name="ce22" office:value-type="float" office:value="0.146332768915426" calcext:value-type="float">
            <text:p>0.15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45426203566621" calcext:value-type="float">
            <text:p>0.45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291666666666667" calcext:value-type="float">
            <text:p>0.29</text:p>
          </table:table-cell>
          <table:table-cell table:style-name="ce22" office:value-type="float" office:value="0.257535732241615" calcext:value-type="float">
            <text:p>0.26</text:p>
          </table:table-cell>
          <table:table-cell table:style-name="ce22" office:value-type="float" office:value="0.248809523809524" calcext:value-type="float">
            <text:p>0.25</text:p>
          </table:table-cell>
          <table:table-cell table:style-name="ce22" office:value-type="float" office:value="0.540322580645161" calcext:value-type="float">
            <text:p>0.54</text:p>
          </table:table-cell>
          <table:table-cell table:style-name="ce22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igenvector+</text:p>
          </table:table-cell>
          <table:table-cell table:number-columns-repeated="2" office:value-type="float" office:value="0.0494567439325049" calcext:value-type="float">
            <text:p>0.05</text:p>
          </table:table-cell>
          <table:table-cell table:style-name="ce22" office:value-type="float" office:value="0.320697975007834" calcext:value-type="float">
            <text:p>0.32</text:p>
          </table:table-cell>
          <table:table-cell table:style-name="ce22" office:value-type="float" office:value="0.0266772870712743" calcext:value-type="float">
            <text:p>0.03</text:p>
          </table:table-cell>
          <table:table-cell table:style-name="ce22" office:value-type="float" office:value="0.270929188305898" calcext:value-type="float">
            <text:p>0.27</text:p>
          </table:table-cell>
          <table:table-cell table:style-name="ce22" office:value-type="float" office:value="0.293720259812151" calcext:value-type="float">
            <text:p>0.29</text:p>
          </table:table-cell>
          <table:table-cell table:style-name="ce22" office:value-type="float" office:value="0.0494567439325049" calcext:value-type="float">
            <text:p>0.05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377447651386531" calcext:value-type="float">
            <text:p>0.38</text:p>
          </table:table-cell>
          <table:table-cell table:number-columns-repeated="2" table:style-name="ce22" office:value-type="float" office:value="0.387096774193548" calcext:value-type="float">
            <text:p>0.39</text:p>
          </table:table-cell>
          <table:table-cell table:style-name="ce22" office:value-type="float" office:value="0.412244897959184" calcext:value-type="float">
            <text:p>0.41</text:p>
          </table:table-cell>
          <table:table-cell table:style-name="ce22" office:value-type="float" office:value="0.2375044754744" calcext:value-type="float">
            <text:p>0.24</text:p>
          </table:table-cell>
          <table:table-cell table:style-name="ce22" office:value-type="float" office:value="0.232993197278912" calcext:value-type="float">
            <text:p>0.23</text:p>
          </table:table-cell>
          <table:table-cell table:style-name="ce22" office:value-type="float" office:value="0.593548387096774" calcext:value-type="float">
            <text:p>0.59</text:p>
          </table:table-cell>
          <table:table-cell table:style-name="ce22" office:value-type="float" office:value="0.387096774193548" calcext:value-type="float">
            <text:p>0.39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^</text:p>
          </table:table-cell>
          <table:table-cell table:number-columns-repeated="2" office:value-type="float" office:value="0.123572548584823" calcext:value-type="float">
            <text:p>0.12</text:p>
          </table:table-cell>
          <table:table-cell table:style-name="ce22" office:value-type="float" office:value="0.370242701197556" calcext:value-type="float">
            <text:p>0.37</text:p>
          </table:table-cell>
          <table:table-cell table:style-name="ce22" office:value-type="float" office:value="0.094683483946951" calcext:value-type="float">
            <text:p>0.09</text:p>
          </table:table-cell>
          <table:table-cell table:style-name="ce22" office:value-type="float" office:value="0.405076383042331" calcext:value-type="float">
            <text:p>0.41</text:p>
          </table:table-cell>
          <table:table-cell table:style-name="ce22" office:value-type="float" office:value="0.386877035010595" calcext:value-type="float">
            <text:p>0.39</text:p>
          </table:table-cell>
          <table:table-cell table:style-name="ce22" office:value-type="float" office:value="0.123572548584823" calcext:value-type="float">
            <text:p>0.12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422944339025933" calcext:value-type="float">
            <text:p>0.42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289583333333333" calcext:value-type="float">
            <text:p>0.29</text:p>
          </table:table-cell>
          <table:table-cell table:style-name="ce22" office:value-type="float" office:value="0.26844362745098" calcext:value-type="float">
            <text:p>0.27</text:p>
          </table:table-cell>
          <table:table-cell table:style-name="ce22" office:value-type="float" office:value="0.279761904761905" calcext:value-type="float">
            <text:p>0.28</text:p>
          </table:table-cell>
          <table:table-cell table:style-name="ce22" office:value-type="float" office:value="0.479032258064516" calcext:value-type="float">
            <text:p>0.48</text:p>
          </table:table-cell>
          <table:table-cell table:style-name="ce22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egree+</text:p>
          </table:table-cell>
          <table:table-cell table:number-columns-repeated="2" office:value-type="float" office:value="0.126540523205205" calcext:value-type="float">
            <text:p>0.13</text:p>
          </table:table-cell>
          <table:table-cell table:style-name="ce22" office:value-type="float" office:value="0.359585336220937" calcext:value-type="float">
            <text:p>0.36</text:p>
          </table:table-cell>
          <table:table-cell table:style-name="ce22" office:value-type="float" office:value="0.0829314390284213" calcext:value-type="float">
            <text:p>0.08</text:p>
          </table:table-cell>
          <table:table-cell table:style-name="ce22" office:value-type="float" office:value="0.377389533946337" calcext:value-type="float">
            <text:p>0.38</text:p>
          </table:table-cell>
          <table:table-cell table:style-name="ce22" office:value-type="float" office:value="0.368272373845135" calcext:value-type="float">
            <text:p>0.37</text:p>
          </table:table-cell>
          <table:table-cell table:style-name="ce22" office:value-type="float" office:value="0.126540523205205" calcext:value-type="float">
            <text:p>0.13</text:p>
          </table:table-cell>
          <table:table-cell table:number-columns-repeated="2" table:style-name="ce22" office:value-type="float" office:value="0.451612903225806" calcext:value-type="float">
            <text:p>0.45</text:p>
          </table:table-cell>
          <table:table-cell table:style-name="ce22" office:value-type="float" office:value="0.466223908918406" calcext:value-type="float">
            <text:p>0.47</text:p>
          </table:table-cell>
          <table:table-cell table:number-columns-repeated="2" table:style-name="ce22" office:value-type="float" office:value="0.451612903225806" calcext:value-type="float">
            <text:p>0.45</text:p>
          </table:table-cell>
          <table:table-cell table:style-name="ce22" office:value-type="float" office:value="0.327876984126984" calcext:value-type="float">
            <text:p>0.33</text:p>
          </table:table-cell>
          <table:table-cell table:style-name="ce22" office:value-type="float" office:value="0.254306722689076" calcext:value-type="float">
            <text:p>0.25</text:p>
          </table:table-cell>
          <table:table-cell table:style-name="ce22" office:value-type="float" office:value="0.239583333333333" calcext:value-type="float">
            <text:p>0.24</text:p>
          </table:table-cell>
          <table:table-cell table:style-name="ce22" office:value-type="float" office:value="0.543906810035842" calcext:value-type="float">
            <text:p>0.54</text:p>
          </table:table-cell>
          <table:table-cell table:style-name="ce22" office:value-type="float" office:value="0.451612903225806" calcext:value-type="float">
            <text:p>0.4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^</text:p>
          </table:table-cell>
          <table:table-cell table:number-columns-repeated="2" table:style-name="ce23" office:value-type="float" office:value="0.316813588475597" calcext:value-type="float">
            <text:p>0.32</text:p>
          </table:table-cell>
          <table:table-cell table:style-name="ce23" office:value-type="float" office:value="0.517791962089223" calcext:value-type="float">
            <text:p>0.52</text:p>
          </table:table-cell>
          <table:table-cell table:style-name="ce23" office:value-type="float" office:value="0.261042745898585" calcext:value-type="float">
            <text:p>0.26</text:p>
          </table:table-cell>
          <table:table-cell table:style-name="ce23" office:value-type="float" office:value="0.679546634334339" calcext:value-type="float">
            <text:p>0.68</text:p>
          </table:table-cell>
          <table:table-cell table:style-name="ce23" office:value-type="float" office:value="0.587743159995207" calcext:value-type="float">
            <text:p>0.59</text:p>
          </table:table-cell>
          <table:table-cell table:style-name="ce23" office:value-type="float" office:value="0.316813588475597" calcext:value-type="float">
            <text:p>0.32</text:p>
          </table:table-cell>
          <table:table-cell table:number-columns-repeated="2" table:style-name="ce23" office:value-type="float" office:value="0.548387096774194" calcext:value-type="float">
            <text:p>0.55</text:p>
          </table:table-cell>
          <table:table-cell table:style-name="ce23" office:value-type="float" office:value="0.638709677419355" calcext:value-type="float">
            <text:p>0.64</text:p>
          </table:table-cell>
          <table:table-cell table:number-columns-repeated="2" table:style-name="ce23" office:value-type="float" office:value="0.548387096774194" calcext:value-type="float">
            <text:p>0.55</text:p>
          </table:table-cell>
          <table:table-cell table:style-name="ce22" office:value-type="float" office:value="0.464646464646465" calcext:value-type="float">
            <text:p>0.46</text:p>
          </table:table-cell>
          <table:table-cell table:style-name="ce23" office:value-type="float" office:value="0.343434343434343" calcext:value-type="float">
            <text:p>0.34</text:p>
          </table:table-cell>
          <table:table-cell table:style-name="ce23" office:value-type="float" office:value="0.307720057720058" calcext:value-type="float">
            <text:p>0.31</text:p>
          </table:table-cell>
          <table:table-cell table:style-name="ce23" office:value-type="float" office:value="0.89247311827957" calcext:value-type="float">
            <text:p>0.89</text:p>
          </table:table-cell>
          <table:table-cell table:style-name="ce23" office:value-type="float" office:value="0.548387096774194" calcext:value-type="float">
            <text:p>0.5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loseness+</text:p>
          </table:table-cell>
          <table:table-cell table:number-columns-repeated="2" office:value-type="float" office:value="0.0984701608041839" calcext:value-type="float">
            <text:p>0.10</text:p>
          </table:table-cell>
          <table:table-cell table:style-name="ce22" office:value-type="float" office:value="0.368222502277146" calcext:value-type="float">
            <text:p>0.37</text:p>
          </table:table-cell>
          <table:table-cell table:style-name="ce22" office:value-type="float" office:value="0.0478509798653777" calcext:value-type="float">
            <text:p>0.05</text:p>
          </table:table-cell>
          <table:table-cell table:style-name="ce22" office:value-type="float" office:value="0.439156218167351" calcext:value-type="float">
            <text:p>0.44</text:p>
          </table:table-cell>
          <table:table-cell table:style-name="ce22" office:value-type="float" office:value="0.400573355352054" calcext:value-type="float">
            <text:p>0.40</text:p>
          </table:table-cell>
          <table:table-cell table:style-name="ce22" office:value-type="float" office:value="0.0984701608041839" calcext:value-type="float">
            <text:p>0.10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458956286120972" calcext:value-type="float">
            <text:p>0.46</text:p>
          </table:table-cell>
          <table:table-cell table:number-columns-repeated="2" table:style-name="ce22" office:value-type="float" office:value="0.419354838709678" calcext:value-type="float">
            <text:p>0.42</text:p>
          </table:table-cell>
          <table:table-cell table:style-name="ce22" office:value-type="float" office:value="0.338571428571429" calcext:value-type="float">
            <text:p>0.34</text:p>
          </table:table-cell>
          <table:table-cell table:style-name="ce22" office:value-type="float" office:value="0.248410419989367" calcext:value-type="float">
            <text:p>0.25</text:p>
          </table:table-cell>
          <table:table-cell table:style-name="ce22" office:value-type="float" office:value="0.223809523809524" calcext:value-type="float">
            <text:p>0.22</text:p>
          </table:table-cell>
          <table:table-cell table:style-name="ce22" office:value-type="float" office:value="0.614285714285714" calcext:value-type="float">
            <text:p>0.61</text:p>
          </table:table-cell>
          <table:table-cell table:style-name="ce22" office:value-type="float" office:value="0.419354838709678" calcext:value-type="float">
            <text:p>0.42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DA</text:p>
          </table:table-cell>
          <table:table-cell table:number-columns-repeated="2" table:style-name="ce25" office:value-type="float" office:value="0.0202983349586448" calcext:value-type="float">
            <text:p>0.02</text:p>
          </table:table-cell>
          <table:table-cell table:style-name="ce25" office:value-type="float" office:value="0.320767734166533" calcext:value-type="float">
            <text:p>0.32</text:p>
          </table:table-cell>
          <table:table-cell table:style-name="ce25" office:value-type="float" office:value="0.00211420361068622" calcext:value-type="float">
            <text:p>0.00</text:p>
          </table:table-cell>
          <table:table-cell table:style-name="ce25" office:value-type="float" office:value="0.286322829259232" calcext:value-type="float">
            <text:p>0.29</text:p>
          </table:table-cell>
          <table:table-cell table:style-name="ce25" office:value-type="float" office:value="0.302568119864593" calcext:value-type="float">
            <text:p>0.30</text:p>
          </table:table-cell>
          <table:table-cell table:style-name="ce25" office:value-type="float" office:value="0.0202983349586448" calcext:value-type="float">
            <text:p>0.02</text:p>
          </table:table-cell>
          <table:table-cell table:number-columns-repeated="2" table:style-name="ce25" office:value-type="float" office:value="0.354838709677419" calcext:value-type="float">
            <text:p>0.35</text:p>
          </table:table-cell>
          <table:table-cell table:style-name="ce25" office:value-type="float" office:value="0.349893654732364" calcext:value-type="float">
            <text:p>0.35</text:p>
          </table:table-cell>
          <table:table-cell table:number-columns-repeated="2" table:style-name="ce25" office:value-type="float" office:value="0.354838709677419" calcext:value-type="float">
            <text:p>0.35</text:p>
          </table:table-cell>
          <table:table-cell table:style-name="ce25" office:value-type="float" office:value="0.407563025210084" calcext:value-type="float">
            <text:p>0.41</text:p>
          </table:table-cell>
          <table:table-cell table:style-name="ce25" office:value-type="float" office:value="0.271036106750392" calcext:value-type="float">
            <text:p>0.27</text:p>
          </table:table-cell>
          <table:table-cell table:style-name="ce25" office:value-type="float" office:value="0.263605442176871" calcext:value-type="float">
            <text:p>0.26</text:p>
          </table:table-cell>
          <table:table-cell table:style-name="ce25" office:value-type="float" office:value="0.554079696394687" calcext:value-type="float">
            <text:p>0.55</text:p>
          </table:table-cell>
          <table:table-cell table:style-name="ce25" office:value-type="float" office:value="0.354838709677419" calcext:value-type="float">
            <text:p>0.35</text:p>
          </table:table-cell>
          <table:table-cell table:style-name="ce27"/>
          <table:table-cell table:number-columns-repeated="1004"/>
        </table:table-row>
        <table:table-row table:style-name="ro2">
          <table:table-cell table:style-name="ce5" office:value-type="string" calcext:value-type="string">
            <text:p>LDA with gibbs sampling</text:p>
          </table:table-cell>
          <table:table-cell table:number-columns-repeated="2" table:style-name="ce25" office:value-type="float" office:value="-0.0326553273103518" calcext:value-type="float">
            <text:p>-0.03</text:p>
          </table:table-cell>
          <table:table-cell table:style-name="ce25" office:value-type="float" office:value="0.262552176005425" calcext:value-type="float">
            <text:p>0.26</text:p>
          </table:table-cell>
          <table:table-cell table:style-name="ce25" office:value-type="float" office:value="-0.00890707353120738" calcext:value-type="float">
            <text:p>-0.01</text:p>
          </table:table-cell>
          <table:table-cell table:style-name="ce25" office:value-type="float" office:value="0.216340007312813" calcext:value-type="float">
            <text:p>0.22</text:p>
          </table:table-cell>
          <table:table-cell table:style-name="ce25" office:value-type="float" office:value="0.237216399246437" calcext:value-type="float">
            <text:p>0.24</text:p>
          </table:table-cell>
          <table:table-cell table:style-name="ce25" office:value-type="float" office:value="-0.0326553273103518" calcext:value-type="float">
            <text:p>-0.03</text:p>
          </table:table-cell>
          <table:table-cell table:number-columns-repeated="2" table:style-name="ce25" office:value-type="float" office:value="0.32258064516129" calcext:value-type="float">
            <text:p>0.32</text:p>
          </table:table-cell>
          <table:table-cell table:style-name="ce25" office:value-type="float" office:value="0.309580109959617" calcext:value-type="float">
            <text:p>0.31</text:p>
          </table:table-cell>
          <table:table-cell table:number-columns-repeated="2" table:style-name="ce25" office:value-type="float" office:value="0.32258064516129" calcext:value-type="float">
            <text:p>0.32</text:p>
          </table:table-cell>
          <table:table-cell table:style-name="ce25" office:value-type="float" office:value="0.33234126984127" calcext:value-type="float">
            <text:p>0.33</text:p>
          </table:table-cell>
          <table:table-cell table:style-name="ce25" office:value-type="float" office:value="0.240264310852546" calcext:value-type="float">
            <text:p>0.24</text:p>
          </table:table-cell>
          <table:table-cell table:style-name="ce25" office:value-type="float" office:value="0.240079365079365" calcext:value-type="float">
            <text:p>0.24</text:p>
          </table:table-cell>
          <table:table-cell table:style-name="ce25" office:value-type="float" office:value="0.377688172043011" calcext:value-type="float">
            <text:p>0.38</text:p>
          </table:table-cell>
          <table:table-cell table:style-name="ce25" office:value-type="float" office:value="0.32258064516129" calcext:value-type="float">
            <text:p>0.32</text:p>
          </table:table-cell>
          <table:table-cell table:style-name="ce27"/>
          <table:table-cell table:number-columns-repeated="1004"/>
        </table:table-row>
        <table:table-row table:style-name="ro10">
          <table:table-cell table:style-name="ce6" office:value-type="string" calcext:value-type="string">
            <text:p>LSI</text:p>
          </table:table-cell>
          <table:table-cell table:number-columns-repeated="2" table:style-name="ce25" office:value-type="float" office:value="-0.0282513034796435" calcext:value-type="float">
            <text:p>-0.03</text:p>
          </table:table-cell>
          <table:table-cell table:style-name="ce25" office:value-type="float" office:value="0.349466105896159" calcext:value-type="float">
            <text:p>0.35</text:p>
          </table:table-cell>
          <table:table-cell table:style-name="ce25" office:value-type="float" office:value="-0.0264561968862863" calcext:value-type="float">
            <text:p>-0.03</text:p>
          </table:table-cell>
          <table:table-cell table:style-name="ce25" office:value-type="float" office:value="0.148645549121269" calcext:value-type="float">
            <text:p>0.15</text:p>
          </table:table-cell>
          <table:table-cell table:style-name="ce25" office:value-type="float" office:value="0.208574044341076" calcext:value-type="float">
            <text:p>0.21</text:p>
          </table:table-cell>
          <table:table-cell table:style-name="ce25" office:value-type="float" office:value="-0.0282513034796435" calcext:value-type="float">
            <text:p>-0.03</text:p>
          </table:table-cell>
          <table:table-cell table:number-columns-repeated="2" table:style-name="ce25" office:value-type="float" office:value="0.32258064516129" calcext:value-type="float">
            <text:p>0.32</text:p>
          </table:table-cell>
          <table:table-cell table:style-name="ce25" office:value-type="float" office:value="0.280645161290323" calcext:value-type="float">
            <text:p>0.28</text:p>
          </table:table-cell>
          <table:table-cell table:number-columns-repeated="2" table:style-name="ce25" office:value-type="float" office:value="0.32258064516129" calcext:value-type="float">
            <text:p>0.32</text:p>
          </table:table-cell>
          <table:table-cell table:style-name="ce24" office:value-type="float" office:value="0.544871794871795" calcext:value-type="float">
            <text:p>0.54</text:p>
          </table:table-cell>
          <table:table-cell table:style-name="ce25" office:value-type="float" office:value="0.216666666666667" calcext:value-type="float">
            <text:p>0.22</text:p>
          </table:table-cell>
          <table:table-cell table:style-name="ce25" office:value-type="float" office:value="0.218915343915344" calcext:value-type="float">
            <text:p>0.22</text:p>
          </table:table-cell>
          <table:table-cell table:style-name="ce25" office:value-type="float" office:value="0.658808933002481" calcext:value-type="float">
            <text:p>0.66</text:p>
          </table:table-cell>
          <table:table-cell table:style-name="ce25" office:value-type="float" office:value="0.32258064516129" calcext:value-type="float">
            <text:p>0.32</text:p>
          </table:table-cell>
          <table:table-cell table:style-name="ce27"/>
          <table:table-cell table:number-columns-repeated="1004"/>
        </table:table-row>
        <table:table-row table:style-name="ro2">
          <table:table-cell/>
          <table:table-cell table:style-name="ce27" table:number-columns-repeated="17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Normalization method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Su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Softmax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Interpretations</text:p>
          </table:table-cell>
          <table:table-cell table:style-name="ce15" table:number-columns-repeated="6"/>
          <table:table-cell table:number-columns-repeated="1015"/>
        </table:table-row>
        <table:table-row table:style-name="ro8">
          <table:table-cell/>
          <table:table-cell table:style-name="ce14" office:value-type="string" calcext:value-type="string">
            <text:p>A</text:p>
          </table:table-cell>
          <table:table-cell table:style-name="ce16" office:value-type="string" calcext:value-type="string" table:number-columns-spanned="11" table:number-rows-spanned="1">
            <text:p>Bounded range [-1, 1]: negative values are bad (independent labelings), similar clusterings have a positive ARI, 1.0 is the perfect match score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B</text:p>
          </table:table-cell>
          <table:table-cell table:style-name="ce16" office:value-type="string" calcext:value-type="string" table:number-columns-spanned="11" table:number-rows-spanned="1">
            <text:p>bounded between -1 for incorrect clustering and +1 for highly dense clustering. Scores around zero indicate overlapping clusters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C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4">
          <table:table-cell/>
          <table:table-cell table:style-name="ce14" office:value-type="string" calcext:value-type="string">
            <text:p>D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E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8">
          <table:table-cell/>
          <table:table-cell table:style-name="ce14" office:value-type="string" calcext:value-type="string">
            <text:p>F</text:p>
          </table:table-cell>
          <table:table-cell table:style-name="ce16" office:value-type="string" calcext:value-type="string" table:number-columns-spanned="11" table:number-rows-spanned="1">
            <text:p>0.0 is as bad as it can be, 1.0 is a perfect score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  <table:table-row table:style-name="ro5">
          <table:table-cell/>
          <table:table-cell table:style-name="ce14" office:value-type="string" calcext:value-type="string">
            <text:p>G</text:p>
          </table:table-cell>
          <table:table-cell table:style-name="ce16" office:value-type="string" calcext:value-type="string" table:number-columns-spanned="11" table:number-rows-spanned="1">
            <text:p>Bounded range [0, 1]: Values close to zero indicate two label assignments that are largely independent, while values close to one indicate significant agreement. Further, values of exactly 0 indicate purely independent label assignments and a AMI of exactly 1 indicates that the two label assignments are equal (with or without permutation).</text:p>
          </table:table-cell>
          <table:covered-table-cell table:number-columns-repeated="5" table:style-name="ce17"/>
          <table:covered-table-cell table:number-columns-repeated="5" table:style-name="ce20"/>
          <table:table-cell table:number-columns-repeated="1010"/>
        </table:table-row>
      </table:table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1">
          <table:table-cell/>
          <table:table-cell office:value-type="string" calcext:value-type="string">
            <text:p>Number of article</text:p>
          </table:table-cell>
          <table:table-cell table:number-columns-repeated="3"/>
          <table:table-cell office:value-type="string" calcext:value-type="string">
            <text:p>Artic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umber of comments</text:p>
          </table:table-cell>
          <table:table-cell office:value-type="string" calcext:value-type="string">
            <text:p>Annotator 1</text:p>
            <text:p>Number of topics</text:p>
          </table:table-cell>
          <table:table-cell office:value-type="string" calcext:value-type="string">
            <text:p>Annotator 2</text:p>
            <text:p>Number of topics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Filter: online_lead_paragraph, general_descriptora semi-extractive</text:p>
          </table:table-cell>
          <table:table-cell office:value-type="float" office:value="288753" calcext:value-type="float">
            <text:p>2887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lice access to medical records will not help the vulnerable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WHO declares Ebola outbreak an international public health emergency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topics – All years</text:p>
          </table:table-cell>
          <table:table-cell office:value-type="float" office:value="110531" calcext:value-type="float">
            <text:p>1105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Researchers tackle link between climate change and public health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 10 topics – 2007</text:p>
          </table:table-cell>
          <table:table-cell office:value-type="float" office:value="7996" calcext:value-type="float">
            <text:p>799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p 10 topics – 2001</text:p>
          </table:table-cell>
          <table:table-cell office:value-type="float" office:value="11977" calcext:value-type="float">
            <text:p>11977</text:p>
          </table:table-cell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Top 20 topics – All year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p 20 topics – 200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p 20 topics – 2001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op 50 topics – All year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p 50 topics – 200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p 50 topics – 2001</text:p>
          </table:table-cell>
          <table:table-cell table:number-columns-repeated="13"/>
        </table:table-row>
        <table:table-row table:style-name="ro2" table:number-rows-repeated="25">
          <table:table-cell table:number-columns-repeated="14"/>
        </table:table-row>
        <table:table-row table:style-name="ro2">
          <table:table-cell table:number-columns-repeated="13"/>
          <table:table-cell office:value-type="string" calcext:value-type="string">
            <text:p>`</text:p>
          </table:table-cell>
        </table:table-row>
      </table:table>
      <table:table table:name="A23.ntopics" table:style-name="ta1">
        <office:forms form:automatic-focus="false" form:apply-design-mode="false"/>
        <table:table-column table:style-name="co3" table:default-cell-style-name="ce30"/>
        <table:table-column table:style-name="co3" table:number-columns-repeated="11" table:default-cell-style-name="Default"/>
        <table:table-row table:style-name="ro2">
          <table:table-cell table:style-name="Default"/>
          <table:table-cell table:number-columns-repeated="11"/>
        </table:table-row>
        <table:table-row table:style-name="ro11">
          <table:table-cell table:style-name="Default" office:value-type="string" calcext:value-type="string">
            <text:p>Ann</text:p>
          </table:table-cell>
          <table:table-cell office:value-type="string" calcext:value-type="string">
            <text:p>ntopcis</text:p>
          </table:table-cell>
          <table:table-cell table:style-name="ce1" office:value-type="string" calcext:value-type="string">
            <text:p>Precision micro</text:p>
          </table:table-cell>
          <table:table-cell table:style-name="ce1" office:value-type="string" calcext:value-type="string">
            <text:p>F1 micro</text:p>
          </table:table-cell>
          <table:table-cell table:style-name="ce1" office:value-type="string" calcext:value-type="string">
            <text:p>F1 weighted</text:p>
          </table:table-cell>
          <table:table-cell table:style-name="ce1" office:value-type="string" calcext:value-type="string">
            <text:p>Recall weighted</text:p>
          </table:table-cell>
          <table:table-cell table:style-name="ce1" office:value-type="string" calcext:value-type="string">
            <text:p>Recall micro</text:p>
          </table:table-cell>
          <table:table-cell table:style-name="ce1" office:value-type="string" calcext:value-type="string">
            <text:p>Precision macro</text:p>
          </table:table-cell>
          <table:table-cell table:style-name="ce1" office:value-type="string" calcext:value-type="string">
            <text:p>F1 macro</text:p>
          </table:table-cell>
          <table:table-cell table:style-name="ce1" office:value-type="string" calcext:value-type="string">
            <text:p>Recall macro</text:p>
          </table:table-cell>
          <table:table-cell table:style-name="ce1" office:value-type="string" calcext:value-type="string">
            <text:p>Precision weighted</text:p>
          </table:table-cell>
          <table:table-cell table:style-name="ce1" office:value-type="string" calcext:value-type="string">
            <text:p>accuracy </text:p>
          </table:table-cell>
        </table:table-row>
        <table:table-row table:style-name="ro2">
          <table:table-cell table:style-name="ce29" office:value-type="float" office:value="11" calcext:value-type="float" table:number-columns-spanned="1" table:number-rows-spanned="6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3333333333333" calcext:value-type="float">
            <text:p>0.3333333333</text:p>
          </table:table-cell>
          <table:table-cell office:value-type="float" office:value="0.326413936940253" calcext:value-type="float">
            <text:p>0.3264139369</text:p>
          </table:table-cell>
          <table:table-cell table:number-columns-repeated="2" office:value-type="float" office:value="0.333333333333333" calcext:value-type="float">
            <text:p>0.3333333333</text:p>
          </table:table-cell>
          <table:table-cell office:value-type="float" office:value="0.205555555555556" calcext:value-type="float">
            <text:p>0.2055555556</text:p>
          </table:table-cell>
          <table:table-cell office:value-type="float" office:value="0.205888847994111" calcext:value-type="float">
            <text:p>0.205888848</text:p>
          </table:table-cell>
          <table:table-cell office:value-type="float" office:value="0.222727272727273" calcext:value-type="float">
            <text:p>0.2227272727</text:p>
          </table:table-cell>
          <table:table-cell office:value-type="float" office:value="0.337037037037037" calcext:value-type="float">
            <text:p>0.337037037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2">
          <table:covered-table-cell table:style-name="Default"/>
          <table:table-cell office:value-type="float" office:value="4" calcext:value-type="float">
            <text:p>4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96277056277056" calcext:value-type="float">
            <text:p>0.3962770563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7" calcext:value-type="float">
            <text:p>0.37</text:p>
          </table:table-cell>
          <table:table-cell office:value-type="float" office:value="0.288051948051948" calcext:value-type="float">
            <text:p>0.2880519481</text:p>
          </table:table-cell>
          <table:table-cell office:value-type="float" office:value="0.322727272727273" calcext:value-type="float">
            <text:p>0.3227272727</text:p>
          </table:table-cell>
          <table:table-cell office:value-type="float" office:value="0.556666666666667" calcext:value-type="float">
            <text:p>0.5566666667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2">
          <table:covered-table-cell table:style-name="Default"/>
          <table:table-cell office:value-type="float" office:value="5" calcext:value-type="float">
            <text:p>5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448552188552189" calcext:value-type="float">
            <text:p>0.4485521886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426190476190476" calcext:value-type="float">
            <text:p>0.4261904762</text:p>
          </table:table-cell>
          <table:table-cell office:value-type="float" office:value="0.402020202020202" calcext:value-type="float">
            <text:p>0.402020202</text:p>
          </table:table-cell>
          <table:table-cell office:value-type="float" office:value="0.407575757575758" calcext:value-type="float">
            <text:p>0.4075757576</text:p>
          </table:table-cell>
          <table:table-cell office:value-type="float" office:value="0.495238095238095" calcext:value-type="float">
            <text:p>0.4952380952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>
          <table:covered-table-cell table:style-name="Default"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388942052099947" calcext:value-type="float">
            <text:p>0.38894205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237550948077264" calcext:value-type="float">
            <text:p>0.2375509481</text:p>
          </table:table-cell>
          <table:table-cell office:value-type="float" office:value="0.27020202020202" calcext:value-type="float">
            <text:p>0.2702020202</text:p>
          </table:table-cell>
          <table:table-cell office:value-type="float" office:value="0.401388888888889" calcext:value-type="float">
            <text:p>0.401388888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 table:style-name="Default"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388942052099947" calcext:value-type="float">
            <text:p>0.388942052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237550948077264" calcext:value-type="float">
            <text:p>0.2375509481</text:p>
          </table:table-cell>
          <table:table-cell office:value-type="float" office:value="0.27020202020202" calcext:value-type="float">
            <text:p>0.2702020202</text:p>
          </table:table-cell>
          <table:table-cell office:value-type="float" office:value="0.401388888888889" calcext:value-type="float">
            <text:p>0.401388888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 table:style-name="Default"/>
          <table:table-cell office:value-type="float" office:value="8" calcext:value-type="float">
            <text:p>8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404292929292929" calcext:value-type="float">
            <text:p>0.4042929293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45238095238095" calcext:value-type="float">
            <text:p>0.3452380952</text:p>
          </table:table-cell>
          <table:table-cell office:value-type="float" office:value="0.267316017316017" calcext:value-type="float">
            <text:p>0.2673160173</text:p>
          </table:table-cell>
          <table:table-cell office:value-type="float" office:value="0.242424242424242" calcext:value-type="float">
            <text:p>0.2424242424</text:p>
          </table:table-cell>
          <table:table-cell office:value-type="float" office:value="0.518888888888889" calcext:value-type="float">
            <text:p>0.5188888889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2">
          <table:table-cell table:style-name="Default"/>
          <table:table-cell office:value-type="float" office:value="9" calcext:value-type="float">
            <text:p>9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96277056277056" calcext:value-type="float">
            <text:p>0.3962770563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240740740740741" calcext:value-type="float">
            <text:p>0.2407407407</text:p>
          </table:table-cell>
          <table:table-cell office:value-type="float" office:value="0.208177008177008" calcext:value-type="float">
            <text:p>0.2081770082</text:p>
          </table:table-cell>
          <table:table-cell office:value-type="float" office:value="0.206228956228956" calcext:value-type="float">
            <text:p>0.2062289562</text:p>
          </table:table-cell>
          <table:table-cell office:value-type="float" office:value="0.513888888888889" calcext:value-type="float">
            <text:p>0.5138888889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office:value-type="float" office:value="8" calcext:value-type="float" table:number-columns-spanned="1" table:number-rows-spanned="7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6984126984127" calcext:value-type="float">
            <text:p>0.4269841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52564102564102" calcext:value-type="float">
            <text:p>0.3525641026</text:p>
          </table:table-cell>
          <table:table-cell office:value-type="float" office:value="0.383394383394383" calcext:value-type="float">
            <text:p>0.3833943834</text:p>
          </table:table-cell>
          <table:table-cell office:value-type="float" office:value="0.455128205128205" calcext:value-type="float">
            <text:p>0.455128205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59259259259259" calcext:value-type="float">
            <text:p>0.3592592593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38461538461538" calcext:value-type="float">
            <text:p>0.3384615385</text:p>
          </table:table-cell>
          <table:table-cell office:value-type="float" office:value="0.330769230769231" calcext:value-type="float">
            <text:p>0.3307692308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table:number-columns-repeated="2" office:value-type="float" office:value="0.466666666666667" calcext:value-type="float">
            <text:p>0.4666666667</text:p>
          </table:table-cell>
          <table:table-cell office:value-type="float" office:value="0.416984126984127" calcext:value-type="float">
            <text:p>0.416984127</text:p>
          </table:table-cell>
          <table:table-cell table:number-columns-repeated="2" office:value-type="float" office:value="0.466666666666667" calcext:value-type="float">
            <text:p>0.4666666667</text:p>
          </table:table-cell>
          <table:table-cell office:value-type="float" office:value="0.403846153846154" calcext:value-type="float">
            <text:p>0.4038461538</text:p>
          </table:table-cell>
          <table:table-cell office:value-type="float" office:value="0.377533577533578" calcext:value-type="float">
            <text:p>0.3775335775</text:p>
          </table:table-cell>
          <table:table-cell office:value-type="float" office:value="0.442307692307692" calcext:value-type="float">
            <text:p>0.4423076923</text:p>
          </table:table-cell>
          <table:table-cell office:value-type="float" office:value="0.461111111111111" calcext:value-type="float">
            <text:p>0.4611111111</text:p>
          </table:table-cell>
          <table:table-cell office:value-type="float" office:value="0.466666666666667" calcext:value-type="float">
            <text:p>0.4666666667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7037037037037" calcext:value-type="float">
            <text:p>0.3703703704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255128205128205" calcext:value-type="float">
            <text:p>0.2551282051</text:p>
          </table:table-cell>
          <table:table-cell office:value-type="float" office:value="0.243589743589744" calcext:value-type="float">
            <text:p>0.2435897436</text:p>
          </table:table-cell>
          <table:table-cell office:value-type="float" office:value="0.294871794871795" calcext:value-type="float">
            <text:p>0.2948717949</text:p>
          </table:table-cell>
          <table:table-cell office:value-type="float" office:value="0.381111111111111" calcext:value-type="float">
            <text:p>0.3811111111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346666666666667" calcext:value-type="float">
            <text:p>0.346666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43589743589744" calcext:value-type="float">
            <text:p>0.2435897436</text:p>
          </table:table-cell>
          <table:table-cell office:value-type="float" office:value="0.251709401709402" calcext:value-type="float">
            <text:p>0.2517094017</text:p>
          </table:table-cell>
          <table:table-cell office:value-type="float" office:value="0.288461538461538" calcext:value-type="float">
            <text:p>0.2884615385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75925925925926" calcext:value-type="float">
            <text:p>0.3759259259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06410256410256" calcext:value-type="float">
            <text:p>0.3064102564</text:p>
          </table:table-cell>
          <table:table-cell office:value-type="float" office:value="0.284615384615385" calcext:value-type="float">
            <text:p>0.2846153846</text:p>
          </table:table-cell>
          <table:table-cell office:value-type="float" office:value="0.352564102564103" calcext:value-type="float">
            <text:p>0.3525641026</text:p>
          </table:table-cell>
          <table:table-cell office:value-type="float" office:value="0.431111111111111" calcext:value-type="float">
            <text:p>0.4311111111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389206349206349" calcext:value-type="float">
            <text:p>0.3892063492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403846153846154" calcext:value-type="float">
            <text:p>0.4038461538</text:p>
          </table:table-cell>
          <table:table-cell office:value-type="float" office:value="0.39035409035409" calcext:value-type="float">
            <text:p>0.3903540904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.394444444444444" calcext:value-type="float">
            <text:p>0.3944444444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float" office:value="9" calcext:value-type="float" table:number-columns-spanned="1" table:number-rows-spanned="7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417639553429027" calcext:value-type="float">
            <text:p>0.417639553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4074074074074" calcext:value-type="float">
            <text:p>0.4240740741</text:p>
          </table:table-cell>
          <table:table-cell office:value-type="float" office:value="0.34274322169059" calcext:value-type="float">
            <text:p>0.3427432217</text:p>
          </table:table-cell>
          <table:table-cell office:value-type="float" office:value="0.336640211640212" calcext:value-type="float">
            <text:p>0.3366402116</text:p>
          </table:table-cell>
          <table:table-cell office:value-type="float" office:value="0.546666666666667" calcext:value-type="float">
            <text:p>0.546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409626085415559" calcext:value-type="float">
            <text:p>0.409626085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0.315850231639705" calcext:value-type="float">
            <text:p>0.3158502316</text:p>
          </table:table-cell>
          <table:table-cell office:value-type="float" office:value="0.325680272108844" calcext:value-type="float">
            <text:p>0.3256802721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405925925925926" calcext:value-type="float">
            <text:p>0.405925925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1287878787879" calcext:value-type="float">
            <text:p>0.4412878788</text:p>
          </table:table-cell>
          <table:table-cell office:value-type="float" office:value="0.353472222222222" calcext:value-type="float">
            <text:p>0.3534722222</text:p>
          </table:table-cell>
          <table:table-cell office:value-type="float" office:value="0.420386904761905" calcext:value-type="float">
            <text:p>0.4203869048</text:p>
          </table:table-cell>
          <table:table-cell office:value-type="float" office:value="0.568181818181818" calcext:value-type="float">
            <text:p>0.5681818182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444949124949125" calcext:value-type="float">
            <text:p>0.4449491249</text:p>
          </table:table-cell>
          <table:table-cell table:number-columns-repeated="2" office:value-type="float" office:value="0.433333333333333" calcext:value-type="float">
            <text:p>0.4333333333</text:p>
          </table:table-cell>
          <table:table-cell office:value-type="float" office:value="0.425589225589226" calcext:value-type="float">
            <text:p>0.4255892256</text:p>
          </table:table-cell>
          <table:table-cell office:value-type="float" office:value="0.349504816171483" calcext:value-type="float">
            <text:p>0.3495048162</text:p>
          </table:table-cell>
          <table:table-cell office:value-type="float" office:value="0.387566137566138" calcext:value-type="float">
            <text:p>0.3875661376</text:p>
          </table:table-cell>
          <table:table-cell office:value-type="float" office:value="0.625959595959596" calcext:value-type="float">
            <text:p>0.625959596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602114260009" calcext:value-type="float">
            <text:p>0.360211426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0.283240553306343" calcext:value-type="float">
            <text:p>0.2832405533</text:p>
          </table:table-cell>
          <table:table-cell office:value-type="float" office:value="0.357886904761905" calcext:value-type="float">
            <text:p>0.3578869048</text:p>
          </table:table-cell>
          <table:table-cell office:value-type="float" office:value="0.496111111111111" calcext:value-type="float">
            <text:p>0.4961111111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388221194010668" calcext:value-type="float">
            <text:p>0.38822119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52380952380952" calcext:value-type="float">
            <text:p>0.3523809524</text:p>
          </table:table-cell>
          <table:table-cell office:value-type="float" office:value="0.34919625070001" calcext:value-type="float">
            <text:p>0.3491962507</text:p>
          </table:table-cell>
          <table:table-cell office:value-type="float" office:value="0.42687074829932" calcext:value-type="float">
            <text:p>0.4268707483</text:p>
          </table:table-cell>
          <table:table-cell office:value-type="float" office:value="0.435555555555556" calcext:value-type="float">
            <text:p>0.4355555556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37028468607416" calcext:value-type="float">
            <text:p>0.3702846861</text:p>
          </table:table-cell>
          <table:table-cell table:number-columns-repeated="2" office:value-type="float" office:value="0.366666666666667" calcext:value-type="float">
            <text:p>0.3666666667</text:p>
          </table:table-cell>
          <table:table-cell office:value-type="float" office:value="0.270833333333333" calcext:value-type="float">
            <text:p>0.2708333333</text:p>
          </table:table-cell>
          <table:table-cell office:value-type="float" office:value="0.234713386029176" calcext:value-type="float">
            <text:p>0.234713386</text:p>
          </table:table-cell>
          <table:table-cell office:value-type="float" office:value="0.248511904761905" calcext:value-type="float">
            <text:p>0.2485119048</text:p>
          </table:table-cell>
          <table:table-cell office:value-type="float" office:value="0.437777777777778" calcext:value-type="float">
            <text:p>0.4377777778</text:p>
          </table:table-cell>
          <table:table-cell office:value-type="float" office:value="0.366666666666667" calcext:value-type="float">
            <text:p>0.3666666667</text:p>
          </table:table-cell>
        </table:table-row>
      </table:table>
      <table:table table:name="Sheet14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4" table:target-range-address="'Result.Art23.ann8'.A4:'Result.Art23.ann8'.R15" table:display-filter-buttons="true" table:orientation="column"/>
        <table:database-range table:name="__Anonymous_Sheet_DB__7" table:target-range-address="'Result.Art11.ann3'.A4:'Result.Art11.ann3'.R15" table:display-filter-buttons="true" table:orientation="column"/>
        <table:database-range table:name="__Anonymous_Sheet_DB__9" table:target-range-address="'Result.Art1.ann1'.A4:'Result.Art1.ann1'.R15" table:display-filter-buttons="true" table:orientation="column"/>
        <table:database-range table:name="__Anonymous_Sheet_DB__10" table:target-range-address="'Result.Art1.ann2'.A4:'Result.Art1.ann2'.R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40pt" fo:page-height="841.69pt" style:num-format="1" style:print-orientation="landscape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22:31:52.57815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9:40:50.674745766</meta:creation-date>
    <dc:date>2017-11-28T22:53:51.065870379</dc:date>
    <meta:editing-duration>PT10H46M29S</meta:editing-duration>
    <meta:editing-cycles>46</meta:editing-cycles>
    <meta:generator>LibreOffice/5.1.6.2$Linux_X86_64 LibreOffice_project/10m0$Build-2</meta:generator>
    <meta:document-statistic meta:table-count="14" meta:cell-count="3070" meta:object-count="0"/>
  </office:meta>
</office:document-meta>
</file>